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nsolas1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1f1c1b" fo:font-size="7pt" style:font-size-asian="7pt" style:font-size-complex="7pt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1f1c1b" fo:font-size="7pt" style:text-underline-style="none" fo:font-weight="bold" style:font-size-asian="7pt" style:font-weight-asian="bold" style:font-size-complex="7pt" style:font-weight-complex="bold"/>
    </style:style>
    <style:style style:name="P3" style:family="paragraph" style:parent-style-name="Preformatted_20_Text">
      <style:paragraph-properties fo:margin-top="0cm" fo:margin-bottom="0.499cm" fo:line-height="100%" fo:background-color="#ffffff">
        <style:background-image/>
      </style:paragraph-properties>
      <style:text-properties fo:color="#1f1c1b" fo:font-size="7pt" style:text-underline-style="none" fo:font-weight="bold" style:font-size-asian="7pt" style:font-weight-asian="bold" style:font-size-complex="7pt" style:font-weight-complex="bold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1f1c1b" fo:font-size="7pt" fo:font-weight="bold" style:font-size-asian="7pt" style:font-weight-asian="bold" style:font-size-complex="7pt" style:font-weight-complex="bold"/>
    </style:style>
    <style:style style:name="P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1f1c1b" fo:font-size="9pt" style:text-underline-style="none" fo:font-weight="bold" style:font-size-asian="9pt" style:font-weight-asian="bold" style:font-size-complex="9pt" style:font-weight-complex="bold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font-size="7pt" style:font-size-asian="7pt" style:font-size-complex="7pt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98887" fo:font-size="7pt" fo:font-style="italic" style:text-underline-style="none" fo:font-weight="bold" style:font-size-asian="7pt" style:font-weight-asian="bold" style:font-size-complex="7pt" style:font-weight-complex="bold"/>
    </style:style>
    <style:style style:name="P8" style:family="paragraph" style:parent-style-name="Preformatted_20_Text">
      <style:paragraph-properties fo:background-color="#ffffff">
        <style:background-image/>
      </style:paragraph-properties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1f1c1b" fo:font-size="7pt" style:font-size-asian="7pt" style:font-size-complex="7pt"/>
    </style:style>
    <style:style style:name="P10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7pt" style:font-size-asian="7pt" style:font-size-complex="7pt"/>
    </style:style>
    <style:style style:name="P11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7pt" fo:font-weight="bold" style:font-size-asian="7pt" style:font-weight-asian="bold" style:font-size-complex="7pt" style:font-weight-complex="bold"/>
    </style:style>
    <style:style style:name="P12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7pt" fo:font-weight="normal" style:font-size-asian="7pt" style:font-weight-asian="normal" style:font-size-complex="7pt" style:font-weight-complex="normal"/>
    </style:style>
    <style:style style:name="P13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7pt" style:text-underline-style="none" fo:font-weight="normal" style:font-size-asian="7pt" style:font-weight-asian="normal" style:font-size-complex="7pt" style:font-weight-complex="normal"/>
    </style:style>
    <style:style style:name="P14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7pt" style:text-underline-style="none" fo:font-weight="bold" style:font-size-asian="7pt" style:font-weight-asian="bold" style:font-size-complex="7pt" style:font-weight-complex="bold"/>
    </style:style>
    <style:style style:name="P15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7pt" style:text-underline-style="none" fo:font-weight="bold" style:font-size-asian="6.09999990463257pt" style:font-weight-asian="bold" style:font-size-complex="7pt" style:font-weight-complex="bold"/>
    </style:style>
    <style:style style:name="P16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9pt" style:text-underline-style="none" fo:font-weight="bold" style:font-size-asian="9pt" style:font-weight-asian="bold" style:font-size-complex="9pt" style:font-weight-complex="bold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898887" fo:font-size="7pt" fo:font-style="italic" style:font-size-asian="7pt" style:font-size-complex="7pt"/>
    </style:style>
    <style:style style:name="P18" style:family="paragraph" style:parent-style-name="Preformatted_20_Text">
      <style:paragraph-properties fo:line-height="100%" fo:background-color="#ffffff">
        <style:background-image/>
      </style:paragraph-properties>
      <style:text-properties fo:color="#898887" fo:font-size="7pt" fo:font-style="italic" style:text-underline-style="none" fo:font-weight="bold" style:font-size-asian="7pt" style:font-weight-asian="bold" style:font-size-complex="7pt" style:font-weight-complex="bold"/>
    </style:style>
    <style:style style:name="P19" style:family="paragraph" style:parent-style-name="Preformatted_20_Text">
      <style:paragraph-properties fo:line-height="100%" fo:background-color="#ffffff">
        <style:background-image/>
      </style:paragraph-properties>
      <style:text-properties fo:color="#898887" fo:font-size="7pt" fo:font-style="italic" style:text-underline-style="none" fo:font-weight="normal" style:font-size-asian="7pt" style:font-weight-asian="normal" style:font-size-complex="7pt" style:font-weight-complex="normal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898887" fo:font-size="7pt" style:font-size-asian="7pt" style:font-size-complex="7pt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font-size="7pt" style:font-size-asian="7pt" style:font-size-complex="7pt"/>
    </style:style>
    <style:style style:name="P22" style:family="paragraph" style:parent-style-name="Preformatted_20_Text">
      <style:paragraph-properties fo:line-height="100%" fo:background-color="#ffffff">
        <style:background-image/>
      </style:paragraph-properties>
      <style:text-properties fo:font-size="7pt" style:font-size-asian="7pt" style:font-size-complex="7pt"/>
    </style:style>
    <style:style style:name="P23" style:family="paragraph" style:parent-style-name="Preformatted_20_Text">
      <style:paragraph-properties fo:line-height="100%" fo:background-color="#ffffff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4" style:family="paragraph" style:parent-style-name="Preformatted_20_Text">
      <style:paragraph-properties fo:line-height="100%" fo:background-color="#ffffff">
        <style:background-image/>
      </style:paragraph-properties>
      <style:text-properties fo:color="#000000" fo:font-size="10pt" fo:font-weight="bold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006e28" fo:font-size="7pt" style:font-size-asian="7pt" style:font-size-complex="7pt"/>
    </style:style>
    <style:style style:name="P26" style:family="paragraph" style:parent-style-name="Footer">
      <style:paragraph-properties fo:text-align="end" style:justify-single-word="false"/>
      <style:text-properties style:font-name="Consolas1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list-style-name="">
      <style:paragraph-properties style:text-autospace="none"/>
      <style:text-properties fo:color="#a8c5ff" style:font-name="Consolas" fo:font-size="7pt" fo:font-weight="normal" style:font-name-asian="Consolas" style:font-size-asian="7pt" style:font-weight-asian="normal" style:font-name-complex="Consolas" style:font-size-complex="7pt" style:font-weight-complex="normal"/>
    </style:style>
    <style:style style:name="P28" style:family="paragraph" style:parent-style-name="Standard" style:list-style-name="">
      <style:paragraph-properties style:text-autospace="none"/>
      <style:text-properties fo:color="#007f00" style:font-name="Consolas" fo:font-size="7pt" fo:font-weight="normal" style:font-name-asian="Consolas" style:font-size-asian="7pt" style:font-weight-asian="normal" style:font-name-complex="Consolas" style:font-size-complex="7pt" style:font-weight-complex="normal"/>
    </style:style>
    <style:style style:name="P29" style:family="paragraph" style:parent-style-name="Standard" style:list-style-name="">
      <style:paragraph-properties style:text-autospace="none"/>
      <style:text-properties fo:color="#00000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P30" style:family="paragraph" style:parent-style-name="Standard" style:list-style-name="">
      <style:paragraph-properties style:text-autospace="none"/>
      <style:text-properties fo:color="#7f7f00" style:font-name="Consolas" fo:font-size="7pt" fo:font-weight="normal" style:font-name-asian="Consolas" style:font-size-asian="7pt" style:font-weight-asian="normal" style:font-name-complex="Consolas" style:font-size-complex="7pt" style:font-weight-complex="normal"/>
    </style:style>
    <style:style style:name="P31" style:family="paragraph" style:parent-style-name="Standard" style:list-style-name="">
      <style:paragraph-properties style:text-autospace="none"/>
      <style:text-properties fo:font-size="7pt" style:font-size-asian="7pt" style:font-size-complex="7pt"/>
    </style:style>
    <style:style style:name="P32" style:family="paragraph" style:parent-style-name="Standard">
      <style:paragraph-properties fo:margin-top="0cm" fo:margin-bottom="0.499cm" fo:background-color="#ffffff">
        <style:background-image/>
      </style:paragraph-properties>
      <style:text-properties fo:color="#1f1c1b" fo:font-size="7pt" style:text-underline-style="none" fo:font-weight="bold" style:font-size-asian="7pt" style:font-weight-asian="bold" style:font-size-complex="7pt" style:font-weight-complex="bold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898887" fo:font-size="7pt" fo:font-style="italic" style:font-size-asian="7pt" style:font-size-complex="7pt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fo:color="#006e28" fo:font-size="7pt" style:font-size-asian="7pt" style:font-size-complex="7pt"/>
    </style:style>
    <style:style style:name="P35" style:family="paragraph" style:parent-style-name="Preformatted_20_Text">
      <style:paragraph-properties fo:line-height="100%" fo:background-color="#ffffff">
        <style:background-image/>
      </style:paragraph-properties>
      <style:text-properties fo:color="#006e28" fo:font-size="7pt" style:font-size-asian="7pt" style:font-size-complex="7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1f1c1b" fo:font-size="7pt" style:font-size-asian="7pt" style:font-size-complex="7pt"/>
    </style:style>
    <style:style style:name="P37" style:family="paragraph" style:parent-style-name="Preformatted_20_Text">
      <style:paragraph-properties fo:line-height="100%" fo:background-color="#ffffff">
        <style:background-image/>
      </style:paragraph-properties>
      <style:text-properties fo:color="#1f1c1b" fo:font-size="7pt" style:text-underline-style="none" fo:font-weight="bold" style:font-size-asian="7pt" style:font-weight-asian="bold" style:font-size-complex="7pt" style:font-weight-complex="bold"/>
    </style:style>
    <style:style style:name="P38" style:family="paragraph" style:parent-style-name="Preformatted_20_Text">
      <style:paragraph-properties fo:line-height="100%" fo:background-color="#ffffff">
        <style:background-image/>
      </style:paragraph-properties>
      <style:text-properties fo:color="#0057ae" fo:font-size="7pt" style:text-underline-style="none" fo:font-weight="bold" style:font-size-asian="7pt" style:font-weight-asian="bold" style:font-size-complex="7pt" style:font-weight-complex="bold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0057ae" fo:font-size="7pt" fo:font-style="italic" style:font-size-asian="7pt" style:font-size-complex="7pt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57ae" fo:font-size="7pt" style:font-size-asian="7pt" style:font-size-complex="7pt"/>
    </style:style>
    <style:style style:name="P4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42" style:family="paragraph" style:parent-style-name="Preformatted_20_Text">
      <style:paragraph-properties fo:margin-top="0cm" fo:margin-bottom="0.499cm" fo:line-height="100%" fo:background-color="#ffffff">
        <style:background-image/>
      </style:paragraph-properties>
      <style:text-properties fo:color="#1f1c1b" fo:font-size="7pt" style:font-size-asian="7pt" style:font-size-complex="7pt"/>
    </style:style>
    <style:style style:name="P4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1f1c1b" fo:font-size="7pt" style:text-underline-style="none" fo:font-weight="bold" style:font-size-asian="7pt" style:font-weight-asian="bold" style:font-size-complex="7pt" style:font-weight-complex="bold"/>
    </style:style>
    <style:style style:name="P4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1f1c1b" fo:font-size="9pt" style:text-underline-style="none" fo:font-weight="bold" style:font-size-asian="9pt" style:font-weight-asian="bold" style:font-size-complex="9pt" style:font-weight-complex="bold"/>
    </style:style>
    <style:style style:name="P45" style:family="paragraph" style:parent-style-name="Preformatted_20_Text">
      <style:paragraph-properties fo:margin-top="0cm" fo:margin-bottom="0.499cm" fo:line-height="100%" fo:background-color="#ffffff">
        <style:background-image/>
      </style:paragraph-properties>
      <style:text-properties fo:color="#898887" fo:font-size="7pt" fo:font-style="italic" style:text-underline-style="none" fo:font-weight="bold" style:font-size-asian="7pt" style:font-weight-asian="bold" style:font-size-complex="7pt" style:font-weight-complex="bold"/>
    </style:style>
    <style:style style:name="P4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98887" fo:font-size="7pt" fo:font-style="italic" style:font-size-asian="7pt" style:font-size-complex="7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color="#898887" fo:font-style="italic"/>
    </style:style>
    <style:style style:name="T6" style:family="text">
      <style:text-properties fo:color="#0057ae"/>
    </style:style>
    <style:style style:name="T7" style:family="text">
      <style:text-properties fo:color="#0057ae" style:text-underline-style="none" fo:font-weight="normal" style:font-weight-asian="normal" style:font-weight-complex="normal"/>
    </style:style>
    <style:style style:name="T8" style:family="text">
      <style:text-properties fo:color="#644a9b"/>
    </style:style>
    <style:style style:name="T9" style:family="text">
      <style:text-properties fo:color="#0095ff" fo:font-weight="bold"/>
    </style:style>
    <style:style style:name="T10" style:family="text">
      <style:text-properties fo:color="#b08000"/>
    </style:style>
    <style:style style:name="T11" style:family="text">
      <style:text-properties fo:color="#b08000" style:text-underline-style="none" fo:font-weight="normal" style:font-weight-asian="normal" style:font-weight-complex="normal"/>
    </style:style>
    <style:style style:name="T12" style:family="text">
      <style:text-properties fo:color="#bf0303"/>
    </style:style>
    <style:style style:name="T13" style:family="text">
      <style:text-properties fo:color="#1f1c1b"/>
    </style:style>
    <style:style style:name="T14" style:family="text">
      <style:text-properties fo:color="#1f1c1b" fo:font-weight="bold"/>
    </style:style>
    <style:style style:name="T15" style:family="text">
      <style:text-properties fo:color="#1f1c1b" style:text-underline-style="none" fo:font-weight="bold" style:font-weight-asian="normal" style:font-weight-complex="normal"/>
    </style:style>
    <style:style style:name="T16" style:family="text">
      <style:text-properties fo:color="#1f1c1b" style:text-underline-style="none" fo:font-weight="normal" style:font-weight-asian="normal" style:font-weight-complex="normal"/>
    </style:style>
    <style:style style:name="T17" style:family="text">
      <style:text-properties fo:color="#ff80e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ef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0000ef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color="#0000ef" style:font-name="Consolas" style:font-name-asian="Consolas" style:font-name-complex="Consolas"/>
    </style:style>
    <style:style style:name="T25" style:family="text">
      <style:text-properties fo:color="#0000ef" style:font-name="Consolas" fo:font-weight="normal" style:font-name-asian="Consolas" style:font-weight-asian="normal" style:font-name-complex="Consolas" style:font-weight-complex="normal"/>
    </style:style>
    <style:style style:name="T26" style:family="text">
      <style:text-properties fo:color="#a8c5ff" style:font-name="Consolas" fo:font-size="10pt" style:font-name-asian="Consolas" style:font-size-asian="10pt" style:font-name-complex="Consolas" style:font-size-complex="10pt"/>
    </style:style>
    <style:style style:name="T27" style:family="text">
      <style:text-properties fo:color="#a8c5ff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28" style:family="text">
      <style:text-properties fo:color="#a8c5ff" style:font-name="Consolas" style:font-name-asian="Consolas" style:font-name-complex="Consolas"/>
    </style:style>
    <style:style style:name="T29" style:family="text">
      <style:text-properties fo:color="#a8c5ff" style:font-name="Consolas" fo:font-weight="normal" style:font-name-asian="Consolas" style:font-weight-asian="normal" style:font-name-complex="Consolas" style:font-weight-complex="normal"/>
    </style:style>
    <style:style style:name="T3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2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33" style:family="text">
      <style:text-properties fo:color="#000000" style:font-name="Consolas" style:font-name-asian="Consolas" style:font-name-complex="Consolas"/>
    </style:style>
    <style:style style:name="T34" style:family="text">
      <style:text-properties fo:color="#000000" style:font-name="Consolas" fo:font-weight="bold" style:font-name-asian="Consolas" style:font-weight-asian="bold" style:font-name-complex="Consolas" style:font-weight-complex="bold"/>
    </style:style>
    <style:style style:name="T35" style:family="text">
      <style:text-properties fo:color="#000000" style:font-name="Consolas" fo:font-weight="normal" style:font-name-asian="Consolas" style:font-weight-asian="normal" style:font-name-complex="Consolas" style:font-weight-complex="normal"/>
    </style:style>
    <style:style style:name="T36" style:family="text">
      <style:text-properties fo:color="#007f7f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37" style:family="text">
      <style:text-properties fo:color="#007f7f" style:font-name="Consolas" fo:font-weight="normal" style:font-name-asian="Consolas" style:font-weight-asian="normal" style:font-name-complex="Consolas" style:font-weight-complex="normal"/>
    </style:style>
    <style:style style:name="T38" style:family="text">
      <style:text-properties fo:color="#007f00" style:font-name="Consolas" fo:font-weight="normal" style:font-name-asian="Consolas" style:font-weight-asian="normal" style:font-name-complex="Consolas" style:font-weight-complex="normal"/>
    </style:style>
    <style:style style:name="T39" style:family="text">
      <style:text-properties fo:color="#7f007f" style:font-name="Consolas" fo:font-weight="normal" style:font-name-asian="Consolas" style:font-weight-asian="normal" style:font-name-complex="Consolas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Grafos</text:p>
      <text:p text:style-name="P22"/>
      <text:p text:style-name="P23">- Eulerian Graph</text:p>
      <text:p text:style-name="P17">/* // Graph in Figure 4.1/4.2</text:p>
      <text:p text:style-name="P20"><text:s/><text:span text:style-name="T3">9</text:span></text:p>
      <text:p text:style-name="P20"><text:s/><text:span text:style-name="T3">1 1</text:span></text:p>
      <text:p text:style-name="P20"><text:s/><text:span text:style-name="T3">3 0 2 4</text:span></text:p>
      <text:p text:style-name="P20"><text:s/><text:span text:style-name="T3">2 1 3</text:span></text:p>
      <text:p text:style-name="P20"><text:s/><text:span text:style-name="T3">3 1 2 4</text:span></text:p>
      <text:p text:style-name="P20"><text:s/><text:span text:style-name="T3">1 3</text:span></text:p>
      <text:p text:style-name="P20"><text:s/><text:span text:style-name="T3">0</text:span></text:p>
      <text:p text:style-name="P20"><text:s/><text:span text:style-name="T3">2 7 8</text:span></text:p>
      <text:p text:style-name="P20"><text:s/><text:span text:style-name="T3">1 6</text:span></text:p>
      <text:p text:style-name="P20"><text:s/><text:span text:style-name="T3">1 6</text:span></text:p>
      <text:p text:style-name="P20"><text:s/><text:span text:style-name="T3">R/ true</text:span></text:p>
      <text:p text:style-name="P21"/>
      <text:p text:style-name="P20"><text:s/><text:span text:style-name="T3">//Graph in Figure 4.33 KONIGSBERG(ids-1) </text:span></text:p>
      <text:p text:style-name="P20"><text:s/><text:span text:style-name="T3">4</text:span></text:p>
      <text:p text:style-name="P20"><text:s/><text:span text:style-name="T3">3 1 2 2</text:span></text:p>
      <text:p text:style-name="P20"><text:s/><text:span text:style-name="T3">5 0 0 2 3 3</text:span></text:p>
      <text:p text:style-name="P20"><text:s/><text:span text:style-name="T3">3 0 1 3</text:span></text:p>
      <text:p text:style-name="P20"><text:s/><text:span text:style-name="T3">3 1 1 2</text:span></text:p>
      <text:p text:style-name="P20"><text:s/><text:span text:style-name="T3">R/ EULER PATH UNDIRECTED GRAPH CHECK </text:span></text:p>
      <text:p text:style-name="P20"><text:s/><text:span text:style-name="T3">false</text:span></text:p>
      <text:p text:style-name="P20"><text:s/><text:span text:style-name="T3">R/ PRINT EULER CYCLE END</text:span></text:p>
      <text:p text:style-name="P20"><text:s/><text:span text:style-name="T3">El tour de euler no existe</text:span></text:p>
      <text:p text:style-name="P21"/>
      <text:p text:style-name="P20"><text:s/><text:span text:style-name="T3">//Graph in Figure 4.33 Uva 291 casita(ids-1)</text:span></text:p>
      <text:p text:style-name="P20"><text:s/><text:span text:style-name="T3">5</text:span></text:p>
      <text:p text:style-name="P20"><text:s/><text:span text:style-name="T3">2 1 2</text:span></text:p>
      <text:p text:style-name="P20"><text:s/><text:span text:style-name="T3">4 0 2 4 3</text:span></text:p>
      <text:p text:style-name="P20"><text:s/><text:span text:style-name="T3">4 0 1 3 4</text:span></text:p>
      <text:p text:style-name="P20"><text:s/><text:span text:style-name="T3">3 4 2 1</text:span></text:p>
      <text:p text:style-name="P20"><text:s/><text:span text:style-name="T3">3 3 2 1</text:span></text:p>
      <text:p text:style-name="P20"><text:s/><text:span text:style-name="T3">R/ EULER PATH UNDIRECTED GRAPH CHECK </text:span></text:p>
      <text:p text:style-name="P20"><text:s/><text:span text:style-name="T3">true</text:span></text:p>
      <text:p text:style-name="P20"><text:s/><text:span text:style-name="T3">R/ PRINT EULER CYCLE END</text:span></text:p>
      <text:p text:style-name="P20"><text:s/><text:span text:style-name="T3">El tour de euler no existe</text:span></text:p>
      <text:p text:style-name="P21"/>
      <text:p text:style-name="P20"><text:s/><text:span text:style-name="T3">//Graph in Figure 4.33 Uva 291 casita(ids-1)</text:span></text:p>
      <text:p text:style-name="P20"><text:s/><text:span text:style-name="T3">4</text:span></text:p>
      <text:p text:style-name="P20"><text:s/><text:span text:style-name="T3">2 1 2</text:span></text:p>
      <text:p text:style-name="P20"><text:s/><text:span text:style-name="T3">4 0 1 1 3</text:span></text:p>
      <text:p text:style-name="P20"><text:s/><text:span text:style-name="T3">2 0 3</text:span></text:p>
      <text:p text:style-name="P20"><text:s/><text:span text:style-name="T3">2 1 2</text:span></text:p>
      <text:p text:style-name="P21"/>
      <text:p text:style-name="P20"><text:s/><text:span text:style-name="T3">*/</text:span></text:p>
      <text:p text:style-name="P9"><text:span text:style-name="T1">public</text:span> <text:span text:style-name="T1">class</text:span> EulerGraph {</text:p>
      <text:p text:style-name="P21"/>
      <text:p text:style-name="P9"><text:s text:c="8"/><text:span text:style-name="T1">public</text:span> <text:span text:style-name="T6">static</text:span> <text:span text:style-name="T6">void</text:span> <text:span text:style-name="T8">main</text:span>(<text:span text:style-name="T9">String</text:span>[] args) {</text:p>
      <text:p text:style-name="P9"><text:s text:c="16"/><text:span text:style-name="T9">Locale</text:span>.<text:span text:style-name="T8">setDefault</text:span>(<text:span text:style-name="T9">Locale</text:span>.<text:span text:style-name="T8">US</text:span>);</text:p>
      <text:p text:style-name="P9"><text:s text:c="16"/><text:span text:style-name="T9">Scanner</text:span> sc = <text:span text:style-name="T1">new</text:span> <text:span text:style-name="T9">Scanner</text:span>(<text:span text:style-name="T9">System</text:span>.<text:span text:style-name="T8">in</text:span>);</text:p>
      <text:p text:style-name="P21"/>
      <text:p text:style-name="P9"><text:s text:c="16"/><text:span text:style-name="T5">// LECTURA</text:span></text:p>
      <text:p text:style-name="P9"><text:s text:c="16"/>V = sc.<text:span text:style-name="T8">nextInt</text:span>();</text:p>
      <text:p text:style-name="P9"><text:s text:c="16"/><text:span text:style-name="T1">for</text:span> (<text:span text:style-name="T6">int</text:span> i = <text:span text:style-name="T10">0</text:span>; i &lt; AdjList.<text:span text:style-name="T8">length</text:span>; i++) {</text:p>
      <text:p text:style-name="P9"><text:s text:c="24"/>AdjList[i] = <text:span text:style-name="T1">new</text:span> <text:span text:style-name="T9">ArrayList</text:span>&lt;Edge&gt;(V);<text:span text:style-name="T5">// assign blank vectors to</text:span></text:p>
      <text:p text:style-name="P9"><text:s text:c="96"/><text:span text:style-name="T5">// AdjList</text:span></text:p>
      <text:p text:style-name="P9"><text:s text:c="24"/>outdeg[i] = indeg[i] = <text:span text:style-name="T10">0</text:span>;</text:p>
      <text:p text:style-name="P9"><text:s text:c="16"/>}</text:p>
      <text:p text:style-name="P9"><text:s text:c="16"/><text:span text:style-name="T1">for</text:span> (<text:span text:style-name="T6">int</text:span> i = <text:span text:style-name="T10">0</text:span>; i &lt; V; i++) {</text:p>
      <text:p text:style-name="P9"><text:s text:c="24"/>total_neighbors = sc.<text:span text:style-name="T8">nextInt</text:span>();</text:p>
      <text:p text:style-name="P9"><text:s text:c="24"/><text:span text:style-name="T1">for</text:span> (<text:span text:style-name="T6">int</text:span> j = <text:span text:style-name="T10">0</text:span>; j &lt; total_neighbors; j++) {</text:p>
      <text:p text:style-name="P9"><text:s text:c="32"/>id = sc.<text:span text:style-name="T8">nextInt</text:span>();</text:p>
      <text:p text:style-name="P9"><text:s text:c="32"/><text:span text:style-name="T5">// weight = 1;</text:span></text:p>
      <text:p text:style-name="P9"><text:s text:c="32"/>AdjList[i].<text:span text:style-name="T8">add</text:span>(<text:span text:style-name="T1">new</text:span> <text:span text:style-name="T8">Edge</text:span>(id, <text:span text:style-name="T10">1</text:span>));</text:p>
      <text:p text:style-name="P9"><text:s text:c="32"/>indeg[id]++;</text:p>
      <text:p text:style-name="P9"><text:s text:c="32"/>outdeg[i]++;</text:p>
      <text:p text:style-name="P9"><text:s text:c="24"/>}</text:p>
      <text:p text:style-name="P9"><text:s text:c="16"/>}</text:p>
      <text:p text:style-name="P9"><text:s text:c="16"/><text:span text:style-name="T5">// LECTURA END</text:span></text:p>
      <text:p text:style-name="P21"/>
      <text:p text:style-name="P9"><text:s text:c="16"/><text:span text:style-name="T6">boolean</text:span> es = <text:span text:style-name="T8">checkEulerPathGraph</text:span>();</text:p>
      <text:p text:style-name="P9"><text:s text:c="16"/><text:span text:style-name="T9">System</text:span>.<text:span text:style-name="T8">out</text:span>.<text:span text:style-name="T8">println</text:span>(es);</text:p>
      <text:p text:style-name="P17"/>
      <text:p text:style-name="P9"><text:s text:c="16"/><text:span text:style-name="T8">initPrintEulerCycle</text:span>();</text:p>
      <text:p text:style-name="P9"><text:s text:c="8"/>}</text:p>
      <text:p text:style-name="P21"/>
      <text:p text:style-name="P9"><text:s text:c="8"/><text:span text:style-name="T5">// EULER PATH UNDIRECTED GRAPH CHECK</text:span></text:p>
      <text:p text:style-name="P21"/>
      <text:p text:style-name="P9"><text:s text:c="8"/><text:span text:style-name="T6">static</text:span> <text:span text:style-name="T6">int</text:span> MAX_V = <text:span text:style-name="T10">1000000</text:span>;<text:span text:style-name="T5">// DEFINIR BIEN</text:span></text:p>
      <text:p text:style-name="P9"><text:s text:c="8"/><text:span text:style-name="T6">static</text:span> <text:span text:style-name="T9">ArrayList</text:span>&lt;Edge&gt;[] AdjList = <text:span text:style-name="T1">new</text:span> <text:span text:style-name="T9">ArrayList</text:span>[MAX_V];</text:p>
      <text:p text:style-name="P9"><text:s text:c="8"/><text:span text:style-name="T6">static</text:span> <text:span text:style-name="T6">int</text:span> V, total_neighbors, id, weight;</text:p>
      <text:p text:style-name="P9"><text:s text:c="8"/><text:span text:style-name="T6">static</text:span> <text:span text:style-name="T6">int</text:span>[] indeg = <text:span text:style-name="T1">new</text:span> <text:span text:style-name="T6">int</text:span>[MAX_V], outdeg = <text:span text:style-name="T1">new</text:span> <text:span text:style-name="T6">int</text:span>[MAX_V];</text:p>
      <text:p text:style-name="P21"/>
      <text:p text:style-name="P9"><text:s text:c="8"/><text:span text:style-name="T6">static</text:span> <text:span text:style-name="T6">int</text:span> impares;</text:p>
      <text:p text:style-name="P21"/>
      <text:p text:style-name="P9"><text:s text:c="8"/><text:span text:style-name="T1">private</text:span> <text:span text:style-name="T6">static</text:span> <text:span text:style-name="T6">boolean</text:span> <text:span text:style-name="T8">checkEulerPathGraph</text:span>() {</text:p>
      <text:p text:style-name="P9"><text:s text:c="16"/>impares = <text:span text:style-name="T10">0</text:span>;</text:p>
      <text:p text:style-name="P9"><text:s text:c="16"/><text:span text:style-name="T1">for</text:span> (<text:span text:style-name="T6">int</text:span> i = <text:span text:style-name="T10">0</text:span>; i &lt; V; i++) {</text:p>
      <text:p text:style-name="P9"><text:s text:c="24"/><text:span text:style-name="T1">if</text:span> (outdeg[i] % <text:span text:style-name="T10">2</text:span> == <text:span text:style-name="T10">1</text:span>) {</text:p>
      <text:p text:style-name="P9"><text:s text:c="32"/>impares++;</text:p>
      <text:p text:style-name="P9"><text:s text:c="32"/><text:span text:style-name="T1">if</text:span> (impares &gt; <text:span text:style-name="T10">2</text:span>) {</text:p>
      <text:p text:style-name="P9"><text:s text:c="40"/><text:span text:style-name="T1">return</text:span> <text:span text:style-name="T1">false</text:span>;</text:p>
      <text:p text:style-name="P9"><text:s text:c="32"/>}</text:p>
      <text:p text:style-name="P9"><text:s text:c="24"/>}</text:p>
      <text:p text:style-name="P9"><text:s text:c="16"/>}</text:p>
      <text:p text:style-name="P9"><text:s text:c="16"/><text:span text:style-name="T1">return</text:span> <text:span text:style-name="T1">true</text:span>;</text:p>
      <text:p text:style-name="P9"><text:s text:c="8"/>}</text:p>
      <text:p text:style-name="P21"/>
      <text:p text:style-name="P9"><text:s text:c="8"/><text:span text:style-name="T5">// EULER PATH UNDIRECTED GRAPH CHECK END</text:span></text:p>
      <text:p text:style-name="P21"/>
      <text:p text:style-name="P9"><text:s text:c="8"/><text:span text:style-name="T5">// EULER UNDIRECTED GRAPH CHECK</text:span></text:p>
      <text:p text:style-name="P21"/>
      <text:p text:style-name="P9"><text:s text:c="8"/><text:span text:style-name="T5">// static int MAX_V = 1000000;// DEFINIR BIEN</text:span></text:p>
      <text:p text:style-name="P9"><text:s text:c="8"/><text:span text:style-name="T5">// static ArrayList&lt;Edge&gt;[] AdjList = new ArrayList[MAX_V];</text:span></text:p>
      <text:p text:style-name="P9"><text:s text:c="8"/><text:span text:style-name="T5">// static int V, total_neighbors, id, weight;</text:span></text:p>
      <text:p text:style-name="P9"><text:s text:c="8"/><text:span text:style-name="T5">// static int[] indeg = new int[MAX_V], outdeg = new int[MAX_V];</text:span></text:p>
      <text:p text:style-name="P21"/>
      <text:p text:style-name="P9"><text:s text:c="8"/><text:span text:style-name="T1">private</text:span> <text:span text:style-name="T6">static</text:span> <text:span text:style-name="T6">boolean</text:span> <text:span text:style-name="T8">checkEulerCicleGraph</text:span>() {<text:span text:style-name="T5">// es cycle o es tour</text:span></text:p>
      <text:p text:style-name="P9"><text:s text:c="16"/><text:span text:style-name="T1">for</text:span> (<text:span text:style-name="T6">int</text:span> i = <text:span text:style-name="T10">0</text:span>; i &lt; V; i++) {</text:p>
      <text:p text:style-name="P9"><text:s text:c="24"/><text:span text:style-name="T1">if</text:span> (outdeg[i] % <text:span text:style-name="T10">2</text:span> == <text:span text:style-name="T10">1</text:span>) {</text:p>
      <text:p text:style-name="P9"><text:soft-page-break/><text:s text:c="32"/><text:span text:style-name="T1">return</text:span> <text:span text:style-name="T1">false</text:span>;</text:p>
      <text:p text:style-name="P9"><text:s text:c="24"/>}</text:p>
      <text:p text:style-name="P9"><text:s text:c="16"/>}</text:p>
      <text:p text:style-name="P9"><text:s text:c="16"/><text:span text:style-name="T1">return</text:span> <text:span text:style-name="T1">true</text:span>;</text:p>
      <text:p text:style-name="P9"><text:s text:c="8"/>}</text:p>
      <text:p text:style-name="P21"/>
      <text:p text:style-name="P9"><text:s text:c="8"/><text:span text:style-name="T5">// EULER UNDIRECTED GRAPH CHECK END</text:span></text:p>
      <text:p text:style-name="P21"/>
      <text:p text:style-name="P9"><text:s text:c="8"/><text:span text:style-name="T5">// PRINT EULER CYCLE</text:span></text:p>
      <text:p text:style-name="P21"/>
      <text:p text:style-name="P9"><text:s text:c="8"/><text:span text:style-name="T5">// static int MAX_V = 20;// DEFINIR BIEN</text:span></text:p>
      <text:p text:style-name="P9"><text:s text:c="8"/><text:span text:style-name="T5">// static ArrayList&lt;Edge&gt;[] AdjList = new ArrayList[MAX_V];</text:span></text:p>
      <text:p text:style-name="P9"><text:s text:c="8"/><text:span text:style-name="T5">// static int V, total_neighbors, id, weight;</text:span></text:p>
      <text:p text:style-name="P9"><text:s text:c="8"/><text:span text:style-name="T6">static</text:span> <text:span text:style-name="T6">int</text:span>[] degree = <text:span text:style-name="T1">new</text:span> <text:span text:style-name="T6">int</text:span>[MAX_V];</text:p>
      <text:p text:style-name="P9"><text:s text:c="8"/><text:span text:style-name="T6">static</text:span> <text:span text:style-name="T6">boolean</text:span> EulerTourExist;</text:p>
      <text:p text:style-name="P9"><text:s text:c="8"/><text:span text:style-name="T6">static</text:span> <text:span text:style-name="T9">LinkedList</text:span>&lt;<text:span text:style-name="T9">Integer</text:span>&gt; cyc = <text:span text:style-name="T1">new</text:span> <text:span text:style-name="T9">LinkedList</text:span>&lt;<text:span text:style-name="T9">Integer</text:span>&gt;();</text:p>
      <text:p text:style-name="P21"/>
      <text:p text:style-name="P9"><text:s text:c="8"/><text:span text:style-name="T1">private</text:span> <text:span text:style-name="T6">static</text:span> <text:span text:style-name="T6">void</text:span> <text:span text:style-name="T8">initPrintEulerCycle</text:span>() {</text:p>
      <text:p text:style-name="P9"><text:s text:c="16"/>EulerTourExist = <text:span text:style-name="T1">true</text:span>;</text:p>
      <text:p text:style-name="P9"><text:s text:c="16"/><text:span text:style-name="T1">for</text:span> (<text:span text:style-name="T6">int</text:span> i = <text:span text:style-name="T10">0</text:span>; i &lt; V; i++) {</text:p>
      <text:p text:style-name="P9"><text:s text:c="24"/><text:span text:style-name="T1">if</text:span> (degree[i] % <text:span text:style-name="T10">2</text:span> == <text:span text:style-name="T10">1</text:span>) { <text:span text:style-name="T5">// odd-degree vertex =&gt; Euler tour does</text:span></text:p>
      <text:p text:style-name="P9"><text:s text:c="80"/><text:span text:style-name="T5">// not exist</text:span></text:p>
      <text:p text:style-name="P9"><text:s text:c="32"/>EulerTourExist = <text:span text:style-name="T1">false</text:span>;</text:p>
      <text:p text:style-name="P9"><text:s text:c="24"/>}</text:p>
      <text:p text:style-name="P9"><text:s text:c="16"/>}</text:p>
      <text:p text:style-name="P21"/>
      <text:p text:style-name="P9"><text:s text:c="16"/><text:span text:style-name="T1">if</text:span> (EulerTourExist) {</text:p>
      <text:p text:style-name="P9"><text:s text:c="24"/>cyc.<text:span text:style-name="T8">clear</text:span>();</text:p>
      <text:p text:style-name="P9"><text:s text:c="24"/><text:span text:style-name="T6">int</text:span> A = <text:span text:style-name="T10">0</text:span>;</text:p>
      <text:p text:style-name="P9"><text:s text:c="24"/><text:span text:style-name="T8">EulerTour</text:span>(cyc.<text:span text:style-name="T8">listIterator</text:span>(), A);<text:span text:style-name="T5">// cyc contains an Euler tour</text:span></text:p>
      <text:p text:style-name="P9"><text:s text:c="96"/><text:span text:style-name="T5">// starting at A como es</text:span></text:p>
      <text:p text:style-name="P9"><text:s text:c="24"/><text:span text:style-name="T5">// un tour/ciclo no importa donde empieze</text:span></text:p>
      <text:p text:style-name="P9"><text:s text:c="24"/><text:span text:style-name="T6">int</text:span> prev = cyc.<text:span text:style-name="T8">getLast</text:span>();</text:p>
      <text:p text:style-name="P9"><text:s text:c="24"/><text:span text:style-name="T1">for</text:span> (<text:span text:style-name="T9">Integer</text:span> e : cyc) {</text:p>
      <text:p text:style-name="P17"><text:tab/><text:tab/><text:tab/> <text:s text:c="6"/>// the Euler tour</text:p>
      <text:p text:style-name="P9"><text:s text:c="32"/><text:span text:style-name="T9">System</text:span>.<text:span text:style-name="T8">out.printf</text:span>(<text:span text:style-name="T12">"</text:span><text:span text:style-name="T17">%d</text:span><text:span text:style-name="T12"> </text:span><text:span text:style-name="T17">%d\n</text:span><text:span text:style-name="T12">"</text:span>, prev, e);</text:p>
      <text:p text:style-name="P9"><text:s text:c="32"/>prev = e;</text:p>
      <text:p text:style-name="P9"><text:s text:c="24"/>}</text:p>
      <text:p text:style-name="P9"><text:s text:c="16"/>} <text:span text:style-name="T1">else</text:span></text:p>
      <text:p text:style-name="P9"><text:s text:c="24"/><text:span text:style-name="T9">System</text:span>.<text:span text:style-name="T8">out.printf</text:span>(<text:span text:style-name="T12">"El tour de euler no existe</text:span><text:span text:style-name="T17">\n</text:span><text:span text:style-name="T12">"</text:span>);</text:p>
      <text:p text:style-name="P21"/>
      <text:p text:style-name="P9"><text:s text:c="8"/>}</text:p>
      <text:p text:style-name="P21"/>
      <text:p text:style-name="P9"><text:s text:c="8"/><text:span text:style-name="T6">static</text:span> <text:span text:style-name="T6">void</text:span> <text:span text:style-name="T8">EulerTour</text:span>(<text:span text:style-name="T9">ListIterator</text:span>&lt;<text:span text:style-name="T9">Integer</text:span>&gt; i, <text:span text:style-name="T6">int</text:span> u) {</text:p>
      <text:p text:style-name="P9"><text:s text:c="16"/><text:span text:style-name="T1">for</text:span> (Edge v : AdjList[u]) {</text:p>
      <text:p text:style-name="P17"><text:tab/><text:tab/> <text:s text:c="6"/>// if this edge can still be used/not removed</text:p>
      <text:p text:style-name="P9"><text:s text:c="24"/><text:span text:style-name="T1">if</text:span> (v.<text:span text:style-name="T8">cost</text:span> != <text:span text:style-name="T10">0</text:span>) {</text:p>
      <text:p text:style-name="P17"><text:tab/><text:tab/><text:tab/> <text:s text:c="6"/>// must use -&gt; to change the actual value</text:p>
      <text:p text:style-name="P9"><text:s text:c="32"/>v.<text:span text:style-name="T8">cost</text:span> = <text:span text:style-name="T10">0</text:span>; </text:p>
      <text:p text:style-name="P9"><text:s text:c="32"/><text:span text:style-name="T1">for</text:span> (Edge uu : AdjList[v.<text:span text:style-name="T8">to</text:span>]) {</text:p>
      <text:p text:style-name="P9"><text:s text:c="40"/><text:span text:style-name="T1">if</text:span> (uu.<text:span text:style-name="T8">to</text:span> == u &amp;&amp; uu.<text:span text:style-name="T8">cost</text:span> != <text:span text:style-name="T10">0</text:span>) {</text:p>
      <text:p text:style-name="P9"><text:s text:c="48"/>uu.<text:span text:style-name="T8">cost</text:span> = <text:span text:style-name="T10">0</text:span>;</text:p>
      <text:p text:style-name="P17"><text:tab/><text:tab/><text:tab/><text:tab/><text:tab/> <text:s text:c="5"/>// solo 1 bidireccional</text:p>
      <text:p text:style-name="P17"><text:tab/><text:tab/><text:tab/><text:tab/><text:tab/> <text:s text:c="5"/>// el que estoy usando</text:p>
      <text:p text:style-name="P9"><text:s text:c="48"/><text:span text:style-name="T1">break</text:span>;</text:p>
      <text:p text:style-name="P9"><text:s text:c="40"/>}</text:p>
      <text:p text:style-name="P9"><text:s text:c="32"/>}</text:p>
      <text:p text:style-name="P9"><text:s text:c="32"/>i.<text:span text:style-name="T8">add</text:span>(u);</text:p>
      <text:p text:style-name="P9"><text:s text:c="32"/><text:span text:style-name="T8">EulerTour</text:span>(i, v.<text:span text:style-name="T8">to</text:span>);</text:p>
      <text:p text:style-name="P9"><text:s text:c="32"/>i.<text:span text:style-name="T8">previous</text:span>();</text:p>
      <text:p text:style-name="P9"><text:s text:c="24"/>}</text:p>
      <text:p text:style-name="P9"><text:s text:c="16"/>}</text:p>
      <text:p text:style-name="P9"><text:s text:c="8"/>}</text:p>
      <text:p text:style-name="P21"/>
      <text:p text:style-name="P9"><text:s text:c="8"/><text:span text:style-name="T5">// PRINT EULER CYCLE END</text:span></text:p>
      <text:p text:style-name="P21"/>
      <text:p text:style-name="P9"><text:s text:c="8"/><text:span text:style-name="T5">// EULER DIRECTED GRAPH CHECK</text:span></text:p>
      <text:p text:style-name="P21"/>
      <text:p text:style-name="P9"><text:s text:c="8"/><text:span text:style-name="T5">// static int MAX_V = 1000000;// DEFINIR BIEN</text:span></text:p>
      <text:p text:style-name="P9"><text:s text:c="8"/><text:span text:style-name="T5">// static ArrayList&lt;Edge&gt;[] AdjList = new ArrayList[MAX_V];</text:span></text:p>
      <text:p text:style-name="P9"><text:s text:c="8"/><text:span text:style-name="T5">// static int V, total_neighbors, id, weight;</text:span></text:p>
      <text:p text:style-name="P9"><text:s text:c="8"/><text:span text:style-name="T5">// static int[] indeg = new int[MAX_V], outdeg = new int[MAX_V];</text:span></text:p>
      <text:p text:style-name="P9"><text:s text:c="8"/><text:span text:style-name="T6">static</text:span> <text:span text:style-name="T6">boolean</text:span> hasIni, hasFin, hasRest;</text:p>
      <text:p text:style-name="P21"/>
      <text:p text:style-name="P9"><text:s text:c="8"/><text:span text:style-name="T1">private</text:span> <text:span text:style-name="T6">static</text:span> <text:span text:style-name="T6">boolean</text:span> <text:span text:style-name="T8">checkEulerDirectedGraph</text:span>() {</text:p>
      <text:p text:style-name="P9"><text:s text:c="16"/>hasRest = <text:span text:style-name="T1">true</text:span>;<text:span text:style-name="T5">// por ahora</text:span></text:p>
      <text:p text:style-name="P9"><text:s text:c="16"/>hasIni = <text:span text:style-name="T1">false</text:span>;</text:p>
      <text:p text:style-name="P9"><text:s text:c="16"/>hasFin = <text:span text:style-name="T1">false</text:span>;</text:p>
      <text:p text:style-name="P9"><text:s text:c="16"/><text:span text:style-name="T1">for</text:span> (<text:span text:style-name="T6">int</text:span> i = <text:span text:style-name="T10">0</text:span>; i &lt; V; i++) {</text:p>
      <text:p text:style-name="P9"><text:s text:c="24"/><text:span text:style-name="T1">if</text:span> (indeg[i] != outdeg[i]) {</text:p>
      <text:p text:style-name="P9"><text:s text:c="32"/><text:span text:style-name="T1">if</text:span> (indeg[i] - outdeg[i] == <text:span text:style-name="T10">1</text:span>) {</text:p>
      <text:p text:style-name="P9"><text:s text:c="40"/><text:span text:style-name="T1">if</text:span> (hasFin) {</text:p>
      <text:p text:style-name="P9"><text:s text:c="48"/>hasRest = <text:span text:style-name="T1">false</text:span>;</text:p>
      <text:p text:style-name="P9"><text:s text:c="48"/><text:span text:style-name="T1">return</text:span> <text:span text:style-name="T1">false</text:span>;</text:p>
      <text:p text:style-name="P9"><text:s text:c="40"/>} <text:span text:style-name="T1">else</text:span> {</text:p>
      <text:p text:style-name="P9"><text:s text:c="48"/>hasFin = <text:span text:style-name="T1">true</text:span>;</text:p>
      <text:p text:style-name="P9"><text:s text:c="40"/>}</text:p>
      <text:p text:style-name="P9"><text:s text:c="32"/>} <text:span text:style-name="T1">else</text:span> <text:span text:style-name="T1">if</text:span> (outdeg[i] - indeg[i] == <text:span text:style-name="T10">1</text:span>) {</text:p>
      <text:p text:style-name="P9"><text:s text:c="40"/><text:span text:style-name="T1">if</text:span> (hasIni) {</text:p>
      <text:p text:style-name="P9"><text:s text:c="48"/>hasRest = <text:span text:style-name="T1">false</text:span>;</text:p>
      <text:p text:style-name="P9"><text:s text:c="48"/><text:span text:style-name="T1">return</text:span> <text:span text:style-name="T1">false</text:span>;</text:p>
      <text:p text:style-name="P9"><text:s text:c="40"/>} <text:span text:style-name="T1">else</text:span> {</text:p>
      <text:p text:style-name="P9"><text:s text:c="48"/>hasIni = <text:span text:style-name="T1">true</text:span>;</text:p>
      <text:p text:style-name="P9"><text:s text:c="40"/>}</text:p>
      <text:p text:style-name="P9"><text:s text:c="32"/>} <text:span text:style-name="T1">else</text:span> {</text:p>
      <text:p text:style-name="P9"><text:s text:c="40"/>hasRest = <text:span text:style-name="T1">false</text:span>;</text:p>
      <text:p text:style-name="P9"><text:s text:c="32"/>}</text:p>
      <text:p text:style-name="P9"><text:s text:c="24"/>}</text:p>
      <text:p text:style-name="P9"><text:s text:c="16"/>}</text:p>
      <text:p text:style-name="P9"><text:s text:c="16"/><text:span text:style-name="T1">return</text:span> hasIni &amp;&amp; hasFin &amp;&amp; hasRest;</text:p>
      <text:p text:style-name="P9"><text:s text:c="8"/>}</text:p>
      <text:p text:style-name="P21"/>
      <text:p text:style-name="P21"><text:span text:style-name="T13"><text:s text:c="8"/></text:span><text:span text:style-name="T5">// EULER DIRECTED GRAPH CHECK END</text:span></text:p>
      <text:p text:style-name="P21"><text:span text:style-name="T13"><text:s text:c="8"/></text:span><text:span text:style-name="T5">// ClASES</text:span></text:p>
      <text:p text:style-name="P9"><text:s text:c="8"/><text:span text:style-name="T6">static</text:span> <text:span text:style-name="T1">class</text:span> Edge {</text:p>
      <text:p text:style-name="P9"><text:s text:c="16"/><text:span text:style-name="T9">Integer</text:span> to, cost;</text:p>
      <text:p text:style-name="P21"/>
      <text:p text:style-name="P9"><text:s text:c="16"/><text:span text:style-name="T1">public</text:span> <text:span text:style-name="T8">Edge</text:span>(<text:span text:style-name="T9">Integer</text:span> toIn, <text:span text:style-name="T9">Integer</text:span> costIn) {</text:p>
      <text:p text:style-name="P9"><text:s text:c="24"/>to = toIn;</text:p>
      <text:p text:style-name="P9"><text:s text:c="24"/>cost = costIn;</text:p>
      <text:p text:style-name="P9"><text:soft-page-break/><text:s text:c="16"/>}</text:p>
      <text:p text:style-name="P21"/>
      <text:p text:style-name="P9"><text:s text:c="16"/>@Override</text:p>
      <text:p text:style-name="P9"><text:s text:c="16"/><text:span text:style-name="T1">public</text:span> <text:span text:style-name="T9">String</text:span> <text:span text:style-name="T8">toString</text:span>() {</text:p>
      <text:p text:style-name="P9"><text:s text:c="24"/><text:span text:style-name="T1">return</text:span> <text:span text:style-name="T12">"pair [to="</text:span> + to + <text:span text:style-name="T12">", cost="</text:span> + cost + <text:span text:style-name="T12">"]"</text:span>;</text:p>
      <text:p text:style-name="P9"><text:s text:c="16"/>}</text:p>
      <text:p text:style-name="P9"><text:s text:c="8"/>}</text:p>
      <text:p text:style-name="P21"/>
      <text:p text:style-name="P9"><text:s text:c="8"/><text:span text:style-name="T5">// ClASES END</text:span></text:p>
      <text:p text:style-name="P1">}</text:p>
      <text:p text:style-name="P22"/>
      <text:p text:style-name="P22"/>
      <text:p text:style-name="P22"/>
      <text:p text:style-name="P23">- MAX FLOW – DINIC</text:p>
      <text:p text:style-name="P22"/>
      <text:p text:style-name="P17">/*IMPORTANTE: Correr uno solo a la vez ya que se utiliza una matriz de cap global</text:p>
      <text:p text:style-name="P21"/>
      <text:p text:style-name="P20"><text:s/><text:span text:style-name="T3">// Graph in Figure 4.22.C</text:span></text:p>
      <text:p text:style-name="P20"><text:s/><text:span text:style-name="T3">5 1 0 6</text:span></text:p>
      <text:p text:style-name="P20"><text:s/><text:span text:style-name="T3">1 2 100 </text:span></text:p>
      <text:p text:style-name="P20"><text:s/><text:span text:style-name="T3">1 3 50</text:span></text:p>
      <text:p text:style-name="P20"><text:s/><text:span text:style-name="T3">2 4 5</text:span></text:p>
      <text:p text:style-name="P20"><text:s/><text:span text:style-name="T3">2 0 5</text:span></text:p>
      <text:p text:style-name="P20"><text:s/><text:span text:style-name="T3">3 4 100</text:span></text:p>
      <text:p text:style-name="P20"><text:s/><text:span text:style-name="T3">4 0 125</text:span></text:p>
      <text:p text:style-name="P20"><text:s/><text:span text:style-name="T3">R/MAX FLOW 60</text:span></text:p>
      <text:p text:style-name="P20"><text:s/><text:span text:style-name="T3">R/ MIN CUT</text:span></text:p>
      <text:p text:style-name="P20"><text:s/><text:span text:style-name="T3">60</text:span></text:p>
      <text:p text:style-name="P20"><text:s/><text:span text:style-name="T3">2 4</text:span></text:p>
      <text:p text:style-name="P20"><text:s/><text:span text:style-name="T3">2 5</text:span></text:p>
      <text:p text:style-name="P20"><text:s/><text:span text:style-name="T3">1 3</text:span></text:p>
      <text:p text:style-name="P20"><text:s/><text:span text:style-name="T3">R/ MULTI-SOURCE MULTI-SINK MAX FLOW(sources=1,2,3)</text:span></text:p>
      <text:p text:style-name="P20"><text:s/><text:span text:style-name="T3">110</text:span></text:p>
      <text:p text:style-name="P20"><text:s/><text:span text:style-name="T3">// Graph from the problem uva10480. sabotage </text:span></text:p>
      <text:p text:style-name="P20"><text:s/><text:span text:style-name="T3">5 0 1 8</text:span></text:p>
      <text:p text:style-name="P20"><text:s/><text:span text:style-name="T3">0 3 30</text:span></text:p>
      <text:p text:style-name="P20"><text:s/><text:span text:style-name="T3">0 2 70</text:span></text:p>
      <text:p text:style-name="P20"><text:s/><text:span text:style-name="T3">4 2 20</text:span></text:p>
      <text:p text:style-name="P20"><text:s/><text:span text:style-name="T3">3 2 5</text:span></text:p>
      <text:p text:style-name="P20"><text:s/><text:span text:style-name="T3">3 4 15</text:span></text:p>
      <text:p text:style-name="P20"><text:s/><text:span text:style-name="T3">4 1 10</text:span></text:p>
      <text:p text:style-name="P20"><text:s/><text:span text:style-name="T3">2 1 25</text:span></text:p>
      <text:p text:style-name="P20"><text:s/><text:span text:style-name="T3">1 3 50</text:span></text:p>
      <text:p text:style-name="P20"><text:s/><text:span text:style-name="T3">R/ MIN CUT</text:span></text:p>
      <text:p text:style-name="P20"><text:s/><text:span text:style-name="T3">35</text:span></text:p>
      <text:p text:style-name="P20"><text:s/><text:span text:style-name="T3">2 1</text:span></text:p>
      <text:p text:style-name="P20"><text:s/><text:span text:style-name="T3">4 1</text:span></text:p>
      <text:p text:style-name="P20"><text:s/><text:span text:style-name="T3">3 1</text:span></text:p>
      <text:p text:style-name="P20"><text:s/><text:span text:style-name="T3">//Grap Figure 4.25.B MAX INDEPEND PATHS</text:span></text:p>
      <text:p text:style-name="P20"><text:s/><text:span text:style-name="T3">7 0 6 11</text:span></text:p>
      <text:p text:style-name="P20"><text:s/><text:span text:style-name="T3">0 1 1</text:span></text:p>
      <text:p text:style-name="P20"><text:s/><text:span text:style-name="T3">0 2 1</text:span></text:p>
      <text:p text:style-name="P20"><text:s/><text:span text:style-name="T3">0 3 1</text:span></text:p>
      <text:p text:style-name="P20"><text:s/><text:span text:style-name="T3">1 3 1</text:span></text:p>
      <text:p text:style-name="P20"><text:s/><text:span text:style-name="T3">1 4 1</text:span></text:p>
      <text:p text:style-name="P20"><text:s/><text:span text:style-name="T3">2 3 1</text:span></text:p>
      <text:p text:style-name="P20"><text:s/><text:span text:style-name="T3">3 4 1</text:span></text:p>
      <text:p text:style-name="P20"><text:s/><text:span text:style-name="T3">3 6 1</text:span></text:p>
      <text:p text:style-name="P20"><text:s/><text:span text:style-name="T3">3 5 1</text:span></text:p>
      <text:p text:style-name="P20"><text:s/><text:span text:style-name="T3">4 6 1</text:span></text:p>
      <text:p text:style-name="P20"><text:s/><text:span text:style-name="T3">5 6 1</text:span></text:p>
      <text:p text:style-name="P20"><text:s/><text:span text:style-name="T3">R/3</text:span></text:p>
      <text:p text:style-name="P20"><text:s/><text:span text:style-name="T3">*/</text:span></text:p>
      <text:p text:style-name="P21"><text:span text:style-name="T14">public</text:span><text:span text:style-name="T13"> </text:span><text:span text:style-name="T14">class</text:span><text:span text:style-name="T13"> MaxFlow_Dinnic_YVariaciones {</text:span></text:p>
      <text:p text:style-name="P9"><text:s text:c="8"/><text:span text:style-name="T1">public</text:span> <text:span text:style-name="T6">static</text:span> <text:span text:style-name="T6">void</text:span> <text:span text:style-name="T8">main</text:span>(<text:span text:style-name="T9">String</text:span>[] args) {</text:p>
      <text:p text:style-name="P9"><text:s text:c="16"/><text:span text:style-name="T5">// read a graph into cap[][]</text:span></text:p>
      <text:p text:style-name="P9"><text:s text:c="16"/><text:span text:style-name="T1">for</text:span> (<text:span text:style-name="T6">int</text:span> i = <text:span text:style-name="T10">0</text:span>; i &lt; MAX_V; i++) {</text:p>
      <text:p text:style-name="P9"><text:s text:c="24"/>deg[i] = <text:span text:style-name="T10">0</text:span>;</text:p>
      <text:p text:style-name="P9"><text:s text:c="24"/><text:span text:style-name="T1">for</text:span> (<text:span text:style-name="T6">int</text:span> j = <text:span text:style-name="T10">0</text:span>; j &lt; MAX_V; j++) {</text:p>
      <text:p text:style-name="P9"><text:s text:c="32"/>cap[i][j] = <text:span text:style-name="T10">0</text:span>;</text:p>
      <text:p text:style-name="P9"><text:s text:c="24"/>}</text:p>
      <text:p text:style-name="P9"><text:s text:c="16"/>}</text:p>
      <text:p text:style-name="P9"><text:s text:c="16"/><text:span text:style-name="T9">Scanner</text:span> sc = <text:span text:style-name="T1">new</text:span> <text:span text:style-name="T9">Scanner</text:span>(<text:span text:style-name="T9">System</text:span>.<text:span text:style-name="T8">in</text:span>);</text:p>
      <text:p text:style-name="P9"><text:s text:c="16"/><text:span text:style-name="T6">int</text:span> E;</text:p>
      <text:p text:style-name="P9"><text:s text:c="16"/>V = sc.<text:span text:style-name="T8">nextInt</text:span>();</text:p>
      <text:p text:style-name="P9"><text:s text:c="16"/>s = sc.<text:span text:style-name="T8">nextInt</text:span>();</text:p>
      <text:p text:style-name="P9"><text:s text:c="16"/>t = sc.<text:span text:style-name="T8">nextInt</text:span>();</text:p>
      <text:p text:style-name="P9"><text:s text:c="16"/>E = sc.<text:span text:style-name="T8">nextInt</text:span>();</text:p>
      <text:p text:style-name="P9"><text:s text:c="16"/><text:span text:style-name="T1">for</text:span> (<text:span text:style-name="T6">int</text:span> i = <text:span text:style-name="T10">0</text:span>; i &lt; E; i++) {</text:p>
      <text:p text:style-name="P9"><text:s text:c="24"/><text:span text:style-name="T6">int</text:span> from, to, c;</text:p>
      <text:p text:style-name="P9"><text:s text:c="24"/>from = sc.<text:span text:style-name="T8">nextInt</text:span>();</text:p>
      <text:p text:style-name="P9"><text:s text:c="24"/>to = sc.<text:span text:style-name="T8">nextInt</text:span>();</text:p>
      <text:p text:style-name="P9"><text:s text:c="24"/>c = sc.<text:span text:style-name="T8">nextInt</text:span>();</text:p>
      <text:p text:style-name="P9"><text:s text:c="24"/>cap[from][to] = c;</text:p>
      <text:p text:style-name="P9"><text:s text:c="24"/>Adj[from][deg[from]++] = to;</text:p>
      <text:p text:style-name="P9"><text:s text:c="24"/>Adj[to][deg[to]++] = from;<text:span text:style-name="T5">// para mantener la correctitud siempre</text:span></text:p>
      <text:p text:style-name="P9"><text:s text:c="80"/><text:span text:style-name="T5">// conectar asi, la direcion la da cap</text:span></text:p>
      <text:p text:style-name="P9"><text:s text:c="16"/>}</text:p>
      <text:p text:style-name="P21"/>
      <text:p text:style-name="P9"><text:s text:c="16"/><text:span text:style-name="T5">// MAX FLOW</text:span></text:p>
      <text:p text:style-name="P21"/>
      <text:p text:style-name="P9"><text:s text:c="16"/><text:span text:style-name="T5">// MUY IMPORTANTE:</text:span></text:p>
      <text:p text:style-name="P9"><text:s text:c="16"/><text:span text:style-name="T5">// -LOS INDICES QUE MANEJA EL ALGORITMO PARA LOS VERTICES SON DESDE 0</text:span></text:p>
      <text:p text:style-name="P9"><text:s text:c="16"/><text:span text:style-name="T5">// POR EL FOR QUE SE UTILIZA PARA ENCONTRAR Y PUSH EL FLOW</text:span></text:p>
      <text:p text:style-name="P9"><text:s text:c="16"/><text:span text:style-name="T5">// System.out.printf("%d\n", dinic());</text:span></text:p>
      <text:p text:style-name="P21"/>
      <text:p text:style-name="P9"><text:s text:c="16"/><text:span text:style-name="T5">// MAX FLOW END</text:span></text:p>
      <text:p text:style-name="P21"/>
      <text:p text:style-name="P9"><text:s text:c="16"/><text:span text:style-name="T5">// MAX FLOW MIN CUT</text:span></text:p>
      <text:p text:style-name="P21"/>
      <text:p text:style-name="P9"><text:s text:c="16"/><text:span text:style-name="T5">// MUY IMPORTANTE:</text:span></text:p>
      <text:p text:style-name="P9"><text:s text:c="16"/><text:span text:style-name="T5">// -LOS INDICES QUE MANEJA EL ALGORITMO PARA LOS VERTICES SON DESDE 0</text:span></text:p>
      <text:p text:style-name="P9"><text:s text:c="16"/><text:span text:style-name="T5">// POR EL FOR QUE SE UTILIZA PARA ENCONTRAR Y PUSH EL FLOW</text:span></text:p>
      <text:p text:style-name="P9"><text:s text:c="16"/><text:span text:style-name="T5">// System.out.printf("%d\n", dinic());</text:span></text:p>
      <text:p text:style-name="P9"><text:s text:c="16"/><text:span text:style-name="T5">// minCut.clear();</text:span></text:p>
      <text:p text:style-name="P9"><text:s text:c="16"/><text:span text:style-name="T5">// Arrays.fill(dfs_num, DFS_WHITE);// reinicio a no visitado</text:span></text:p>
      <text:p text:style-name="P9"><text:s text:c="16"/><text:span text:style-name="T5">// dfs(s);</text:span></text:p>
      <text:p text:style-name="P9"><text:s text:c="16"/><text:span text:style-name="T5">// for (Edge e : minCut) {</text:span></text:p>
      <text:p text:style-name="P9"><text:s text:c="16"/><text:span text:style-name="T5">// if (dfs_num[e.to] == DFS_WHITE) {// son u,v donde u e S y v e T,</text:span></text:p>
      <text:p text:style-name="P9"><text:s text:c="16"/><text:span text:style-name="T5">// // osea cap[u][v]=usada y v</text:span></text:p>
      <text:p text:style-name="P9"><text:s text:c="16"/><text:span text:style-name="T5">// // no e a S</text:span></text:p>
      <text:p text:style-name="P9"><text:soft-page-break/><text:s text:c="16"/><text:span text:style-name="T5">// System.out.printf("%d %d\n", e.from, e.to);</text:span></text:p>
      <text:p text:style-name="P9"><text:s text:c="16"/><text:span text:style-name="T5">// }</text:span></text:p>
      <text:p text:style-name="P9"><text:s text:c="16"/><text:span text:style-name="T5">// }</text:span></text:p>
      <text:p text:style-name="P21"/>
      <text:p text:style-name="P9"><text:s text:c="16"/><text:span text:style-name="T5">// MAX FLOW MIN CUT END</text:span></text:p>
      <text:p text:style-name="P21"/>
      <text:p text:style-name="P9"><text:s text:c="16"/><text:span text:style-name="T5">// MAX FLOW MULTI SOURCE MULTI SINK</text:span></text:p>
      <text:p text:style-name="P21"/>
      <text:p text:style-name="P9"><text:s text:c="16"/><text:span text:style-name="T5">// MUY IMPORTANTE:</text:span></text:p>
      <text:p text:style-name="P9"><text:s text:c="16"/><text:span text:style-name="T5">// -LOS INDICES QUE MANEJA EL ALGORITMO PARA LOS VERTICES SON DESDE 0</text:span></text:p>
      <text:p text:style-name="P9"><text:s text:c="16"/><text:span text:style-name="T5">// POR EL FOR QUE SE UTILIZA PARA ENCONTRAR Y PUSH EL FLOW</text:span></text:p>
      <text:p text:style-name="P9"><text:s text:c="16"/><text:span text:style-name="T5">// ArrayList&lt;Integer&gt; sources = new ArrayList&lt;Integer&gt;(MAX_V);</text:span></text:p>
      <text:p text:style-name="P9"><text:s text:c="16"/><text:span text:style-name="T5">// ArrayList&lt;Integer&gt; sinks = new ArrayList&lt;Integer&gt;(MAX_V);</text:span></text:p>
      <text:p text:style-name="P9"><text:s text:c="16"/><text:span text:style-name="T5">// sources.add(s);// DEPENDE DEL PROBLEMA LOS SOURCE Y LOS SINK</text:span></text:p>
      <text:p text:style-name="P9"><text:s text:c="16"/><text:span text:style-name="T5">// sources.add(2);</text:span></text:p>
      <text:p text:style-name="P9"><text:s text:c="16"/><text:span text:style-name="T5">// sources.add(3);</text:span></text:p>
      <text:p text:style-name="P9"><text:s text:c="16"/><text:span text:style-name="T5">// sinks.add(t);</text:span></text:p>
      <text:p text:style-name="P9"><text:s text:c="16"/><text:span text:style-name="T5">// // IMPORTANTE TENER EN CUENTA TENER UN MAX_V MAS GRANDE LO QUE SE</text:span></text:p>
      <text:p text:style-name="P9"><text:s text:c="16"/><text:span text:style-name="T5">// // NECESITA(7 como siempre) PARA PODER PORNER EL sS Y EL sT EN LOS</text:span></text:p>
      <text:p text:style-name="P9"><text:s text:c="16"/><text:span text:style-name="T5">// // ULTIMO</text:span></text:p>
      <text:p text:style-name="P9"><text:s text:c="16"/><text:span text:style-name="T5">// int sS = s = V + 1;</text:span></text:p>
      <text:p text:style-name="P9"><text:s text:c="16"/><text:span text:style-name="T5">// int sT = t = V + 2;</text:span></text:p>
      <text:p text:style-name="P9"><text:s text:c="16"/><text:span text:style-name="T5">// V = V + 7;</text:span></text:p>
      <text:p text:style-name="P9"><text:s text:c="16"/><text:span text:style-name="T5">// for (Integer i : sources) {</text:span></text:p>
      <text:p text:style-name="P9"><text:s text:c="16"/><text:span text:style-name="T5">// cap[s][i] = INF;</text:span></text:p>
      <text:p text:style-name="P9"><text:s text:c="16"/><text:span text:style-name="T5">// Adj[s][deg[s]++] = i;</text:span></text:p>
      <text:p text:style-name="P9"><text:s text:c="16"/><text:span text:style-name="T5">// Adj[i][deg[i]++] = s;</text:span></text:p>
      <text:p text:style-name="P9"><text:s text:c="16"/><text:span text:style-name="T5">// }</text:span></text:p>
      <text:p text:style-name="P9"><text:s text:c="16"/><text:span text:style-name="T5">// for (Integer i : sinks) {</text:span></text:p>
      <text:p text:style-name="P9"><text:s text:c="16"/><text:span text:style-name="T5">// cap[i][t] = INF;</text:span></text:p>
      <text:p text:style-name="P9"><text:s text:c="16"/><text:span text:style-name="T5">// Adj[t][deg[t]++] = i;</text:span></text:p>
      <text:p text:style-name="P9"><text:s text:c="16"/><text:span text:style-name="T5">// Adj[i][deg[i]++] = t;</text:span></text:p>
      <text:p text:style-name="P9"><text:s text:c="16"/><text:span text:style-name="T5">// }</text:span></text:p>
      <text:p text:style-name="P9"><text:s text:c="16"/><text:span text:style-name="T5">// System.out.printf("%d\n", dinic());</text:span></text:p>
      <text:p text:style-name="P21"/>
      <text:p text:style-name="P9"><text:s text:c="16"/><text:span text:style-name="T5">// MAX FLOW MULTI SOURCE MULTI SINK END</text:span></text:p>
      <text:p text:style-name="P21"/>
      <text:p text:style-name="P9"><text:s text:c="16"/><text:span text:style-name="T5">// MAX EDGE DISJOINT PATHS</text:span></text:p>
      <text:p text:style-name="P21"/>
      <text:p text:style-name="P9"><text:s text:c="16"/><text:span text:style-name="T5">// Solo todas las capacidades son 1.</text:span></text:p>
      <text:p text:style-name="P9"><text:s text:c="16"/><text:span text:style-name="T5">// MUY IMPORTANTE:</text:span></text:p>
      <text:p text:style-name="P9"><text:s text:c="16"/><text:span text:style-name="T5">// -LOS INDICES QUE MANEJA EL ALGORITMO PARA LOS VERTICES SON DESDE 0</text:span></text:p>
      <text:p text:style-name="P9"><text:s text:c="16"/><text:span text:style-name="T5">// POR EL FOR QUE SE UTILIZA PARA ENCONTRAR Y PUSH EL FLOW</text:span></text:p>
      <text:p text:style-name="P9"><text:s text:c="16"/><text:span text:style-name="T5">// System.out.printf("%d\n", dinic());</text:span></text:p>
      <text:p text:style-name="P21"/>
      <text:p text:style-name="P9"><text:s text:c="16"/><text:span text:style-name="T5">// MAX EDGE DISJOINT PATHS END</text:span></text:p>
      <text:p text:style-name="P21"/>
      <text:p text:style-name="P9"><text:s text:c="16"/><text:span text:style-name="T5">// MIN COST MAX FLOW</text:span></text:p>
      <text:p text:style-name="P9"><text:s text:c="16"/><text:span text:style-name="T5">// Esta en su propio archivo MaxFlow_MinCost.java</text:span></text:p>
      <text:p text:style-name="P9"><text:s text:c="16"/><text:span text:style-name="T5">// MIN COST MAX FLOW END</text:span></text:p>
      <text:p text:style-name="P9"><text:s text:c="8"/>}</text:p>
      <text:p text:style-name="P21"/>
      <text:p text:style-name="P9"><text:s text:c="8"/><text:span text:style-name="T5">// DINIC MAX FLOW</text:span></text:p>
      <text:p text:style-name="P21"/>
      <text:p text:style-name="P9"><text:s text:c="8"/><text:span text:style-name="T5">// the maximum number of vertices</text:span></text:p>
      <text:p text:style-name="P9"><text:s text:c="8"/><text:span text:style-name="T6">static</text:span> <text:span text:style-name="T6">int</text:span> MAX_V = <text:span text:style-name="T10">1024</text:span>;</text:p>
      <text:p text:style-name="P21"/>
      <text:p text:style-name="P9"><text:s text:c="8"/><text:span text:style-name="T5">// adjacency matrix (fill this up)</text:span></text:p>
      <text:p text:style-name="P9"><text:s text:c="8"/><text:span text:style-name="T5">// If you fill adj[][] yourself, make sure to include both u-&gt;v and v-&gt;u.</text:span></text:p>
      <text:p text:style-name="P9"><text:s text:c="8"/><text:span text:style-name="T6">static</text:span> <text:span text:style-name="T6">int</text:span>[][] cap = <text:span text:style-name="T1">new</text:span> <text:span text:style-name="T6">int</text:span>[MAX_V][MAX_V], Adj = <text:span text:style-name="T1">new</text:span> <text:span text:style-name="T6">int</text:span>[MAX_V][MAX_V];</text:p>
      <text:p text:style-name="P9"><text:s text:c="8"/><text:span text:style-name="T6">static</text:span> <text:span text:style-name="T6">int</text:span>[] deg = <text:span text:style-name="T1">new</text:span> <text:span text:style-name="T6">int</text:span>[MAX_V];</text:p>
      <text:p text:style-name="P21"/>
      <text:p text:style-name="P9"><text:s text:c="8"/><text:span text:style-name="T5">// BFS stuff</text:span></text:p>
      <text:p text:style-name="P9"><text:s text:c="8"/><text:span text:style-name="T6">static</text:span> <text:span text:style-name="T6">int</text:span>[] q = <text:span text:style-name="T1">new</text:span> <text:span text:style-name="T6">int</text:span>[MAX_V * MAX_V + <text:span text:style-name="T10">7</text:span>], prev = <text:span text:style-name="T1">new</text:span> <text:span text:style-name="T6">int</text:span>[MAX_V];<text:span text:style-name="T5">// q es</text:span></text:p>
      <text:p text:style-name="P9"><text:s text:c="144"/><text:span text:style-name="T5">// el</text:span></text:p>
      <text:p text:style-name="P9"><text:s text:c="144"/><text:span text:style-name="T5">// queue</text:span></text:p>
      <text:p text:style-name="P9"><text:s text:c="8"/><text:span text:style-name="T6">static</text:span> <text:span text:style-name="T6">int</text:span> V, s, t, flow;</text:p>
      <text:p text:style-name="P21"/>
      <text:p text:style-name="P9"><text:s text:c="8"/><text:span text:style-name="T6">static</text:span> <text:span text:style-name="T6">int</text:span> <text:span text:style-name="T8">dinic</text:span>() {</text:p>
      <text:p text:style-name="P9"><text:s text:c="16"/>flow = <text:span text:style-name="T10">0</text:span>;</text:p>
      <text:p text:style-name="P21"/>
      <text:p text:style-name="P9"><text:s text:c="16"/><text:span text:style-name="T1">while</text:span> (<text:span text:style-name="T1">true</text:span>) {</text:p>
      <text:p text:style-name="P9"><text:s text:c="24"/><text:span text:style-name="T5">// find an augmenting path</text:span></text:p>
      <text:p text:style-name="P9"><text:s text:c="24"/><text:span text:style-name="T9">Arrays</text:span>.<text:span text:style-name="T8">fill</text:span>(prev, -<text:span text:style-name="T10">1</text:span>);</text:p>
      <text:p text:style-name="P9"><text:s text:c="24"/><text:span text:style-name="T6">int</text:span> qf = <text:span text:style-name="T10">0</text:span>, qb = <text:span text:style-name="T10">0</text:span>;<text:span text:style-name="T5">// queue front y back</text:span></text:p>
      <text:p text:style-name="P9"><text:s text:c="24"/>prev[q[qb++] = s] = -<text:span text:style-name="T10">2</text:span>;</text:p>
      <text:p text:style-name="P9"><text:s text:c="24"/><text:span text:style-name="T1">while</text:span> (qb &gt; qf) {<text:span text:style-name="T5">// q not empty, y no hemos llegado</text:span></text:p>
      <text:p text:style-name="P9"><text:s text:c="64"/><text:span text:style-name="T5">// a t</text:span></text:p>
      <text:p text:style-name="P9"><text:s text:c="32"/><text:span text:style-name="T6">int</text:span> u = q[qf++];</text:p>
      <text:p text:style-name="P9"><text:s text:c="32"/><text:span text:style-name="T1">if</text:span> (u == t) {</text:p>
      <text:p text:style-name="P9"><text:s text:c="40"/><text:span text:style-name="T1">continue</text:span>;</text:p>
      <text:p text:style-name="P9"><text:s text:c="32"/>}</text:p>
      <text:p text:style-name="P9"><text:s text:c="32"/><text:span text:style-name="T1">for</text:span> (<text:span text:style-name="T6">int</text:span> i = <text:span text:style-name="T10">0</text:span>, v; i &lt; deg[u]; i++) {</text:p>
      <text:p text:style-name="P9"><text:s text:c="40"/><text:span text:style-name="T1">if</text:span> (prev[v = Adj[u][i]] == -<text:span text:style-name="T10">1</text:span> &amp;&amp; cap[u][v] != <text:span text:style-name="T10">0</text:span>) { <text:span text:style-name="T5">// v=act,</text:span></text:p>
      <text:p text:style-name="P9"><text:s text:c="48"/>prev[q[qb++] = v] = u;</text:p>
      <text:p text:style-name="P9"><text:s text:c="40"/>}</text:p>
      <text:p text:style-name="P9"><text:s text:c="32"/>}</text:p>
      <text:p text:style-name="P9"><text:s text:c="24"/>}</text:p>
      <text:p text:style-name="P21"/>
      <text:p text:style-name="P9"><text:s text:c="24"/><text:span text:style-name="T5">// see if we're done</text:span></text:p>
      <text:p text:style-name="P9"><text:s text:c="24"/><text:span text:style-name="T1">if</text:span> (prev[t] == -<text:span text:style-name="T10">1</text:span>)</text:p>
      <text:p text:style-name="P9"><text:s text:c="32"/><text:span text:style-name="T1">break</text:span>;</text:p>
      <text:p text:style-name="P21"/>
      <text:p text:style-name="P9"><text:s text:c="24"/><text:span text:style-name="T5">// try finding more paths</text:span></text:p>
      <text:p text:style-name="P9"><text:s text:c="24"/><text:span text:style-name="T1">for</text:span> (<text:span text:style-name="T6">int</text:span> z = <text:span text:style-name="T10">0</text:span>; z &lt; V; z++) {</text:p>
      <text:p text:style-name="P9"><text:s text:c="32"/><text:span text:style-name="T1">if</text:span> (cap[z][t] != <text:span text:style-name="T10">0</text:span> &amp;&amp; prev[z] != -<text:span text:style-name="T10">1</text:span>) {</text:p>
      <text:p text:style-name="P9"><text:s text:c="40"/><text:span text:style-name="T6">int</text:span> bot = cap[z][t];</text:p>
      <text:p text:style-name="P9"><text:s text:c="40"/><text:span text:style-name="T1">for</text:span> (<text:span text:style-name="T6">int</text:span> v = z, u = prev[v]; u &gt;= <text:span text:style-name="T10">0</text:span>; v = u, u = prev[v]) {<text:span text:style-name="T5">// busco</text:span></text:p>
      <text:p text:style-name="P9"><text:s text:c="48"/>bot = <text:span text:style-name="T9">Math</text:span>.<text:span text:style-name="T8">min</text:span>(cap[u][v], bot);<text:span text:style-name="T5">// el maximo que se</text:span></text:p>
      <text:p text:style-name="P9"><text:s text:c="112"/><text:span text:style-name="T5">// puede mandar=f</text:span></text:p>
      <text:p text:style-name="P9"><text:s text:c="40"/>}</text:p>
      <text:p text:style-name="P21"/>
      <text:p text:style-name="P9"><text:s text:c="40"/><text:span text:style-name="T1">if</text:span> (bot == <text:span text:style-name="T10">0</text:span>) {</text:p>
      <text:p text:style-name="P9"><text:s text:c="48"/><text:span text:style-name="T1">continue</text:span>;</text:p>
      <text:p text:style-name="P9"><text:s text:c="40"/>}</text:p>
      <text:p text:style-name="P21"/>
      <text:p text:style-name="P9"><text:s text:c="40"/>cap[z][t] -= bot;</text:p>
      <text:p text:style-name="P9"><text:s text:c="40"/>cap[t][z] += bot;</text:p>
      <text:p text:style-name="P9"><text:soft-page-break/><text:s text:c="40"/><text:span text:style-name="T1">for</text:span> (<text:span text:style-name="T6">int</text:span> v = z, u = prev[v]; u &gt;= <text:span text:style-name="T10">0</text:span>; v = u, u = prev[v]) {</text:p>
      <text:p text:style-name="P9"><text:s text:c="48"/>cap[u][v] -= bot;<text:span text:style-name="T5">// y lo mando.</text:span></text:p>
      <text:p text:style-name="P9"><text:s text:c="48"/>cap[v][u] += bot;</text:p>
      <text:p text:style-name="P9"><text:s text:c="40"/>}</text:p>
      <text:p text:style-name="P9"><text:s text:c="40"/>flow += bot;</text:p>
      <text:p text:style-name="P9"><text:s text:c="32"/>}</text:p>
      <text:p text:style-name="P9"><text:s text:c="24"/>}</text:p>
      <text:p text:style-name="P9"><text:s text:c="16"/>}</text:p>
      <text:p text:style-name="P9"><text:s text:c="16"/><text:span text:style-name="T1">return</text:span> flow;</text:p>
      <text:p text:style-name="P9"><text:s text:c="8"/>}</text:p>
      <text:p text:style-name="P21"/>
      <text:p text:style-name="P9"><text:s text:c="8"/><text:span text:style-name="T5">// DINIC MAX FLOW END</text:span></text:p>
      <text:p text:style-name="P21"/>
      <text:p text:style-name="P9"><text:s text:c="8"/><text:span text:style-name="T5">// DINIC MAX FLOW MIN CUT</text:span></text:p>
      <text:p text:style-name="P21"/>
      <text:p text:style-name="P9"><text:s text:c="8"/><text:span text:style-name="T5">// DINIC COPIARLO DE ARRIBA TAL CUAL</text:span></text:p>
      <text:p text:style-name="P9"><text:s text:c="8"/><text:span text:style-name="T6">static</text:span> <text:span text:style-name="T6">int</text:span> INF = <text:span text:style-name="T10">1000000000</text:span>;</text:p>
      <text:p text:style-name="P9"><text:s text:c="8"/><text:span text:style-name="T6">static</text:span> <text:span text:style-name="T9">ArrayList</text:span>&lt;Edge&gt; minCut = <text:span text:style-name="T1">new</text:span> <text:span text:style-name="T9">ArrayList</text:span>&lt;Edge&gt;(MAX_V);</text:p>
      <text:p text:style-name="P21"/>
      <text:p text:style-name="P9"><text:s text:c="8"/><text:span text:style-name="T6">static</text:span> <text:span text:style-name="T1">class</text:span> Edge {</text:p>
      <text:p text:style-name="P9"><text:s text:c="16"/><text:span text:style-name="T6">int</text:span> from, to, cost;</text:p>
      <text:p text:style-name="P21"/>
      <text:p text:style-name="P9"><text:s text:c="16"/><text:span text:style-name="T8">Edge</text:span>(<text:span text:style-name="T6">int</text:span> from, <text:span text:style-name="T6">int</text:span> to, <text:span text:style-name="T6">int</text:span> cost) {</text:p>
      <text:p text:style-name="P9"><text:s text:c="24"/><text:span text:style-name="T1">this</text:span>.<text:span text:style-name="T8">from</text:span> = from;</text:p>
      <text:p text:style-name="P9"><text:s text:c="24"/><text:span text:style-name="T1">this</text:span>.<text:span text:style-name="T8">to</text:span> = to;</text:p>
      <text:p text:style-name="P9"><text:s text:c="24"/><text:span text:style-name="T1">this</text:span>.<text:span text:style-name="T8">cost</text:span> = cost;</text:p>
      <text:p text:style-name="P9"><text:s text:c="16"/>}</text:p>
      <text:p text:style-name="P21"/>
      <text:p text:style-name="P9"><text:s text:c="8"/>}</text:p>
      <text:p text:style-name="P21"/>
      <text:p text:style-name="P9"><text:s text:c="8"/><text:span text:style-name="T6">static</text:span> <text:span text:style-name="T6">final</text:span> <text:span text:style-name="T6">int</text:span> DFS_WHITE = -<text:span text:style-name="T10">1</text:span>;</text:p>
      <text:p text:style-name="P9"><text:s text:c="8"/><text:span text:style-name="T6">static</text:span> <text:span text:style-name="T6">final</text:span> <text:span text:style-name="T6">int</text:span> DFS_BLACK = <text:span text:style-name="T10">1</text:span>;</text:p>
      <text:p text:style-name="P9"><text:s text:c="8"/><text:span text:style-name="T6">static</text:span> <text:span text:style-name="T6">int</text:span>[] dfs_num = <text:span text:style-name="T1">new</text:span> <text:span text:style-name="T6">int</text:span>[MAX_V]; <text:span text:style-name="T5">// this variable has to be global, we</text:span></text:p>
      <text:p text:style-name="P9"><text:s text:c="88"/><text:span text:style-name="T5">// cannot put it in</text:span></text:p>
      <text:p text:style-name="P21"/>
      <text:p text:style-name="P9"><text:s text:c="8"/><text:span text:style-name="T5">/* A call of dfs(u) visits only vertices connected to u */</text:span></text:p>
      <text:p text:style-name="P9"><text:s text:c="8"/><text:span text:style-name="T6">static</text:span> <text:span text:style-name="T6">void</text:span> <text:span text:style-name="T8">dfs</text:span>(<text:span text:style-name="T6">int</text:span> u) { <text:span text:style-name="T5">// DFS for normal usage: as graph traversal</text:span></text:p>
      <text:p text:style-name="P9"><text:s text:c="64"/><text:span text:style-name="T5">// algorithm</text:span></text:p>
      <text:p text:style-name="P9"><text:s text:c="16"/>dfs_num[u] = DFS_BLACK; <text:span text:style-name="T5">// important step: we mark this vertex as</text:span></text:p>
      <text:p text:style-name="P9"><text:s text:c="64"/><text:span text:style-name="T5">// visited</text:span></text:p>
      <text:p text:style-name="P9"><text:s text:c="16"/><text:span text:style-name="T1">for</text:span> (<text:span text:style-name="T6">int</text:span> j = <text:span text:style-name="T10">0</text:span>; j &lt; deg[u]; j++) {</text:p>
      <text:p text:style-name="P9"><text:s text:c="24"/><text:span text:style-name="T6">int</text:span> v = Adj[u][j]; <text:span text:style-name="T5">// v is a (neighbor,</text:span></text:p>
      <text:p text:style-name="P9"><text:s text:c="64"/><text:span text:style-name="T5">// weight) pair</text:span></text:p>
      <text:p text:style-name="P9"><text:s text:c="24"/><text:span text:style-name="T1">if</text:span> (dfs_num[v] == DFS_WHITE) { <text:span text:style-name="T5">// important check to avoid</text:span></text:p>
      <text:p text:style-name="P9"><text:s text:c="88"/><text:span text:style-name="T5">// cycle</text:span></text:p>
      <text:p text:style-name="P9"><text:s text:c="32"/><text:span text:style-name="T1">if</text:span> (cap[u][v] &lt;= <text:span text:style-name="T10">0</text:span>) {</text:p>
      <text:p text:style-name="P9"><text:s text:c="40"/>minCut.<text:span text:style-name="T8">add</text:span>(<text:span text:style-name="T1">new</text:span> <text:span text:style-name="T8">Edge</text:span>(u, v, cap[u][v]));</text:p>
      <text:p text:style-name="P9"><text:s text:c="32"/>} <text:span text:style-name="T1">else</text:span> {</text:p>
      <text:p text:style-name="P9"><text:s text:c="40"/><text:span text:style-name="T8">dfs</text:span>(v); <text:span text:style-name="T5">// recursively visits unvisited neighbors v of</text:span></text:p>
      <text:p text:style-name="P9"><text:s text:c="40"/><text:span text:style-name="T5">// vertex u</text:span></text:p>
      <text:p text:style-name="P9"><text:s text:c="32"/>}</text:p>
      <text:p text:style-name="P9"><text:s text:c="24"/>}</text:p>
      <text:p text:style-name="P9"><text:s text:c="16"/>}</text:p>
      <text:p text:style-name="P9"><text:s text:c="8"/>}</text:p>
      <text:p text:style-name="P21"/>
      <text:p text:style-name="P9"><text:s text:c="8"/><text:span text:style-name="T5">// DINIC MAX FLOW MIN CUT END</text:span></text:p>
      <text:p text:style-name="P21"/>
      <text:p text:style-name="P1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- Max Flow Ford Fulkerson</text:p>
      <text:p text:style-name="P23"/>
      <text:p text:style-name="P11"><text:span text:style-name="T6">const</text:span> <text:span text:style-name="T6">int</text:span> MAXN = <text:span text:style-name="T10">100</text:span> + <text:span text:style-name="T10">10</text:span>;</text:p>
      <text:p text:style-name="P21"/>
      <text:p text:style-name="P9"><text:span text:style-name="T6">int</text:span> source, sink, N, E, m, w;</text:p>
      <text:p text:style-name="P9"><text:span text:style-name="T6">int</text:span> capacity[MAXN][MAXN], parent[MAXN];</text:p>
      <text:p text:style-name="P9">vector&lt; vector&lt;<text:span text:style-name="T6">int</text:span>&gt; &gt; G;</text:p>
      <text:p text:style-name="P9"><text:span text:style-name="T6">bool</text:span> visited[MAXN];</text:p>
      <text:p text:style-name="P21"/>
      <text:p text:style-name="P9"><text:span text:style-name="T1">struct</text:span> State {</text:p>
      <text:p text:style-name="P9"><text:s text:c="4"/><text:span text:style-name="T6">int</text:span> v, priority, from;</text:p>
      <text:p text:style-name="P9"><text:s text:c="4"/>State(<text:span text:style-name="T6">int</text:span> i, <text:span text:style-name="T6">int</text:span> p, <text:span text:style-name="T6">int</text:span> f) : v(i), priority(p), from(f) {}</text:p>
      <text:p text:style-name="P9"><text:s text:c="4"/><text:span text:style-name="T6">bool</text:span> <text:span text:style-name="T1">operator</text:span> &gt;(<text:span text:style-name="T6">const</text:span> State b) <text:span text:style-name="T6">const</text:span> {</text:p>
      <text:p text:style-name="P9"><text:s text:c="8"/><text:span text:style-name="T1">return</text:span> priority &gt; b.priority;</text:p>
      <text:p text:style-name="P9"><text:s text:c="4"/>}</text:p>
      <text:p text:style-name="P9"><text:s text:c="4"/><text:span text:style-name="T6">bool</text:span> <text:span text:style-name="T1">operator</text:span> &lt;(<text:span text:style-name="T6">const</text:span> State b) <text:span text:style-name="T6">const</text:span> {</text:p>
      <text:p text:style-name="P9"><text:s text:c="8"/><text:span text:style-name="T1">return</text:span> priority &lt; b.priority;</text:p>
      <text:p text:style-name="P9"><text:s text:c="4"/>}</text:p>
      <text:p text:style-name="P9">};</text:p>
      <text:p text:style-name="P21"/>
      <text:p text:style-name="P17">// Calculate augmenting path with PFS (Dijkstra modified)</text:p>
      <text:p text:style-name="P9"><text:span text:style-name="T6">int</text:span> pfs() {</text:p>
      <text:p text:style-name="P9"><text:s text:c="4"/>priority_queue&lt;State&gt; PQ;</text:p>
      <text:p text:style-name="P9"><text:s text:c="4"/>memset(visited, <text:span text:style-name="T10">0</text:span>, <text:span text:style-name="T1">sizeof</text:span>(visited));</text:p>
      <text:p text:style-name="P9"><text:s text:c="4"/>memset(parent, -<text:span text:style-name="T10">1</text:span>, <text:span text:style-name="T1">sizeof</text:span>(parent));</text:p>
      <text:p text:style-name="P21"/>
      <text:p text:style-name="P9"><text:s text:c="4"/>PQ.push(State(source, INF, -<text:span text:style-name="T10">1</text:span>));</text:p>
      <text:p text:style-name="P21"/>
      <text:p text:style-name="P9"><text:s text:c="4"/><text:span text:style-name="T6">int</text:span> path_capacity = <text:span text:style-name="T10">0</text:span>;</text:p>
      <text:p text:style-name="P9"><text:s text:c="4"/><text:span text:style-name="T6">int</text:span> where, next, cost;</text:p>
      <text:p text:style-name="P21"/>
      <text:p text:style-name="P9"><text:s text:c="4"/><text:span text:style-name="T1">while</text:span>(!PQ.empty()) {</text:p>
      <text:p text:style-name="P9"><text:s text:c="8"/>State u = PQ.top();</text:p>
      <text:p text:style-name="P9"><text:s text:c="8"/>PQ.pop();</text:p>
      <text:p text:style-name="P9"><text:s text:c="8"/>where = u.v, cost = u.priority;</text:p>
      <text:p text:style-name="P21"/>
      <text:p text:style-name="P9"><text:s text:c="8"/><text:span text:style-name="T1">if</text:span>(visited[where]) <text:span text:style-name="T1">continue</text:span>;</text:p>
      <text:p text:style-name="P9"><text:s text:c="8"/>parent[where] = u.from;</text:p>
      <text:p text:style-name="P21"/>
      <text:p text:style-name="P9"><text:s text:c="8"/><text:span text:style-name="T1">if</text:span>(where == sink) {</text:p>
      <text:p text:style-name="P9"><text:s text:c="12"/>path_capacity = cost;</text:p>
      <text:p text:style-name="P9"><text:s text:c="12"/><text:span text:style-name="T1">break</text:span>;</text:p>
      <text:p text:style-name="P9"><text:soft-page-break/><text:s text:c="8"/>}</text:p>
      <text:p text:style-name="P21"/>
      <text:p text:style-name="P9"><text:s text:c="8"/>visited[where] = <text:span text:style-name="T1">true</text:span>;</text:p>
      <text:p text:style-name="P9"><text:s text:c="8"/>REP(next, <text:span text:style-name="T10">0</text:span>, N) {</text:p>
      <text:p text:style-name="P9"><text:s text:c="12"/><text:span text:style-name="T5">//REP(i, 0, G[where].size()) {</text:span></text:p>
      <text:p text:style-name="P9"><text:s text:c="12"/><text:span text:style-name="T5">// <text:s/>next = G[where][i];</text:span></text:p>
      <text:p text:style-name="P9"><text:s text:c="12"/><text:span text:style-name="T1">if</text:span>(capacity[where][next] &gt; <text:span text:style-name="T10">0</text:span>) {</text:p>
      <text:p text:style-name="P9"><text:s text:c="16"/><text:span text:style-name="T6">int</text:span> new_cost = min(cost, capacity[where][next]);</text:p>
      <text:p text:style-name="P9"><text:s text:c="16"/>PQ.push(State(next, new_cost, where));</text:p>
      <text:p text:style-name="P9"><text:s text:c="12"/>}</text:p>
      <text:p text:style-name="P9"><text:s text:c="8"/>}</text:p>
      <text:p text:style-name="P9"><text:s text:c="4"/>}</text:p>
      <text:p text:style-name="P21"/>
      <text:p text:style-name="P9"><text:s text:c="4"/><text:span text:style-name="T1">if</text:span>(path_capacity == <text:span text:style-name="T10">0</text:span>) <text:span text:style-name="T1">return</text:span> <text:span text:style-name="T10">0</text:span>;</text:p>
      <text:p text:style-name="P21"/>
      <text:p text:style-name="P9"><text:s text:c="4"/>where = sink;</text:p>
      <text:p text:style-name="P21"/>
      <text:p text:style-name="P9"><text:s text:c="4"/><text:span text:style-name="T1">while</text:span>(parent[where] != -<text:span text:style-name="T10">1</text:span>) {</text:p>
      <text:p text:style-name="P9"><text:s text:c="8"/><text:span text:style-name="T6">int</text:span> prev = parent[where];</text:p>
      <text:p text:style-name="P9"><text:s text:c="8"/>capacity[prev][where] -= path_capacity;</text:p>
      <text:p text:style-name="P9"><text:s text:c="8"/>capacity[where][prev] += path_capacity;</text:p>
      <text:p text:style-name="P9"><text:s text:c="8"/>where = prev;</text:p>
      <text:p text:style-name="P9"><text:s text:c="4"/>}</text:p>
      <text:p text:style-name="P9"><text:s text:c="4"/><text:span text:style-name="T1">return</text:span> path_capacity;</text:p>
      <text:p text:style-name="P9">}</text:p>
      <text:p text:style-name="P21"/>
      <text:p text:style-name="P21"/>
      <text:p text:style-name="P9"><text:span text:style-name="T6">int</text:span> maxflow() {</text:p>
      <text:p text:style-name="P9"><text:s text:c="4"/><text:span text:style-name="T6">int</text:span> ret = <text:span text:style-name="T10">0</text:span>;</text:p>
      <text:p text:style-name="P21"/>
      <text:p text:style-name="P9"><text:s text:c="4"/><text:span text:style-name="T1">while</text:span>(<text:span text:style-name="T1">true</text:span>) {</text:p>
      <text:p text:style-name="P9"><text:s text:c="8"/><text:span text:style-name="T6">int</text:span> flow = pfs();</text:p>
      <text:p text:style-name="P9"><text:s text:c="8"/><text:span text:style-name="T1">if</text:span>(flow == <text:span text:style-name="T10">0</text:span>)</text:p>
      <text:p text:style-name="P9"><text:s text:c="12"/><text:span text:style-name="T1">break</text:span>;</text:p>
      <text:p text:style-name="P9"><text:s text:c="8"/>ret += flow;</text:p>
      <text:p text:style-name="P9"><text:s text:c="4"/>}</text:p>
      <text:p text:style-name="P21"/>
      <text:p text:style-name="P9"><text:s text:c="4"/><text:span text:style-name="T1">return</text:span> ret;</text:p>
      <text:p text:style-name="P9">}</text:p>
      <text:p text:style-name="P21"/>
      <text:p text:style-name="P9"><text:span text:style-name="T6">int</text:span> main() {</text:p>
      <text:p text:style-name="P9"><text:s text:c="4"/><text:span text:style-name="T1">while</text:span>(~scanf(<text:span text:style-name="T12">"%d %d"</text:span>, &amp;m, &amp;w) <text:span text:style-name="T1">and</text:span> (m|w) != <text:span text:style-name="T10">0</text:span>) {</text:p>
      <text:p text:style-name="P9"><text:s text:c="8"/>N = <text:span text:style-name="T10">2</text:span> * m;</text:p>
      <text:p text:style-name="P21"/>
      <text:p text:style-name="P9"><text:s text:c="8"/>memset(capacity, <text:span text:style-name="T10">0</text:span>, <text:span text:style-name="T1">sizeof</text:span>(capacity));</text:p>
      <text:p text:style-name="P9"><text:s text:c="8"/><text:span text:style-name="T5">//G.clear();</text:span></text:p>
      <text:p text:style-name="P9"><text:s text:c="8"/><text:span text:style-name="T5">//G.resize(N);</text:span></text:p>
      <text:p text:style-name="P21"/>
      <text:p text:style-name="P9"><text:s text:c="8"/><text:span text:style-name="T5">// vertex m - 1 + 1 == server because 2*m vertex</text:span></text:p>
      <text:p text:style-name="P9"><text:s text:c="8"/>capacity[<text:span text:style-name="T10">0</text:span>][m] = capacity[m-<text:span text:style-name="T10">1</text:span>][m + m - <text:span text:style-name="T10">1</text:span>] = INF; <text:span text:style-name="T5">// from in to out</text:span></text:p>
      <text:p text:style-name="P21"/>
      <text:p text:style-name="P9"><text:s text:c="8"/><text:span text:style-name="T5">//G[0].push_back(m);</text:span></text:p>
      <text:p text:style-name="P9"><text:s text:c="8"/><text:span text:style-name="T5">//G[m-1].push_back(m + m - 1);</text:span></text:p>
      <text:p text:style-name="P21"/>
      <text:p text:style-name="P9"><text:s text:c="8"/>source = <text:span text:style-name="T10">0</text:span>, sink = m + m - <text:span text:style-name="T10">1</text:span>;</text:p>
      <text:p text:style-name="P21"/>
      <text:p text:style-name="P9"><text:s text:c="8"/>REP(i, <text:span text:style-name="T10">0</text:span>, m - <text:span text:style-name="T10">2</text:span>) {</text:p>
      <text:p text:style-name="P9"><text:s text:c="12"/><text:span text:style-name="T6">int</text:span> a, b;</text:p>
      <text:p text:style-name="P9"><text:s text:c="12"/>scanf(<text:span text:style-name="T12">"%d %d"</text:span>, &amp;a, &amp;b);</text:p>
      <text:p text:style-name="P9"><text:s text:c="12"/>a--;</text:p>
      <text:p text:style-name="P9"><text:s text:c="12"/>capacity[a][m + a] = b;</text:p>
      <text:p text:style-name="P9"><text:s text:c="12"/><text:span text:style-name="T5">//G[a].push_back(m + a);</text:span></text:p>
      <text:p text:style-name="P9"><text:s text:c="8"/>}</text:p>
      <text:p text:style-name="P21"/>
      <text:p text:style-name="P9"><text:s text:c="8"/>REP(i, <text:span text:style-name="T10">0</text:span>, w) {</text:p>
      <text:p text:style-name="P9"><text:s text:c="12"/><text:span text:style-name="T6">int</text:span> a, b, c;</text:p>
      <text:p text:style-name="P9"><text:s text:c="12"/>scanf(<text:span text:style-name="T12">"%d %d %d"</text:span>, &amp;a, &amp;b, &amp;c);</text:p>
      <text:p text:style-name="P9"><text:s text:c="12"/>a--, b--;</text:p>
      <text:p text:style-name="P9"><text:s text:c="12"/>capacity[m + a][b] = capacity[m + b][a] = c; <text:span text:style-name="T5">// part from out</text:span></text:p>
      <text:p text:style-name="P9"><text:s text:c="12"/><text:span text:style-name="T5">//G[m + a].push_back(b);</text:span></text:p>
      <text:p text:style-name="P9"><text:s text:c="12"/><text:span text:style-name="T5">//G[m + b].push_back(a);</text:span></text:p>
      <text:p text:style-name="P9"><text:s text:c="8"/>}</text:p>
      <text:p text:style-name="P21"/>
      <text:p text:style-name="P9"><text:s text:c="8"/><text:span text:style-name="T6">int</text:span> ans = maxflow();</text:p>
      <text:p text:style-name="P9"><text:s text:c="8"/>printf(<text:span text:style-name="T12">"%d</text:span><text:span text:style-name="T17">\n</text:span><text:span text:style-name="T12">"</text:span>, ans);</text:p>
      <text:p text:style-name="P9"><text:s text:c="4"/>}</text:p>
      <text:p text:style-name="P9">}</text:p>
      <text:p text:style-name="P6"/>
      <text:p text:style-name="P23"/>
      <text:p text:style-name="P23">- Bipartite Matching</text:p>
      <text:p text:style-name="P23"/>
      <text:p text:style-name="P9"><text:span text:style-name="T6">const</text:span> <text:span text:style-name="T6">int</text:span> maxr = <text:span text:style-name="T10">27</text:span>;</text:p>
      <text:p text:style-name="P9"><text:span text:style-name="T6">const</text:span> <text:span text:style-name="T6">int</text:span> maxc = <text:span text:style-name="T10">110</text:span>;</text:p>
      <text:p text:style-name="P21"/>
      <text:p text:style-name="P9"><text:span text:style-name="T6">int</text:span> r, c;</text:p>
      <text:p text:style-name="P9"><text:span text:style-name="T6">bool</text:span> used[maxr][maxc];</text:p>
      <text:p text:style-name="P21"/>
      <text:p text:style-name="P9"><text:span text:style-name="T6">const</text:span> <text:span text:style-name="T6">int</text:span> maxn = <text:span text:style-name="T10">2610</text:span>;</text:p>
      <text:p text:style-name="P21"/>
      <text:p text:style-name="P9">vector&lt; vector&lt;<text:span text:style-name="T6">int</text:span>&gt; &gt; G;</text:p>
      <text:p text:style-name="P9">vector&lt;<text:span text:style-name="T6">bool</text:span>&gt; visited;</text:p>
      <text:p text:style-name="P9"><text:span text:style-name="T6">int</text:span> owner[maxn]; <text:span text:style-name="T5">// right set</text:span></text:p>
      <text:p text:style-name="P21"/>
      <text:p text:style-name="P9"><text:span text:style-name="T6">int</text:span> khun(<text:span text:style-name="T6">int</text:span> left) {</text:p>
      <text:p text:style-name="P9"><text:s text:c="4"/><text:span text:style-name="T1">if</text:span>(visited[left]) <text:span text:style-name="T1">return</text:span> <text:span text:style-name="T10">0</text:span>;</text:p>
      <text:p text:style-name="P9"><text:s text:c="4"/></text:p>
      <text:p text:style-name="P9"><text:s text:c="4"/>visited[left] = <text:span text:style-name="T1">true</text:span>;</text:p>
      <text:p text:style-name="P9"><text:s text:c="4"/></text:p>
      <text:p text:style-name="P9"><text:s text:c="4"/><text:span text:style-name="T1">for</text:span>(<text:span text:style-name="T6">int</text:span> j = <text:span text:style-name="T10">0</text:span>; j &lt; (<text:span text:style-name="T6">int</text:span>)G[left].size(); j++) {</text:p>
      <text:p text:style-name="P9"><text:s text:c="8"/><text:span text:style-name="T6">int</text:span> right = G[left][j];</text:p>
      <text:p text:style-name="P9"><text:s text:c="8"/></text:p>
      <text:p text:style-name="P9"><text:s text:c="8"/><text:span text:style-name="T1">if</text:span>(owner[right] == -<text:span text:style-name="T10">1</text:span> || khun(owner[right])) {</text:p>
      <text:p text:style-name="P9"><text:s text:c="12"/>owner[right] = left;</text:p>
      <text:p text:style-name="P9"><text:s text:c="12"/><text:span text:style-name="T1">return</text:span> <text:span text:style-name="T10">1</text:span>;</text:p>
      <text:p text:style-name="P9"><text:s text:c="8"/>}</text:p>
      <text:p text:style-name="P9"><text:s text:c="4"/>}</text:p>
      <text:p text:style-name="P9"><text:s text:c="4"/><text:span text:style-name="T1">return</text:span> <text:span text:style-name="T10">0</text:span>;</text:p>
      <text:p text:style-name="P9">}</text:p>
      <text:p text:style-name="P21"/>
      <text:p text:style-name="P9"><text:span text:style-name="T6">int</text:span> main() {</text:p>
      <text:p text:style-name="P21"><text:span text:style-name="T13"><text:s text:c="4"/></text:span><text:span text:style-name="T14">while</text:span><text:span text:style-name="T13">(cin &gt;&gt; r &gt;&gt; c &amp;&amp; (r|c)) {</text:span></text:p>
      <text:p text:style-name="P9"><text:s text:c="8"/>memset(used, <text:span text:style-name="T1">false</text:span>, <text:span text:style-name="T1">sizeof</text:span>(used));</text:p>
      <text:p text:style-name="P9"><text:s text:c="8"/></text:p>
      <text:p text:style-name="P9"><text:soft-page-break/><text:s text:c="8"/><text:span text:style-name="T6">int</text:span> z; cin &gt;&gt; z;</text:p>
      <text:p text:style-name="P9"><text:s text:c="8"/></text:p>
      <text:p text:style-name="P9"><text:s text:c="8"/>REP(k, <text:span text:style-name="T10">0</text:span>, z) {</text:p>
      <text:p text:style-name="P9"><text:s text:c="12"/>string pos, ind;</text:p>
      <text:p text:style-name="P9"><text:s text:c="12"/>cin &gt;&gt; pos &gt;&gt; ind;</text:p>
      <text:p text:style-name="P9"><text:s text:c="12"/></text:p>
      <text:p text:style-name="P9"><text:s text:c="12"/><text:span text:style-name="T6">int</text:span> i = pos[<text:span text:style-name="T10">0</text:span>] - <text:span text:style-name="T17">'A'</text:span>;</text:p>
      <text:p text:style-name="P9"><text:s text:c="12"/><text:span text:style-name="T6">int</text:span> j = atoi(pos.substr(<text:span text:style-name="T10">1</text:span>).c_str()) - <text:span text:style-name="T10">1</text:span>;</text:p>
      <text:p text:style-name="P9"><text:s text:c="12"/></text:p>
      <text:p text:style-name="P9"><text:s text:c="12"/><text:span text:style-name="T1">if</text:span>(ind[<text:span text:style-name="T10">0</text:span>] == <text:span text:style-name="T17">'+'</text:span>) j++;</text:p>
      <text:p text:style-name="P9"><text:s text:c="12"/></text:p>
      <text:p text:style-name="P9"><text:s text:c="12"/>used[i][j] = <text:span text:style-name="T1">true</text:span>;</text:p>
      <text:p text:style-name="P9"><text:s text:c="8"/>}</text:p>
      <text:p text:style-name="P9"><text:s text:c="8"/></text:p>
      <text:p text:style-name="P9"><text:s text:c="8"/><text:span text:style-name="T6">int</text:span> p; cin &gt;&gt; p;</text:p>
      <text:p text:style-name="P21"/>
      <text:p text:style-name="P9"><text:s text:c="8"/>G.clear();</text:p>
      <text:p text:style-name="P9"><text:s text:c="8"/>G.resize(p);</text:p>
      <text:p text:style-name="P9"><text:s text:c="8"/>c++;</text:p>
      <text:p text:style-name="P9"><text:s text:c="8"/></text:p>
      <text:p text:style-name="P9"><text:s text:c="8"/>REP(k, <text:span text:style-name="T10">0</text:span>, p) {</text:p>
      <text:p text:style-name="P9"><text:s text:c="12"/>string pos; cin &gt;&gt; pos;</text:p>
      <text:p text:style-name="P9"><text:s text:c="12"/><text:span text:style-name="T6">int</text:span> i = pos[<text:span text:style-name="T10">0</text:span>] - <text:span text:style-name="T17">'A'</text:span>;</text:p>
      <text:p text:style-name="P9"><text:s text:c="12"/><text:span text:style-name="T6">int</text:span> j = atoi(pos.substr(<text:span text:style-name="T10">1</text:span>).c_str()) - <text:span text:style-name="T10">1</text:span>;</text:p>
      <text:p text:style-name="P9"><text:s text:c="12"/></text:p>
      <text:p text:style-name="P9"><text:s text:c="12"/><text:span text:style-name="T1">if</text:span>(!used[i][j]) {</text:p>
      <text:p text:style-name="P9"><text:s text:c="16"/>G[k].push_back(i*c + j);</text:p>
      <text:p text:style-name="P9"><text:s text:c="12"/>}</text:p>
      <text:p text:style-name="P9"><text:s text:c="12"/><text:span text:style-name="T1">if</text:span>(!used[i][j+<text:span text:style-name="T10">1</text:span>]) {</text:p>
      <text:p text:style-name="P9"><text:s text:c="16"/>G[k].push_back(i*c + j + <text:span text:style-name="T10">1</text:span>);</text:p>
      <text:p text:style-name="P9"><text:s text:c="12"/>}</text:p>
      <text:p text:style-name="P9"><text:s text:c="8"/>}</text:p>
      <text:p text:style-name="P21"/>
      <text:p text:style-name="P9"><text:s text:c="8"/></text:p>
      <text:p text:style-name="P9"><text:s text:c="8"/><text:span text:style-name="T6">int</text:span> card = <text:span text:style-name="T10">0</text:span>;</text:p>
      <text:p text:style-name="P9"><text:s text:c="8"/>memset(owner, -<text:span text:style-name="T10">1</text:span>, <text:span text:style-name="T1">sizeof</text:span>(owner));</text:p>
      <text:p text:style-name="P9"><text:s text:c="8"/></text:p>
      <text:p text:style-name="P9"><text:s text:c="8"/>REP(left, <text:span text:style-name="T10">0</text:span>, p) {</text:p>
      <text:p text:style-name="P9"><text:s text:c="12"/>visited.assign(p, <text:span text:style-name="T1">false</text:span>);</text:p>
      <text:p text:style-name="P9"><text:s text:c="12"/>card += khun(left);</text:p>
      <text:p text:style-name="P9"><text:s text:c="8"/>}</text:p>
      <text:p text:style-name="P9"><text:s text:c="8"/></text:p>
      <text:p text:style-name="P9"><text:s text:c="8"/>cout &lt;&lt; ((card == p)? <text:span text:style-name="T12">"YES"</text:span> : <text:span text:style-name="T12">"NO"</text:span>) &lt;&lt; endl;</text:p>
      <text:p text:style-name="P9"><text:s text:c="4"/>}</text:p>
      <text:p text:style-name="P9">}</text:p>
      <text:p text:style-name="P23"/>
      <text:p text:style-name="P23">- Articulation Points &amp; Bridges</text:p>
      <text:p text:style-name="P35"/>
      <text:p text:style-name="P25"/>
      <text:p text:style-name="P21"><text:span text:style-name="T6">const</text:span><text:span text:style-name="T13"> </text:span><text:span text:style-name="T6">int</text:span><text:span text:style-name="T13"> maxn = </text:span><text:span text:style-name="T10">10010</text:span><text:span text:style-name="T13">;</text:span></text:p>
      <text:p text:style-name="P21"/>
      <text:p text:style-name="P9"><text:span text:style-name="T6">int</text:span> n, m;</text:p>
      <text:p text:style-name="P9"/>
      <text:p text:style-name="P21"><text:span text:style-name="T13">vector&lt; vector&lt;</text:span><text:span text:style-name="T6">int</text:span><text:span text:style-name="T13">&gt; &gt; G;</text:span></text:p>
      <text:p text:style-name="P9"><text:span text:style-name="T6">int</text:span> dfsCounter, dfsRoot, rootChildren;</text:p>
      <text:p text:style-name="P9">vector&lt;<text:span text:style-name="T6">int</text:span>&gt; dfs_num, dfs_low, dfs_parent;</text:p>
      <text:p text:style-name="P9"/>
      <text:p text:style-name="P21"/>
      <text:p text:style-name="P9"><text:span text:style-name="T6">void</text:span> articulationPointsAndBridges(<text:span text:style-name="T6">int</text:span> u) {</text:p>
      <text:p text:style-name="P9"><text:s text:c="4"/>dfs_low[u] = dfs_num[u] = dfsCounter++;</text:p>
      <text:p text:style-name="P9"><text:s text:c="4"/><text:span text:style-name="T1">for</text:span>(<text:span text:style-name="T6">int</text:span> j = <text:span text:style-name="T10">0</text:span>; j &lt; (<text:span text:style-name="T6">int</text:span>)G[u].size(); j++) {</text:p>
      <text:p text:style-name="P9"><text:s text:c="8"/><text:span text:style-name="T6">int</text:span> v = G[u][j];</text:p>
      <text:p text:style-name="P21"/>
      <text:p text:style-name="P9"><text:s text:c="8"/><text:span text:style-name="T1">if</text:span>(dfs_num[v] &lt; <text:span text:style-name="T10">0</text:span>) {</text:p>
      <text:p text:style-name="P9"><text:s text:c="12"/>dfs_parent[v] = u;</text:p>
      <text:p text:style-name="P9"><text:s text:c="12"/><text:span text:style-name="T1">if</text:span>(u == dfsRoot) rootChildren++;</text:p>
      <text:p text:style-name="P21"/>
      <text:p text:style-name="P9"><text:s text:c="12"/>articulationPointsAndBridges(v);</text:p>
      <text:p text:style-name="P21"/>
      <text:p text:style-name="P9"><text:s text:c="12"/><text:span text:style-name="T5">//if(dfs_low[v] &gt;= dfs_num[u]) Articulation Point</text:span></text:p>
      <text:p text:style-name="P9"><text:s text:c="12"/><text:span text:style-name="T1">if</text:span>(dfs_low[v] &gt; dfs_num[u]) {<text:span text:style-name="T5">// Bridge</text:span></text:p>
      <text:p text:style-name="P9"><text:s text:c="16"/>unite(u, v);</text:p>
      <text:p text:style-name="P9"><text:s text:c="12"/>}</text:p>
      <text:p text:style-name="P9"><text:s text:c="12"/>dfs_low[u] = min(dfs_low[u], dfs_low[v]);</text:p>
      <text:p text:style-name="P9"><text:s text:c="8"/>}</text:p>
      <text:p text:style-name="P9"><text:s text:c="8"/><text:span text:style-name="T1">else</text:span> <text:span text:style-name="T1">if</text:span>(v != dfs_parent[u])</text:p>
      <text:p text:style-name="P9"><text:s text:c="12"/>dfs_low[u] = min(dfs_low[u], dfs_num[v]);</text:p>
      <text:p text:style-name="P9"><text:s text:c="4"/>}</text:p>
      <text:p text:style-name="P9">}</text:p>
      <text:p text:style-name="P9"/>
      <text:p text:style-name="P9"><text:span text:style-name="T6">int</text:span> main() {</text:p>
      <text:p text:style-name="P9"><text:s text:c="4"/><text:span text:style-name="T6">int</text:span> q;</text:p>
      <text:p text:style-name="P9"><text:s text:c="4"/><text:span text:style-name="T1">while</text:span>(scanf(<text:span text:style-name="T12">"%d%d%d"</text:span>, &amp;n, &amp;m, &amp;q)) {</text:p>
      <text:p text:style-name="P9"><text:s text:c="8"/><text:span text:style-name="T1">if</text:span>((n|m|q) == <text:span text:style-name="T10">0</text:span>) <text:span text:style-name="T1">break</text:span>;</text:p>
      <text:p text:style-name="P21"/>
      <text:p text:style-name="P9"><text:s text:c="8"/>G.clear(); G.resize(n);</text:p>
      <text:p text:style-name="P21"/>
      <text:p text:style-name="P9"><text:s text:c="8"/>REP(i, <text:span text:style-name="T10">0</text:span>, m) {</text:p>
      <text:p text:style-name="P9"><text:s text:c="12"/><text:span text:style-name="T6">int</text:span> a, b; scanf(<text:span text:style-name="T12">"%d%d"</text:span>, &amp;a, &amp;b);</text:p>
      <text:p text:style-name="P9"><text:s text:c="12"/>a--, b--;</text:p>
      <text:p text:style-name="P9"><text:s text:c="12"/>G[a].push_back(b);</text:p>
      <text:p text:style-name="P9"><text:s text:c="12"/>G[b].push_back(a);</text:p>
      <text:p text:style-name="P9"><text:s text:c="8"/>}</text:p>
      <text:p text:style-name="P21"/>
      <text:p text:style-name="P9"><text:s text:c="8"/>dfsCounter = <text:span text:style-name="T10">0</text:span>; dfs_num.assign(n, -<text:span text:style-name="T10">1</text:span>); dfs_low.assign(n, <text:span text:style-name="T10">0</text:span>);</text:p>
      <text:p text:style-name="P9"><text:s text:c="8"/>dfs_parent.assign(n, <text:span text:style-name="T10">0</text:span>);</text:p>
      <text:p text:style-name="P21"/>
      <text:p text:style-name="P9"><text:s text:c="8"/><text:span text:style-name="T1">for</text:span>(<text:span text:style-name="T6">int</text:span> i = <text:span text:style-name="T10">0</text:span>; i &lt; n; i++) {</text:p>
      <text:p text:style-name="P9"><text:s text:c="12"/><text:span text:style-name="T1">if</text:span>(dfs_num[i] &lt; <text:span text:style-name="T10">0</text:span>) {</text:p>
      <text:p text:style-name="P9"><text:s text:c="16"/>dfsRoot = i; rootChildren = <text:span text:style-name="T10">0</text:span>;</text:p>
      <text:p text:style-name="P9"><text:s text:c="16"/>articulationPointsAndBridges(i);</text:p>
      <text:p text:style-name="P9"><text:s text:c="12"/>}</text:p>
      <text:p text:style-name="P9"><text:s text:c="8"/>}</text:p>
      <text:p text:style-name="P9"><text:s text:c="4"/>}</text:p>
      <text:p text:style-name="P9">}</text:p>
      <text:p text:style-name="P6"/>
      <text:p text:style-name="P41">- Disjoint sets</text:p>
      <text:p text:style-name="P6"><text:span text:style-name="T6">int</text:span><text:span text:style-name="T13"> pset[maxn], rank[maxn];</text:span></text:p>
      <text:p text:style-name="P9"><text:span text:style-name="T6">void</text:span> init(<text:span text:style-name="T6">int</text:span> n) {</text:p>
      <text:p text:style-name="P9"><text:soft-page-break/><text:s text:c="4"/><text:span text:style-name="T1">for</text:span>(<text:span text:style-name="T6">int</text:span> i = <text:span text:style-name="T10">0</text:span>; i &lt; n; i++) {</text:p>
      <text:p text:style-name="P9"><text:s text:c="8"/>pset[i] = i;</text:p>
      <text:p text:style-name="P9"><text:s text:c="8"/>rank[i] = <text:span text:style-name="T10">0</text:span>;</text:p>
      <text:p text:style-name="P9"><text:s text:c="4"/>}</text:p>
      <text:p text:style-name="P9">}</text:p>
      <text:p text:style-name="P21"/>
      <text:p text:style-name="P9"><text:span text:style-name="T6">int</text:span> find(<text:span text:style-name="T6">int</text:span> x) {</text:p>
      <text:p text:style-name="P9"><text:s text:c="4"/><text:span text:style-name="T1">return</text:span> (pset[x] == x)? x : pset[x] = find(pset[x]);</text:p>
      <text:p text:style-name="P9">}</text:p>
      <text:p text:style-name="P21"/>
      <text:p text:style-name="P9"><text:span text:style-name="T6">void</text:span> unite(<text:span text:style-name="T6">int</text:span> x, <text:span text:style-name="T6">int</text:span> y) {</text:p>
      <text:p text:style-name="P9"><text:s text:c="4"/><text:span text:style-name="T6">int</text:span> px = find(x);</text:p>
      <text:p text:style-name="P9"><text:s text:c="4"/><text:span text:style-name="T6">int</text:span> py = find(y);</text:p>
      <text:p text:style-name="P21"/>
      <text:p text:style-name="P9"><text:s text:c="4"/><text:span text:style-name="T1">if</text:span>(px == py) <text:span text:style-name="T1">return</text:span>;</text:p>
      <text:p text:style-name="P21"/>
      <text:p text:style-name="P9"><text:s text:c="4"/><text:span text:style-name="T1">if</text:span>(rank[px] &lt; rank[py]) {</text:p>
      <text:p text:style-name="P9"><text:s text:c="8"/>pset[px] = py;</text:p>
      <text:p text:style-name="P9"><text:s text:c="4"/>}</text:p>
      <text:p text:style-name="P9"><text:s text:c="4"/><text:span text:style-name="T1">else</text:span> {</text:p>
      <text:p text:style-name="P9"><text:s text:c="8"/>pset[py] = px;</text:p>
      <text:p text:style-name="P9"><text:s text:c="8"/><text:span text:style-name="T1">if</text:span>(rank[py] == rank[px])</text:p>
      <text:p text:style-name="P9"><text:s text:c="12"/>rank[px]++;</text:p>
      <text:p text:style-name="P9"><text:s text:c="4"/>}</text:p>
      <text:p text:style-name="P11">}</text:p>
      <text:p text:style-name="P11"/>
      <text:p text:style-name="P11"/>
      <text:p text:style-name="P11">- Strongly Connected Components</text:p>
      <text:p text:style-name="P12"/>
      <text:p text:style-name="P12">vector&lt; vector&lt;<text:span text:style-name="T6">int</text:span>&gt; &gt; G;</text:p>
      <text:p text:style-name="P9">vector&lt;<text:span text:style-name="T6">int</text:span>&gt; dfs_num, dfs_low, S, visited;</text:p>
      <text:p text:style-name="P9"><text:span text:style-name="T6">int</text:span> dfsNumberCounter, numSCC;</text:p>
      <text:p text:style-name="P21"/>
      <text:p text:style-name="P9"><text:span text:style-name="T6">void</text:span> tarjanSCC(<text:span text:style-name="T6">int</text:span> u) {</text:p>
      <text:p text:style-name="P9"><text:s text:c="4"/>dfs_low[u] = dfs_num[u] = dfsNumberCounter++;</text:p>
      <text:p text:style-name="P9"><text:s text:c="4"/>S.push_back(u);</text:p>
      <text:p text:style-name="P9"><text:s text:c="4"/>visited[u] = <text:span text:style-name="T10">1</text:span>;</text:p>
      <text:p text:style-name="P9"><text:s text:c="4"/><text:span text:style-name="T1">for</text:span>(<text:span text:style-name="T6">int</text:span> j = <text:span text:style-name="T10">0</text:span>; j &lt; (<text:span text:style-name="T6">int</text:span>)G[u].size(); j++) {</text:p>
      <text:p text:style-name="P9"><text:s text:c="8"/><text:span text:style-name="T6">int</text:span> v = G[u][j];</text:p>
      <text:p text:style-name="P9"><text:s text:c="8"/><text:span text:style-name="T1">if</text:span>(dfs_num[v] == DFS_WHITE)</text:p>
      <text:p text:style-name="P9"><text:s text:c="12"/>tarjanSCC(v);</text:p>
      <text:p text:style-name="P9"><text:s text:c="8"/><text:span text:style-name="T1">if</text:span>(visited[v])</text:p>
      <text:p text:style-name="P9"><text:s text:c="12"/>dfs_low[u] = min(dfs_low[u], dfs_low[v]);</text:p>
      <text:p text:style-name="P9"><text:s text:c="4"/>}</text:p>
      <text:p text:style-name="P21"/>
      <text:p text:style-name="P9"><text:s text:c="4"/><text:span text:style-name="T1">if</text:span>(dfs_low[u] == dfs_num[u]) {</text:p>
      <text:p text:style-name="P9"><text:s text:c="8"/>++numSCC;</text:p>
      <text:p text:style-name="P9"><text:s text:c="8"/><text:span text:style-name="T1">while</text:span>(<text:span text:style-name="T10">1</text:span>) {</text:p>
      <text:p text:style-name="P9"><text:s text:c="12"/><text:span text:style-name="T6">int</text:span> v = S.back(); S.pop_back(); visited[v] = <text:span text:style-name="T10">0</text:span>;</text:p>
      <text:p text:style-name="P9"><text:s text:c="12"/><text:span text:style-name="T1">if</text:span>(u == v) <text:span text:style-name="T1">break</text:span>;</text:p>
      <text:p text:style-name="P9"><text:s text:c="8"/>}</text:p>
      <text:p text:style-name="P9"><text:s text:c="4"/>}</text:p>
      <text:p text:style-name="P9">}</text:p>
      <text:p text:style-name="P21"/>
      <text:p text:style-name="P9"><text:span text:style-name="T6">int</text:span> main(){</text:p>
      <text:p text:style-name="P9"><text:s text:c="4"/>ios_base::sync_with_stdio(<text:span text:style-name="T1">false</text:span>);</text:p>
      <text:p text:style-name="P17"/>
      <text:p text:style-name="P9"><text:s text:c="4"/><text:span text:style-name="T6">int</text:span> P,T,u,v;</text:p>
      <text:p text:style-name="P9"><text:s text:c="4"/>string name, surname;</text:p>
      <text:p text:style-name="P9"><text:s text:c="4"/><text:span text:style-name="T1">while</text:span>(cin &gt;&gt; P &gt;&gt; T &amp;&amp; (P|T)){</text:p>
      <text:p text:style-name="P9"><text:s text:c="8"/>cin.get();</text:p>
      <text:p text:style-name="P9"><text:s text:c="8"/>names.clear();</text:p>
      <text:p text:style-name="P9"/>
      <text:p text:style-name="P9"><text:s text:c="8"/>G.clear();</text:p>
      <text:p text:style-name="P9"><text:s text:c="8"/>G.resize(P);</text:p>
      <text:p text:style-name="P21"/>
      <text:p text:style-name="P9"><text:s text:c="8"/>REP(i, <text:span text:style-name="T10">0</text:span>, T) {</text:p>
      <text:p text:style-name="P9"><text:s text:c="12"/>string a, b;</text:p>
      <text:p text:style-name="P9"><text:s text:c="12"/>getline(cin, a); getline(cin, b);</text:p>
      <text:p text:style-name="P21"/>
      <text:p text:style-name="P9"><text:s text:c="12"/><text:span text:style-name="T6">int</text:span> x = names[a], y = names[b];</text:p>
      <text:p text:style-name="P9"><text:s text:c="12"/>G[x].push_back(y);</text:p>
      <text:p text:style-name="P9"><text:s text:c="8"/>}</text:p>
      <text:p text:style-name="P21"/>
      <text:p text:style-name="P9"><text:s text:c="8"/>dfs_num.assign(P, DFS_WHITE); </text:p>
      <text:p text:style-name="P9"><text:s text:c="8"/>dfs_low.assign(P, <text:span text:style-name="T10">0</text:span>); visited.assign(P, <text:span text:style-name="T10">0</text:span>);</text:p>
      <text:p text:style-name="P9"><text:s text:c="8"/>S.clear();</text:p>
      <text:p text:style-name="P9"><text:s text:c="8"/>dfsNumberCounter = numSCC = <text:span text:style-name="T10">0</text:span>;</text:p>
      <text:p text:style-name="P21"/>
      <text:p text:style-name="P9"><text:s text:c="8"/><text:span text:style-name="T1">for</text:span>(<text:span text:style-name="T6">int</text:span> i = <text:span text:style-name="T10">0</text:span>; i &lt; P; i++)</text:p>
      <text:p text:style-name="P9"><text:s text:c="12"/><text:span text:style-name="T1">if</text:span>(dfs_num[i] == DFS_WHITE)</text:p>
      <text:p text:style-name="P9"><text:s text:c="16"/>tarjanSCC(i);</text:p>
      <text:p text:style-name="P9"><text:s text:c="8"/>cout &lt;&lt; numSCC &lt;&lt; endl;</text:p>
      <text:p text:style-name="P1">} }</text:p>
      <text:p text:style-name="P1"/>
      <text:p text:style-name="P1"/>
      <text:p text:style-name="P1"/>
      <text:p text:style-name="P14">- Minimum Spanning Tree</text:p>
      <text:p text:style-name="P14"><text:span text:style-name="T6">const</text:span> <text:span text:style-name="T6">int</text:span> maxn = <text:span text:style-name="T10">410</text:span>;</text:p>
      <text:p text:style-name="P21"/>
      <text:p text:style-name="P9"><text:span text:style-name="T1">struct</text:span> Edge {</text:p>
      <text:p text:style-name="P9"><text:s text:c="4"/><text:span text:style-name="T6">int</text:span> cost, from, to;</text:p>
      <text:p text:style-name="P9"><text:s text:c="4"/>Edge(<text:span text:style-name="T6">int</text:span> _f = <text:span text:style-name="T10">0</text:span>, <text:span text:style-name="T6">int</text:span> _t = <text:span text:style-name="T10">0</text:span>, <text:span text:style-name="T6">int</text:span> _c = <text:span text:style-name="T10">0</text:span>) {</text:p>
      <text:p text:style-name="P9"><text:s text:c="8"/>cost = _c;</text:p>
      <text:p text:style-name="P9"><text:s text:c="8"/>from = _f;</text:p>
      <text:p text:style-name="P9"><text:s text:c="8"/>to = _t;</text:p>
      <text:p text:style-name="P9"><text:s text:c="4"/>}</text:p>
      <text:p text:style-name="P21"/>
      <text:p text:style-name="P9"><text:s text:c="4"/><text:span text:style-name="T6">bool</text:span> <text:span text:style-name="T1">operator</text:span>&lt;(<text:span text:style-name="T6">const</text:span> Edge&amp; other) <text:span text:style-name="T6">const</text:span> {</text:p>
      <text:p text:style-name="P9"><text:s text:c="8"/><text:span text:style-name="T1">return</text:span> cost &lt; other.cost;</text:p>
      <text:p text:style-name="P9"><text:s text:c="4"/>}</text:p>
      <text:p text:style-name="P9">};</text:p>
      <text:p text:style-name="P21"/>
      <text:p text:style-name="P42">vector&lt;Edge&gt; G;</text:p>
      <text:p text:style-name="P45">// Disjoint set template here</text:p>
      <text:p text:style-name="P1"><text:soft-page-break/><text:span text:style-name="T6">bool</text:span> same_set(<text:span text:style-name="T6">int</text:span> x, <text:span text:style-name="T6">int</text:span> y) {</text:p>
      <text:p text:style-name="P9"><text:s text:c="4"/><text:span text:style-name="T1">return</text:span> find(x) == find(y);</text:p>
      <text:p text:style-name="P9">}</text:p>
      <text:p text:style-name="P9"/>
      <text:p text:style-name="P9"/>
      <text:p text:style-name="P21"/>
      <text:p text:style-name="P9">int64 kruskal(<text:span text:style-name="T6">int</text:span> n) {</text:p>
      <text:p text:style-name="P9"><text:s text:c="4"/>sort(G.begin(), G.end());</text:p>
      <text:p text:style-name="P21"/>
      <text:p text:style-name="P9"><text:s text:c="4"/><text:span text:style-name="T6">int</text:span> done = <text:span text:style-name="T10">0</text:span>;</text:p>
      <text:p text:style-name="P9"><text:s text:c="4"/>int64 ans = <text:span text:style-name="T10">0</text:span>;</text:p>
      <text:p text:style-name="P21"/>
      <text:p text:style-name="P9"><text:s text:c="4"/><text:span text:style-name="T1">for</text:span>(<text:span text:style-name="T6">int</text:span> i = <text:span text:style-name="T10">0</text:span>; i &lt; G.size() &amp;&amp; done &lt; n; i++) {</text:p>
      <text:p text:style-name="P9"><text:s text:c="8"/><text:span text:style-name="T1">if</text:span>(!same_set(G[i].from, G[i].to)) {</text:p>
      <text:p text:style-name="P9"><text:s text:c="12"/>unite(G[i].from, G[i].to);</text:p>
      <text:p text:style-name="P9"><text:s text:c="12"/>ans += G[i].cost;</text:p>
      <text:p text:style-name="P9"><text:s text:c="12"/>done++;</text:p>
      <text:p text:style-name="P9"><text:s text:c="8"/>}</text:p>
      <text:p text:style-name="P9"><text:s text:c="4"/>}</text:p>
      <text:p text:style-name="P21"/>
      <text:p text:style-name="P9"><text:s text:c="4"/><text:span text:style-name="T1">if</text:span>(done != n-<text:span text:style-name="T10">1</text:span>) <text:span text:style-name="T1">return</text:span> -<text:span text:style-name="T10">1</text:span>;</text:p>
      <text:p text:style-name="P9"><text:s text:c="4"/><text:span text:style-name="T1">return</text:span> ans;</text:p>
      <text:p text:style-name="P9">}</text:p>
      <text:p text:style-name="P6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DP</text:p>
      <text:p text:style-name="P14">- Max sum Kadane's Algorithm 1D</text:p>
      <text:p text:style-name="P13"/>
      <text:p text:style-name="P13"/>
      <text:p text:style-name="P9"><text:span text:style-name="T6">int</text:span> dist[<text:span text:style-name="T10">20001</text:span>];</text:p>
      <text:p text:style-name="P21"/>
      <text:p text:style-name="P9"><text:span text:style-name="T6">int</text:span> main() {</text:p>
      <text:p text:style-name="P9"><text:s text:c="4"/><text:span text:style-name="T6">int</text:span> b, r, s, v;</text:p>
      <text:p text:style-name="P9"><text:s text:c="4"/>scanf(<text:span text:style-name="T12">"%d"</text:span>, &amp;b);</text:p>
      <text:p text:style-name="P9"><text:s text:c="4"/>r = <text:span text:style-name="T10">1</text:span>;</text:p>
      <text:p text:style-name="P21"/>
      <text:p text:style-name="P9"><text:s text:c="4"/><text:span text:style-name="T1">while</text:span>(b--) {</text:p>
      <text:p text:style-name="P9"><text:s text:c="8"/>scanf(<text:span text:style-name="T12">"%d"</text:span>, &amp;s);</text:p>
      <text:p text:style-name="P9"><text:s text:c="8"/>dist[<text:span text:style-name="T10">0</text:span>] = <text:span text:style-name="T10">0</text:span>;</text:p>
      <text:p text:style-name="P9"><text:s text:c="8"/><text:span text:style-name="T1">for</text:span>(<text:span text:style-name="T6">int</text:span> i = <text:span text:style-name="T10">1</text:span>; i &lt; s; i++) {</text:p>
      <text:p text:style-name="P9"><text:s text:c="12"/>scanf(<text:span text:style-name="T12">"%d"</text:span>, &amp;v);</text:p>
      <text:p text:style-name="P9"><text:s text:c="12"/>dist[i] = v;</text:p>
      <text:p text:style-name="P9"><text:s text:c="8"/>}</text:p>
      <text:p text:style-name="P21"/>
      <text:p text:style-name="P9"><text:s text:c="8"/><text:span text:style-name="T6">int</text:span> low, up, ans = -INF;</text:p>
      <text:p text:style-name="P21"/>
      <text:p text:style-name="P9"><text:s text:c="8"/><text:span text:style-name="T6">int</text:span> current_sum = <text:span text:style-name="T10">0</text:span>;</text:p>
      <text:p text:style-name="P9"><text:s text:c="8"/><text:span text:style-name="T1">for</text:span>(<text:span text:style-name="T6">int</text:span> j = <text:span text:style-name="T10">1</text:span>, i = <text:span text:style-name="T10">0</text:span>; j &lt; s; j++) {</text:p>
      <text:p text:style-name="P9"><text:s text:c="12"/>current_sum += dist[j];</text:p>
      <text:p text:style-name="P21"/>
      <text:p text:style-name="P9"><text:s text:c="12"/><text:span text:style-name="T1">if</text:span>(current_sum &gt; ans || (current_sum == ans &amp;&amp; j-i &gt; up-low)) {</text:p>
      <text:p text:style-name="P9"><text:s text:c="16"/>low = i+<text:span text:style-name="T10">1</text:span>, up = j+<text:span text:style-name="T10">1</text:span>;</text:p>
      <text:p text:style-name="P9"><text:s text:c="16"/>ans = current_sum;</text:p>
      <text:p text:style-name="P9"><text:s text:c="12"/>}</text:p>
      <text:p text:style-name="P21"/>
      <text:p text:style-name="P9"><text:s text:c="12"/><text:span text:style-name="T1">if</text:span>(current_sum &lt; <text:span text:style-name="T10">0</text:span>) {</text:p>
      <text:p text:style-name="P9"><text:s text:c="16"/>current_sum = <text:span text:style-name="T10">0</text:span>;</text:p>
      <text:p text:style-name="P9"><text:s text:c="16"/>i = j;</text:p>
      <text:p text:style-name="P9"><text:s text:c="12"/>}</text:p>
      <text:p text:style-name="P9"><text:s text:c="8"/>}</text:p>
      <text:p text:style-name="P9"><text:s text:c="8"/><text:span text:style-name="T1">if</text:span>(ans &lt; <text:span text:style-name="T10">0</text:span>) printf(<text:span text:style-name="T12">"Route %d has no nice parts</text:span><text:span text:style-name="T17">\n</text:span><text:span text:style-name="T12">"</text:span>, r);</text:p>
      <text:p text:style-name="P9"><text:s text:c="8"/><text:span text:style-name="T1">else</text:span> printf(<text:span text:style-name="T12">"The nicest part of route %d is between stops %d and %d</text:span><text:span text:style-name="T17">\n</text:span><text:span text:style-name="T12">"</text:span>, r, low, up);</text:p>
      <text:p text:style-name="P9"><text:s text:c="8"/>r++;</text:p>
      <text:p text:style-name="P9"><text:s text:c="4"/>}</text:p>
      <text:p text:style-name="P1">}</text:p>
      <text:p text:style-name="P14">- Max sum Kadane's Algorithm 2D</text:p>
      <text:p text:style-name="P14"/>
      <text:p text:style-name="P13"><text:span text:style-name="T6">const</text:span> <text:span text:style-name="T6">int</text:span> MAXN = <text:span text:style-name="T10">111</text:span>;</text:p>
      <text:p text:style-name="P8"/>
      <text:p text:style-name="P9"><text:span text:style-name="T6">int</text:span> land[MAXN][MAXN], n, m, v;</text:p>
      <text:p text:style-name="P9"><text:span text:style-name="T6">int</text:span> sum[MAXN];</text:p>
      <text:p text:style-name="P21"/>
      <text:p text:style-name="P9"><text:span text:style-name="T6">int</text:span> kadane(<text:span text:style-name="T6">int</text:span>&amp; l, <text:span text:style-name="T6">int</text:span>&amp; r) {</text:p>
      <text:p text:style-name="P9"><text:s text:c="4"/><text:span text:style-name="T6">int</text:span> max_sum = -INF;</text:p>
      <text:p text:style-name="P9"><text:s text:c="4"/><text:span text:style-name="T6">int</text:span> current_sum = <text:span text:style-name="T10">0</text:span>;</text:p>
      <text:p text:style-name="P21"/>
      <text:p text:style-name="P9"><text:s text:c="4"/><text:span text:style-name="T1">for</text:span>(<text:span text:style-name="T6">int</text:span> i = <text:span text:style-name="T10">0</text:span>, j = <text:span text:style-name="T10">0</text:span>; j &lt; n; j++) {</text:p>
      <text:p text:style-name="P9"><text:s text:c="8"/>current_sum += sum[j];</text:p>
      <text:p text:style-name="P21"/>
      <text:p text:style-name="P9"><text:s text:c="8"/><text:span text:style-name="T1">if</text:span>(current_sum &gt; max_sum) {</text:p>
      <text:p text:style-name="P9"><text:s text:c="12"/>l = i, r = j;</text:p>
      <text:p text:style-name="P9"><text:s text:c="12"/>max_sum = current_sum;</text:p>
      <text:p text:style-name="P9"><text:s text:c="8"/>}</text:p>
      <text:p text:style-name="P21"/>
      <text:p text:style-name="P9"><text:s text:c="8"/><text:span text:style-name="T1">if</text:span>(current_sum &lt; <text:span text:style-name="T10">0</text:span>) {</text:p>
      <text:p text:style-name="P9"><text:s text:c="12"/>current_sum = <text:span text:style-name="T10">0</text:span>;</text:p>
      <text:p text:style-name="P9"><text:s text:c="12"/>i = j+<text:span text:style-name="T10">1</text:span>;</text:p>
      <text:p text:style-name="P9"><text:s text:c="8"/>}</text:p>
      <text:p text:style-name="P9"><text:s text:c="4"/>}</text:p>
      <text:p text:style-name="P21"/>
      <text:p text:style-name="P9"><text:s text:c="4"/><text:span text:style-name="T1">return</text:span> max_sum;</text:p>
      <text:p text:style-name="P9">}</text:p>
      <text:p text:style-name="P21"/>
      <text:p text:style-name="P9"><text:span text:style-name="T6">int</text:span> main() {</text:p>
      <text:p text:style-name="P9"><text:s text:c="4"/><text:span text:style-name="T1">while</text:span>(~scanf(<text:span text:style-name="T12">"%d%d"</text:span>, &amp;m, &amp;n) &amp;&amp; (n|m)) {</text:p>
      <text:p text:style-name="P9"><text:s text:c="8"/>REP(i, <text:span text:style-name="T10">0</text:span>, m) REP(j, <text:span text:style-name="T10">0</text:span>, n) {</text:p>
      <text:p text:style-name="P9"><text:s text:c="12"/>scanf(<text:span text:style-name="T12">"%d"</text:span>, &amp;v);</text:p>
      <text:p text:style-name="P9"><text:soft-page-break/><text:s text:c="12"/><text:span text:style-name="T1">if</text:span>(v == <text:span text:style-name="T10">0</text:span>) land[i][j] = <text:span text:style-name="T10">1</text:span>;</text:p>
      <text:p text:style-name="P9"><text:s text:c="12"/><text:span text:style-name="T1">else</text:span> land[i][j] = -<text:span text:style-name="T10">100000</text:span>;</text:p>
      <text:p text:style-name="P9"><text:s text:c="8"/>}</text:p>
      <text:p text:style-name="P21"/>
      <text:p text:style-name="P9"><text:s text:c="8"/><text:span text:style-name="T6">int</text:span> ans = -INF, x1, y1, x2, y2;</text:p>
      <text:p text:style-name="P21"/>
      <text:p text:style-name="P9"><text:s text:c="8"/>REP(i, <text:span text:style-name="T10">0</text:span>, m) {</text:p>
      <text:p text:style-name="P9"><text:s text:c="12"/>REP(j, <text:span text:style-name="T10">0</text:span>, n)</text:p>
      <text:p text:style-name="P9"><text:s text:c="16"/>sum[j] = <text:span text:style-name="T10">0</text:span>;</text:p>
      <text:p text:style-name="P21"/>
      <text:p text:style-name="P9"><text:s text:c="12"/>REP(j, i, m) {</text:p>
      <text:p text:style-name="P9"><text:s text:c="16"/>REP(k, <text:span text:style-name="T10">0</text:span>, n)</text:p>
      <text:p text:style-name="P9"><text:s text:c="20"/>sum[k] += land[j][k];</text:p>
      <text:p text:style-name="P9"><text:s text:c="16"/><text:span text:style-name="T6">int</text:span> tx, ty;</text:p>
      <text:p text:style-name="P9"><text:s text:c="16"/><text:span text:style-name="T6">int</text:span> current = kadane(tx, ty);</text:p>
      <text:p text:style-name="P9"><text:s text:c="16"/><text:span text:style-name="T1">if</text:span>(current &gt; ans) {</text:p>
      <text:p text:style-name="P9"><text:s text:c="20"/>ans = current;</text:p>
      <text:p text:style-name="P9"><text:s text:c="20"/>y1 = tx, y2 = ty;</text:p>
      <text:p text:style-name="P9"><text:s text:c="20"/>x1 = i, x2 = j;</text:p>
      <text:p text:style-name="P9"><text:s text:c="16"/>}</text:p>
      <text:p text:style-name="P9"><text:s text:c="12"/>}</text:p>
      <text:p text:style-name="P9"><text:s text:c="8"/>}</text:p>
      <text:p text:style-name="P21"/>
      <text:p text:style-name="P9"><text:s text:c="8"/><text:span text:style-name="T1">if</text:span>(ans &lt; <text:span text:style-name="T10">0</text:span>) ans = <text:span text:style-name="T10">0</text:span>;</text:p>
      <text:p text:style-name="P9"><text:s text:c="8"/>printf(<text:span text:style-name="T12">"%d</text:span><text:span text:style-name="T17">\n</text:span><text:span text:style-name="T12">"</text:span>, ans);</text:p>
      <text:p text:style-name="P9"><text:s text:c="4"/>}</text:p>
      <text:p text:style-name="P1">}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 DP Bitmask TSP</text:p>
      <text:p text:style-name="P14"/>
      <text:p text:style-name="P13"/>
      <text:p text:style-name="P9"><text:span text:style-name="T6">int</text:span> dist[<text:span text:style-name="T10">15</text:span>][<text:span text:style-name="T10">15</text:span>], memo[<text:span text:style-name="T10">15</text:span>][<text:span text:style-name="T10">1</text:span>&lt;&lt;<text:span text:style-name="T10">15</text:span>];</text:p>
      <text:p text:style-name="P9"><text:span text:style-name="T6">int</text:span> x[<text:span text:style-name="T10">15</text:span>], y[<text:span text:style-name="T10">15</text:span>], width, heigth, n;</text:p>
      <text:p text:style-name="P21"/>
      <text:p text:style-name="P9"><text:span text:style-name="T6">int</text:span> tsp(<text:span text:style-name="T6">int</text:span> pos, <text:span text:style-name="T6">int</text:span> bitmask) {</text:p>
      <text:p text:style-name="P9"><text:s text:c="4"/><text:span text:style-name="T1">if</text:span>(bitmask == (<text:span text:style-name="T10">1</text:span> &lt;&lt; n) - <text:span text:style-name="T10">1</text:span>)</text:p>
      <text:p text:style-name="P9"><text:s text:c="8"/><text:span text:style-name="T1">return</text:span> dist[pos][<text:span text:style-name="T10">0</text:span>];</text:p>
      <text:p text:style-name="P21"/>
      <text:p text:style-name="P9"><text:s text:c="4"/><text:span text:style-name="T1">if</text:span>(memo[pos][bitmask] != -<text:span text:style-name="T10">1</text:span>)</text:p>
      <text:p text:style-name="P9"><text:s text:c="8"/><text:span text:style-name="T1">return</text:span> memo[pos][bitmask];</text:p>
      <text:p text:style-name="P21"/>
      <text:p text:style-name="P9"><text:s text:c="4"/><text:span text:style-name="T6">int</text:span> ret = INF;</text:p>
      <text:p text:style-name="P21"/>
      <text:p text:style-name="P9"><text:s text:c="4"/><text:span text:style-name="T1">for</text:span>(<text:span text:style-name="T6">int</text:span> next = <text:span text:style-name="T10">0</text:span>; next &lt; n; next++) {</text:p>
      <text:p text:style-name="P9"><text:s text:c="8"/><text:span text:style-name="T1">if</text:span>((bitmask &amp; (<text:span text:style-name="T10">1</text:span> &lt;&lt; next)) == <text:span text:style-name="T10">0</text:span>)</text:p>
      <text:p text:style-name="P9"><text:s text:c="12"/>ret = min(ret, dist[pos][next] + tsp(next, bitmask | (<text:span text:style-name="T10">1</text:span> &lt;&lt; next)));</text:p>
      <text:p text:style-name="P9"><text:s text:c="4"/>}</text:p>
      <text:p text:style-name="P21"/>
      <text:p text:style-name="P9"><text:s text:c="4"/><text:span text:style-name="T1">return</text:span> memo[pos][bitmask] = ret;</text:p>
      <text:p text:style-name="P9">}</text:p>
      <text:p text:style-name="P21"/>
      <text:p text:style-name="P9"><text:span text:style-name="T6">int</text:span> main() {</text:p>
      <text:p text:style-name="P9"><text:s text:c="4"/><text:span text:style-name="T6">int</text:span> t;</text:p>
      <text:p text:style-name="P9"><text:s text:c="4"/>scanf(<text:span text:style-name="T12">"%d"</text:span>, &amp;t);</text:p>
      <text:p text:style-name="P9"><text:s text:c="4"/><text:span text:style-name="T1">while</text:span>(t--) {</text:p>
      <text:p text:style-name="P9"><text:s text:c="8"/>scanf(<text:span text:style-name="T12">"%d%d"</text:span>, &amp;width, &amp;heigth);</text:p>
      <text:p text:style-name="P9"><text:s text:c="8"/>scanf(<text:span text:style-name="T12">"%d%d"</text:span>, &amp;x[<text:span text:style-name="T10">0</text:span>], &amp;y[<text:span text:style-name="T10">0</text:span>]);</text:p>
      <text:p text:style-name="P21"/>
      <text:p text:style-name="P9"><text:s text:c="8"/>scanf(<text:span text:style-name="T12">"%d"</text:span>, &amp;n);</text:p>
      <text:p text:style-name="P9"><text:s text:c="8"/><text:span text:style-name="T1">for</text:span>(<text:span text:style-name="T6">int</text:span> i = <text:span text:style-name="T10">1</text:span>; i &lt;= n; i++) {</text:p>
      <text:p text:style-name="P9"><text:s text:c="12"/>scanf(<text:span text:style-name="T12">"%d%d"</text:span>, &amp;x[i], &amp;y[i]);</text:p>
      <text:p text:style-name="P9"><text:s text:c="12"/><text:span text:style-name="T1">for</text:span>(<text:span text:style-name="T6">int</text:span> j = i-<text:span text:style-name="T10">1</text:span>; j &gt;= <text:span text:style-name="T10">0</text:span>; j--) {</text:p>
      <text:p text:style-name="P9"><text:s text:c="16"/>dist[i][j] = dist[j][i] = abs(x[i] - x[j]) + abs(y[i] - y[j]);</text:p>
      <text:p text:style-name="P9"><text:s text:c="12"/>}</text:p>
      <text:p text:style-name="P9"><text:s text:c="8"/>}</text:p>
      <text:p text:style-name="P9"><text:s text:c="8"/>n++;</text:p>
      <text:p text:style-name="P21"/>
      <text:p text:style-name="P9"><text:s text:c="8"/>memset(memo, -<text:span text:style-name="T10">1</text:span>, <text:span text:style-name="T1">sizeof</text:span>(memo));</text:p>
      <text:p text:style-name="P21"/>
      <text:p text:style-name="P9"><text:s text:c="8"/><text:span text:style-name="T6">int</text:span> ans = tsp(<text:span text:style-name="T10">0</text:span>, <text:span text:style-name="T10">1</text:span>);</text:p>
      <text:p text:style-name="P9"><text:s text:c="8"/>printf(<text:span text:style-name="T12">"The shortest path has length %d</text:span><text:span text:style-name="T17">\n</text:span><text:span text:style-name="T12">"</text:span>, ans);</text:p>
      <text:p text:style-name="P9"><text:s text:c="4"/>}</text:p>
      <text:p text:style-name="P9">}</text:p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Greedy</text:p>
      <text:p text:style-name="P15"/>
      <text:p text:style-name="P15">- Interval coverage (Minimal coverage)</text:p>
      <text:p text:style-name="P15"/>
      <text:p text:style-name="P21"><text:span text:style-name="T6">const</text:span><text:span text:style-name="T13"> </text:span><text:span text:style-name="T6">int</text:span><text:span text:style-name="T13"> maxm = </text:span><text:span text:style-name="T10">100010</text:span><text:span text:style-name="T13">;</text:span></text:p>
      <text:p text:style-name="P9"><text:span text:style-name="T1">struct</text:span> segment {</text:p>
      <text:p text:style-name="P9"><text:s text:c="4"/><text:span text:style-name="T6">int</text:span> left, right;</text:p>
      <text:p text:style-name="P21"/>
      <text:p text:style-name="P9"><text:soft-page-break/><text:s text:c="4"/>segment(<text:span text:style-name="T6">int</text:span> l = <text:span text:style-name="T10">0</text:span>, <text:span text:style-name="T6">int</text:span> r = <text:span text:style-name="T10">0</text:span>) {</text:p>
      <text:p text:style-name="P9"><text:s text:c="8"/>left = l, right = r;</text:p>
      <text:p text:style-name="P9"><text:s text:c="4"/>}</text:p>
      <text:p text:style-name="P21"/>
      <text:p text:style-name="P9"><text:s text:c="4"/><text:span text:style-name="T6">bool</text:span> <text:span text:style-name="T1">operator</text:span>&lt;(<text:span text:style-name="T6">const</text:span> segment&amp; a) <text:span text:style-name="T6">const</text:span> {</text:p>
      <text:p text:style-name="P9"><text:s text:c="8"/><text:span text:style-name="T1">if</text:span>(left == a.left)</text:p>
      <text:p text:style-name="P9"><text:s text:c="12"/><text:span text:style-name="T1">return</text:span> right &gt; a.right;</text:p>
      <text:p text:style-name="P9"><text:s text:c="8"/><text:span text:style-name="T1">return</text:span> left &lt; a.left;</text:p>
      <text:p text:style-name="P9"><text:s text:c="4"/>}</text:p>
      <text:p text:style-name="P9">} intervals[maxm];</text:p>
      <text:p text:style-name="P21"/>
      <text:p text:style-name="P9"><text:span text:style-name="T6">int</text:span> main() {</text:p>
      <text:p text:style-name="P9"><text:s text:c="4"/><text:span text:style-name="T6">int</text:span> t; scanf(<text:span text:style-name="T12">"%d"</text:span>, &amp;t);</text:p>
      <text:p text:style-name="P9"/>
      <text:p text:style-name="P21"><text:span text:style-name="T13"><text:s text:c="4"/></text:span><text:span text:style-name="T6">int</text:span><text:span text:style-name="T13"> n, m, d;</text:span></text:p>
      <text:p text:style-name="P9"><text:s text:c="4"/><text:span text:style-name="T1">while</text:span>(t--) {</text:p>
      <text:p text:style-name="P9"><text:s text:c="8"/>scanf(<text:span text:style-name="T12">"%d%d%d"</text:span>, &amp;n, &amp;m, &amp;d);</text:p>
      <text:p text:style-name="P9"><text:s text:c="8"/>n *= <text:span text:style-name="T10">10</text:span>;</text:p>
      <text:p text:style-name="P21"/>
      <text:p text:style-name="P9"><text:s text:c="8"/><text:span text:style-name="T1">for</text:span>(<text:span text:style-name="T6">int</text:span> i = <text:span text:style-name="T10">0</text:span>; i &lt; m; i++) {</text:p>
      <text:p text:style-name="P9"><text:s text:c="12"/><text:span text:style-name="T6">int</text:span> a, b;</text:p>
      <text:p text:style-name="P9"><text:s text:c="12"/>scanf(<text:span text:style-name="T12">"%d%d"</text:span>, &amp;a, &amp;b);</text:p>
      <text:p text:style-name="P9"><text:s text:c="12"/>intervals[i] = segment(a, a + n);</text:p>
      <text:p text:style-name="P9"><text:s text:c="8"/>}</text:p>
      <text:p text:style-name="P21"/>
      <text:p text:style-name="P9"><text:s text:c="8"/>sort(intervals, intervals + m);</text:p>
      <text:p text:style-name="P21"/>
      <text:p text:style-name="P9"><text:s text:c="8"/><text:span text:style-name="T6">int</text:span> left = n;</text:p>
      <text:p text:style-name="P9"><text:s text:c="8"/><text:span text:style-name="T6">int</text:span> ans = <text:span text:style-name="T10">0</text:span>, i = <text:span text:style-name="T10">0</text:span>;</text:p>
      <text:p text:style-name="P21"/>
      <text:p text:style-name="P9"><text:s text:c="8"/><text:span text:style-name="T1">while</text:span>(left &lt; d) {</text:p>
      <text:p text:style-name="P9"><text:s text:c="12"/><text:span text:style-name="T6">int</text:span> right = -<text:span text:style-name="T10">1</text:span>;</text:p>
      <text:p text:style-name="P21"/>
      <text:p text:style-name="P9"><text:s text:c="12"/><text:span text:style-name="T1">while</text:span>(i &lt; m &amp;&amp; intervals[i].left &lt;= left) {</text:p>
      <text:p text:style-name="P9"><text:s text:c="16"/><text:span text:style-name="T1">if</text:span>(right == -<text:span text:style-name="T10">1</text:span> || right &lt; intervals[i].right) {</text:p>
      <text:p text:style-name="P9"><text:s text:c="20"/>right = intervals[i].right;</text:p>
      <text:p text:style-name="P9"><text:s text:c="16"/>}</text:p>
      <text:p text:style-name="P9"><text:s text:c="16"/>i++;</text:p>
      <text:p text:style-name="P9"><text:s text:c="12"/>}</text:p>
      <text:p text:style-name="P21"/>
      <text:p text:style-name="P9"><text:s text:c="12"/><text:span text:style-name="T1">if</text:span>(right == -<text:span text:style-name="T10">1</text:span>)</text:p>
      <text:p text:style-name="P9"><text:s text:c="16"/><text:span text:style-name="T1">break</text:span>;</text:p>
      <text:p text:style-name="P21"/>
      <text:p text:style-name="P9"><text:s text:c="12"/>ans++;</text:p>
      <text:p text:style-name="P9"><text:s text:c="12"/>left = right;</text:p>
      <text:p text:style-name="P9"><text:s text:c="8"/>}</text:p>
      <text:p text:style-name="P9"><text:s text:c="8"/><text:span text:style-name="T1">if</text:span>(left &lt; d) puts(<text:span text:style-name="T12">"-1"</text:span>);</text:p>
      <text:p text:style-name="P9"><text:s text:c="8"/><text:span text:style-name="T1">else </text:span>printf(<text:span text:style-name="T12">"%d</text:span><text:span text:style-name="T17">\n</text:span><text:span text:style-name="T12">"</text:span>, ans);</text:p>
      <text:p text:style-name="P9"><text:s text:c="4"/>}</text:p>
      <text:p text:style-name="P1">}</text:p>
      <text:p text:style-name="P14"/>
      <text:p text:style-name="P14">- Ternary Search</text:p>
      <text:p text:style-name="P18">/*</text:p>
      <text:p text:style-name="P20"><text:s text:c="2"/><text:span text:style-name="T3">Ternary Search: Aplicable a funciones unimodales como polinomios cuadraticos</text:span></text:p>
      <text:p text:style-name="P20"><text:s text:c="2"/><text:span text:style-name="T3">En reales usar una cantidad de iteraciones en lugar de comparar con epsilon</text:span></text:p>
      <text:p text:style-name="P20"><text:s/><text:span text:style-name="T3">*/</text:span></text:p>
      <text:p text:style-name="P21"/>
      <text:p text:style-name="P9"><text:span text:style-name="T1">class</text:span> EllysThreeRivers {</text:p>
      <text:p text:style-name="P9"><text:s text:c="4"/><text:span text:style-name="T6">int</text:span> walk_speed;</text:p>
      <text:p text:style-name="P9"><text:s text:c="4"/>vector&lt;<text:span text:style-name="T6">int</text:span>&gt; width, swim;</text:p>
      <text:p text:style-name="P9"><text:span text:style-name="T1">public</text:span>:</text:p>
      <text:p text:style-name="P21"/>
      <text:p text:style-name="P9"><text:s text:c="4"/><text:span text:style-name="T6">double</text:span> sqr(<text:span text:style-name="T6">double</text:span> x) {</text:p>
      <text:p text:style-name="P9"><text:s text:c="8"/><text:span text:style-name="T1">return</text:span> x * x;</text:p>
      <text:p text:style-name="P9"><text:s text:c="4"/>}</text:p>
      <text:p text:style-name="P21"/>
      <text:p text:style-name="P9"><text:s text:c="4"/><text:span text:style-name="T6">double</text:span> search(<text:span text:style-name="T6">int</text:span> id, <text:span text:style-name="T6">double</text:span> rem) {</text:p>
      <text:p text:style-name="P9"><text:s text:c="8"/><text:span text:style-name="T1">if</text:span>(id &gt;= <text:span text:style-name="T10">3</text:span>) <text:span text:style-name="T1">return</text:span> rem / walk_speed;</text:p>
      <text:p text:style-name="P21"/>
      <text:p text:style-name="P9"><text:s text:c="8"/><text:span text:style-name="T6">double</text:span> ans = INFLL;</text:p>
      <text:p text:style-name="P9"><text:s text:c="8"/><text:span text:style-name="T6">double</text:span> left = <text:span text:style-name="T10">0.0</text:span>, right = rem;</text:p>
      <text:p text:style-name="P9"><text:s text:c="8"/><text:span text:style-name="T6">double</text:span> m1, m2, f1, f2;</text:p>
      <text:p text:style-name="P9"><text:s text:c="8"/>REP(it, <text:span text:style-name="T10">0</text:span>, <text:span text:style-name="T10">100</text:span>) {</text:p>
      <text:p text:style-name="P9"><text:s text:c="12"/>m1 = left + (right - left) / <text:span text:style-name="T10">3.</text:span>; <text:span text:style-name="T5">// first third</text:span></text:p>
      <text:p text:style-name="P9"><text:s text:c="12"/>m2 = right - (right - left) / <text:span text:style-name="T10">3.</text:span>; <text:span text:style-name="T5">// last third</text:span></text:p>
      <text:p text:style-name="P21"/>
      <text:p text:style-name="P9"><text:s text:c="12"/>f1 = search(id + <text:span text:style-name="T10">1</text:span>, rem - m1) + sqrt(sqr(width[id]) + sqr(m1)) / swim[id];</text:p>
      <text:p text:style-name="P9"><text:s text:c="12"/>f2 = search(id + <text:span text:style-name="T10">1</text:span>, rem - m2) + sqrt(sqr(width[id]) + sqr(m2)) / swim[id];</text:p>
      <text:p text:style-name="P9"><text:s text:c="12"/>ans = min(ans, min(f1, f2));</text:p>
      <text:p text:style-name="P21"/>
      <text:p text:style-name="P9"><text:s text:c="12"/><text:span text:style-name="T5">// for all a,b with A &lt;= a &lt; b &lt;= x, we have f(a) &lt; f(b)</text:span></text:p>
      <text:p text:style-name="P9"><text:s text:c="12"/><text:span text:style-name="T5">// for all a,b with x &lt;= a &lt; b &lt;= B, we have f(a) &gt; f(b)</text:span></text:p>
      <text:p text:style-name="P9"><text:s text:c="12"/><text:span text:style-name="T1">if</text:span>(f1 &lt; f2) right = m2; <text:span text:style-name="T1">else</text:span> left = m1;</text:p>
      <text:p text:style-name="P9"><text:s text:c="8"/>}</text:p>
      <text:p text:style-name="P9"><text:s text:c="8"/><text:span text:style-name="T1">return</text:span> ans;</text:p>
      <text:p text:style-name="P9"><text:s text:c="4"/>}</text:p>
      <text:p text:style-name="P21"/>
      <text:p text:style-name="P9"><text:s text:c="4"/><text:span text:style-name="T6">double</text:span> getMin(<text:span text:style-name="T6">int</text:span> length, <text:span text:style-name="T6">int</text:span> walk, vector &lt;<text:span text:style-name="T6">int</text:span>&gt; w, vector &lt;<text:span text:style-name="T6">int</text:span>&gt; s) {</text:p>
      <text:p text:style-name="P9"><text:s text:c="8"/>width = w, swim = s;</text:p>
      <text:p text:style-name="P9"><text:s text:c="8"/>walk_speed = walk;</text:p>
      <text:p text:style-name="P9"><text:s text:c="8"/><text:span text:style-name="T1">return</text:span> search(<text:span text:style-name="T10">0</text:span>, length);</text:p>
      <text:p text:style-name="P9"><text:s text:c="4"/>}</text:p>
      <text:p text:style-name="P1">}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Math</text:p>
      <text:p text:style-name="P15"><text:soft-page-break/>- Carmichael Number</text:p>
      <text:p text:style-name="P15"/>
      <text:p text:style-name="P9"><text:span text:style-name="T1">public</text:span> <text:span text:style-name="T1">class</text:span> CarmichaelNumber {</text:p>
      <text:p text:style-name="P9"><text:s text:c="8"/><text:span text:style-name="T1">public</text:span> <text:span text:style-name="T6">static</text:span> <text:span text:style-name="T6">void</text:span> <text:span text:style-name="T8">main</text:span>(<text:span text:style-name="T9">String</text:span>[] args) {</text:p>
      <text:p text:style-name="P21"/>
      <text:p text:style-name="P9"><text:s text:c="16"/><text:span text:style-name="T9">LinkedList</text:span>&lt;<text:span text:style-name="T9">Long</text:span>&gt; salida = <text:span text:style-name="T1">new</text:span> <text:span text:style-name="T9">LinkedList</text:span>&lt;<text:span text:style-name="T9">Long</text:span>&gt;();</text:p>
      <text:p text:style-name="P9"><text:s text:c="16"/><text:span text:style-name="T8">sieve</text:span>(<text:span text:style-name="T10">1000000</text:span>);<text:span text:style-name="T5">/*</text:span></text:p>
      <text:p text:style-name="P20"><text:s text:c="65"/><text:span text:style-name="T3">* hasta el numero que sea el sqrt del numero de</text:span></text:p>
      <text:p text:style-name="P20"><text:s text:c="65"/><text:span text:style-name="T3">* charmachael necesite o hasta 24' y para</text:span></text:p>
      <text:p text:style-name="P20"><text:s text:c="65"/><text:span text:style-name="T3">* seguros 12'</text:span></text:p>
      <text:p text:style-name="P20"><text:s text:c="65"/><text:span text:style-name="T3">*/</text:span></text:p>
      <text:p text:style-name="P21"/>
      <text:p text:style-name="P9"><text:s text:c="16"/><text:span text:style-name="T1">for</text:span> (<text:span text:style-name="T6">int</text:span> i = <text:span text:style-name="T10">9</text:span>; i &lt; <text:span text:style-name="T10">65000</text:span>; i += <text:span text:style-name="T10">2</text:span>) {</text:p>
      <text:p text:style-name="P9"><text:s text:c="24"/><text:span text:style-name="T1">if</text:span> (<text:span text:style-name="T8">isCarmachaelNumber</text:span>(i)) {</text:p>
      <text:p text:style-name="P9"><text:s text:c="32"/>salida.<text:span text:style-name="T8">add</text:span>((<text:span text:style-name="T6">long</text:span>) i);</text:p>
      <text:p text:style-name="P9"><text:s text:c="32"/><text:span text:style-name="T9">System</text:span>.<text:span text:style-name="T8">out</text:span>.<text:span text:style-name="T8">println</text:span>(i);</text:p>
      <text:p text:style-name="P9"><text:s text:c="24"/>}</text:p>
      <text:p text:style-name="P9"><text:s text:c="16"/>}</text:p>
      <text:p text:style-name="P9"><text:s text:c="8"/>}</text:p>
      <text:p text:style-name="P21"/>
      <text:p text:style-name="P9"><text:s text:c="8"/><text:span text:style-name="T5">/* hasta 40000 algo */</text:span></text:p>
      <text:p text:style-name="P9"><text:s text:c="8"/><text:span text:style-name="T5">// static int [] numerosCarmachael={561, 1105, 1729, 2465, 2821, 6601, 7107,</text:span></text:p>
      <text:p text:style-name="P9"><text:s text:c="8"/><text:span text:style-name="T5">// 8911, 10585, 15841, 18361, 24073, 29341, 41041, ...}</text:span></text:p>
      <text:p text:style-name="P21"/>
      <text:p text:style-name="P9"><text:s text:c="8"/><text:span text:style-name="T5">// 561, 1105, 1729, 2465, 2821, 6601, 8911, 10585, 15841, 29341, 41041,</text:span></text:p>
      <text:p text:style-name="P9"><text:s text:c="8"/><text:span text:style-name="T5">// 46657, 52633, 62745, and 63973.</text:span></text:p>
      <text:p text:style-name="P9"><text:s text:c="8"/><text:span text:style-name="T6">static</text:span> <text:span text:style-name="T9">HashSet</text:span>&lt;<text:span text:style-name="T9">Integer</text:span>&gt; hSPrim = <text:span text:style-name="T1">new</text:span> <text:span text:style-name="T9">HashSet</text:span>&lt;<text:span text:style-name="T9">Integer</text:span>&gt;();</text:p>
      <text:p text:style-name="P21"/>
      <text:p text:style-name="P9"><text:s text:c="8"/><text:span text:style-name="T5">/* y si, no cambia nada */</text:span></text:p>
      <text:p text:style-name="P9"><text:s text:c="8"/><text:span text:style-name="T5">// static int [] prim={.....};</text:span></text:p>
      <text:p text:style-name="P21"/>
      <text:p text:style-name="P9"><text:s text:c="8"/><text:span text:style-name="T5">/*</text:span></text:p>
      <text:p text:style-name="P20"><text:s text:c="9"/><text:span text:style-name="T3">* cogo la lista de factores primos, la pruebo, y luego la vuelvo</text:span></text:p>
      <text:p text:style-name="P20"><text:s text:c="9"/><text:span text:style-name="T3">* isCarmachaelNumber</text:span></text:p>
      <text:p text:style-name="P20"><text:s text:c="9"/><text:span text:style-name="T3">*/</text:span></text:p>
      <text:p text:style-name="P9"><text:s text:c="8"/><text:span text:style-name="T6">static</text:span> <text:span text:style-name="T6">boolean</text:span> <text:span text:style-name="T8">isCarmachaelNumber</text:span>(<text:span text:style-name="T6">long</text:span> numero) {</text:p>
      <text:p text:style-name="P9"><text:s text:c="16"/><text:span text:style-name="T6">int</text:span> tmp = <text:span text:style-name="T10">2</text:span>;</text:p>
      <text:p text:style-name="P9"><text:s text:c="16"/><text:span text:style-name="T6">long</text:span> inicial = numero;</text:p>
      <text:p text:style-name="P9"><text:s text:c="16"/><text:span text:style-name="T6">int</text:span> cantFactPrimos = <text:span text:style-name="T10">0</text:span>;</text:p>
      <text:p text:style-name="P9"><text:s text:c="16"/>papa: <text:span text:style-name="T1">while</text:span> (numero != <text:span text:style-name="T10">1</text:span>) {</text:p>
      <text:p text:style-name="P9"><text:s text:c="24"/><text:span text:style-name="T6">int</text:span> raiz = (<text:span text:style-name="T6">int</text:span>) <text:span text:style-name="T9">Math</text:span>.<text:span text:style-name="T8">ceil</text:span>(<text:span text:style-name="T9">Math</text:span>.<text:span text:style-name="T8">sqrt</text:span>(numero));</text:p>
      <text:p text:style-name="P9"><text:s text:c="24"/><text:span text:style-name="T5">/* se muere con hashset */</text:span></text:p>
      <text:p text:style-name="P9"><text:s text:c="24"/><text:span text:style-name="T1">for</text:span> (<text:span text:style-name="T9">Integer</text:span> elo : primes) {</text:p>
      <text:p text:style-name="P9"><text:s text:c="32"/>tmp = elo;</text:p>
      <text:p text:style-name="P9"><text:s text:c="32"/><text:span text:style-name="T1">if</text:span> (elo &gt; raiz)</text:p>
      <text:p text:style-name="P9"><text:s text:c="40"/><text:span text:style-name="T1">break</text:span>;</text:p>
      <text:p text:style-name="P9"><text:s text:c="32"/><text:span text:style-name="T1">if</text:span> (numero % elo == <text:span text:style-name="T10">0</text:span>) {</text:p>
      <text:p text:style-name="P9"><text:s text:c="40"/>cantFactPrimos++;</text:p>
      <text:p text:style-name="P21"/>
      <text:p text:style-name="P9"><text:s text:c="40"/>numero /= elo;</text:p>
      <text:p text:style-name="P9"><text:s text:c="40"/><text:span text:style-name="T1">if</text:span> (numero % elo == <text:span text:style-name="T10">0</text:span>)</text:p>
      <text:p text:style-name="P9"><text:s text:c="48"/><text:span text:style-name="T1">return</text:span> <text:span text:style-name="T1">false</text:span>;</text:p>
      <text:p text:style-name="P9"><text:s text:c="40"/><text:span text:style-name="T1">continue</text:span> papa;</text:p>
      <text:p text:style-name="P9"><text:s text:c="32"/>}</text:p>
      <text:p text:style-name="P9"><text:s text:c="24"/>}</text:p>
      <text:p text:style-name="P21"/>
      <text:p text:style-name="P9"><text:s text:c="24"/>tmp += <text:span text:style-name="T10">2</text:span>;</text:p>
      <text:p text:style-name="P9"><text:s text:c="24"/><text:span text:style-name="T1">for</text:span> (<text:span text:style-name="T6">int</text:span> i = tmp; i &lt; raiz; i += <text:span text:style-name="T10">2</text:span>) {</text:p>
      <text:p text:style-name="P9"><text:s text:c="32"/><text:span text:style-name="T1">if</text:span> (numero % i == <text:span text:style-name="T10">0</text:span>) {</text:p>
      <text:p text:style-name="P9"><text:s text:c="40"/>cantFactPrimos++;</text:p>
      <text:p text:style-name="P21"/>
      <text:p text:style-name="P9"><text:s text:c="40"/>numero /= i;</text:p>
      <text:p text:style-name="P9"><text:s text:c="40"/><text:span text:style-name="T1">if</text:span> (numero % i == <text:span text:style-name="T10">0</text:span>)</text:p>
      <text:p text:style-name="P9"><text:s text:c="48"/><text:span text:style-name="T1">return</text:span> <text:span text:style-name="T1">false</text:span>;</text:p>
      <text:p text:style-name="P9"><text:s text:c="40"/><text:span text:style-name="T1">continue</text:span> papa;</text:p>
      <text:p text:style-name="P9"><text:s text:c="32"/>}</text:p>
      <text:p text:style-name="P9"><text:s text:c="24"/>}</text:p>
      <text:p text:style-name="P9"><text:s text:c="24"/>cantFactPrimos++;</text:p>
      <text:p text:style-name="P9"><text:s text:c="24"/><text:span text:style-name="T1">break</text:span>;</text:p>
      <text:p text:style-name="P9"><text:s text:c="16"/>}</text:p>
      <text:p text:style-name="P9"><text:s text:c="16"/><text:span text:style-name="T1">if</text:span> (cantFactPrimos &gt; <text:span text:style-name="T10">2</text:span>) {</text:p>
      <text:p text:style-name="P9"><text:s text:c="24"/><text:span text:style-name="T1">for</text:span> (<text:span text:style-name="T6">int</text:span> a = <text:span text:style-name="T10">2</text:span>; a &lt;= inicial - <text:span text:style-name="T10">1</text:span>; a++) {</text:p>
      <text:p text:style-name="P9"><text:s text:c="32"/><text:span text:style-name="T1">if</text:span> (<text:span text:style-name="T8">bigMod</text:span>(a, inicial, inicial) != a) {</text:p>
      <text:p text:style-name="P9"><text:s text:c="40"/><text:span text:style-name="T1">return</text:span> <text:span text:style-name="T1">false</text:span>;</text:p>
      <text:p text:style-name="P9"><text:s text:c="32"/>}</text:p>
      <text:p text:style-name="P9"><text:s text:c="24"/>}</text:p>
      <text:p text:style-name="P9"><text:s text:c="24"/><text:span text:style-name="T1">return</text:span> <text:span text:style-name="T1">true</text:span>;</text:p>
      <text:p text:style-name="P9"><text:s text:c="16"/>}</text:p>
      <text:p text:style-name="P9"><text:s text:c="16"/><text:span text:style-name="T1">return</text:span> <text:span text:style-name="T1">false</text:span>;</text:p>
      <text:p text:style-name="P9"><text:s text:c="8"/>}</text:p>
      <text:p text:style-name="P21"/>
      <text:p text:style-name="P9"><text:s text:c="8"/><text:span text:style-name="T6">static</text:span> <text:span text:style-name="T6">long</text:span> <text:span text:style-name="T8">bigMod</text:span>(<text:span text:style-name="T6">long</text:span> b, <text:span text:style-name="T6">long</text:span> p, <text:span text:style-name="T6">long</text:span> m) {</text:p>
      <text:p text:style-name="P9"><text:s text:c="16"/><text:span text:style-name="T1">if</text:span> (p == <text:span text:style-name="T10">0</text:span>)</text:p>
      <text:p text:style-name="P9"><text:s text:c="24"/><text:span text:style-name="T1">return</text:span> <text:span text:style-name="T10">1</text:span>;</text:p>
      <text:p text:style-name="P9"><text:s text:c="16"/><text:span text:style-name="T1">else</text:span> <text:span text:style-name="T1">if</text:span> (p % <text:span text:style-name="T10">2</text:span> == <text:span text:style-name="T10">0</text:span>) {</text:p>
      <text:p text:style-name="P9"><text:s text:c="24"/><text:span text:style-name="T6">long</text:span> parcial = <text:span text:style-name="T8">bigMod</text:span>(b, p / <text:span text:style-name="T10">2</text:span>, m) % m;</text:p>
      <text:p text:style-name="P9"><text:s text:c="24"/><text:span text:style-name="T1">return</text:span> (parcial * parcial) % m;</text:p>
      <text:p text:style-name="P9"><text:s text:c="16"/>} <text:span text:style-name="T1">else</text:span></text:p>
      <text:p text:style-name="P9"><text:s text:c="24"/><text:span text:style-name="T1">return</text:span> ((b % m) * <text:span text:style-name="T8">bigMod</text:span>(b, p - <text:span text:style-name="T10">1</text:span>, m)) % m;</text:p>
      <text:p text:style-name="P9"><text:s text:c="16"/><text:span text:style-name="T5">// TODO Auto-generated method stub</text:span></text:p>
      <text:p text:style-name="P9"><text:s text:c="8"/>}</text:p>
      <text:p text:style-name="P21"/>
      <text:p text:style-name="P9"><text:s text:c="8"/><text:span text:style-name="T6">static</text:span> <text:span text:style-name="T6">int</text:span> _sieve_size;</text:p>
      <text:p text:style-name="P9"><text:s text:c="8"/><text:span text:style-name="T6">static</text:span> <text:span text:style-name="T6">boolean</text:span>[] bs; <text:span text:style-name="T5">// 10^7 should be enough for most cases</text:span></text:p>
      <text:p text:style-name="P9"><text:s text:c="8"/><text:span text:style-name="T6">static</text:span> <text:span text:style-name="T9">List</text:span>&lt;<text:span text:style-name="T9">Integer</text:span>&gt; primes = <text:span text:style-name="T1">new</text:span> <text:span text:style-name="T9">ArrayList</text:span>&lt;<text:span text:style-name="T9">Integer</text:span>&gt;(); <text:span text:style-name="T5">// compact list of</text:span> <text:s text:c="88"/><text:span text:style-name="T5">// primes in form of</text:span> <text:s text:c="119"/><text:span text:style-name="T5">// vector&lt;int&gt;</text:span></text:p>
      <text:p text:style-name="P21"/>
      <text:p text:style-name="P9"><text:s text:c="8"/><text:span text:style-name="T6">static</text:span> <text:span text:style-name="T6">void</text:span> <text:span text:style-name="T8">sieve</text:span>(<text:span text:style-name="T6">int</text:span> upperbound) { <text:span text:style-name="T5">// create list of primes in</text:span> <text:s text:c="61"/><text:span text:style-name="T5">// [0..upperbound]</text:span></text:p>
      <text:p text:style-name="P9"><text:s text:c="16"/>_sieve_size = upperbound + <text:span text:style-name="T10">1</text:span>; <text:span text:style-name="T5">// add 1 to include upperbound</text:span></text:p>
      <text:p text:style-name="P9"><text:s text:c="16"/>bs = <text:span text:style-name="T1">new</text:span> <text:span text:style-name="T6">boolean</text:span>[_sieve_size];</text:p>
      <text:p text:style-name="P9"><text:s text:c="16"/><text:span text:style-name="T9">Arrays</text:span>.<text:span text:style-name="T8">fill</text:span>(bs, <text:span text:style-name="T1">true</text:span>); <text:span text:style-name="T5">// set all bits to 1</text:span></text:p>
      <text:p text:style-name="P9"><text:s text:c="16"/>bs[<text:span text:style-name="T10">0</text:span>] = bs[<text:span text:style-name="T10">1</text:span>] = <text:span text:style-name="T1">false</text:span>; <text:span text:style-name="T5">// except index 0 and 1</text:span></text:p>
      <text:p text:style-name="P9"><text:s text:c="16"/><text:span text:style-name="T1">for</text:span> (<text:span text:style-name="T6">long</text:span> i = <text:span text:style-name="T10">2</text:span>; i &lt; _sieve_size; i++)</text:p>
      <text:p text:style-name="P9"><text:s text:c="24"/><text:span text:style-name="T1">if</text:span> (bs[(<text:span text:style-name="T6">int</text:span>) i]) {</text:p>
      <text:p text:style-name="P9"><text:s text:c="32"/><text:span text:style-name="T5">// cross out multiples of i starting from i * i!</text:span></text:p>
      <text:p text:style-name="P9"><text:s text:c="32"/><text:span text:style-name="T1">for</text:span> (<text:span text:style-name="T6">long</text:span> j = i * i; j &lt; _sieve_size; j += i)</text:p>
      <text:p text:style-name="P9"><text:s text:c="40"/>bs[(<text:span text:style-name="T6">int</text:span>) j] = <text:span text:style-name="T1">false</text:span>;</text:p>
      <text:p text:style-name="P9"><text:s text:c="32"/>primes.<text:span text:style-name="T8">add</text:span>((<text:span text:style-name="T6">int</text:span>) i); <text:span text:style-name="T5">// also add this vector containing list of</text:span> <text:s text:c="58"/><text:span text:style-name="T5">// primes</text:span></text:p>
      <text:p text:style-name="P9"><text:soft-page-break/><text:s text:c="24"/>}</text:p>
      <text:p text:style-name="P9"><text:s text:c="8"/>}</text:p>
      <text:p text:style-name="P21"/>
      <text:p text:style-name="P1">}</text:p>
      <text:p text:style-name="P14">- Combinations BigInteger DP form</text:p>
      <text:p text:style-name="P14"/>
      <text:p text:style-name="P21"><text:span text:style-name="T14">public</text:span><text:span text:style-name="T13"> </text:span><text:span text:style-name="T14">class</text:span><text:span text:style-name="T13"> CombinationsBigInteger_DPyForm {</text:span></text:p>
      <text:p text:style-name="P21"><text:span text:style-name="T13"><text:s text:c="8"/></text:span><text:span text:style-name="T14">public</text:span><text:span text:style-name="T13"> </text:span><text:span text:style-name="T6">static</text:span><text:span text:style-name="T13"> </text:span><text:span text:style-name="T6">void</text:span><text:span text:style-name="T13"> </text:span><text:span text:style-name="T8">main</text:span><text:span text:style-name="T13">(</text:span><text:span text:style-name="T9">String</text:span><text:span text:style-name="T13">[] args) {</text:span></text:p>
      <text:p text:style-name="P9"><text:s text:c="16"/><text:span text:style-name="T1">for</text:span> (<text:span text:style-name="T6">int</text:span> i = <text:span text:style-name="T10">0</text:span>; i &lt; memo.<text:span text:style-name="T8">length</text:span>; i++) {</text:p>
      <text:p text:style-name="P9"><text:s text:c="24"/><text:span text:style-name="T1">for</text:span> (<text:span text:style-name="T6">int</text:span> j = <text:span text:style-name="T10">0</text:span>; j &lt; memo[<text:span text:style-name="T10">1</text:span>].<text:span text:style-name="T8">length</text:span>; j++) {</text:p>
      <text:p text:style-name="P9"><text:s text:c="32"/>memo[i][j] = <text:span text:style-name="T9">BigInteger</text:span>.<text:span text:style-name="T8">valueOf</text:span>(-<text:span text:style-name="T10">1</text:span>);</text:p>
      <text:p text:style-name="P9"><text:s text:c="24"/>}</text:p>
      <text:p text:style-name="P9"><text:s text:c="16"/>}</text:p>
      <text:p text:style-name="P9"><text:s text:c="16"/><text:span text:style-name="T9">Scanner</text:span> sc = <text:span text:style-name="T1">new</text:span> <text:span text:style-name="T9">Scanner</text:span>(<text:span text:style-name="T9">System</text:span>.<text:span text:style-name="T8">in</text:span>);</text:p>
      <text:p text:style-name="P9"><text:s text:c="16"/><text:span text:style-name="T6">int</text:span> n = sc.<text:span text:style-name="T8">nextInt</text:span>(), k = sc.<text:span text:style-name="T8">nextInt</text:span>();</text:p>
      <text:p text:style-name="P9"><text:s text:c="16"/><text:span text:style-name="T9">System</text:span>.<text:span text:style-name="T8">out</text:span>.<text:span text:style-name="T8">println</text:span>(<text:span text:style-name="T8">C</text:span>(n, k));</text:p>
      <text:p text:style-name="P9"><text:s text:c="16"/><text:span text:style-name="T9">System</text:span>.<text:span text:style-name="T8">out</text:span>.<text:span text:style-name="T8">println</text:span>(<text:span text:style-name="T8">Cdp</text:span>(n, k));</text:p>
      <text:p text:style-name="P9"><text:s text:c="8"/>}</text:p>
      <text:p text:style-name="P21"><text:span text:style-name="T13"><text:s text:c="8"/></text:span><text:span text:style-name="T5">// COMBINATIONS GCD</text:span></text:p>
      <text:p text:style-name="P9"><text:s text:c="8"/><text:span text:style-name="T6">static</text:span> <text:span text:style-name="T9">BigInteger</text:span> <text:span text:style-name="T8">C</text:span>(<text:span text:style-name="T6">long</text:span> n, <text:span text:style-name="T6">long</text:span> k) {</text:p>
      <text:p text:style-name="P9"><text:s text:c="16"/><text:span text:style-name="T5">/*</text:span></text:p>
      <text:p text:style-name="P20"><text:s text:c="17"/><text:span text:style-name="T3">* si no es Long ( objeto ) no se puede mandar por referencia</text:span></text:p>
      <text:p text:style-name="P20"><text:s text:c="17"/><text:span text:style-name="T3">*/</text:span></text:p>
      <text:p text:style-name="P9"><text:s text:c="16"/><text:span text:style-name="T1">if</text:span> (k &gt; n) {</text:p>
      <text:p text:style-name="P9"><text:s text:c="24"/><text:span text:style-name="T1">return</text:span> <text:span text:style-name="T9">BigInteger</text:span>.<text:span text:style-name="T8">ZERO</text:span>;</text:p>
      <text:p text:style-name="P9"><text:s text:c="16"/>}</text:p>
      <text:p text:style-name="P9"><text:s text:c="16"/><text:span text:style-name="T6">long</text:span> i;</text:p>
      <text:p text:style-name="P9"><text:s text:c="16"/><text:span text:style-name="T9">BigInteger</text:span> numerator = <text:span text:style-name="T9">BigInteger</text:span>.<text:span text:style-name="T8">ONE</text:span>, denominator = <text:span text:style-name="T9">BigInteger</text:span>.<text:span text:style-name="T8">ONE</text:span>, toMul, toDiv, tmpGcd = <text:span text:style-name="T9">BigInteger</text:span>.<text:span text:style-name="T8">ONE</text:span>;</text:p>
      <text:p text:style-name="P9"><text:s text:c="16"/><text:span text:style-name="T1">if</text:span> (k &gt; n - k)</text:p>
      <text:p text:style-name="P9"><text:s text:c="24"/>k = n - k; <text:span text:style-name="T5">/* use smaller k */</text:span></text:p>
      <text:p text:style-name="P9"><text:s text:c="16"/><text:span text:style-name="T1">for</text:span> (i = k; i &gt; <text:span text:style-name="T10">0</text:span>; i--) {</text:p>
      <text:p text:style-name="P9"><text:s text:c="24"/>toMul = <text:span text:style-name="T9">BigInteger</text:span>.<text:span text:style-name="T8">valueOf</text:span>(n - k + i);</text:p>
      <text:p text:style-name="P9"><text:s text:c="24"/>toDiv = <text:span text:style-name="T9">BigInteger</text:span>.<text:span text:style-name="T8">valueOf</text:span>(i);</text:p>
      <text:p text:style-name="P21"/>
      <text:p text:style-name="P9"><text:s text:c="24"/><text:span text:style-name="T5">// dbg(toMul, toDiv);</text:span></text:p>
      <text:p text:style-name="P9"><text:s text:c="24"/>tmpGcd = toDiv.<text:span text:style-name="T8">gcd</text:span>(toMul);</text:p>
      <text:p text:style-name="P9"><text:s text:c="24"/>toMul = toMul.<text:span text:style-name="T8">divide</text:span>(tmpGcd);</text:p>
      <text:p text:style-name="P9"><text:s text:c="24"/>toDiv = toDiv.<text:span text:style-name="T8">divide</text:span>(tmpGcd);</text:p>
      <text:p text:style-name="P21"/>
      <text:p text:style-name="P9"><text:s text:c="24"/>tmpGcd = numerator.<text:span text:style-name="T8">gcd</text:span>(toDiv);</text:p>
      <text:p text:style-name="P9"><text:s text:c="24"/>numerator = numerator.<text:span text:style-name="T8">divide</text:span>(tmpGcd);</text:p>
      <text:p text:style-name="P9"><text:s text:c="24"/>toDiv = toDiv.<text:span text:style-name="T8">divide</text:span>(tmpGcd);</text:p>
      <text:p text:style-name="P21"/>
      <text:p text:style-name="P9"><text:s text:c="24"/>tmpGcd = toMul.<text:span text:style-name="T8">gcd</text:span>(denominator);</text:p>
      <text:p text:style-name="P9"><text:s text:c="24"/>toMul = toMul.<text:span text:style-name="T8">divide</text:span>(tmpGcd);</text:p>
      <text:p text:style-name="P9"><text:s text:c="24"/>denominator = denominator.<text:span text:style-name="T8">divide</text:span>(tmpGcd);</text:p>
      <text:p text:style-name="P21"/>
      <text:p text:style-name="P9"><text:s text:c="24"/>numerator = numerator.<text:span text:style-name="T8">multiply</text:span>(toMul);</text:p>
      <text:p text:style-name="P9"><text:s text:c="24"/>denominator = denominator.<text:span text:style-name="T8">multiply</text:span>(toDiv);</text:p>
      <text:p text:style-name="P9"><text:s text:c="16"/>}</text:p>
      <text:p text:style-name="P9"><text:s text:c="16"/><text:span text:style-name="T1">return</text:span> numerator.<text:span text:style-name="T8">divide</text:span>(denominator);</text:p>
      <text:p text:style-name="P9"><text:s text:c="8"/>}</text:p>
      <text:p text:style-name="P21"/>
      <text:p text:style-name="P9"><text:s text:c="8"/><text:span text:style-name="T5">// COMBINATIONS GCD END</text:span></text:p>
      <text:p text:style-name="P21"/>
      <text:p text:style-name="P9"><text:s text:c="8"/><text:span text:style-name="T5">// COMBINATIONS DP</text:span></text:p>
      <text:p text:style-name="P21"/>
      <text:p text:style-name="P9"><text:s text:c="8"/><text:span text:style-name="T6">static</text:span> <text:span text:style-name="T6">int</text:span> MAX_N = <text:span text:style-name="T10">1000</text:span>;<text:span text:style-name="T5">// definirlos bn</text:span></text:p>
      <text:p text:style-name="P9"><text:s text:c="8"/><text:span text:style-name="T6">static</text:span> <text:span text:style-name="T6">int</text:span> MAX_K = <text:span text:style-name="T10">1000</text:span>;</text:p>
      <text:p text:style-name="P21"/>
      <text:p text:style-name="P9"><text:s text:c="8"/><text:span text:style-name="T6">static</text:span> <text:span text:style-name="T9">BigInteger</text:span> memo[][] = <text:span text:style-name="T1">new</text:span> <text:span text:style-name="T9">BigInteger</text:span>[MAX_N][MAX_K];</text:p>
      <text:p text:style-name="P21"/>
      <text:p text:style-name="P9"><text:s text:c="8"/><text:span text:style-name="T1">private</text:span> <text:span text:style-name="T6">static</text:span> <text:span text:style-name="T9">BigInteger</text:span> <text:span text:style-name="T8">Cdp</text:span>(<text:span text:style-name="T6">int</text:span> n, <text:span text:style-name="T6">int</text:span> k) {</text:p>
      <text:p text:style-name="P9"><text:s text:c="16"/><text:span text:style-name="T1">if</text:span> (k &gt; n) {</text:p>
      <text:p text:style-name="P9"><text:s text:c="24"/><text:span text:style-name="T1">return</text:span> <text:span text:style-name="T9">BigInteger</text:span>.<text:span text:style-name="T8">ZERO</text:span>;</text:p>
      <text:p text:style-name="P9"><text:s text:c="16"/>}</text:p>
      <text:p text:style-name="P9"><text:s text:c="16"/><text:span text:style-name="T1">if</text:span> (k &gt; n - k) {</text:p>
      <text:p text:style-name="P9"><text:s text:c="24"/>k = n - k; <text:span text:style-name="T5">/* use smaller k */</text:span></text:p>
      <text:p text:style-name="P9"><text:s text:c="16"/>}</text:p>
      <text:p text:style-name="P9"><text:s text:c="16"/><text:span text:style-name="T1">return</text:span> <text:span text:style-name="T8">Cr</text:span>(n, k);</text:p>
      <text:p text:style-name="P9"><text:s text:c="8"/>}</text:p>
      <text:p text:style-name="P21"/>
      <text:p text:style-name="P9"><text:s text:c="8"/><text:span text:style-name="T6">static</text:span> <text:span text:style-name="T9">BigInteger</text:span> <text:span text:style-name="T8">Cr</text:span>(<text:span text:style-name="T6">int</text:span> n, <text:span text:style-name="T6">int</text:span> k) {</text:p>
      <text:p text:style-name="P9"><text:s text:c="16"/><text:span text:style-name="T1">if</text:span> (k == <text:span text:style-name="T10">0</text:span> || k == n) {</text:p>
      <text:p text:style-name="P9"><text:s text:c="24"/><text:span text:style-name="T1">return</text:span> <text:span text:style-name="T9">BigInteger</text:span>.<text:span text:style-name="T8">ONE</text:span>;</text:p>
      <text:p text:style-name="P9"><text:s text:c="16"/>}</text:p>
      <text:p text:style-name="P9"><text:s text:c="16"/><text:span text:style-name="T1">if</text:span> (memo[n][k].<text:span text:style-name="T8">compareTo</text:span>(<text:span text:style-name="T9">BigInteger</text:span>.<text:span text:style-name="T8">valueOf</text:span>(-<text:span text:style-name="T10">1</text:span>)) != <text:span text:style-name="T10">0</text:span>) {</text:p>
      <text:p text:style-name="P9"><text:s text:c="24"/><text:span text:style-name="T1">return</text:span> memo[n][k];</text:p>
      <text:p text:style-name="P9"><text:s text:c="16"/>}</text:p>
      <text:p text:style-name="P9"><text:s text:c="16"/><text:span text:style-name="T1">return</text:span> memo[n][k] = <text:span text:style-name="T8">Cr</text:span>(n - <text:span text:style-name="T10">1</text:span>, k - <text:span text:style-name="T10">1</text:span>).<text:span text:style-name="T8">add</text:span>(<text:span text:style-name="T8">Cr</text:span>(n - <text:span text:style-name="T10">1</text:span>, k));</text:p>
      <text:p text:style-name="P9"><text:s text:c="8"/>}</text:p>
      <text:p text:style-name="P21"/>
      <text:p text:style-name="P9"><text:s text:c="8"/><text:span text:style-name="T5">// COMBINATIONS DP END</text:span></text:p>
      <text:p text:style-name="P1">}</text:p>
      <text:p text:style-name="P14">- Combinations and Permutations</text:p>
      <text:p text:style-name="P19">/*C(N,K) means how many ways that N things can be taken K at a time. </text:p>
      <text:p text:style-name="P20"><text:span text:style-name="T21"><text:s/></text:span><text:span text:style-name="T4">Th</text:span><text:span text:style-name="T3">is can be a great challenge when N and/or K become very large. </text:span></text:p>
      <text:p text:style-name="P20"><text:s/><text:span text:style-name="T3">Combination of (N,K) is defined as: </text:span></text:p>
      <text:p text:style-name="P20"><text:s/><text:span text:style-name="T3">N!</text:span></text:p>
      <text:p text:style-name="P20"><text:s/><text:span text:style-name="T3">--------- </text:span></text:p>
      <text:p text:style-name="P20"><text:s/><text:span text:style-name="T3">(N-K)!*K! </text:span></text:p>
      <text:p text:style-name="P20"><text:s/><text:span text:style-name="T3">+++++++++++++++++++++++++++++++++++</text:span></text:p>
      <text:p text:style-name="P20"><text:s/><text:span text:style-name="T3">(permutaciones posicion=el orden importa.)</text:span></text:p>
      <text:p text:style-name="P20"><text:s/><text:span text:style-name="T3">Permutaciones con repeticion N^K(N cosas saco K de ellas)</text:span></text:p>
      <text:p text:style-name="P20"><text:s/><text:span text:style-name="T3">N!</text:span></text:p>
      <text:p text:style-name="P20"><text:s/><text:span text:style-name="T3">-sin repeticion: <text:s text:c="3"/>------ <text:s/>(N cosas saco K de ellas sin repetir)</text:span></text:p>
      <text:p text:style-name="P20"><text:s/><text:span text:style-name="T3">(N-K)!</text:span></text:p>
      <text:p text:style-name="P21"/>
      <text:p text:style-name="P20"><text:s/><text:span text:style-name="T3">*/</text:span></text:p>
      <text:p text:style-name="P21"/>
      <text:p text:style-name="P9"><text:span text:style-name="T1">public</text:span> <text:span text:style-name="T1">class</text:span> CombinationsAndPermutations {</text:p>
      <text:p text:style-name="P21"><text:span text:style-name="T13"><text:s text:c="8"/></text:span><text:span text:style-name="T14">public</text:span><text:span text:style-name="T13"> </text:span><text:span text:style-name="T6">static</text:span><text:span text:style-name="T13"> </text:span><text:span text:style-name="T6">void</text:span><text:span text:style-name="T13"> </text:span><text:span text:style-name="T8">main</text:span><text:span text:style-name="T13">(</text:span><text:span text:style-name="T9">String</text:span><text:span text:style-name="T13">[] args) {</text:span></text:p>
      <text:p text:style-name="P9"><text:s text:c="16"/><text:span text:style-name="T5">// System.out.println(C(49 ,6 ));</text:span></text:p>
      <text:p text:style-name="P9"><text:s text:c="16"/><text:span text:style-name="T5">// System.out.println(P(4,2));</text:span></text:p>
      <text:p text:style-name="P9"><text:s text:c="16"/><text:span text:style-name="T5">// long resultado=0;</text:span></text:p>
      <text:p text:style-name="P9"><text:s text:c="16"/><text:span text:style-name="T5">// System.out.println(C(18,11));</text:span></text:p>
      <text:p text:style-name="P9"><text:s text:c="16"/><text:span text:style-name="T5">// for (int i = 0; i &lt; 19; i++) {</text:span></text:p>
      <text:p text:style-name="P9"><text:s text:c="16"/><text:span text:style-name="T5">// resultado+=C(18 , i);</text:span></text:p>
      <text:p text:style-name="P9"><text:s text:c="16"/><text:span text:style-name="T5">// }</text:span></text:p>
      <text:p text:style-name="P9"><text:s text:c="16"/><text:span text:style-name="T5">// System.out.println(resultado);</text:span></text:p>
      <text:p text:style-name="P21"/>
      <text:p text:style-name="P9"><text:soft-page-break/><text:s text:c="16"/><text:span text:style-name="T1">for</text:span> (<text:span text:style-name="T6">int</text:span> i = <text:span text:style-name="T10">0</text:span>; i &lt; memo.<text:span text:style-name="T8">length</text:span>; i++) {</text:p>
      <text:p text:style-name="P9"><text:s text:c="24"/><text:span text:style-name="T1">for</text:span> (<text:span text:style-name="T6">int</text:span> j = <text:span text:style-name="T10">0</text:span>; j &lt; memo[<text:span text:style-name="T10">1</text:span>].<text:span text:style-name="T8">length</text:span>; j++) {</text:p>
      <text:p text:style-name="P9"><text:s text:c="32"/>memo[i][j] = -<text:span text:style-name="T10">1</text:span>;</text:p>
      <text:p text:style-name="P9"><text:s text:c="24"/>}</text:p>
      <text:p text:style-name="P9"><text:s text:c="16"/>}</text:p>
      <text:p text:style-name="P21"/>
      <text:p text:style-name="P9"><text:s text:c="16"/><text:span text:style-name="T9">Scanner</text:span> sc = <text:span text:style-name="T1">new</text:span> <text:span text:style-name="T9">Scanner</text:span>(<text:span text:style-name="T9">System</text:span>.<text:span text:style-name="T8">in</text:span>);</text:p>
      <text:p text:style-name="P9"><text:s text:c="16"/><text:span text:style-name="T6">int</text:span> k, n;</text:p>
      <text:p text:style-name="P9"><text:s text:c="16"/><text:span text:style-name="T6">long</text:span> lk, ln;</text:p>
      <text:p text:style-name="P9"><text:s text:c="16"/><text:span text:style-name="T1">while</text:span> (<text:span text:style-name="T1">true</text:span>) {</text:p>
      <text:p text:style-name="P9"><text:s text:c="24"/>ln = n = sc.<text:span text:style-name="T8">nextInt</text:span>();</text:p>
      <text:p text:style-name="P9"><text:s text:c="24"/>lk = k = sc.<text:span text:style-name="T8">nextInt</text:span>();</text:p>
      <text:p text:style-name="P9"><text:s text:c="24"/><text:span text:style-name="T9">System</text:span>.<text:span text:style-name="T8">out</text:span>.<text:span text:style-name="T8">println</text:span>(<text:span text:style-name="T8">C</text:span>(n, k));<text:span text:style-name="T5">// DP</text:span></text:p>
      <text:p text:style-name="P9"><text:s text:c="24"/><text:span text:style-name="T9">System</text:span>.<text:span text:style-name="T8">out</text:span>.<text:span text:style-name="T8">println</text:span>(<text:span text:style-name="T8">C</text:span>(ln, lk));<text:span text:style-name="T5">// con la division</text:span></text:p>
      <text:p text:style-name="P9"><text:s text:c="16"/>}</text:p>
      <text:p text:style-name="P9"><text:s text:c="8"/>}</text:p>
      <text:p text:style-name="P21"/>
      <text:p text:style-name="P9"><text:s text:c="8"/><text:span text:style-name="T5">// PERMUTACIONES LA COSA ES QUE NECESITO UNO TENGA EN CUENTA EL ORDEN</text:span></text:p>
      <text:p text:style-name="P21"/>
      <text:p text:style-name="P9"><text:s text:c="8"/><text:span text:style-name="T5">/* no esta probado y no es la formula hay que hacerlo */</text:span></text:p>
      <text:p text:style-name="P9"><text:s text:c="8"/><text:span text:style-name="T6">static</text:span> <text:span text:style-name="T6">long</text:span> <text:span text:style-name="T8">P</text:span>(<text:span text:style-name="T6">int</text:span> n, <text:span text:style-name="T6">int</text:span> k) {</text:p>
      <text:p text:style-name="P9"><text:s text:c="16"/><text:span text:style-name="T6">long</text:span> numerator = <text:span text:style-name="T10">1</text:span>, denominator = <text:span text:style-name="T10">1</text:span>, toMul, toDiv, i;</text:p>
      <text:p text:style-name="P9"><text:s text:c="16"/><text:span text:style-name="T1">if</text:span> (k &gt; n / <text:span text:style-name="T10">2</text:span>)</text:p>
      <text:p text:style-name="P9"><text:s text:c="24"/>k = n - k; <text:span text:style-name="T5">/* use smaller k */</text:span></text:p>
      <text:p text:style-name="P9"><text:s text:c="16"/><text:span text:style-name="T1">for</text:span> (i = k; i &gt; <text:span text:style-name="T10">0</text:span>; i--) {</text:p>
      <text:p text:style-name="P9"><text:s text:c="24"/>toMul = n - k + i;</text:p>
      <text:p text:style-name="P9"><text:s text:c="24"/>toDiv = i;</text:p>
      <text:p text:style-name="P9"><text:s text:c="24"/><text:span text:style-name="T5">// divByGcd(toMul, toDiv); /* always divide before multiply */</text:span></text:p>
      <text:p text:style-name="P9"><text:s text:c="24"/><text:span text:style-name="T5">// divByGcd(numerator, toDiv);</text:span></text:p>
      <text:p text:style-name="P9"><text:s text:c="24"/><text:span text:style-name="T5">// divByGcd(toMul, denominator);</text:span></text:p>
      <text:p text:style-name="P9"><text:s text:c="24"/>numerator *= toMul;</text:p>
      <text:p text:style-name="P9"><text:s text:c="24"/>denominator *= toDiv;</text:p>
      <text:p text:style-name="P9"><text:s text:c="16"/>}</text:p>
      <text:p text:style-name="P9"><text:s text:c="16"/><text:span text:style-name="T1">return</text:span> numerator / denominator;</text:p>
      <text:p text:style-name="P9"><text:s text:c="8"/>}</text:p>
      <text:p text:style-name="P21"/>
      <text:p text:style-name="P9"><text:s text:c="8"/><text:span text:style-name="T5">// PERMUTACIONES LA COSA ES QUE NECESITO UNO TENGA EN CUENTA EL ORDEN</text:span></text:p>
      <text:p text:style-name="P21"/>
      <text:p text:style-name="P9"><text:s text:c="8"/><text:span text:style-name="T5">// COMBINATIONS GCD</text:span></text:p>
      <text:p text:style-name="P21"/>
      <text:p text:style-name="P9"><text:s text:c="8"/><text:span text:style-name="T6">static</text:span> <text:span text:style-name="T6">long</text:span> <text:span text:style-name="T8">gcd</text:span>(<text:span text:style-name="T6">long</text:span> a, <text:span text:style-name="T6">long</text:span> b) {</text:p>
      <text:p text:style-name="P9"><text:s text:c="16"/><text:span text:style-name="T1">while</text:span> (b &gt; <text:span text:style-name="T10">0</text:span>) {</text:p>
      <text:p text:style-name="P9"><text:s text:c="24"/>a = a % b;</text:p>
      <text:p text:style-name="P9"><text:s text:c="24"/>a ^= b;</text:p>
      <text:p text:style-name="P9"><text:s text:c="24"/>b ^= a;</text:p>
      <text:p text:style-name="P9"><text:s text:c="24"/>a ^= b;</text:p>
      <text:p text:style-name="P9"><text:s text:c="16"/>}</text:p>
      <text:p text:style-name="P9"><text:s text:c="16"/><text:span text:style-name="T1">return</text:span> a;</text:p>
      <text:p text:style-name="P9"><text:s text:c="8"/>}</text:p>
      <text:p text:style-name="P21"/>
      <text:p text:style-name="P9"><text:s text:c="8"/><text:span text:style-name="T6">static</text:span> <text:span text:style-name="T6">long</text:span> <text:span text:style-name="T8">C</text:span>(<text:span text:style-name="T6">long</text:span> n, <text:span text:style-name="T6">long</text:span> k) {</text:p>
      <text:p text:style-name="P9"><text:s text:c="16"/><text:span text:style-name="T1">if</text:span> (n &lt; k)</text:p>
      <text:p text:style-name="P9"><text:s text:c="24"/><text:span text:style-name="T1">return</text:span> <text:span text:style-name="T10">0</text:span>;</text:p>
      <text:p text:style-name="P9"><text:s text:c="16"/><text:span text:style-name="T5">/*</text:span></text:p>
      <text:p text:style-name="P20"><text:s text:c="17"/><text:span text:style-name="T3">* si no es Long ( objeto ) no se puede mandar por referencia</text:span></text:p>
      <text:p text:style-name="P20"><text:s text:c="17"/><text:span text:style-name="T3">*/</text:span></text:p>
      <text:p text:style-name="P9"><text:s text:c="16"/><text:span text:style-name="T6">long</text:span> numerator = <text:span text:style-name="T10">1</text:span>, denominator = <text:span text:style-name="T10">1</text:span>, toMul, toDiv, i, tmpGcd = <text:span text:style-name="T10">1</text:span>;</text:p>
      <text:p text:style-name="P9"><text:s text:c="16"/><text:span text:style-name="T1">if</text:span> (k &gt; n - k)</text:p>
      <text:p text:style-name="P9"><text:s text:c="24"/>k = n - k; <text:span text:style-name="T5">/* use smaller k */</text:span></text:p>
      <text:p text:style-name="P9"><text:s text:c="16"/><text:span text:style-name="T1">for</text:span> (i = k; i &gt; <text:span text:style-name="T10">0</text:span>; i--) {</text:p>
      <text:p text:style-name="P9"><text:s text:c="24"/>toMul = n - k + i;</text:p>
      <text:p text:style-name="P9"><text:s text:c="24"/>toDiv = i;</text:p>
      <text:p text:style-name="P21"/>
      <text:p text:style-name="P9"><text:s text:c="24"/><text:span text:style-name="T5">// dbg(toMul, toDiv);</text:span></text:p>
      <text:p text:style-name="P9"><text:s text:c="24"/>tmpGcd = <text:span text:style-name="T8">gcd</text:span>(toMul, toDiv); <text:span text:style-name="T5">/* always divide before multiply */</text:span></text:p>
      <text:p text:style-name="P9"><text:s text:c="24"/>toMul /= tmpGcd;</text:p>
      <text:p text:style-name="P9"><text:s text:c="24"/>toDiv /= tmpGcd;</text:p>
      <text:p text:style-name="P21"/>
      <text:p text:style-name="P9"><text:s text:c="24"/>tmpGcd = <text:span text:style-name="T8">gcd</text:span>(numerator, toDiv); <text:span text:style-name="T5">/* always divide before multiply */</text:span></text:p>
      <text:p text:style-name="P9"><text:s text:c="24"/>numerator /= tmpGcd;</text:p>
      <text:p text:style-name="P9"><text:s text:c="24"/>toDiv /= tmpGcd;</text:p>
      <text:p text:style-name="P21"/>
      <text:p text:style-name="P9"><text:s text:c="24"/>tmpGcd = <text:span text:style-name="T8">gcd</text:span>(toMul, denominator); <text:span text:style-name="T5">/* always divide before multiply */</text:span></text:p>
      <text:p text:style-name="P9"><text:s text:c="24"/>toMul /= tmpGcd;</text:p>
      <text:p text:style-name="P9"><text:s text:c="24"/>denominator /= tmpGcd;</text:p>
      <text:p text:style-name="P21"/>
      <text:p text:style-name="P9"><text:s text:c="24"/>numerator *= toMul;</text:p>
      <text:p text:style-name="P9"><text:s text:c="24"/>denominator *= toDiv;</text:p>
      <text:p text:style-name="P21"/>
      <text:p text:style-name="P9"><text:s text:c="16"/>}</text:p>
      <text:p text:style-name="P9"><text:s text:c="16"/><text:span text:style-name="T1">return</text:span> numerator / denominator;</text:p>
      <text:p text:style-name="P9"><text:s text:c="8"/>}</text:p>
      <text:p text:style-name="P21"/>
      <text:p text:style-name="P9"><text:s text:c="8"/><text:span text:style-name="T5">// COMBINATIONS GCD END</text:span></text:p>
      <text:p text:style-name="P21"/>
      <text:p text:style-name="P9"><text:s text:c="8"/><text:span text:style-name="T5">// COMBINATIONS DP</text:span></text:p>
      <text:p text:style-name="P21"/>
      <text:p text:style-name="P9"><text:s text:c="8"/><text:span text:style-name="T6">static</text:span> <text:span text:style-name="T6">int</text:span> MAX_N = <text:span text:style-name="T10">1010</text:span>;<text:span text:style-name="T5">// definirlos bn</text:span></text:p>
      <text:p text:style-name="P9"><text:s text:c="8"/><text:span text:style-name="T6">static</text:span> <text:span text:style-name="T6">int</text:span> MAX_K = <text:span text:style-name="T10">1000</text:span>;</text:p>
      <text:p text:style-name="P21"/>
      <text:p text:style-name="P9"><text:s text:c="8"/><text:span text:style-name="T6">static</text:span> <text:span text:style-name="T6">int</text:span> memo[][] = <text:span text:style-name="T1">new</text:span> <text:span text:style-name="T6">int</text:span>[MAX_N][MAX_K];</text:p>
      <text:p text:style-name="P21"/>
      <text:p text:style-name="P9"><text:s text:c="8"/><text:span text:style-name="T6">static</text:span> <text:span text:style-name="T6">int</text:span> <text:span text:style-name="T8">C</text:span>(<text:span text:style-name="T6">int</text:span> n, <text:span text:style-name="T6">int</text:span> k) {</text:p>
      <text:p text:style-name="P9"><text:s text:c="16"/><text:span text:style-name="T1">if</text:span> (k &gt; n) {</text:p>
      <text:p text:style-name="P9"><text:s text:c="24"/><text:span text:style-name="T1">return</text:span> <text:span text:style-name="T10">0</text:span>;</text:p>
      <text:p text:style-name="P9"><text:s text:c="16"/>}</text:p>
      <text:p text:style-name="P9"><text:s text:c="16"/><text:span text:style-name="T1">if</text:span> (k &gt; n - k) {</text:p>
      <text:p text:style-name="P9"><text:s text:c="24"/>k = n - k; <text:span text:style-name="T5">/* use smaller k */</text:span></text:p>
      <text:p text:style-name="P9"><text:s text:c="16"/>}</text:p>
      <text:p text:style-name="P9"><text:s text:c="16"/><text:span text:style-name="T1">return</text:span> <text:span text:style-name="T8">Cr</text:span>(n, k);</text:p>
      <text:p text:style-name="P9"><text:s text:c="8"/>}</text:p>
      <text:p text:style-name="P21"/>
      <text:p text:style-name="P9"><text:s text:c="8"/><text:span text:style-name="T6">static</text:span> <text:span text:style-name="T6">int</text:span> <text:span text:style-name="T8">Cr</text:span>(<text:span text:style-name="T6">int</text:span> n, <text:span text:style-name="T6">int</text:span> k) {</text:p>
      <text:p text:style-name="P9"><text:s text:c="16"/><text:span text:style-name="T1">if</text:span> (k == <text:span text:style-name="T10">0</text:span> || k == n) {</text:p>
      <text:p text:style-name="P9"><text:s text:c="24"/><text:span text:style-name="T1">return</text:span> <text:span text:style-name="T10">1</text:span>;</text:p>
      <text:p text:style-name="P9"><text:s text:c="16"/>}</text:p>
      <text:p text:style-name="P9"><text:s text:c="16"/><text:span text:style-name="T1">if</text:span> (memo[n][k] != -<text:span text:style-name="T10">1</text:span>) {</text:p>
      <text:p text:style-name="P9"><text:s text:c="24"/><text:span text:style-name="T1">return</text:span> memo[n][k];</text:p>
      <text:p text:style-name="P9"><text:s text:c="16"/>}</text:p>
      <text:p text:style-name="P9"><text:s text:c="16"/><text:span text:style-name="T1">return</text:span> memo[n][k] = <text:span text:style-name="T8">Cr</text:span>(n - <text:span text:style-name="T10">1</text:span>, k - <text:span text:style-name="T10">1</text:span>) + <text:span text:style-name="T8">Cr</text:span>(n - <text:span text:style-name="T10">1</text:span>, k);</text:p>
      <text:p text:style-name="P9"><text:soft-page-break/><text:s text:c="8"/>}</text:p>
      <text:p text:style-name="P21"/>
      <text:p text:style-name="P9"><text:s text:c="8"/><text:span text:style-name="T5">// COMBINATIONS DP END</text:span></text:p>
      <text:p text:style-name="P21"/>
      <text:p text:style-name="P9"><text:s text:c="8"/><text:span text:style-name="T5">// COMBINATIONS DEARRANGEMENTS</text:span></text:p>
      <text:p text:style-name="P9"><text:s text:c="8"/><text:span text:style-name="T5">// La cantidad de combinaciones en donde ningun valor corresponde a su</text:span></text:p>
      <text:p text:style-name="P9"><text:s text:c="8"/><text:span text:style-name="T5">// puesto</text:span></text:p>
      <text:p text:style-name="P21"/>
      <text:p text:style-name="P9"><text:s text:c="8"/><text:span text:style-name="T6">static</text:span> <text:span text:style-name="T6">long</text:span> fact;</text:p>
      <text:p text:style-name="P9"><text:s text:c="8"/><text:span text:style-name="T6">static</text:span> <text:span text:style-name="T9">HashMap</text:span>&lt;<text:span text:style-name="T9">Long</text:span>, <text:span text:style-name="T9">Long</text:span>&gt; hMFactoriales = <text:span text:style-name="T1">new</text:span> <text:span text:style-name="T9">HashMap</text:span>&lt;<text:span text:style-name="T9">Long</text:span>, <text:span text:style-name="T9">Long</text:span>&gt;();</text:p>
      <text:p text:style-name="P21"/>
      <text:p text:style-name="P9"><text:s text:c="8"/><text:span text:style-name="T6">static</text:span> {</text:p>
      <text:p text:style-name="P9"><text:s text:c="16"/>hMFactoriales.<text:span text:style-name="T8">put</text:span>(<text:span text:style-name="T10">0L</text:span>, <text:span text:style-name="T10">1L</text:span>);</text:p>
      <text:p text:style-name="P9"><text:s text:c="16"/>hMFactoriales.<text:span text:style-name="T8">put</text:span>(<text:span text:style-name="T10">1L</text:span>, <text:span text:style-name="T10">1L</text:span>);</text:p>
      <text:p text:style-name="P9"><text:s text:c="8"/>}</text:p>
      <text:p text:style-name="P21"/>
      <text:p text:style-name="P9"><text:s text:c="8"/><text:span text:style-name="T6">static</text:span> <text:span text:style-name="T9">Long</text:span> <text:span text:style-name="T8">fact</text:span>(<text:span text:style-name="T6">long</text:span> n) {</text:p>
      <text:p text:style-name="P9"><text:s text:c="16"/><text:span text:style-name="T9">Long</text:span> tmp = hMFactoriales.<text:span text:style-name="T8">get</text:span>(n);</text:p>
      <text:p text:style-name="P9"><text:s text:c="16"/><text:span text:style-name="T1">if</text:span> (tmp != <text:span text:style-name="T1">null</text:span>)</text:p>
      <text:p text:style-name="P9"><text:s text:c="24"/><text:span text:style-name="T1">return</text:span> tmp;</text:p>
      <text:p text:style-name="P9"><text:s text:c="16"/>tmp = <text:span text:style-name="T8">fact</text:span>(n - <text:span text:style-name="T10">1</text:span>) * n;</text:p>
      <text:p text:style-name="P9"><text:s text:c="16"/>hMFactoriales.<text:span text:style-name="T8">put</text:span>(n, tmp);</text:p>
      <text:p text:style-name="P9"><text:s text:c="16"/><text:span text:style-name="T1">return</text:span> tmp;</text:p>
      <text:p text:style-name="P9"><text:s text:c="8"/>}</text:p>
      <text:p text:style-name="P21"/>
      <text:p text:style-name="P9"><text:s text:c="8"/><text:span text:style-name="T6">static</text:span> <text:span text:style-name="T6">long</text:span> <text:span text:style-name="T8">dearrangements</text:span>(<text:span text:style-name="T6">long</text:span> n) {</text:p>
      <text:p text:style-name="P9"><text:s text:c="16"/><text:span text:style-name="T6">long</text:span> ans = <text:span text:style-name="T10">0</text:span>;</text:p>
      <text:p text:style-name="P9"><text:s text:c="16"/><text:span text:style-name="T6">int</text:span> sign = -<text:span text:style-name="T10">1</text:span>;</text:p>
      <text:p text:style-name="P9"><text:s text:c="16"/>fact = <text:span text:style-name="T8">fact</text:span>(n);</text:p>
      <text:p text:style-name="P9"><text:s text:c="16"/><text:span text:style-name="T1">for</text:span> (<text:span text:style-name="T6">int</text:span> i = <text:span text:style-name="T10">0</text:span>; i &lt;= n; i++) {</text:p>
      <text:p text:style-name="P9"><text:s text:c="24"/>sign *= -<text:span text:style-name="T10">1</text:span>;</text:p>
      <text:p text:style-name="P9"><text:s text:c="24"/>ans += (sign * (fact / <text:span text:style-name="T8">fact</text:span>(i)));</text:p>
      <text:p text:style-name="P9"><text:s text:c="16"/>}</text:p>
      <text:p text:style-name="P9"><text:s text:c="16"/><text:span text:style-name="T1">return</text:span> ans;</text:p>
      <text:p text:style-name="P9"><text:s text:c="8"/>}</text:p>
      <text:p text:style-name="P9"><text:s text:c="8"/><text:span text:style-name="T5">// COMBINATIONS DEARRANGEMENTS END</text:span></text:p>
      <text:p text:style-name="P1">}</text:p>
      <text:p text:style-name="P14">- Pascal Triangle</text:p>
      <text:p text:style-name="P14"/>
      <text:p text:style-name="P21"><text:span text:style-name="T13">int64 C[</text:span><text:span text:style-name="T10">60</text:span><text:span text:style-name="T13">][</text:span><text:span text:style-name="T10">60</text:span><text:span text:style-name="T13">];</text:span></text:p>
      <text:p text:style-name="P9"><text:span text:style-name="T6">void</text:span> init(<text:span text:style-name="T6">int</text:span> N) </text:p>
      <text:p text:style-name="P9">{ </text:p>
      <text:p text:style-name="P9"><text:s text:c="3"/>memset(C,<text:span text:style-name="T10">0</text:span>,<text:span text:style-name="T1">sizeof</text:span>(C)); </text:p>
      <text:p text:style-name="P9"><text:s text:c="3"/><text:span text:style-name="T1">for</text:span> (<text:span text:style-name="T6">int</text:span> i=<text:span text:style-name="T10">0</text:span>; i&lt;=N; i++) { </text:p>
      <text:p text:style-name="P9"><text:s text:c="7"/>C[i][<text:span text:style-name="T10">0</text:span>] = <text:span text:style-name="T10">1</text:span>; </text:p>
      <text:p text:style-name="P9"><text:s text:c="7"/><text:span text:style-name="T1">for</text:span> (<text:span text:style-name="T6">int</text:span> j=<text:span text:style-name="T10">1</text:span>; j&lt;=i; j++)</text:p>
      <text:p text:style-name="P9"><text:s text:c="11"/>C[i][j] = C[i-<text:span text:style-name="T10">1</text:span>][j] + C[i-<text:span text:style-name="T10">1</text:span>][j-<text:span text:style-name="T10">1</text:span>]; </text:p>
      <text:p text:style-name="P9"><text:s text:c="7"/>C[i][i] = <text:span text:style-name="T10">1</text:span>;</text:p>
      <text:p text:style-name="P9"><text:s text:c="3"/>} </text:p>
      <text:p text:style-name="P9">}</text:p>
      <text:p text:style-name="P9">int64 com(<text:span text:style-name="T6">int</text:span> n, <text:span text:style-name="T6">int</text:span> k) {</text:p>
      <text:p text:style-name="P9"><text:s text:c="8"/><text:span text:style-name="T1">if</text:span> (k &gt; n)</text:p>
      <text:p text:style-name="P9"><text:s text:c="16"/><text:span text:style-name="T1">return</text:span> <text:span text:style-name="T10">0</text:span>;</text:p>
      <text:p text:style-name="P9"><text:s text:c="8"/><text:span text:style-name="T1">return</text:span> C[n][k];</text:p>
      <text:p text:style-name="P9">}</text:p>
      <text:p text:style-name="P9"><text:span text:style-name="T6">int</text:span> main() {</text:p>
      <text:p text:style-name="P9"><text:s text:c="4"/>ios_base::sync_with_stdio(<text:span text:style-name="T1">false</text:span>); <text:s text:c="2"/></text:p>
      <text:p text:style-name="P9"><text:s text:c="4"/><text:span text:style-name="T6">int</text:span> N = <text:span text:style-name="T10">50</text:span>;</text:p>
      <text:p text:style-name="P9"><text:s text:c="4"/>init(N);</text:p>
      <text:p text:style-name="P9"><text:s text:c="4"/><text:span text:style-name="T6">int</text:span> n,k; </text:p>
      <text:p text:style-name="P9"><text:s text:c="4"/>cin&gt;&gt;n&gt;&gt;k;</text:p>
      <text:p text:style-name="P9"><text:s text:c="4"/>printf(<text:span text:style-name="T12">"%lld</text:span><text:span text:style-name="T17">\n</text:span><text:span text:style-name="T12">"</text:span>, com(n, k));</text:p>
      <text:p text:style-name="P21"/>
      <text:p text:style-name="P1">}</text:p>
      <text:p text:style-name="P14">- Coprime Numbers</text:p>
      <text:p text:style-name="P14"/>
      <text:p text:style-name="P22"><text:span text:style-name="T15">public</text:span><text:span text:style-name="T16"> </text:span><text:span text:style-name="T15">class</text:span><text:span text:style-name="T16"> CoprimeNumbers {</text:span></text:p>
      <text:p text:style-name="P9"><text:s text:c="4"/><text:span text:style-name="T1">public</text:span> <text:span text:style-name="T6">static</text:span> <text:span text:style-name="T6">void</text:span> <text:span text:style-name="T8">main</text:span>(<text:span text:style-name="T9">String</text:span>[] args) {</text:p>
      <text:p text:style-name="P9"><text:s text:c="8"/><text:span text:style-name="T9">System</text:span>.<text:span text:style-name="T8">out</text:span>.<text:span text:style-name="T8">println</text:span>(<text:span text:style-name="T8">totient</text:span>(<text:span text:style-name="T10">3000</text:span>));<text:span text:style-name="T5">//800</text:span></text:p>
      <text:p text:style-name="P9"><text:s text:c="8"/><text:span text:style-name="T9">System</text:span>.<text:span text:style-name="T8">out</text:span>.<text:span text:style-name="T8">println</text:span>(<text:span text:style-name="T8">totient</text:span>(<text:span text:style-name="T10">97</text:span>));<text:span text:style-name="T5">//96</text:span> <text:s text:c="7"/></text:p>
      <text:p text:style-name="P9"><text:s text:c="8"/><text:span text:style-name="T8">totientSiev</text:span>(<text:span text:style-name="T10">50000</text:span>); <text:s text:c="7"/></text:p>
      <text:p text:style-name="P9"><text:s text:c="8"/><text:span text:style-name="T1">for</text:span>(<text:span text:style-name="T6">int</text:span> i=<text:span text:style-name="T10">0</text:span>;i&lt;<text:span text:style-name="T10">50001</text:span>;i++){</text:p>
      <text:p text:style-name="P9"><text:s text:c="12"/><text:span text:style-name="T9">System</text:span>.<text:span text:style-name="T8">out.printf</text:span>(<text:span text:style-name="T12">"</text:span><text:span text:style-name="T17">%d</text:span><text:span text:style-name="T12"> </text:span><text:span text:style-name="T17">%d\n</text:span><text:span text:style-name="T12">"</text:span>, <text:span text:style-name="T8">totient</text:span>(i),nrp[i]);</text:p>
      <text:p text:style-name="P9"><text:s text:c="12"/><text:span text:style-name="T1">if</text:span>(<text:span text:style-name="T8">totient</text:span>(i)!=nrp[i])</text:p>
      <text:p text:style-name="P9"><text:s text:c="16"/><text:span text:style-name="T1">break</text:span>;</text:p>
      <text:p text:style-name="P9"><text:s text:c="12"/>}</text:p>
      <text:p text:style-name="P9"><text:s text:c="4"/>}</text:p>
      <text:p text:style-name="P9"><text:s text:c="4"/><text:span text:style-name="T1">public</text:span> <text:span text:style-name="T6">static</text:span> <text:span text:style-name="T6">int</text:span> <text:span text:style-name="T8">totient</text:span>(<text:span text:style-name="T6">int</text:span> num){ <text:span text:style-name="T5">//euler's totient function calculator. returns totient</text:span></text:p>
      <text:p text:style-name="P9"><text:s text:c="10"/><text:span text:style-name="T6">int</text:span> count=<text:span text:style-name="T10">0</text:span>;</text:p>
      <text:p text:style-name="P9"><text:s text:c="10"/><text:span text:style-name="T1">for</text:span>(<text:span text:style-name="T6">int</text:span> a=<text:span text:style-name="T10">1</text:span>;a&lt;num;a++){ <text:span text:style-name="T5">//definition of totient: the amount of numbers less than num coprime to it</text:span></text:p>
      <text:p text:style-name="P9"><text:s text:c="12"/><text:span text:style-name="T1">if</text:span>(<text:span text:style-name="T8">GCD</text:span>(num,a)==<text:span text:style-name="T10">1</text:span>){ <text:span text:style-name="T5">//coprime</text:span></text:p>
      <text:p text:style-name="P9"><text:s text:c="14"/>count++;</text:p>
      <text:p text:style-name="P9"><text:s text:c="12"/>}</text:p>
      <text:p text:style-name="P9"><text:s text:c="10"/>}</text:p>
      <text:p text:style-name="P9"><text:s text:c="10"/><text:span text:style-name="T1">return</text:span>(count);</text:p>
      <text:p text:style-name="P9"><text:s text:c="4"/>}</text:p>
      <text:p text:style-name="P9"><text:s text:c="4"/><text:span text:style-name="T6">static</text:span> <text:span text:style-name="T6">int</text:span> <text:span text:style-name="T8">GCD</text:span>(<text:span text:style-name="T6">int</text:span> a,<text:span text:style-name="T6">int</text:span> b) {</text:p>
      <text:p text:style-name="P9"><text:s text:c="8"/><text:span text:style-name="T1">while</text:span> (b &gt; <text:span text:style-name="T10">0</text:span>) {</text:p>
      <text:p text:style-name="P9"><text:s text:c="12"/>a = a % b;</text:p>
      <text:p text:style-name="P9"><text:s text:c="12"/>a ^= b; b ^= a; a ^= b; } <text:span text:style-name="T1">return</text:span> a;</text:p>
      <text:p text:style-name="P9"><text:s text:c="4"/>}</text:p>
      <text:p text:style-name="P21"/>
      <text:p text:style-name="P9"><text:s text:c="4"/><text:span text:style-name="T1">private</text:span> <text:span text:style-name="T6">static</text:span> <text:span text:style-name="T6">int</text:span>[] nrp;</text:p>
      <text:p text:style-name="P9"><text:s text:c="4"/><text:span text:style-name="T5">//el limite es inclusivo</text:span></text:p>
      <text:p text:style-name="P9"><text:s text:c="4"/><text:span text:style-name="T1">public</text:span> <text:span text:style-name="T6">static</text:span> <text:span text:style-name="T6">void</text:span> <text:span text:style-name="T8">totientSiev</text:span>(<text:span text:style-name="T6">int</text:span> limit){</text:p>
      <text:p text:style-name="P9"><text:s text:c="8"/>limit++;</text:p>
      <text:p text:style-name="P9"><text:s text:c="8"/>nrp=<text:span text:style-name="T1">new</text:span> <text:span text:style-name="T6">int</text:span>[limit];</text:p>
      <text:p text:style-name="P9"><text:s text:c="8"/><text:span text:style-name="T1">for</text:span>(<text:span text:style-name="T6">int</text:span> i=<text:span text:style-name="T10">0</text:span>;i&lt;limit;i++)</text:p>
      <text:p text:style-name="P9"><text:s text:c="14"/>nrp[i]=i;</text:p>
      <text:p text:style-name="P9"><text:s text:c="8"/><text:span text:style-name="T1">for</text:span>(<text:span text:style-name="T6">int</text:span> i=<text:span text:style-name="T10">2</text:span>;i&lt;limit;i++)</text:p>
      <text:p text:style-name="P9"><text:s text:c="14"/><text:span text:style-name="T1">if</text:span>(nrp[i]==i)</text:p>
      <text:p text:style-name="P9"><text:s text:c="14"/>{</text:p>
      <text:p text:style-name="P9"><text:s text:c="18"/>nrp[i]--;</text:p>
      <text:p text:style-name="P9"><text:s text:c="18"/><text:span text:style-name="T1">for</text:span>(<text:span text:style-name="T6">int</text:span> j=i&lt;&lt;<text:span text:style-name="T10">1</text:span>;j&lt;limit;j+=i)</text:p>
      <text:p text:style-name="P9"><text:s text:c="24"/>nrp[j]=nrp[j]*(i-<text:span text:style-name="T10">1</text:span>)/i;</text:p>
      <text:p text:style-name="P9"><text:s text:c="14"/>}</text:p>
      <text:p text:style-name="P9"><text:s text:c="8"/></text:p>
      <text:p text:style-name="P9"><text:s text:c="8"/>nrp[<text:span text:style-name="T10">1</text:span>]=<text:span text:style-name="T10">0</text:span>;</text:p>
      <text:p text:style-name="P9"><text:s text:c="4"/>}</text:p>
      <text:p text:style-name="P1">}</text:p>
      <text:p text:style-name="P14"><text:soft-page-break/>- Primes Numbers</text:p>
      <text:p text:style-name="P19">/*Universidad del Valle</text:p>
      <text:p text:style-name="P20"><text:s text:c="4"/><text:span text:style-name="T3">Equipo: RTFPS</text:span></text:p>
      <text:p text:style-name="P17">*/</text:p>
      <text:p text:style-name="P21"/>
      <text:p text:style-name="P9"><text:span text:style-name="T1">typedef</text:span> <text:span text:style-name="T6">long</text:span> <text:span text:style-name="T6">long</text:span> ll;</text:p>
      <text:p text:style-name="P9"><text:span text:style-name="T1">typedef</text:span> vector&lt;<text:span text:style-name="T6">int</text:span>&gt; vi;</text:p>
      <text:p text:style-name="P9"><text:span text:style-name="T1">typedef</text:span> map&lt;<text:span text:style-name="T6">int</text:span>, <text:span text:style-name="T6">int</text:span>&gt; mii;</text:p>
      <text:p text:style-name="P21"/>
      <text:p text:style-name="P9">ll _sieve_size;</text:p>
      <text:p text:style-name="P9">bitset&lt;<text:span text:style-name="T10">10000010</text:span>&gt; bs; <text:s text:c="2"/><text:span text:style-name="T5">// 10^7 should be enough for most cases</text:span></text:p>
      <text:p text:style-name="P9">vi primes; <text:s text:c="2"/><text:span text:style-name="T5">// compact list of primes in form of vector&lt;int&gt;</text:span></text:p>
      <text:p text:style-name="P21"/>
      <text:p text:style-name="P21"/>
      <text:p text:style-name="P17">// first part</text:p>
      <text:p text:style-name="P21"/>
      <text:p text:style-name="P9"><text:span text:style-name="T6">void</text:span> sieve(ll upperbound) { <text:s text:c="9"/><text:span text:style-name="T5">// create list of primes in [0..upperbound]</text:span></text:p>
      <text:p text:style-name="P9"><text:s text:c="2"/>_sieve_size = upperbound + <text:span text:style-name="T10">1</text:span>; <text:s text:c="18"/><text:span text:style-name="T5">// add 1 to include upperbound</text:span></text:p>
      <text:p text:style-name="P9"><text:s text:c="2"/>bs.set(); <text:s text:c="48"/><text:span text:style-name="T5">// set all bits to 1</text:span></text:p>
      <text:p text:style-name="P9"><text:s text:c="2"/>bs[<text:span text:style-name="T10">0</text:span>] = bs[<text:span text:style-name="T10">1</text:span>] = <text:span text:style-name="T10">0</text:span>; <text:s text:c="36"/><text:span text:style-name="T5">// except index 0 and 1</text:span></text:p>
      <text:p text:style-name="P9"><text:s text:c="2"/><text:span text:style-name="T1">for</text:span> (ll i = <text:span text:style-name="T10">2</text:span>; i &lt;= _sieve_size; i++) <text:span text:style-name="T1">if</text:span> (bs[i]) {</text:p>
      <text:p text:style-name="P9"><text:s text:c="4"/><text:span text:style-name="T5">// cross out multiples of i starting from i * i!</text:span></text:p>
      <text:p text:style-name="P9"><text:s text:c="4"/><text:span text:style-name="T1">for</text:span> (ll j = i * i; j &lt;= _sieve_size; j += i) bs[j] = <text:span text:style-name="T10">0</text:span>;</text:p>
      <text:p text:style-name="P9"><text:s text:c="4"/>primes.push_back((<text:span text:style-name="T6">int</text:span>)i); <text:s/><text:span text:style-name="T5">// also add this vector containing list of primes</text:span></text:p>
      <text:p text:style-name="P9">} } <text:s text:c="42"/><text:span text:style-name="T5">// call this method in main method</text:span></text:p>
      <text:p text:style-name="P21"/>
      <text:p text:style-name="P9"><text:span text:style-name="T6">bool</text:span> isPrime(ll N) { <text:s text:c="16"/><text:span text:style-name="T5">// a good enough deterministic prime tester</text:span></text:p>
      <text:p text:style-name="P9"><text:s text:c="2"/><text:span text:style-name="T1">if</text:span> (N &lt;= _sieve_size) <text:span text:style-name="T1">return</text:span> bs[N]; <text:s text:c="18"/><text:span text:style-name="T5">// O(1) for small primes</text:span></text:p>
      <text:p text:style-name="P9"><text:s text:c="2"/><text:span text:style-name="T1">for</text:span> (<text:span text:style-name="T6">int</text:span> i = <text:span text:style-name="T10">0</text:span>; i &lt; (<text:span text:style-name="T6">int</text:span>)primes.size(); i++)</text:p>
      <text:p text:style-name="P9"><text:s text:c="4"/><text:span text:style-name="T1">if</text:span> (N % primes[i] == <text:span text:style-name="T10">0</text:span>) <text:span text:style-name="T1">return</text:span> <text:span text:style-name="T1">false</text:span>;</text:p>
      <text:p text:style-name="P9"><text:s text:c="2"/><text:span text:style-name="T1">return</text:span> <text:span text:style-name="T1">true</text:span>; <text:s text:c="19"/><text:span text:style-name="T5">// it takes longer time if N is a large prime!</text:span></text:p>
      <text:p text:style-name="P9">} <text:s text:c="21"/><text:span text:style-name="T5">// note: only work for N &lt;= (last prime in vi "primes")^2</text:span></text:p>
      <text:p text:style-name="P21"/>
      <text:p text:style-name="P17">// second part</text:p>
      <text:p text:style-name="P21"/>
      <text:p text:style-name="P9">vi primeFactors(ll N) { <text:s text:c="2"/><text:span text:style-name="T5">// remember: vi is vector of integers, ll is long long</text:span></text:p>
      <text:p text:style-name="P9"><text:s text:c="2"/>vi factors; <text:s text:c="19"/><text:span text:style-name="T5">// vi `primes' (generated by sieve) is optional</text:span></text:p>
      <text:p text:style-name="P9"><text:s text:c="2"/>ll PF_idx = <text:span text:style-name="T10">0</text:span>, PF = primes[PF_idx]; <text:s text:c="4"/><text:span text:style-name="T5">// using PF = 2, 3, 4, ..., is also ok</text:span></text:p>
      <text:p text:style-name="P9"><text:s text:c="2"/><text:span text:style-name="T1">while</text:span> (N != <text:span text:style-name="T10">1</text:span> &amp;&amp; (PF * PF &lt;= N)) { <text:s text:c="2"/><text:span text:style-name="T5">// stop at sqrt(N), but N can get smaller</text:span></text:p>
      <text:p text:style-name="P9"><text:s text:c="4"/><text:span text:style-name="T1">while</text:span> (N % PF == <text:span text:style-name="T10">0</text:span>) { N /= PF; factors.push_back(PF); } <text:s text:c="3"/><text:span text:style-name="T5">// remove this PF</text:span></text:p>
      <text:p text:style-name="P9"><text:s text:c="4"/>PF = primes[++PF_idx]; <text:s text:c="29"/><text:span text:style-name="T5">// only consider primes!</text:span></text:p>
      <text:p text:style-name="P9"><text:s text:c="2"/>}</text:p>
      <text:p text:style-name="P9"><text:s text:c="2"/><text:span text:style-name="T1">if</text:span> (N != <text:span text:style-name="T10">1</text:span>) factors.push_back(N); <text:s text:c="4"/><text:span text:style-name="T5">// special case if N is actually a prime</text:span></text:p>
      <text:p text:style-name="P9"><text:s text:c="2"/><text:span text:style-name="T1">return</text:span> factors; <text:s text:c="8"/><text:span text:style-name="T5">// if pf exceeds 32-bit integer, you have to change vi</text:span></text:p>
      <text:p text:style-name="P9">}</text:p>
      <text:p text:style-name="P21"/>
      <text:p text:style-name="P21"/>
      <text:p text:style-name="P17">// third part</text:p>
      <text:p text:style-name="P21"/>
      <text:p text:style-name="P9">ll numPF(ll N) {</text:p>
      <text:p text:style-name="P9"><text:s text:c="2"/>ll PF_idx = <text:span text:style-name="T10">0</text:span>, PF = primes[PF_idx], ans = <text:span text:style-name="T10">0</text:span>;</text:p>
      <text:p text:style-name="P9"><text:s text:c="2"/><text:span text:style-name="T1">while</text:span> (N != <text:span text:style-name="T10">1</text:span> &amp;&amp; (PF * PF &lt;= N)) {</text:p>
      <text:p text:style-name="P9"><text:s text:c="4"/><text:span text:style-name="T1">while</text:span> (N % PF == <text:span text:style-name="T10">0</text:span>) { N /= PF; ans++; }</text:p>
      <text:p text:style-name="P9"><text:s text:c="4"/>PF = primes[++PF_idx];</text:p>
      <text:p text:style-name="P9"><text:s text:c="2"/>}</text:p>
      <text:p text:style-name="P9"><text:s text:c="2"/><text:span text:style-name="T1">if</text:span> (N != <text:span text:style-name="T10">1</text:span>) ans++;</text:p>
      <text:p text:style-name="P9"><text:s text:c="2"/><text:span text:style-name="T1">return</text:span> ans;</text:p>
      <text:p text:style-name="P9">}</text:p>
      <text:p text:style-name="P21"/>
      <text:p text:style-name="P9">ll numDiffPF(ll N) {</text:p>
      <text:p text:style-name="P9"><text:s text:c="2"/>ll PF_idx = <text:span text:style-name="T10">0</text:span>, PF = primes[PF_idx], ans = <text:span text:style-name="T10">0</text:span>;</text:p>
      <text:p text:style-name="P9"><text:s text:c="2"/><text:span text:style-name="T1">while</text:span> (N != <text:span text:style-name="T10">1</text:span> &amp;&amp; (PF * PF &lt;= N)) {</text:p>
      <text:p text:style-name="P9"><text:s text:c="4"/><text:span text:style-name="T1">if</text:span> (N % PF == <text:span text:style-name="T10">0</text:span>) ans++; <text:s text:c="26"/><text:span text:style-name="T5">// count this pf only once</text:span></text:p>
      <text:p text:style-name="P9"><text:s text:c="4"/><text:span text:style-name="T1">while</text:span> (N % PF == <text:span text:style-name="T10">0</text:span>) N /= PF;</text:p>
      <text:p text:style-name="P9"><text:s text:c="4"/>PF = primes[++PF_idx];</text:p>
      <text:p text:style-name="P9"><text:s text:c="2"/>}</text:p>
      <text:p text:style-name="P9"><text:s text:c="2"/><text:span text:style-name="T1">if</text:span> (N != <text:span text:style-name="T10">1</text:span>) ans++;</text:p>
      <text:p text:style-name="P9"><text:s text:c="2"/><text:span text:style-name="T1">return</text:span> ans;</text:p>
      <text:p text:style-name="P9">}</text:p>
      <text:p text:style-name="P21"/>
      <text:p text:style-name="P9">ll sumPF(ll N) {</text:p>
      <text:p text:style-name="P9"><text:s text:c="2"/>ll PF_idx = <text:span text:style-name="T10">0</text:span>, PF = primes[PF_idx], ans = <text:span text:style-name="T10">0</text:span>;</text:p>
      <text:p text:style-name="P9"><text:s text:c="2"/><text:span text:style-name="T1">while</text:span> (N != <text:span text:style-name="T10">1</text:span> &amp;&amp; (PF * PF &lt;= N)) {</text:p>
      <text:p text:style-name="P9"><text:s text:c="4"/><text:span text:style-name="T1">while</text:span> (N % PF == <text:span text:style-name="T10">0</text:span>) { N /= PF; ans += PF; }</text:p>
      <text:p text:style-name="P9"><text:s text:c="4"/>PF = primes[++PF_idx];</text:p>
      <text:p text:style-name="P9"><text:s text:c="2"/>}</text:p>
      <text:p text:style-name="P9"><text:s text:c="2"/><text:span text:style-name="T1">if</text:span> (N != <text:span text:style-name="T10">1</text:span>) ans += N;</text:p>
      <text:p text:style-name="P9"><text:s text:c="2"/><text:span text:style-name="T1">return</text:span> ans;</text:p>
      <text:p text:style-name="P9">}</text:p>
      <text:p text:style-name="P21"/>
      <text:p text:style-name="P9">ll numDiv(ll N) {</text:p>
      <text:p text:style-name="P9"><text:s text:c="2"/>ll PF_idx = <text:span text:style-name="T10">0</text:span>, PF = primes[PF_idx], ans = <text:span text:style-name="T10">1</text:span>; <text:s text:c="12"/><text:span text:style-name="T5">// start from ans = 1</text:span></text:p>
      <text:p text:style-name="P9"><text:s text:c="2"/><text:span text:style-name="T1">while</text:span> (N != <text:span text:style-name="T10">1</text:span> &amp;&amp; (PF * PF &lt;= N)) {</text:p>
      <text:p text:style-name="P9"><text:s text:c="4"/>ll power = <text:span text:style-name="T10">0</text:span>; <text:s text:c="44"/><text:span text:style-name="T5">// count the power</text:span></text:p>
      <text:p text:style-name="P9"><text:s text:c="4"/><text:span text:style-name="T1">while</text:span> (N % PF == <text:span text:style-name="T10">0</text:span>) { N /= PF; power++; }</text:p>
      <text:p text:style-name="P9"><text:s text:c="4"/>ans *= (power + <text:span text:style-name="T10">1</text:span>); <text:s text:c="29"/><text:span text:style-name="T5">// according to the formula</text:span></text:p>
      <text:p text:style-name="P9"><text:s text:c="4"/>PF = primes[++PF_idx];</text:p>
      <text:p text:style-name="P9"><text:s text:c="2"/>}</text:p>
      <text:p text:style-name="P9"><text:s text:c="2"/><text:span text:style-name="T1">if</text:span> (N != <text:span text:style-name="T10">1</text:span>) ans *= <text:span text:style-name="T10">2</text:span>; <text:s text:c="12"/><text:span text:style-name="T5">// (last factor has pow = 1, we add 1 to it)</text:span></text:p>
      <text:p text:style-name="P9"><text:s text:c="2"/><text:span text:style-name="T1">return</text:span> ans;</text:p>
      <text:p text:style-name="P9">}</text:p>
      <text:p text:style-name="P21"/>
      <text:p text:style-name="P9">ll sumDiv(ll N) {</text:p>
      <text:p text:style-name="P9"><text:s text:c="2"/>ll PF_idx = <text:span text:style-name="T10">0</text:span>, PF = primes[PF_idx], ans = <text:span text:style-name="T10">1</text:span>; <text:s text:c="12"/><text:span text:style-name="T5">// start from ans = 1</text:span></text:p>
      <text:p text:style-name="P9"><text:s text:c="2"/><text:span text:style-name="T1">while</text:span> (N != <text:span text:style-name="T10">1</text:span> &amp;&amp; (PF * PF &lt;= N)) {</text:p>
      <text:p text:style-name="P9"><text:s text:c="4"/>ll power = <text:span text:style-name="T10">0</text:span>;</text:p>
      <text:p text:style-name="P9"><text:s text:c="4"/><text:span text:style-name="T1">while</text:span> (N % PF == <text:span text:style-name="T10">0</text:span>) { N /= PF; power++; }</text:p>
      <text:p text:style-name="P9"><text:s text:c="4"/>ans *= ((ll)pow((<text:span text:style-name="T6">double</text:span>)PF, power + <text:span text:style-name="T10">1.0</text:span>) - <text:span text:style-name="T10">1</text:span>) / (PF - <text:span text:style-name="T10">1</text:span>); <text:s text:c="8"/><text:span text:style-name="T5">// formula</text:span></text:p>
      <text:p text:style-name="P9"><text:s text:c="4"/>PF = primes[++PF_idx];</text:p>
      <text:p text:style-name="P9"><text:s text:c="2"/>}</text:p>
      <text:p text:style-name="P9"><text:s text:c="2"/><text:span text:style-name="T1">if</text:span> (N != <text:span text:style-name="T10">1</text:span>) ans *= ((ll)pow((<text:span text:style-name="T6">double</text:span>)N, <text:span text:style-name="T10">2.0</text:span>) - <text:span text:style-name="T10">1</text:span>) / (N - <text:span text:style-name="T10">1</text:span>); <text:s text:c="7"/><text:span text:style-name="T5">// last one</text:span></text:p>
      <text:p text:style-name="P9"><text:s text:c="2"/><text:span text:style-name="T1">return</text:span> ans;</text:p>
      <text:p text:style-name="P9">}</text:p>
      <text:p text:style-name="P21"/>
      <text:p text:style-name="P9">ll EulerPhi(ll N) {</text:p>
      <text:p text:style-name="P9"><text:s text:c="2"/>ll PF_idx = <text:span text:style-name="T10">0</text:span>, PF = primes[PF_idx], ans = N; <text:s text:c="12"/><text:span text:style-name="T5">// start from ans = N</text:span></text:p>
      <text:p text:style-name="P9"><text:s text:c="2"/><text:span text:style-name="T1">while</text:span> (N != <text:span text:style-name="T10">1</text:span> &amp;&amp; (PF * PF &lt;= N)) {</text:p>
      <text:p text:style-name="P9"><text:s text:c="4"/><text:span text:style-name="T1">if</text:span> (N % PF == <text:span text:style-name="T10">0</text:span>) ans -= ans / PF; <text:s text:c="15"/><text:span text:style-name="T5">// only count unique factor</text:span></text:p>
      <text:p text:style-name="P9"><text:s text:c="4"/><text:span text:style-name="T1">while</text:span> (N % PF == <text:span text:style-name="T10">0</text:span>) N /= PF;</text:p>
      <text:p text:style-name="P9"><text:s text:c="4"/>PF = primes[++PF_idx];</text:p>
      <text:p text:style-name="P9"><text:s text:c="2"/>}</text:p>
      <text:p text:style-name="P9"><text:s text:c="2"/><text:span text:style-name="T1">if</text:span> (N != <text:span text:style-name="T10">1</text:span>) ans -= ans / N; <text:s text:c="36"/><text:span text:style-name="T5">// last factor</text:span></text:p>
      <text:p text:style-name="P9"><text:s text:c="2"/><text:span text:style-name="T1">return</text:span> ans;</text:p>
      <text:p text:style-name="P9">}</text:p>
      <text:p text:style-name="P21"><text:soft-page-break/></text:p>
      <text:p text:style-name="P9"><text:span text:style-name="T6">int</text:span> main() {</text:p>
      <text:p text:style-name="P9"><text:s text:c="2"/><text:span text:style-name="T5">// first part: the Sieve of Eratosthenes</text:span></text:p>
      <text:p text:style-name="P9"><text:s text:c="2"/>sieve(<text:span text:style-name="T10">10000000</text:span>); <text:s text:c="22"/><text:span text:style-name="T5">// can go up to 10^7 (need few seconds)</text:span></text:p>
      <text:p text:style-name="P9"><text:s text:c="2"/>printf(<text:span text:style-name="T12">"%d</text:span><text:span text:style-name="T17">\n</text:span><text:span text:style-name="T12">"</text:span>, isPrime(<text:span text:style-name="T10">2147483647</text:span>)); <text:s text:c="23"/><text:span text:style-name="T5">// 10-digits prime</text:span></text:p>
      <text:p text:style-name="P9"><text:s text:c="2"/>printf(<text:span text:style-name="T12">"%d</text:span><text:span text:style-name="T17">\n</text:span><text:span text:style-name="T12">"</text:span>, isPrime(<text:span text:style-name="T10">136117223861LL</text:span>)); <text:s text:c="7"/><text:span text:style-name="T5">// not a prime, 104729*1299709</text:span></text:p>
      <text:p text:style-name="P21"/>
      <text:p text:style-name="P9"><text:s text:c="2"/><text:span text:style-name="T5">// second part: prime factors</text:span></text:p>
      <text:p text:style-name="P9"><text:s text:c="2"/>vi res = primeFactors(<text:span text:style-name="T10">2147483647</text:span>); <text:s text:c="2"/><text:span text:style-name="T5">// slowest, 2147483647 is a prime</text:span></text:p>
      <text:p text:style-name="P9"><text:s text:c="2"/><text:span text:style-name="T1">for</text:span> (vi::iterator i = res.begin(); i != res.end(); i++) printf(<text:span text:style-name="T12">"&gt; %d</text:span><text:span text:style-name="T17">\n</text:span><text:span text:style-name="T12">"</text:span>, *i);</text:p>
      <text:p text:style-name="P21"/>
      <text:p text:style-name="P9"><text:s text:c="2"/>res = primeFactors(<text:span text:style-name="T10">136117223861LL</text:span>); <text:s text:c="2"/><text:span text:style-name="T5">// slow, 2 large pfactors 104729*1299709</text:span></text:p>
      <text:p text:style-name="P9"><text:s text:c="2"/><text:span text:style-name="T1">for</text:span> (vi::iterator i = res.begin(); i != res.end(); i++) printf(<text:span text:style-name="T12">"# %d</text:span><text:span text:style-name="T17">\n</text:span><text:span text:style-name="T12">"</text:span>, *i);</text:p>
      <text:p text:style-name="P21"/>
      <text:p text:style-name="P9"><text:s text:c="2"/>res = primeFactors(<text:span text:style-name="T10">142391208960LL</text:span>); <text:s text:c="2"/><text:span text:style-name="T5">// faster, 2^10*3^4*5*7^4*11*13</text:span></text:p>
      <text:p text:style-name="P9"><text:s text:c="2"/><text:span text:style-name="T1">for</text:span> (vi::iterator i = res.begin(); i != res.end(); i++) printf(<text:span text:style-name="T12">"! %d</text:span><text:span text:style-name="T17">\n</text:span><text:span text:style-name="T12">"</text:span>, *i);</text:p>
      <text:p text:style-name="P21"/>
      <text:p text:style-name="P9"><text:s text:c="2"/><text:span text:style-name="T5">//res = primeFactors((ll)(1010189899 * 1010189899)); // "error"</text:span></text:p>
      <text:p text:style-name="P9"><text:s text:c="2"/><text:span text:style-name="T5">//for (vi::iterator i = res.begin(); i != res.end(); i++) printf("^ %d\n", *i);</text:span></text:p>
      <text:p text:style-name="P21"/>
      <text:p text:style-name="P9"><text:s text:c="2"/><text:span text:style-name="T5">// third part: prime factors variants</text:span></text:p>
      <text:p text:style-name="P9"><text:s text:c="2"/>printf(<text:span text:style-name="T12">"numPF(%d) = %lld</text:span><text:span text:style-name="T17">\n</text:span><text:span text:style-name="T12">"</text:span>, <text:span text:style-name="T10">50</text:span>, numPF(<text:span text:style-name="T10">50</text:span>)); <text:span text:style-name="T5">// 2^1 * 5^2 =&gt; 3</text:span></text:p>
      <text:p text:style-name="P9"><text:s text:c="2"/>printf(<text:span text:style-name="T12">"numDiffPF(%d) = %lld</text:span><text:span text:style-name="T17">\n</text:span><text:span text:style-name="T12">"</text:span>, <text:span text:style-name="T10">50</text:span>, numDiffPF(<text:span text:style-name="T10">50</text:span>)); <text:span text:style-name="T5">// 2^1 * 5^2 =&gt; 2</text:span></text:p>
      <text:p text:style-name="P9"><text:s text:c="2"/>printf(<text:span text:style-name="T12">"sumPF(%d) = %lld</text:span><text:span text:style-name="T17">\n</text:span><text:span text:style-name="T12">"</text:span>, <text:span text:style-name="T10">50</text:span>, sumPF(<text:span text:style-name="T10">50</text:span>)); <text:span text:style-name="T5">// 2^1 * 5^2 =&gt; 2 + 5 + 5 = 12</text:span></text:p>
      <text:p text:style-name="P9"><text:s text:c="2"/>printf(<text:span text:style-name="T12">"numDiv(%d) = %lld</text:span><text:span text:style-name="T17">\n</text:span><text:span text:style-name="T12">"</text:span>, <text:span text:style-name="T10">50</text:span>, numDiv(<text:span text:style-name="T10">50</text:span>)); <text:span text:style-name="T5">// 1, 2, 5, 10, 25, 50, 6 divisors</text:span></text:p>
      <text:p text:style-name="P9"><text:s text:c="2"/>printf(<text:span text:style-name="T12">"sumDiv(%d) = %lld</text:span><text:span text:style-name="T17">\n</text:span><text:span text:style-name="T12">"</text:span>, <text:span text:style-name="T10">50</text:span>, sumDiv(<text:span text:style-name="T10">50</text:span>)); <text:span text:style-name="T5">// 1 + 2 + 5 + 10 + 25 + 50 = 93</text:span></text:p>
      <text:p text:style-name="P9"><text:s text:c="2"/>printf(<text:span text:style-name="T12">"EulerPhi(%d) = %lld</text:span><text:span text:style-name="T17">\n</text:span><text:span text:style-name="T12">"</text:span>, <text:span text:style-name="T10">50</text:span>, EulerPhi(<text:span text:style-name="T10">50</text:span>)); <text:span text:style-name="T5">// 20 integers &lt; 50 are relatively prime with 50</text:span></text:p>
      <text:p text:style-name="P21"/>
      <text:p text:style-name="P9"><text:s text:c="2"/><text:span text:style-name="T1">return</text:span> <text:span text:style-name="T10">0</text:span>;</text:p>
      <text:p text:style-name="P1">}</text:p>
      <text:p text:style-name="P14">- Matrix Exponation</text:p>
      <text:p text:style-name="P14"/>
      <text:p text:style-name="P38">/*</text:p>
      <text:p text:style-name="P38"><text:s/>* f(n) = f(n-1) + f(n-2).</text:p>
      <text:p text:style-name="P38"><text:s/>* So, f(n+1) = a*f(n) + b*f(n-1); a = 1, b = 1</text:p>
      <text:p text:style-name="P38"><text:s/>* </text:p>
      <text:p text:style-name="P38"><text:s/>* | 1 <text:s text:c="2"/>1 | x | <text:s/>f(n) <text:s/>| = | f(n+1) |</text:p>
      <text:p text:style-name="P38"><text:s/>* | ----- | <text:s text:c="2"/>| f(n-1) | <text:s text:c="2"/>| ------ |</text:p>
      <text:p text:style-name="P38"><text:s/>*/</text:p>
      <text:p text:style-name="P13"><text:span text:style-name="T6">const</text:span> <text:span text:style-name="T6">int</text:span> MOD = INF + <text:span text:style-name="T10">9</text:span>;</text:p>
      <text:p text:style-name="P21"/>
      <text:p text:style-name="P9"><text:span text:style-name="T6">const</text:span> <text:span text:style-name="T6">int</text:span> SIZE = <text:span text:style-name="T10">3</text:span>;</text:p>
      <text:p text:style-name="P21"/>
      <text:p text:style-name="P9"><text:span text:style-name="T1">struct</text:span> Matrix {</text:p>
      <text:p text:style-name="P9"><text:s text:c="4"/>int64 mat[SIZE][SIZE];</text:p>
      <text:p text:style-name="P9"><text:s text:c="4"/><text:span text:style-name="T6">int</text:span> n;</text:p>
      <text:p text:style-name="P21"/>
      <text:p text:style-name="P9"><text:s text:c="4"/>Matrix() {</text:p>
      <text:p text:style-name="P9"><text:s text:c="8"/>n = SIZE;</text:p>
      <text:p text:style-name="P9"><text:s text:c="8"/>memset(mat, <text:span text:style-name="T10">0</text:span>, <text:span text:style-name="T1">sizeof</text:span>(mat));</text:p>
      <text:p text:style-name="P9"><text:s text:c="4"/>}</text:p>
      <text:p text:style-name="P21"/>
      <text:p text:style-name="P9"><text:s text:c="4"/>int64* <text:span text:style-name="T1">operator</text:span>[](<text:span text:style-name="T6">int</text:span> i) {</text:p>
      <text:p text:style-name="P9"><text:s text:c="8"/><text:span text:style-name="T1">return</text:span> mat[i];</text:p>
      <text:p text:style-name="P9"><text:s text:c="4"/>}</text:p>
      <text:p text:style-name="P21"/>
      <text:p text:style-name="P9"><text:s text:c="4"/><text:span text:style-name="T6">static</text:span> Matrix identity(<text:span text:style-name="T6">int</text:span> n) {</text:p>
      <text:p text:style-name="P9"><text:s text:c="8"/>Matrix ans;</text:p>
      <text:p text:style-name="P9"><text:s text:c="8"/><text:span text:style-name="T1">for</text:span>(<text:span text:style-name="T6">int</text:span> i = <text:span text:style-name="T10">0</text:span>; i &lt; n; i++)</text:p>
      <text:p text:style-name="P9"><text:s text:c="12"/><text:span text:style-name="T1">for</text:span>(<text:span text:style-name="T6">int</text:span> j = <text:span text:style-name="T10">0</text:span>; j &lt; n; j++)</text:p>
      <text:p text:style-name="P9"><text:s text:c="16"/><text:span text:style-name="T1">if</text:span>(i == j)</text:p>
      <text:p text:style-name="P9"><text:s text:c="20"/>ans[i][j] = <text:span text:style-name="T10">1</text:span>;</text:p>
      <text:p text:style-name="P21"/>
      <text:p text:style-name="P9"><text:s text:c="8"/><text:span text:style-name="T1">return</text:span> ans;</text:p>
      <text:p text:style-name="P9"><text:s text:c="4"/>}</text:p>
      <text:p text:style-name="P9">};</text:p>
      <text:p text:style-name="P9">Matrix <text:span text:style-name="T1">operator</text:span>*(Matrix a, Matrix b) {</text:p>
      <text:p text:style-name="P9"><text:s text:c="4"/>Matrix ans;</text:p>
      <text:p text:style-name="P9"><text:s text:c="4"/><text:span text:style-name="T1">for</text:span>(<text:span text:style-name="T6">int</text:span> i = <text:span text:style-name="T10">0</text:span>; i &lt; a.n; i++) {</text:p>
      <text:p text:style-name="P9"><text:s text:c="8"/><text:span text:style-name="T1">for</text:span>(<text:span text:style-name="T6">int</text:span> j = <text:span text:style-name="T10">0</text:span>; j &lt; a.n; j++) {</text:p>
      <text:p text:style-name="P9"><text:s text:c="12"/>int64 sum = <text:span text:style-name="T10">0</text:span>;</text:p>
      <text:p text:style-name="P21"/>
      <text:p text:style-name="P9"><text:s text:c="12"/><text:span text:style-name="T1">for</text:span>(<text:span text:style-name="T6">int</text:span> k = <text:span text:style-name="T10">0</text:span>; k &lt; a.n; k++)</text:p>
      <text:p text:style-name="P9"><text:s text:c="16"/>sum += ((int64)a[i][k] * b[k][j]) % MOD;</text:p>
      <text:p text:style-name="P21"/>
      <text:p text:style-name="P9"><text:s text:c="12"/>ans[i][j] = sum % MOD;</text:p>
      <text:p text:style-name="P9"><text:s text:c="8"/>}</text:p>
      <text:p text:style-name="P9"><text:s text:c="4"/>}</text:p>
      <text:p text:style-name="P9"><text:s text:c="4"/><text:span text:style-name="T1">return</text:span> ans;</text:p>
      <text:p text:style-name="P9">}</text:p>
      <text:p text:style-name="P21"/>
      <text:p text:style-name="P9">Matrix pow(Matrix a, int64 p) {</text:p>
      <text:p text:style-name="P9"><text:s text:c="4"/>Matrix ans = Matrix::identity(a.n);</text:p>
      <text:p text:style-name="P21"/>
      <text:p text:style-name="P9"><text:s text:c="4"/><text:span text:style-name="T1">while</text:span>(p &gt; <text:span text:style-name="T10">0</text:span>) {</text:p>
      <text:p text:style-name="P9"><text:s text:c="8"/><text:span text:style-name="T1">if</text:span>(p &amp; <text:span text:style-name="T10">1</text:span>) ans = ans * a;</text:p>
      <text:p text:style-name="P9"><text:s text:c="8"/>a = a * a;</text:p>
      <text:p text:style-name="P9"><text:s text:c="8"/>p &gt;&gt;= <text:span text:style-name="T10">1</text:span>;</text:p>
      <text:p text:style-name="P9"><text:s text:c="4"/>}</text:p>
      <text:p text:style-name="P21"/>
      <text:p text:style-name="P9"><text:s text:c="4"/><text:span text:style-name="T1">return</text:span> ans;</text:p>
      <text:p text:style-name="P9">}</text:p>
      <text:p text:style-name="P21"/>
      <text:p text:style-name="P9"><text:span text:style-name="T6">int</text:span> main() {</text:p>
      <text:p text:style-name="P9"><text:s text:c="4"/>int64 n;</text:p>
      <text:p text:style-name="P9"><text:s text:c="4"/><text:span text:style-name="T1">while</text:span>(~scanf(<text:span text:style-name="T12">"%lld"</text:span>, &amp;n) &amp;&amp; n) {</text:p>
      <text:p text:style-name="P9"><text:s text:c="8"/><text:span text:style-name="T1">if</text:span>(n == <text:span text:style-name="T10">1</text:span>) puts(<text:span text:style-name="T12">"0"</text:span>);</text:p>
      <text:p text:style-name="P9"><text:s text:c="8"/><text:span text:style-name="T1">else</text:span> <text:span text:style-name="T1">if</text:span>(n == <text:span text:style-name="T10">2</text:span>) puts(<text:span text:style-name="T12">"1"</text:span>);</text:p>
      <text:p text:style-name="P9"><text:s text:c="8"/><text:span text:style-name="T1">else</text:span> {</text:p>
      <text:p text:style-name="P9"><text:s text:c="12"/>Matrix ans;</text:p>
      <text:p text:style-name="P9"><text:s text:c="12"/>ans[<text:span text:style-name="T10">0</text:span>][<text:span text:style-name="T10">0</text:span>] = <text:span text:style-name="T10">1</text:span>; ans[<text:span text:style-name="T10">0</text:span>][<text:span text:style-name="T10">1</text:span>] = <text:span text:style-name="T10">1</text:span>; ans[<text:span text:style-name="T10">0</text:span>][<text:span text:style-name="T10">2</text:span>] = <text:span text:style-name="T10">1</text:span>;</text:p>
      <text:p text:style-name="P9"><text:s text:c="12"/>ans[<text:span text:style-name="T10">1</text:span>][<text:span text:style-name="T10">0</text:span>] = <text:span text:style-name="T10">1</text:span>; ans[<text:span text:style-name="T10">1</text:span>][<text:span text:style-name="T10">1</text:span>] = <text:span text:style-name="T10">0</text:span>; ans[<text:span text:style-name="T10">1</text:span>][<text:span text:style-name="T10">2</text:span>] = <text:span text:style-name="T10">0</text:span>;</text:p>
      <text:p text:style-name="P9"><text:s text:c="12"/>ans[<text:span text:style-name="T10">2</text:span>][<text:span text:style-name="T10">0</text:span>] = <text:span text:style-name="T10">0</text:span>; ans[<text:span text:style-name="T10">2</text:span>][<text:span text:style-name="T10">1</text:span>] = <text:span text:style-name="T10">1</text:span>; ans[<text:span text:style-name="T10">2</text:span>][<text:span text:style-name="T10">2</text:span>] = <text:span text:style-name="T10">0</text:span>;</text:p>
      <text:p text:style-name="P21"/>
      <text:p text:style-name="P9"><text:s text:c="12"/>ans = pow(ans, n-<text:span text:style-name="T10">3</text:span>);</text:p>
      <text:p text:style-name="P21"/>
      <text:p text:style-name="P9"><text:s text:c="12"/>printf(<text:span text:style-name="T12">"%lld</text:span><text:span text:style-name="T17">\n</text:span><text:span text:style-name="T12">"</text:span>, (<text:span text:style-name="T10">2</text:span> * ans[<text:span text:style-name="T10">0</text:span>][<text:span text:style-name="T10">0</text:span>] + ans[<text:span text:style-name="T10">0</text:span>][<text:span text:style-name="T10">1</text:span>]) % MOD);</text:p>
      <text:p text:style-name="P9"><text:s text:c="8"/>}</text:p>
      <text:p text:style-name="P9"><text:s text:c="4"/>}</text:p>
      <text:p text:style-name="P9">}</text:p>
      <text:p text:style-name="P5"/>
      <text:p text:style-name="P5"><text:soft-page-break/>Strings</text:p>
      <text:p text:style-name="P2">- kmp</text:p>
      <text:p text:style-name="P46">// Problem: 12467 - Secret Word // Algorithm: KMP</text:p>
      <text:p text:style-name="P21"><text:span text:style-name="T6">const</text:span><text:span text:style-name="T13"> </text:span><text:span text:style-name="T6">int</text:span><text:span text:style-name="T13"> MAXN = </text:span><text:span text:style-name="T10">1e6</text:span><text:span text:style-name="T13"> + </text:span><text:span text:style-name="T10">10</text:span><text:span text:style-name="T13">;</text:span></text:p>
      <text:p text:style-name="P9"><text:span text:style-name="T6">int</text:span> n, m, b[MAXN];</text:p>
      <text:p text:style-name="P9">string T, P;<text:span text:style-name="T5">// Text, Pattern</text:span></text:p>
      <text:p text:style-name="P21"/>
      <text:p text:style-name="P9"><text:span text:style-name="T6">void</text:span> kmp_preprocess() {</text:p>
      <text:p text:style-name="P9"><text:s text:c="4"/><text:span text:style-name="T6">int</text:span> i = <text:span text:style-name="T10">0</text:span>, j = -<text:span text:style-name="T10">1</text:span>;</text:p>
      <text:p text:style-name="P9"><text:s text:c="4"/>b[<text:span text:style-name="T10">0</text:span>] = -<text:span text:style-name="T10">1</text:span>;</text:p>
      <text:p text:style-name="P21"/>
      <text:p text:style-name="P9"><text:s text:c="4"/><text:span text:style-name="T1">while</text:span>(i &lt; m) {</text:p>
      <text:p text:style-name="P9"><text:s text:c="8"/><text:span text:style-name="T1">while</text:span>(j &gt;= <text:span text:style-name="T10">0</text:span> &amp;&amp; P[i] != P[j]) j = b[j];</text:p>
      <text:p text:style-name="P9"><text:s text:c="8"/>i++; j++;</text:p>
      <text:p text:style-name="P9"><text:s text:c="8"/>b[i] = j;</text:p>
      <text:p text:style-name="P9"><text:s text:c="4"/>}</text:p>
      <text:p text:style-name="P9">}</text:p>
      <text:p text:style-name="P21"/>
      <text:p text:style-name="P9"><text:span text:style-name="T6">void</text:span> kmp() {</text:p>
      <text:p text:style-name="P9"><text:s text:c="4"/><text:span text:style-name="T6">int</text:span> i = <text:span text:style-name="T10">0</text:span>, j = <text:span text:style-name="T10">0</text:span>;</text:p>
      <text:p text:style-name="P21"/>
      <text:p text:style-name="P9"><text:s text:c="4"/><text:span text:style-name="T6">int</text:span> best = <text:span text:style-name="T10">0</text:span>;</text:p>
      <text:p text:style-name="P21"/>
      <text:p text:style-name="P9"><text:s text:c="4"/><text:span text:style-name="T1">while</text:span>(i &lt; n) {</text:p>
      <text:p text:style-name="P21"/>
      <text:p text:style-name="P9"><text:s text:c="8"/><text:span text:style-name="T1">while</text:span>(j &gt;= <text:span text:style-name="T10">0</text:span> &amp;&amp; T[i] != P[j]) j = b[j];</text:p>
      <text:p text:style-name="P9"><text:s text:c="8"/><text:span text:style-name="T5">//mod orig: if(j == m) // match, m is length of P</text:span></text:p>
      <text:p text:style-name="P9"><text:s text:c="8"/><text:span text:style-name="T1">if</text:span>(T[i] == P[j]) {</text:p>
      <text:p text:style-name="P9"><text:s text:c="12"/><text:span text:style-name="T1">if</text:span>(j+<text:span text:style-name="T10">1</text:span> &gt; best)</text:p>
      <text:p text:style-name="P9"><text:s text:c="16"/>best = j+<text:span text:style-name="T10">1</text:span>;</text:p>
      <text:p text:style-name="P9"><text:s text:c="8"/>}</text:p>
      <text:p text:style-name="P9"><text:s text:c="8"/>i++; j++;</text:p>
      <text:p text:style-name="P9"><text:s text:c="4"/>}</text:p>
      <text:p text:style-name="P9"><text:s text:c="4"/>string ans = P.substr(<text:span text:style-name="T10">0</text:span>, best);</text:p>
      <text:p text:style-name="P9"><text:s text:c="4"/>reverse(ALL(ans));</text:p>
      <text:p text:style-name="P9"><text:s text:c="4"/>cout &lt;&lt; ans &lt;&lt; endl;</text:p>
      <text:p text:style-name="P9">}</text:p>
      <text:p text:style-name="P21"/>
      <text:p text:style-name="P9"><text:span text:style-name="T6">int</text:span> main() {</text:p>
      <text:p text:style-name="P21"><text:span text:style-name="T13"><text:s text:c="4"/>ios_base::sync_with_stdio(</text:span><text:span text:style-name="T14">false</text:span><text:span text:style-name="T13">);</text:span></text:p>
      <text:p text:style-name="P9"><text:s text:c="4"/><text:span text:style-name="T6">int</text:span> t; cin &gt;&gt; t;</text:p>
      <text:p text:style-name="P9"><text:s text:c="4"/><text:span text:style-name="T1">while</text:span>(t--) {</text:p>
      <text:p text:style-name="P9"><text:s text:c="8"/>cin &gt;&gt; T; P = T; reverse(ALL(T));</text:p>
      <text:p text:style-name="P9"><text:s text:c="8"/>n = m = T.size(); kmp_preprocess(); kmp(); } }</text:p>
      <text:p text:style-name="P2">- Trie</text:p>
      <text:p text:style-name="P3">struct Trie {</text:p>
      <text:p text:style-name="P10"><text:s text:c="4"/><text:span text:style-name="T6">int</text:span> words, prefixes;</text:p>
      <text:p text:style-name="P9"><text:s text:c="4"/><text:span text:style-name="T1">struct</text:span> Trie* edges[<text:span text:style-name="T10">26</text:span>];</text:p>
      <text:p text:style-name="P9">};</text:p>
      <text:p text:style-name="P21"/>
      <text:p text:style-name="P9"><text:span text:style-name="T6">void</text:span> initialize(Trie* vertex)</text:p>
      <text:p text:style-name="P9">{</text:p>
      <text:p text:style-name="P9"><text:s text:c="4"/>vertex-&gt;words = <text:span text:style-name="T10">0</text:span>;</text:p>
      <text:p text:style-name="P9"><text:s text:c="4"/>vertex-&gt;prefixes = <text:span text:style-name="T10">0</text:span>;</text:p>
      <text:p text:style-name="P21"/>
      <text:p text:style-name="P9"><text:s text:c="4"/><text:span text:style-name="T1">for</text:span>(<text:span text:style-name="T6">int</text:span> i = <text:span text:style-name="T10">0</text:span>; i &lt; <text:span text:style-name="T10">26</text:span>; i++)</text:p>
      <text:p text:style-name="P9"><text:s text:c="8"/>vertex-&gt;edges[i] = NULL;</text:p>
      <text:p text:style-name="P9">}</text:p>
      <text:p text:style-name="P21"/>
      <text:p text:style-name="P9"><text:span text:style-name="T6">void</text:span> addWord(Trie* vertex, <text:span text:style-name="T6">char</text:span>* word)</text:p>
      <text:p text:style-name="P9">{</text:p>
      <text:p text:style-name="P9"><text:s text:c="4"/><text:span text:style-name="T1">if</text:span>(*word == <text:span text:style-name="T10">0</text:span>) {</text:p>
      <text:p text:style-name="P9"><text:s text:c="8"/>vertex-&gt;words++;</text:p>
      <text:p text:style-name="P9"><text:s text:c="4"/>}</text:p>
      <text:p text:style-name="P9"><text:s text:c="4"/><text:span text:style-name="T1">else</text:span> {</text:p>
      <text:p text:style-name="P9"><text:s text:c="8"/>vertex-&gt;prefixes++;</text:p>
      <text:p text:style-name="P9"><text:s text:c="8"/><text:span text:style-name="T6">int</text:span> k = word[<text:span text:style-name="T10">0</text:span>] - <text:span text:style-name="T17">'a'</text:span>; <text:span text:style-name="T5">// using lowercase letters</text:span></text:p>
      <text:p text:style-name="P21"/>
      <text:p text:style-name="P9"><text:s text:c="8"/><text:span text:style-name="T1">if</text:span>(vertex-&gt;edges[k] == NULL) {</text:p>
      <text:p text:style-name="P9"><text:s text:c="12"/>vertex-&gt;edges[k] = <text:span text:style-name="T1">new</text:span> Trie;</text:p>
      <text:p text:style-name="P9"><text:s text:c="12"/>initialize(vertex-&gt;edges[k]);</text:p>
      <text:p text:style-name="P9"><text:s text:c="8"/>}</text:p>
      <text:p text:style-name="P9"><text:s text:c="8"/><text:span text:style-name="T6">char</text:span>* t = word;</text:p>
      <text:p text:style-name="P9"><text:s text:c="8"/>addWord(vertex-&gt;edges[k], ++t);</text:p>
      <text:p text:style-name="P9"><text:s text:c="4"/>}</text:p>
      <text:p text:style-name="P9">}</text:p>
      <text:p text:style-name="P9"><text:span text:style-name="T6">int</text:span> countWords(Trie* vertex, <text:span text:style-name="T6">char</text:span>* word)</text:p>
      <text:p text:style-name="P9">{</text:p>
      <text:p text:style-name="P9"><text:s text:c="4"/><text:span text:style-name="T6">int</text:span> k = word[<text:span text:style-name="T10">0</text:span>] - <text:span text:style-name="T17">'a'</text:span>;</text:p>
      <text:p text:style-name="P9"><text:s text:c="4"/><text:span text:style-name="T1">if</text:span>(*word == <text:span text:style-name="T10">0</text:span>)</text:p>
      <text:p text:style-name="P9"><text:s text:c="8"/><text:span text:style-name="T1">return</text:span> vertex-&gt;words;</text:p>
      <text:p text:style-name="P9"><text:s text:c="4"/><text:span text:style-name="T1">else</text:span> <text:span text:style-name="T1">if</text:span>(vertex-&gt;edges[k] == NULL)</text:p>
      <text:p text:style-name="P9"><text:s text:c="8"/><text:span text:style-name="T1">return</text:span> <text:span text:style-name="T10">0</text:span>; <text:span text:style-name="T5">// because it's exactly match</text:span></text:p>
      <text:p text:style-name="P9"><text:s text:c="4"/><text:span text:style-name="T1">else</text:span> {</text:p>
      <text:p text:style-name="P9"><text:s text:c="8"/><text:span text:style-name="T6">char</text:span>* t = word;</text:p>
      <text:p text:style-name="P9"><text:s text:c="8"/><text:span text:style-name="T1">return</text:span> countWords(vertex-&gt;edges[k], ++t);</text:p>
      <text:p text:style-name="P9"><text:s text:c="4"/>}</text:p>
      <text:p text:style-name="P9">}</text:p>
      <text:p text:style-name="P9"><text:span text:style-name="T6">int</text:span> countPrefixes(Trie* vertex, <text:span text:style-name="T6">char</text:span>* prefix)</text:p>
      <text:p text:style-name="P9">{</text:p>
      <text:p text:style-name="P9"><text:s text:c="4"/><text:span text:style-name="T6">int</text:span> k = prefix[<text:span text:style-name="T10">0</text:span>] - <text:span text:style-name="T17">'a'</text:span>;</text:p>
      <text:p text:style-name="P9"><text:s text:c="4"/><text:span text:style-name="T1">if</text:span>(*prefix == <text:span text:style-name="T10">0</text:span>)</text:p>
      <text:p text:style-name="P9"><text:s text:c="8"/><text:span text:style-name="T1">return</text:span> vertex-&gt;prefixes;</text:p>
      <text:p text:style-name="P9"><text:s text:c="4"/><text:span text:style-name="T1">else</text:span> <text:span text:style-name="T1">if</text:span>(vertex-&gt;edges[k] == NULL)</text:p>
      <text:p text:style-name="P9"><text:s text:c="8"/><text:span text:style-name="T1">return</text:span> <text:span text:style-name="T10">0</text:span>;</text:p>
      <text:p text:style-name="P9"><text:s text:c="4"/><text:span text:style-name="T1">else</text:span> {</text:p>
      <text:p text:style-name="P9"><text:s text:c="8"/><text:span text:style-name="T6">char</text:span>* t = prefix;</text:p>
      <text:p text:style-name="P9"><text:s text:c="8"/><text:span text:style-name="T1">return</text:span> countPrefixes(vertex-&gt;edges[k], ++t);</text:p>
      <text:p text:style-name="P9"><text:s text:c="4"/>}</text:p>
      <text:p text:style-name="P9">}</text:p>
      <text:p text:style-name="P21"/>
      <text:p text:style-name="P9"><text:span text:style-name="T6">int</text:span> main()</text:p>
      <text:p text:style-name="P9">{</text:p>
      <text:p text:style-name="P9"><text:s text:c="4"/><text:span text:style-name="T6">char</text:span>* w = <text:span text:style-name="T12">"julian"</text:span>;</text:p>
      <text:p text:style-name="P9"><text:s text:c="4"/><text:span text:style-name="T6">char</text:span>* s = <text:span text:style-name="T12">"juliana"</text:span>;</text:p>
      <text:p text:style-name="P9"><text:soft-page-break/><text:s text:c="4"/><text:span text:style-name="T6">char</text:span>* p = <text:span text:style-name="T12">"jul"</text:span>;</text:p>
      <text:p text:style-name="P9"><text:s text:c="4"/>Trie tr;</text:p>
      <text:p text:style-name="P9"><text:s text:c="4"/>initialize(&amp;tr);</text:p>
      <text:p text:style-name="P9"><text:s text:c="4"/>addWord(&amp;tr, w);</text:p>
      <text:p text:style-name="P9"><text:s text:c="4"/>addWord(&amp;tr, s);</text:p>
      <text:p text:style-name="P9"><text:s text:c="4"/>printf(<text:span text:style-name="T12">"word = %d prefix = %d</text:span><text:span text:style-name="T17">\n</text:span><text:span text:style-name="T12">"</text:span>, countWords(&amp;tr, w), countPrefixes(&amp;tr, p));</text:p>
      <text:p text:style-name="P1">}</text:p>
      <text:p text:style-name="P2">- Suffix Array</text:p>
      <text:p text:style-name="P7">// Problem: File Recover</text:p>
      <text:p text:style-name="P17">// Algorithm: Suffix Array, Longest Common Prefix</text:p>
      <text:p text:style-name="P17">// In case of memory errors use vector and string, or don't use struct</text:p>
      <text:p text:style-name="P21"/>
      <text:p text:style-name="P9"><text:span text:style-name="T6">const</text:span> <text:span text:style-name="T6">int</text:span> maxn = <text:span text:style-name="T10">100010</text:span>;</text:p>
      <text:p text:style-name="P21"/>
      <text:p text:style-name="P9"><text:span text:style-name="T1">struct</text:span> SuffixArray {</text:p>
      <text:p text:style-name="P21"/>
      <text:p text:style-name="P9"><text:s text:c="4"/><text:span text:style-name="T6">char</text:span> T[maxn];</text:p>
      <text:p text:style-name="P9"><text:s text:c="4"/><text:span text:style-name="T6">int</text:span> n;</text:p>
      <text:p text:style-name="P9"><text:s text:c="4"/><text:span text:style-name="T6">int</text:span> RA[maxn], tempRA[maxn];</text:p>
      <text:p text:style-name="P9"><text:s text:c="4"/><text:span text:style-name="T6">int</text:span> SA[maxn], tempSA[maxn];</text:p>
      <text:p text:style-name="P9"><text:s text:c="4"/><text:span text:style-name="T6">int</text:span> LCP[maxn], PLCP[maxn], Phi[maxn];</text:p>
      <text:p text:style-name="P9"><text:s text:c="4"/><text:span text:style-name="T6">int</text:span> c[maxn];</text:p>
      <text:p text:style-name="P21"/>
      <text:p text:style-name="P9"><text:s text:c="4"/>SuffixArray() {</text:p>
      <text:p text:style-name="P9"><text:s text:c="8"/>n = <text:span text:style-name="T10">0</text:span>;</text:p>
      <text:p text:style-name="P9"><text:s text:c="8"/>memset(T, <text:span text:style-name="T10">0</text:span>, <text:span text:style-name="T1">sizeof</text:span>(T));</text:p>
      <text:p text:style-name="P9"><text:s text:c="4"/>}</text:p>
      <text:p text:style-name="P21"/>
      <text:p text:style-name="P9"><text:s text:c="4"/>SuffixArray(string str) {</text:p>
      <text:p text:style-name="P9"><text:s text:c="8"/>n = (<text:span text:style-name="T6">int</text:span>)str.size();</text:p>
      <text:p text:style-name="P9"><text:s text:c="8"/>memset(T, <text:span text:style-name="T10">0</text:span>, <text:span text:style-name="T1">sizeof</text:span>(T));</text:p>
      <text:p text:style-name="P9"><text:s text:c="8"/><text:span text:style-name="T1">for</text:span>(<text:span text:style-name="T6">int</text:span> i = <text:span text:style-name="T10">0</text:span>; i &lt; n; i++)</text:p>
      <text:p text:style-name="P9"><text:s text:c="12"/>T[i] = str[i];</text:p>
      <text:p text:style-name="P9"><text:s text:c="4"/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 text:c="4"/><text:span text:style-name="T6">void</text:span> countingSort(<text:span text:style-name="T6">int</text:span> k) {</text:p>
      <text:p text:style-name="P21"><text:span text:style-name="T13"><text:s text:c="8"/></text:span><text:span text:style-name="T6">int</text:span><text:span text:style-name="T13"> maxi = max(</text:span><text:span text:style-name="T10">300</text:span><text:span text:style-name="T13">, n);</text:span></text:p>
      <text:p text:style-name="P21"><text:span text:style-name="T13"><text:s text:c="8"/>memset(c, </text:span><text:span text:style-name="T10">0</text:span><text:span text:style-name="T13">, </text:span><text:span text:style-name="T14">sizeof</text:span><text:span text:style-name="T13">(c));</text:span></text:p>
      <text:p text:style-name="P9"><text:s text:c="8"/><text:span text:style-name="T1">for</text:span>(<text:span text:style-name="T6">int</text:span> i = <text:span text:style-name="T10">0</text:span>; i &lt; n; i++) {</text:p>
      <text:p text:style-name="P9"><text:s text:c="12"/><text:span text:style-name="T1">if</text:span>(i + k &lt; n)</text:p>
      <text:p text:style-name="P9"><text:s text:c="16"/>c[RA[i+k]]++;</text:p>
      <text:p text:style-name="P9"><text:s text:c="12"/><text:span text:style-name="T1">else</text:span></text:p>
      <text:p text:style-name="P9"><text:s text:c="16"/>c[<text:span text:style-name="T10">0</text:span>]++;</text:p>
      <text:p text:style-name="P9"><text:s text:c="8"/>}</text:p>
      <text:p text:style-name="P9"><text:s text:c="8"/><text:span text:style-name="T1">for</text:span>(<text:span text:style-name="T6">int</text:span> i = <text:span text:style-name="T10">0</text:span>, sum = <text:span text:style-name="T10">0</text:span>; i &lt; maxi; i++) {</text:p>
      <text:p text:style-name="P9"><text:s text:c="12"/><text:span text:style-name="T6">int</text:span> t = c[i];</text:p>
      <text:p text:style-name="P9"><text:s text:c="12"/>c[i] = sum;</text:p>
      <text:p text:style-name="P9"><text:s text:c="12"/>sum += t;</text:p>
      <text:p text:style-name="P9"><text:s text:c="8"/>}</text:p>
      <text:p text:style-name="P9"><text:s text:c="8"/><text:span text:style-name="T1">for</text:span>(<text:span text:style-name="T6">int</text:span> i = <text:span text:style-name="T10">0</text:span>; i &lt; n; i++) {</text:p>
      <text:p text:style-name="P9"><text:s text:c="12"/><text:span text:style-name="T1">if</text:span>(SA[i] + k &lt; n) {</text:p>
      <text:p text:style-name="P9"><text:s text:c="16"/>tempSA[ c[RA[SA[i] + k]] ] = SA[i];</text:p>
      <text:p text:style-name="P9"><text:s text:c="16"/>c[RA[SA[i] + k]]++;</text:p>
      <text:p text:style-name="P9"><text:s text:c="12"/>}</text:p>
      <text:p text:style-name="P9"><text:s text:c="12"/><text:span text:style-name="T1">else</text:span> {</text:p>
      <text:p text:style-name="P9"><text:s text:c="16"/>tempSA[c[<text:span text:style-name="T10">0</text:span>]] = SA[i];</text:p>
      <text:p text:style-name="P9"><text:s text:c="16"/>c[<text:span text:style-name="T10">0</text:span>]++;</text:p>
      <text:p text:style-name="P9"><text:s text:c="12"/>}</text:p>
      <text:p text:style-name="P9"><text:s text:c="8"/>}</text:p>
      <text:p text:style-name="P9"><text:s text:c="8"/><text:span text:style-name="T1">for</text:span>(<text:span text:style-name="T6">int</text:span> i = <text:span text:style-name="T10">0</text:span>; i &lt; n; i++)</text:p>
      <text:p text:style-name="P9"><text:s text:c="12"/>SA[i] = tempSA[i];</text:p>
      <text:p text:style-name="P9"><text:s text:c="4"/>}</text:p>
      <text:p text:style-name="P21"/>
      <text:p text:style-name="P9"><text:s text:c="4"/><text:span text:style-name="T6">void</text:span> constructSA() {</text:p>
      <text:p text:style-name="P9"><text:s text:c="8"/>T[n++] = <text:span text:style-name="T17">'$'</text:span>;</text:p>
      <text:p text:style-name="P21"/>
      <text:p text:style-name="P9"><text:s text:c="8"/><text:span text:style-name="T1">for</text:span>(<text:span text:style-name="T6">int</text:span> i = <text:span text:style-name="T10">0</text:span>; i &lt; n; i++)</text:p>
      <text:p text:style-name="P9"><text:s text:c="12"/>RA[i] = T[i] - <text:span text:style-name="T17">'$'</text:span>;</text:p>
      <text:p text:style-name="P21"/>
      <text:p text:style-name="P9"><text:s text:c="8"/><text:span text:style-name="T1">for</text:span>(<text:span text:style-name="T6">int</text:span> i = <text:span text:style-name="T10">0</text:span>; i &lt; n; i++)</text:p>
      <text:p text:style-name="P9"><text:s text:c="12"/>SA[i] = i;</text:p>
      <text:p text:style-name="P21"/>
      <text:p text:style-name="P9"><text:s text:c="8"/><text:span text:style-name="T6">int</text:span> rank;</text:p>
      <text:p text:style-name="P21"/>
      <text:p text:style-name="P9"><text:s text:c="8"/><text:span text:style-name="T1">for</text:span>(<text:span text:style-name="T6">int</text:span> k = <text:span text:style-name="T10">1</text:span>; k &lt; n; k &lt;&lt;= <text:span text:style-name="T10">1</text:span>) {</text:p>
      <text:p text:style-name="P9"><text:s text:c="12"/>countingSort(k);</text:p>
      <text:p text:style-name="P9"><text:s text:c="12"/>countingSort(<text:span text:style-name="T10">0</text:span>);</text:p>
      <text:p text:style-name="P21"/>
      <text:p text:style-name="P9"><text:s text:c="12"/>tempRA[SA[<text:span text:style-name="T10">0</text:span>]] = rank = <text:span text:style-name="T10">0</text:span>;</text:p>
      <text:p text:style-name="P21"/>
      <text:p text:style-name="P9"><text:s text:c="12"/><text:span text:style-name="T1">for</text:span>(<text:span text:style-name="T6">int</text:span> i = <text:span text:style-name="T10">1</text:span>; i &lt; n; i++) {</text:p>
      <text:p text:style-name="P9"><text:s text:c="16"/><text:span text:style-name="T1">if</text:span>(RA[SA[i]] == RA[SA[i-<text:span text:style-name="T10">1</text:span>]] &amp;&amp; RA[SA[i] + k] == RA[SA[i-<text:span text:style-name="T10">1</text:span>] + k]) {</text:p>
      <text:p text:style-name="P9"><text:s text:c="20"/>tempRA[SA[i]] = rank;</text:p>
      <text:p text:style-name="P9"><text:s text:c="16"/>}</text:p>
      <text:p text:style-name="P9"><text:s text:c="16"/><text:span text:style-name="T1">else</text:span> {</text:p>
      <text:p text:style-name="P9"><text:s text:c="20"/>rank++;</text:p>
      <text:p text:style-name="P9"><text:s text:c="20"/>tempRA[SA[i]] = rank;</text:p>
      <text:p text:style-name="P9"><text:s text:c="16"/>}</text:p>
      <text:p text:style-name="P9"><text:s text:c="12"/>}</text:p>
      <text:p text:style-name="P21"/>
      <text:p text:style-name="P9"><text:s text:c="12"/><text:span text:style-name="T1">for</text:span>(<text:span text:style-name="T6">int</text:span> i = <text:span text:style-name="T10">0</text:span>; i &lt; n; i++)</text:p>
      <text:p text:style-name="P9"><text:s text:c="16"/>RA[i] = tempRA[i];</text:p>
      <text:p text:style-name="P9"><text:s text:c="8"/>}</text:p>
      <text:p text:style-name="P9"><text:s text:c="4"/>}</text:p>
      <text:p text:style-name="P21"><text:soft-page-break/></text:p>
      <text:p text:style-name="P9"><text:s text:c="4"/><text:span text:style-name="T6">void</text:span> computeLCP() {</text:p>
      <text:p text:style-name="P9"><text:s text:c="8"/>Phi[SA[<text:span text:style-name="T10">0</text:span>]] = -<text:span text:style-name="T10">1</text:span>;</text:p>
      <text:p text:style-name="P21"/>
      <text:p text:style-name="P9"><text:s text:c="8"/><text:span text:style-name="T1">for</text:span>(<text:span text:style-name="T6">int</text:span> i = <text:span text:style-name="T10">1</text:span>; i &lt; n; i++) {</text:p>
      <text:p text:style-name="P9"><text:s text:c="12"/>Phi[SA[i]] = SA[i-<text:span text:style-name="T10">1</text:span>];</text:p>
      <text:p text:style-name="P9"><text:s text:c="8"/>}</text:p>
      <text:p text:style-name="P21"/>
      <text:p text:style-name="P9"><text:s text:c="8"/><text:span text:style-name="T1">for</text:span>(<text:span text:style-name="T6">int</text:span> i = <text:span text:style-name="T10">0</text:span>, L = <text:span text:style-name="T10">0</text:span>; i &lt; n; i++) {</text:p>
      <text:p text:style-name="P9"><text:s text:c="12"/><text:span text:style-name="T1">if</text:span>(Phi[i] == -<text:span text:style-name="T10">1</text:span>) {</text:p>
      <text:p text:style-name="P9"><text:s text:c="16"/>PLCP[i] = <text:span text:style-name="T10">0</text:span>;</text:p>
      <text:p text:style-name="P9"><text:s text:c="16"/><text:span text:style-name="T1">continue</text:span>;</text:p>
      <text:p text:style-name="P9"><text:s text:c="12"/>}</text:p>
      <text:p text:style-name="P21"/>
      <text:p text:style-name="P9"><text:s text:c="12"/><text:span text:style-name="T1">while</text:span>(T[i + L] == T[Phi[i] + L])</text:p>
      <text:p text:style-name="P9"><text:s text:c="16"/>L++;</text:p>
      <text:p text:style-name="P21"/>
      <text:p text:style-name="P9"><text:s text:c="12"/>PLCP[i] = L;</text:p>
      <text:p text:style-name="P9"><text:s text:c="12"/>L = max(L-<text:span text:style-name="T10">1</text:span>, <text:span text:style-name="T10">0</text:span>);</text:p>
      <text:p text:style-name="P9"><text:s text:c="8"/>}</text:p>
      <text:p text:style-name="P21"/>
      <text:p text:style-name="P9"><text:s text:c="8"/><text:span text:style-name="T1">for</text:span>(<text:span text:style-name="T6">int</text:span> i = <text:span text:style-name="T10">1</text:span>; i &lt; n; i++) {</text:p>
      <text:p text:style-name="P9"><text:s text:c="12"/>LCP[i] = PLCP[SA[i]];</text:p>
      <text:p text:style-name="P9"><text:s text:c="8"/>}</text:p>
      <text:p text:style-name="P9"><text:s text:c="8"/>LCP[n] = <text:span text:style-name="T10">0</text:span>;</text:p>
      <text:p text:style-name="P9"><text:s text:c="4"/>}</text:p>
      <text:p text:style-name="P9"><text:s text:c="4"/>pair&lt;<text:span text:style-name="T6">int</text:span>, <text:span text:style-name="T6">int</text:span>&gt; stringMatching(<text:span text:style-name="T6">const</text:span> string&amp; P) {</text:p>
      <text:p text:style-name="P9"><text:s text:c="8"/><text:span text:style-name="T6">int</text:span> lo = <text:span text:style-name="T10">0</text:span>, hi = n-<text:span text:style-name="T10">1</text:span>, mid = lo;</text:p>
      <text:p text:style-name="P9"><text:s text:c="8"/><text:span text:style-name="T6">int</text:span> m = (<text:span text:style-name="T6">int</text:span>)P.size();</text:p>
      <text:p text:style-name="P21"/>
      <text:p text:style-name="P9"><text:s text:c="8"/><text:span text:style-name="T1">while</text:span>(lo &lt; hi) {</text:p>
      <text:p text:style-name="P9"><text:s text:c="12"/>mid = (lo + hi) / <text:span text:style-name="T10">2</text:span>;</text:p>
      <text:p text:style-name="P9"><text:s text:c="12"/><text:span text:style-name="T6">int</text:span> res = strncmp(T, SA[mid], P, <text:span text:style-name="T10">0</text:span>, m);</text:p>
      <text:p text:style-name="P21"/>
      <text:p text:style-name="P9"><text:s text:c="12"/><text:span text:style-name="T1">if</text:span>(res &gt;= <text:span text:style-name="T10">0</text:span>) hi = mid;</text:p>
      <text:p text:style-name="P9"><text:s text:c="12"/><text:span text:style-name="T1">else</text:span> lo = mid+<text:span text:style-name="T10">1</text:span>;</text:p>
      <text:p text:style-name="P9"><text:s text:c="8"/>}</text:p>
      <text:p text:style-name="P21"/>
      <text:p text:style-name="P9"><text:s text:c="8"/><text:span text:style-name="T1">if</text:span>(strncmp(T, SA[lo], P, <text:span text:style-name="T10">0</text:span>, m) != <text:span text:style-name="T10">0</text:span>)</text:p>
      <text:p text:style-name="P9"><text:s text:c="12"/><text:span text:style-name="T1">return</text:span> make_pair(-<text:span text:style-name="T10">1</text:span>, -<text:span text:style-name="T10">1</text:span>);</text:p>
      <text:p text:style-name="P9"><text:s text:c="12"/></text:p>
      <text:p text:style-name="P9"><text:s text:c="8"/>pair&lt;<text:span text:style-name="T6">int</text:span>, <text:span text:style-name="T6">int</text:span>&gt; ans;</text:p>
      <text:p text:style-name="P9"><text:s text:c="8"/>ans.first = lo;</text:p>
      <text:p text:style-name="P9"><text:s text:c="8"/></text:p>
      <text:p text:style-name="P9"><text:s text:c="8"/>lo = <text:span text:style-name="T10">0</text:span>; hi = n-<text:span text:style-name="T10">1</text:span>; mid = lo;</text:p>
      <text:p text:style-name="P9"><text:s text:c="8"/></text:p>
      <text:p text:style-name="P9"><text:s text:c="8"/><text:span text:style-name="T1">while</text:span>(lo &lt; hi) {</text:p>
      <text:p text:style-name="P9"><text:s text:c="12"/>mid = (lo + hi) / <text:span text:style-name="T10">2</text:span>;</text:p>
      <text:p text:style-name="P9"><text:s text:c="12"/><text:span text:style-name="T6">int</text:span> res = strncmp(T, SA[mid], P, <text:span text:style-name="T10">0</text:span>, m);</text:p>
      <text:p text:style-name="P21"/>
      <text:p text:style-name="P9"><text:s text:c="12"/><text:span text:style-name="T1">if</text:span>(res &gt; <text:span text:style-name="T10">0</text:span>) hi = mid;</text:p>
      <text:p text:style-name="P9"><text:s text:c="12"/><text:span text:style-name="T1">else</text:span> lo = mid+<text:span text:style-name="T10">1</text:span>;</text:p>
      <text:p text:style-name="P9"><text:s text:c="8"/>}</text:p>
      <text:p text:style-name="P9"><text:s text:c="8"/></text:p>
      <text:p text:style-name="P9"><text:s text:c="8"/><text:span text:style-name="T1">if</text:span>(strncmp(T, SA[hi], P, <text:span text:style-name="T10">0</text:span>, m) != <text:span text:style-name="T10">0</text:span>)</text:p>
      <text:p text:style-name="P9"><text:s text:c="12"/>hi--;</text:p>
      <text:p text:style-name="P9"><text:s text:c="8"/></text:p>
      <text:p text:style-name="P9"><text:s text:c="8"/>ans.second = hi;</text:p>
      <text:p text:style-name="P9"><text:s text:c="8"/><text:span text:style-name="T1">return</text:span> ans;</text:p>
      <text:p text:style-name="P1"><text:s text:c="4"/>}</text:p>
      <text:p text:style-name="P9"/>
      <text:p text:style-name="P9">};</text:p>
      <text:p text:style-name="P17">// END Suffix Array</text:p>
      <text:p text:style-name="P21"/>
      <text:p text:style-name="P9"><text:span text:style-name="T6">char</text:span> line[maxn];</text:p>
      <text:p text:style-name="P21"/>
      <text:p text:style-name="P9"><text:span text:style-name="T6">int</text:span> main() {</text:p>
      <text:p text:style-name="P9"><text:s text:c="4"/><text:span text:style-name="T1">while</text:span>(gets(line) &amp;&amp; *line != <text:span text:style-name="T17">'*'</text:span>) {</text:p>
      <text:p text:style-name="P9"><text:s text:c="8"/>SuffixArray sa(line);</text:p>
      <text:p text:style-name="P9"><text:s text:c="8"/>sa.constructSA();</text:p>
      <text:p text:style-name="P9"><text:s text:c="8"/>sa.computeLCP();</text:p>
      <text:p text:style-name="P21"/>
      <text:p text:style-name="P9"><text:s text:c="8"/><text:span text:style-name="T6">int</text:span> ans = sa.LCP[<text:span text:style-name="T10">1</text:span>];</text:p>
      <text:p text:style-name="P9"><text:s text:c="8"/><text:span text:style-name="T1">for</text:span>(<text:span text:style-name="T6">int</text:span> i = <text:span text:style-name="T10">2</text:span>; i &lt;= sa.n; i++)</text:p>
      <text:p text:style-name="P9"><text:s text:c="12"/>ans += max(<text:span text:style-name="T10">0</text:span>, sa.LCP[i] - sa.LCP[i-<text:span text:style-name="T10">1</text:span>]);</text:p>
      <text:p text:style-name="P21"/>
      <text:p text:style-name="P9"><text:s text:c="8"/>printf(<text:span text:style-name="T12">"%d</text:span><text:span text:style-name="T17">\n</text:span><text:span text:style-name="T12">"</text:span>, ans);</text:p>
      <text:p text:style-name="P9"><text:s text:c="4"/>}</text:p>
      <text:p text:style-name="P17">// Longest common substring</text:p>
      <text:p text:style-name="P9"><text:span text:style-name="T1"><text:s text:c="4"/>while</text:span>(gets(line)) {</text:p>
      <text:p text:style-name="P9"><text:s text:c="8"/>string str(line);</text:p>
      <text:p text:style-name="P9"><text:s text:c="8"/>len[<text:span text:style-name="T10">0</text:span>] = (<text:span text:style-name="T6">int</text:span>)strlen(line);</text:p>
      <text:p text:style-name="P21"/>
      <text:p text:style-name="P9"><text:s text:c="8"/>gets(line);</text:p>
      <text:p text:style-name="P9"><text:s text:c="8"/>len[<text:span text:style-name="T10">1</text:span>] = (<text:span text:style-name="T6">int</text:span>)strlen(line);</text:p>
      <text:p text:style-name="P21"/>
      <text:p text:style-name="P9"><text:s text:c="8"/>str = str + <text:span text:style-name="T12">"/"</text:span> + line;</text:p>
      <text:p text:style-name="P21"/>
      <text:p text:style-name="P9"><text:s text:c="8"/>SuffixArray sa(str);</text:p>
      <text:p text:style-name="P21"/>
      <text:p text:style-name="P9"><text:s text:c="8"/>sa.constructSA();</text:p>
      <text:p text:style-name="P9"><text:s text:c="8"/>sa.computeLCP();</text:p>
      <text:p text:style-name="P21"/>
      <text:p text:style-name="P9"><text:s text:c="8"/><text:span text:style-name="T1">for</text:span>(<text:span text:style-name="T6">int</text:span> i = <text:span text:style-name="T10">0</text:span>; i &lt; sa.n; i++) {</text:p>
      <text:p text:style-name="P9"><text:s text:c="12"/><text:span text:style-name="T1">if</text:span>(sa.SA[i] &lt; len[<text:span text:style-name="T10">0</text:span>])</text:p>
      <text:p text:style-name="P9"><text:s text:c="16"/>parent[i] = <text:span text:style-name="T10">0</text:span>;</text:p>
      <text:p text:style-name="P9"><text:s text:c="12"/><text:span text:style-name="T1">else</text:span> <text:span text:style-name="T1">if</text:span>(sa.SA[i] &gt; len[<text:span text:style-name="T10">0</text:span>])</text:p>
      <text:p text:style-name="P9"><text:s text:c="16"/>parent[i] = <text:span text:style-name="T10">1</text:span>;</text:p>
      <text:p text:style-name="P9"><text:s text:c="12"/><text:span text:style-name="T1">else</text:span></text:p>
      <text:p text:style-name="P9"><text:s text:c="16"/>parent[i] = -<text:span text:style-name="T10">1</text:span>;</text:p>
      <text:p text:style-name="P9"><text:s text:c="8"/>}</text:p>
      <text:p text:style-name="P21"/>
      <text:p text:style-name="P9"><text:s text:c="8"/>set&lt;string&gt; ans;</text:p>
      <text:p text:style-name="P9"><text:s text:c="8"/><text:span text:style-name="T6">int</text:span> max_lcp = -<text:span text:style-name="T10">1</text:span>;</text:p>
      <text:p text:style-name="P21"/>
      <text:p text:style-name="P9"><text:s text:c="8"/><text:span text:style-name="T1">for</text:span>(<text:span text:style-name="T6">int</text:span> i = <text:span text:style-name="T10">2</text:span>; i &lt; sa.n; i++) {</text:p>
      <text:p text:style-name="P9"><text:s text:c="12"/><text:span text:style-name="T1">if</text:span>(parent[i] != parent[i-<text:span text:style-name="T10">1</text:span>]) {</text:p>
      <text:p text:style-name="P9"><text:s text:c="16"/><text:span text:style-name="T1">if</text:span>(sa.LCP[i] &gt; max_lcp &amp;&amp; sa.LCP[i] &gt; <text:span text:style-name="T10">0</text:span>) {</text:p>
      <text:p text:style-name="P9"><text:s text:c="20"/>max_lcp = sa.LCP[i];</text:p>
      <text:p text:style-name="P21"/>
      <text:p text:style-name="P9"><text:s text:c="20"/>ans.clear();</text:p>
      <text:p text:style-name="P9"><text:s text:c="20"/>string s;</text:p>
      <text:p text:style-name="P9"><text:s text:c="20"/><text:span text:style-name="T1">for</text:span>(<text:span text:style-name="T6">int</text:span> k = <text:span text:style-name="T10">0</text:span>; k &lt; max_lcp; k++) {</text:p>
      <text:p text:style-name="P9"><text:soft-page-break/><text:s text:c="24"/>s.push_back(sa.T[sa.SA[i] + k]);</text:p>
      <text:p text:style-name="P9"><text:s text:c="20"/>}</text:p>
      <text:p text:style-name="P9"><text:s text:c="20"/>ans.insert(s);</text:p>
      <text:p text:style-name="P9"><text:s text:c="16"/>}</text:p>
      <text:p text:style-name="P9"><text:s text:c="16"/><text:span text:style-name="T1">else</text:span> <text:span text:style-name="T1">if</text:span>(sa.LCP[i] == max_lcp) {</text:p>
      <text:p text:style-name="P9"><text:s text:c="20"/>string s;</text:p>
      <text:p text:style-name="P9"><text:s text:c="20"/><text:span text:style-name="T1">for</text:span>(<text:span text:style-name="T6">int</text:span> k = <text:span text:style-name="T10">0</text:span>; k &lt; max_lcp; k++) {</text:p>
      <text:p text:style-name="P9"><text:s text:c="24"/>s.push_back(sa.T[sa.SA[i] + k]);</text:p>
      <text:p text:style-name="P9"><text:s text:c="20"/>}</text:p>
      <text:p text:style-name="P9"><text:s text:c="20"/>ans.insert(s);</text:p>
      <text:p text:style-name="P9"><text:s text:c="16"/>}</text:p>
      <text:p text:style-name="P9"><text:s text:c="12"/>}</text:p>
      <text:p text:style-name="P9"><text:s text:c="8"/>}</text:p>
      <text:p text:style-name="P21"/>
      <text:p text:style-name="P9"><text:s text:c="8"/><text:span text:style-name="T1">if</text:span>(cases++) puts(<text:span text:style-name="T12">""</text:span>);</text:p>
      <text:p text:style-name="P21"/>
      <text:p text:style-name="P9"><text:s text:c="8"/><text:span text:style-name="T1">if</text:span>(max_lcp &lt; <text:span text:style-name="T10">0</text:span>) {</text:p>
      <text:p text:style-name="P9"><text:s text:c="12"/>puts(<text:span text:style-name="T12">"No common sequence."</text:span>);</text:p>
      <text:p text:style-name="P9"><text:s text:c="8"/>}</text:p>
      <text:p text:style-name="P9"><text:s text:c="8"/><text:span text:style-name="T1">else</text:span> {</text:p>
      <text:p text:style-name="P9"><text:s text:c="12"/>FOREACH(s, ans)</text:p>
      <text:p text:style-name="P9"><text:s text:c="16"/>puts(s-&gt;c_str());</text:p>
      <text:p text:style-name="P9"><text:s text:c="8"/>}</text:p>
      <text:p text:style-name="P9"><text:s text:c="8"/>gets(line);</text:p>
      <text:p text:style-name="P1">} <text:s text:c="2"/>}</text:p>
      <text:p text:style-name="P2">- strncmp function</text:p>
      <text:p text:style-name="P39">// example: int res = strncmp(T, SA[mid], P, 0, m);</text:p>
      <text:p text:style-name="P9"><text:span text:style-name="T6">int</text:span> strncmp(<text:span text:style-name="T6">const</text:span> string&amp; a, <text:span text:style-name="T6">int</text:span> i, <text:span text:style-name="T6">const</text:span> string&amp; b, <text:span text:style-name="T6">int</text:span> j, <text:span text:style-name="T6">int</text:span> n) {</text:p>
      <text:p text:style-name="P9"><text:s text:c="4"/><text:span text:style-name="T1">for</text:span>(<text:span text:style-name="T6">int</text:span> k = <text:span text:style-name="T10">0</text:span>; i+k &lt; (<text:span text:style-name="T6">int</text:span>)a.size() &amp;&amp; j+k &lt; (<text:span text:style-name="T6">int</text:span>)b.size(); k++) {</text:p>
      <text:p text:style-name="P9"><text:s text:c="8"/><text:span text:style-name="T1">if</text:span>(a[i+k] != b[j+k]) <text:span text:style-name="T1">return</text:span> a[i+k] - b[j+k];</text:p>
      <text:p text:style-name="P9"><text:s text:c="4"/>}</text:p>
      <text:p text:style-name="P9"><text:s text:c="4"/><text:span text:style-name="T1">return</text:span> <text:span text:style-name="T10">0</text:span>;</text:p>
      <text:p text:style-name="P1">}</text:p>
      <text:p text:style-name="P5">- Geometry</text:p>
      <text:p text:style-name="P25">#include &lt;iostream&gt;</text:p>
      <text:p text:style-name="P25">#include &lt;vector&gt;</text:p>
      <text:p text:style-name="P25">#include &lt;cmath&gt;</text:p>
      <text:p text:style-name="P25">#include &lt;cassert&gt;</text:p>
      <text:p text:style-name="P21"/>
      <text:p text:style-name="P9"><text:span text:style-name="T1">using</text:span> <text:span text:style-name="T1">namespace</text:span> std;</text:p>
      <text:p text:style-name="P21"/>
      <text:p text:style-name="P9"><text:span text:style-name="T6">double</text:span> INF = <text:span text:style-name="T10">1e100</text:span>;</text:p>
      <text:p text:style-name="P9"><text:span text:style-name="T6">double</text:span> EPS = <text:span text:style-name="T10">1e-12</text:span>;</text:p>
      <text:p text:style-name="P21"/>
      <text:p text:style-name="P9"><text:span text:style-name="T1">struct</text:span> PT { </text:p>
      <text:p text:style-name="P9"><text:s text:c="2"/><text:span text:style-name="T6">double</text:span> x, y; </text:p>
      <text:p text:style-name="P9"><text:s text:c="2"/>PT() {}</text:p>
      <text:p text:style-name="P9"><text:s text:c="2"/>PT(<text:span text:style-name="T6">double</text:span> x, <text:span text:style-name="T6">double</text:span> y) : x(x), y(y) {}</text:p>
      <text:p text:style-name="P9"><text:s text:c="2"/>PT(<text:span text:style-name="T6">const</text:span> PT &amp;p) : x(p.x), y(p.y) <text:s text:c="3"/>{}</text:p>
      <text:p text:style-name="P9"><text:s text:c="2"/>PT <text:span text:style-name="T1">operator</text:span> + (<text:span text:style-name="T6">const</text:span> PT &amp;p) <text:s/><text:span text:style-name="T6">const</text:span> { <text:span text:style-name="T1">return</text:span> PT(x+p.x, y+p.y); }</text:p>
      <text:p text:style-name="P9"><text:s text:c="2"/>PT <text:span text:style-name="T1">operator</text:span> - (<text:span text:style-name="T6">const</text:span> PT &amp;p) <text:s/><text:span text:style-name="T6">const</text:span> { <text:span text:style-name="T1">return</text:span> PT(x-p.x, y-p.y); }</text:p>
      <text:p text:style-name="P9"><text:s text:c="2"/>PT <text:span text:style-name="T1">operator</text:span> * (<text:span text:style-name="T6">double</text:span> c) <text:s text:c="4"/><text:span text:style-name="T6">const</text:span> { <text:span text:style-name="T1">return</text:span> PT(x*c, <text:s text:c="2"/>y*c <text:s/>); }</text:p>
      <text:p text:style-name="P9"><text:s text:c="2"/>PT <text:span text:style-name="T1">operator</text:span> / (<text:span text:style-name="T6">double</text:span> c) <text:s text:c="4"/><text:span text:style-name="T6">const</text:span> { <text:span text:style-name="T1">return</text:span> PT(x/c, <text:s text:c="2"/>y/c <text:s/>); }</text:p>
      <text:p text:style-name="P9">};</text:p>
      <text:p text:style-name="P21"/>
      <text:p text:style-name="P21"/>
      <text:p text:style-name="P9"><text:span text:style-name="T6">double</text:span> <text:span text:style-name="T2">dot</text:span>(PT p, PT q) <text:s text:c="4"/>{ <text:span text:style-name="T1">return</text:span> p.x*q.x+p.y*q.y; }</text:p>
      <text:p text:style-name="P9"><text:span text:style-name="T6">double</text:span> <text:span text:style-name="T2">dist2</text:span>(PT p, PT q) <text:s text:c="2"/>{ <text:span text:style-name="T1">return</text:span> dot(p-q,p-q); }</text:p>
      <text:p text:style-name="P9"><text:span text:style-name="T6">double</text:span> <text:span text:style-name="T2">cross</text:span>(PT p, PT q) <text:s text:c="2"/>{ <text:span text:style-name="T1">return</text:span> p.x*q.y-p.y*q.x; }</text:p>
      <text:p text:style-name="P9">ostream &amp;<text:span text:style-name="T1">operator</text:span>&lt;&lt;(ostream &amp;os, <text:span text:style-name="T6">const</text:span> PT &amp;p) {</text:p>
      <text:p text:style-name="P9"><text:s text:c="2"/>os &lt;&lt; <text:span text:style-name="T12">"("</text:span> &lt;&lt; p.x &lt;&lt; <text:span text:style-name="T12">","</text:span> &lt;&lt; p.y &lt;&lt; <text:span text:style-name="T12">")"</text:span>; </text:p>
      <text:p text:style-name="P9">}</text:p>
      <text:p text:style-name="P21"/>
      <text:p text:style-name="P17">// rotate a point CCW or CW around the origin</text:p>
      <text:p text:style-name="P9">PT <text:span text:style-name="T2">RotateCCW90</text:span>(PT p) <text:s text:c="2"/>{ <text:span text:style-name="T1">return</text:span> PT(-p.y,p.x); }</text:p>
      <text:p text:style-name="P9">PT <text:span text:style-name="T2">RotateCW90</text:span>(PT p) <text:s text:c="3"/>{ <text:span text:style-name="T1">return</text:span> PT(p.y,-p.x); }</text:p>
      <text:p text:style-name="P9">PT <text:span text:style-name="T2">RotateCCW</text:span>(PT p, <text:span text:style-name="T6">double</text:span> t) { </text:p>
      <text:p text:style-name="P9"><text:s text:c="2"/><text:span text:style-name="T1">return</text:span> PT(p.x*cos(t)-p.y*sin(t), p.x*sin(t)+p.y*cos(t)); </text:p>
      <text:p text:style-name="P9">}</text:p>
      <text:p text:style-name="P21"/>
      <text:p text:style-name="P17">// project point c onto line through a and b</text:p>
      <text:p text:style-name="P17">// assuming a != b</text:p>
      <text:p text:style-name="P9">PT <text:span text:style-name="T2">ProjectPointLine</text:span>(PT a, PT b, PT c) {</text:p>
      <text:p text:style-name="P9"><text:s text:c="2"/><text:span text:style-name="T1">return</text:span> a + (b-a)*dot(c-a, b-a)/dot(b-a, b-a);</text:p>
      <text:p text:style-name="P9">}</text:p>
      <text:p text:style-name="P21"/>
      <text:p text:style-name="P17">// project point c onto line segment through a and b</text:p>
      <text:p text:style-name="P9">PT <text:span text:style-name="T2">ProjectPointSegment</text:span>(PT a, PT b, PT c) {</text:p>
      <text:p text:style-name="P9"><text:s text:c="2"/><text:span text:style-name="T6">double</text:span> r = dot(b-a,b-a);</text:p>
      <text:p text:style-name="P9"><text:s text:c="2"/><text:span text:style-name="T1">if</text:span> (fabs(r) &lt; EPS) <text:span text:style-name="T1">return</text:span> a;</text:p>
      <text:p text:style-name="P9"><text:s text:c="2"/>r = dot(c-a, b-a)/r;</text:p>
      <text:p text:style-name="P9"><text:s text:c="2"/><text:span text:style-name="T1">if</text:span> (r &lt; <text:span text:style-name="T10">0</text:span>) <text:span text:style-name="T1">return</text:span> a;</text:p>
      <text:p text:style-name="P9"><text:s text:c="2"/><text:span text:style-name="T1">if</text:span> (r &gt; <text:span text:style-name="T10">1</text:span>) <text:span text:style-name="T1">return</text:span> b;</text:p>
      <text:p text:style-name="P9"><text:s text:c="2"/><text:span text:style-name="T1">return</text:span> a + (b-a)*r;</text:p>
      <text:p text:style-name="P9">}</text:p>
      <text:p text:style-name="P21"/>
      <text:p text:style-name="P17">// compute distance from c to segment between a and b</text:p>
      <text:p text:style-name="P9"><text:span text:style-name="T6">double</text:span> <text:span text:style-name="T2">DistancePointSegment</text:span>(PT a, PT b, PT c) {</text:p>
      <text:p text:style-name="P9"><text:s text:c="2"/><text:span text:style-name="T1">return</text:span> sqrt(dist2(c, ProjectPointSegment(a, b, c)));</text:p>
      <text:p text:style-name="P9">}</text:p>
      <text:p text:style-name="P21"/>
      <text:p text:style-name="P17">// compute distance between point (x,y,z) and plane ax+by+cz=d</text:p>
      <text:p text:style-name="P9"><text:span text:style-name="T6">double</text:span> <text:span text:style-name="T2">DistancePointPlane</text:span>(<text:span text:style-name="T6">double</text:span> x, <text:span text:style-name="T6">double</text:span> y, <text:span text:style-name="T6">double</text:span> z,</text:p>
      <text:p text:style-name="P9"><text:s text:c="26"/><text:span text:style-name="T6">double</text:span> a, <text:span text:style-name="T6">double</text:span> b, <text:span text:style-name="T6">double</text:span> c, <text:span text:style-name="T6">double</text:span> d)</text:p>
      <text:p text:style-name="P9">{</text:p>
      <text:p text:style-name="P9"><text:s text:c="2"/><text:span text:style-name="T1">return</text:span> fabs(a*x+b*y+c*z-d)/sqrt(a*a+b*b+c*c);</text:p>
      <text:p text:style-name="P9">}</text:p>
      <text:p text:style-name="P21"/>
      <text:p text:style-name="P17">// determine if lines from a to b and c to d are parallel or collinear</text:p>
      <text:p text:style-name="P9"><text:span text:style-name="T6">bool</text:span> <text:span text:style-name="T2">LinesParallel</text:span>(PT a, PT b, PT c, PT d) { </text:p>
      <text:p text:style-name="P9"><text:s text:c="2"/><text:span text:style-name="T1">return</text:span> fabs(cross(b-a, c-d)) &lt; EPS; </text:p>
      <text:p text:style-name="P9">}</text:p>
      <text:p text:style-name="P21"/>
      <text:p text:style-name="P9"><text:span text:style-name="T6">bool</text:span> <text:span text:style-name="T2">LinesCollinear</text:span>(PT a, PT b, PT c, PT d) { </text:p>
      <text:p text:style-name="P9"><text:s text:c="2"/><text:span text:style-name="T1">return</text:span> LinesParallel(a, b, c, d)</text:p>
      <text:p text:style-name="P9"><text:s text:c="6"/>&amp;&amp; fabs(cross(a-b, a-c)) &lt; EPS</text:p>
      <text:p text:style-name="P9"><text:s text:c="6"/>&amp;&amp; fabs(cross(c-d, c-a)) &lt; EPS; </text:p>
      <text:p text:style-name="P9"><text:soft-page-break/>}</text:p>
      <text:p text:style-name="P21"/>
      <text:p text:style-name="P17">// determine if line segment from a to b intersects with </text:p>
      <text:p text:style-name="P17">// line segment from c to d</text:p>
      <text:p text:style-name="P9"><text:span text:style-name="T6">bool</text:span> <text:span text:style-name="T2">SegmentsIntersect</text:span>(PT a, PT b, PT c, PT d) {</text:p>
      <text:p text:style-name="P9"><text:s text:c="2"/><text:span text:style-name="T1">if</text:span> (LinesCollinear(a, b, c, d)) {</text:p>
      <text:p text:style-name="P9"><text:s text:c="4"/><text:span text:style-name="T1">if</text:span> (dist2(a, c) &lt; EPS || dist2(a, d) &lt; EPS ||</text:p>
      <text:p text:style-name="P9"><text:s text:c="6"/>dist2(b, c) &lt; EPS || dist2(b, d) &lt; EPS) <text:span text:style-name="T1">return</text:span> <text:span text:style-name="T1">true</text:span>;</text:p>
      <text:p text:style-name="P9"><text:s text:c="4"/><text:span text:style-name="T1">if</text:span> (dot(c-a, c-b) &gt; <text:span text:style-name="T10">0</text:span> &amp;&amp; dot(d-a, d-b) &gt; <text:span text:style-name="T10">0</text:span> &amp;&amp; dot(c-b, d-b) &gt; <text:span text:style-name="T10">0</text:span>)</text:p>
      <text:p text:style-name="P9"><text:s text:c="6"/><text:span text:style-name="T1">return</text:span> <text:span text:style-name="T1">false</text:span>;</text:p>
      <text:p text:style-name="P9"><text:s text:c="4"/><text:span text:style-name="T1">return</text:span> <text:span text:style-name="T1">true</text:span>;</text:p>
      <text:p text:style-name="P9"><text:s text:c="2"/>}</text:p>
      <text:p text:style-name="P9"><text:s text:c="2"/><text:span text:style-name="T1">if</text:span> (cross(d-a, b-a) * cross(c-a, b-a) &gt; <text:span text:style-name="T10">0</text:span>) <text:span text:style-name="T1">return</text:span> <text:span text:style-name="T1">false</text:span>;</text:p>
      <text:p text:style-name="P9"><text:s text:c="2"/><text:span text:style-name="T1">if</text:span> (cross(a-c, d-c) * cross(b-c, d-c) &gt; <text:span text:style-name="T10">0</text:span>) <text:span text:style-name="T1">return</text:span> <text:span text:style-name="T1">false</text:span>;</text:p>
      <text:p text:style-name="P9"><text:s text:c="2"/><text:span text:style-name="T1">return</text:span> <text:span text:style-name="T1">true</text:span>;</text:p>
      <text:p text:style-name="P9">}</text:p>
      <text:p text:style-name="P21"/>
      <text:p text:style-name="P17">// compute intersection of line passing through a and b</text:p>
      <text:p text:style-name="P17">// with line passing through c and d, assuming that unique</text:p>
      <text:p text:style-name="P17">// intersection exists; for segment intersection, check if</text:p>
      <text:p text:style-name="P17">// segments intersect first</text:p>
      <text:p text:style-name="P9">PT <text:span text:style-name="T2">ComputeLineIntersection</text:span>(PT a, PT b, PT c, PT d) {</text:p>
      <text:p text:style-name="P9"><text:s text:c="2"/>b=b-a; d=c-d; c=c-a;</text:p>
      <text:p text:style-name="P9"><text:s text:c="2"/>assert(dot(b, b) &gt; EPS &amp;&amp; dot(d, d) &gt; EPS);</text:p>
      <text:p text:style-name="P9"><text:s text:c="2"/><text:span text:style-name="T1">return</text:span> a + b*cross(c, d)/cross(b, d);</text:p>
      <text:p text:style-name="P9">}</text:p>
      <text:p text:style-name="P21"/>
      <text:p text:style-name="P17">// compute center of circle given three points</text:p>
      <text:p text:style-name="P9">PT <text:span text:style-name="T2">ComputeCircleCenter</text:span>(PT a, PT b, PT c) {</text:p>
      <text:p text:style-name="P9"><text:s text:c="2"/>b=(a+b)/<text:span text:style-name="T10">2</text:span>;</text:p>
      <text:p text:style-name="P9"><text:s text:c="2"/>c=(a+c)/<text:span text:style-name="T10">2</text:span>;</text:p>
      <text:p text:style-name="P9"><text:s text:c="2"/><text:span text:style-name="T1">return</text:span> ComputeLineIntersection(b, b+RotateCW90(a-b), c, c+RotateCW90(a-c));</text:p>
      <text:p text:style-name="P9">}</text:p>
      <text:p text:style-name="P21"/>
      <text:p text:style-name="P17">// determine if point is in a possibly non-convex polygon (by William</text:p>
      <text:p text:style-name="P17">// Randolph Franklin); returns 1 for strictly interior points, 0 for</text:p>
      <text:p text:style-name="P17">// strictly exterior points, and 0 or 1 for the remaining points.</text:p>
      <text:p text:style-name="P17">// Note that it is possible to convert this into an *exact* test using</text:p>
      <text:p text:style-name="P17">// integer arithmetic by taking care of the division appropriately</text:p>
      <text:p text:style-name="P17">// (making sure to deal with signs properly) and then by writing exact</text:p>
      <text:p text:style-name="P17">// tests for checking point on polygon boundary</text:p>
      <text:p text:style-name="P9"><text:span text:style-name="T6">bool</text:span> <text:span text:style-name="T2">PointInPolygon</text:span>(<text:span text:style-name="T6">const</text:span> vector&lt;PT&gt; &amp;p, PT q) {</text:p>
      <text:p text:style-name="P9"><text:s text:c="2"/><text:span text:style-name="T6">bool</text:span> c = <text:span text:style-name="T10">0</text:span>;</text:p>
      <text:p text:style-name="P9"><text:s text:c="2"/><text:span text:style-name="T1">for</text:span> (<text:span text:style-name="T6">int</text:span> i = <text:span text:style-name="T10">0</text:span>; i &lt; p.size(); i++){</text:p>
      <text:p text:style-name="P9"><text:s text:c="4"/><text:span text:style-name="T6">int</text:span> j = (i+<text:span text:style-name="T10">1</text:span>)%p.size();</text:p>
      <text:p text:style-name="P9"><text:s text:c="4"/><text:span text:style-name="T1">if</text:span> ((p[i].y &lt;= q.y &amp;&amp; q.y &lt; p[j].y || </text:p>
      <text:p text:style-name="P9"><text:s text:c="6"/>p[j].y &lt;= q.y &amp;&amp; q.y &lt; p[i].y) &amp;&amp;</text:p>
      <text:p text:style-name="P9"><text:s text:c="6"/>q.x &lt; p[i].x + (p[j].x - p[i].x) * (q.y - p[i].y) / (p[j].y - p[i].y))</text:p>
      <text:p text:style-name="P9"><text:s text:c="6"/>c = !c;</text:p>
      <text:p text:style-name="P9"><text:s text:c="2"/>}</text:p>
      <text:p text:style-name="P9"><text:s text:c="2"/><text:span text:style-name="T1">return</text:span> c;</text:p>
      <text:p text:style-name="P9">}</text:p>
      <text:p text:style-name="P21"/>
      <text:p text:style-name="P17">// determine if point is on the boundary of a polygon</text:p>
      <text:p text:style-name="P9"><text:span text:style-name="T6">bool</text:span> <text:span text:style-name="T2">PointOnPolygon</text:span>(<text:span text:style-name="T6">const</text:span> vector&lt;PT&gt; &amp;p, PT q) {</text:p>
      <text:p text:style-name="P9"><text:s text:c="2"/><text:span text:style-name="T1">for</text:span> (<text:span text:style-name="T6">int</text:span> i = <text:span text:style-name="T10">0</text:span>; i &lt; p.size(); i++)</text:p>
      <text:p text:style-name="P9"><text:s text:c="4"/><text:span text:style-name="T1">if</text:span> (dist2(ProjectPointSegment(p[i], p[(i+<text:span text:style-name="T10">1</text:span>)%p.size()], q), q) &lt; EPS)</text:p>
      <text:p text:style-name="P9"><text:s text:c="6"/><text:span text:style-name="T1">return</text:span> <text:span text:style-name="T1">true</text:span>;</text:p>
      <text:p text:style-name="P9"><text:s text:c="4"/><text:span text:style-name="T1">return</text:span> <text:span text:style-name="T1">false</text:span>;</text:p>
      <text:p text:style-name="P9">}</text:p>
      <text:p text:style-name="P21"/>
      <text:p text:style-name="P17">// compute intersection of line through points a and b with</text:p>
      <text:p text:style-name="P17">// circle centered at c with radius r &gt; 0</text:p>
      <text:p text:style-name="P9">vector&lt;PT&gt; <text:span text:style-name="T2">CircleLineIntersection</text:span>(PT a, PT b, PT c, <text:span text:style-name="T6">double</text:span> r) {</text:p>
      <text:p text:style-name="P9"><text:s text:c="2"/>vector&lt;PT&gt; ret;</text:p>
      <text:p text:style-name="P9"><text:s text:c="2"/>b = b-a;</text:p>
      <text:p text:style-name="P9"><text:s text:c="2"/>a = a-c;</text:p>
      <text:p text:style-name="P9"><text:s text:c="2"/><text:span text:style-name="T6">double</text:span> A = dot(b, b);</text:p>
      <text:p text:style-name="P9"><text:s text:c="2"/><text:span text:style-name="T6">double</text:span> B = dot(a, b);</text:p>
      <text:p text:style-name="P9"><text:s text:c="2"/><text:span text:style-name="T6">double</text:span> C = dot(a, a) - r*r;</text:p>
      <text:p text:style-name="P9"><text:s text:c="2"/><text:span text:style-name="T6">double</text:span> D = B*B - A*C;</text:p>
      <text:p text:style-name="P9"><text:s text:c="2"/><text:span text:style-name="T1">if</text:span> (D &lt; -EPS) <text:span text:style-name="T1">return</text:span> ret;</text:p>
      <text:p text:style-name="P9"><text:s text:c="2"/>ret.push_back(c+a+b*(-B+sqrt(D+EPS))/A);</text:p>
      <text:p text:style-name="P9"><text:s text:c="2"/><text:span text:style-name="T1">if</text:span> (D &gt; EPS)</text:p>
      <text:p text:style-name="P9"><text:s text:c="4"/>ret.push_back(c+a+b*(-B-sqrt(D))/A);</text:p>
      <text:p text:style-name="P9"><text:s text:c="2"/><text:span text:style-name="T1">return</text:span> ret;</text:p>
      <text:p text:style-name="P9">}</text:p>
      <text:p text:style-name="P21"/>
      <text:p text:style-name="P17">// compute intersection of circle centered at a with radius r</text:p>
      <text:p text:style-name="P17">// with circle centered at b with radius R</text:p>
      <text:p text:style-name="P9">vector&lt;PT&gt; <text:span text:style-name="T2">CircleCircleIntersection</text:span>(PT a, PT b, <text:span text:style-name="T6">double</text:span> r, <text:span text:style-name="T6">double</text:span> R) {</text:p>
      <text:p text:style-name="P9"><text:s text:c="2"/>vector&lt;PT&gt; ret;</text:p>
      <text:p text:style-name="P9"><text:s text:c="2"/><text:span text:style-name="T6">double</text:span> d = sqrt(dist2(a, b));</text:p>
      <text:p text:style-name="P9"><text:s text:c="2"/><text:span text:style-name="T1">if</text:span> (d &gt; r+R || d+min(r, R) &lt; max(r, R)) <text:span text:style-name="T1">return</text:span> ret;</text:p>
      <text:p text:style-name="P9"><text:s text:c="2"/><text:span text:style-name="T6">double</text:span> x = (d*d-R*R+r*r)/(<text:span text:style-name="T10">2</text:span>*d);</text:p>
      <text:p text:style-name="P9"><text:s text:c="2"/><text:span text:style-name="T6">double</text:span> y = sqrt(r*r-x*x);</text:p>
      <text:p text:style-name="P9"><text:s text:c="2"/>PT v = (b-a)/d;</text:p>
      <text:p text:style-name="P9"><text:s text:c="2"/>ret.push_back(a+v*x + RotateCCW90(v)*y);</text:p>
      <text:p text:style-name="P9"><text:s text:c="2"/><text:span text:style-name="T1">if</text:span> (y &gt; <text:span text:style-name="T10">0</text:span>)</text:p>
      <text:p text:style-name="P9"><text:s text:c="4"/>ret.push_back(a+v*x - RotateCCW90(v)*y);</text:p>
      <text:p text:style-name="P9"><text:s text:c="2"/><text:span text:style-name="T1">return</text:span> ret;</text:p>
      <text:p text:style-name="P9">}</text:p>
      <text:p text:style-name="P21"/>
      <text:p text:style-name="P17">// This code computes the area or centroid of a (possibly nonconvex)</text:p>
      <text:p text:style-name="P17">// polygon, assuming that the coordinates are listed in a clockwise or</text:p>
      <text:p text:style-name="P17">// counterclockwise fashion. <text:s/>Note that the centroid is often known as</text:p>
      <text:p text:style-name="P17">// the "center of gravity" or "center of mass".</text:p>
      <text:p text:style-name="P9"><text:span text:style-name="T6">double</text:span> <text:span text:style-name="T2">ComputeSignedArea</text:span>(<text:span text:style-name="T6">const</text:span> vector&lt;PT&gt; &amp;p) {</text:p>
      <text:p text:style-name="P9"><text:s text:c="2"/><text:span text:style-name="T6">double</text:span> area = <text:span text:style-name="T10">0</text:span>;</text:p>
      <text:p text:style-name="P9"><text:s text:c="2"/><text:span text:style-name="T1">for</text:span>(<text:span text:style-name="T6">int</text:span> i = <text:span text:style-name="T10">0</text:span>; i &lt; p.size(); i++) {</text:p>
      <text:p text:style-name="P9"><text:s text:c="4"/><text:span text:style-name="T6">int</text:span> j = (i+<text:span text:style-name="T10">1</text:span>) % p.size();</text:p>
      <text:p text:style-name="P9"><text:s text:c="4"/>area += p[i].x*p[j].y - p[j].x*p[i].y;</text:p>
      <text:p text:style-name="P9"><text:s text:c="2"/>}</text:p>
      <text:p text:style-name="P9"><text:s text:c="2"/><text:span text:style-name="T1">return</text:span> area / <text:span text:style-name="T10">2.0</text:span>;</text:p>
      <text:p text:style-name="P9">}</text:p>
      <text:p text:style-name="P21"/>
      <text:p text:style-name="P9"><text:span text:style-name="T6">double</text:span> <text:span text:style-name="T2">ComputeArea</text:span>(<text:span text:style-name="T6">const</text:span> vector&lt;PT&gt; &amp;p) {</text:p>
      <text:p text:style-name="P9"><text:s text:c="2"/><text:span text:style-name="T1">return</text:span> fabs(ComputeSignedArea(p));</text:p>
      <text:p text:style-name="P9">}</text:p>
      <text:p text:style-name="P21"/>
      <text:p text:style-name="P9">PT <text:span text:style-name="T2">ComputeCentroid</text:span>(<text:span text:style-name="T6">const</text:span> vector&lt;PT&gt; &amp;p) {</text:p>
      <text:p text:style-name="P9"><text:s text:c="2"/>PT c(<text:span text:style-name="T10">0</text:span>,<text:span text:style-name="T10">0</text:span>);</text:p>
      <text:p text:style-name="P9"><text:s text:c="2"/><text:span text:style-name="T6">double</text:span> scale = <text:span text:style-name="T10">6.0</text:span> * ComputeSignedArea(p);</text:p>
      <text:p text:style-name="P9"><text:s text:c="2"/><text:span text:style-name="T1">for</text:span> (<text:span text:style-name="T6">int</text:span> i = <text:span text:style-name="T10">0</text:span>; i &lt; p.size(); i++){</text:p>
      <text:p text:style-name="P9"><text:soft-page-break/><text:s text:c="4"/><text:span text:style-name="T6">int</text:span> j = (i+<text:span text:style-name="T10">1</text:span>) % p.size();</text:p>
      <text:p text:style-name="P9"><text:s text:c="4"/>c = c + (p[i]+p[j])*(p[i].x*p[j].y - p[j].x*p[i].y);</text:p>
      <text:p text:style-name="P9"><text:s text:c="2"/>}</text:p>
      <text:p text:style-name="P9"><text:s text:c="2"/><text:span text:style-name="T1">return</text:span> c / scale;</text:p>
      <text:p text:style-name="P9">}</text:p>
      <text:p text:style-name="P21"/>
      <text:p text:style-name="P17">// tests whether or not a given polygon (in CW or CCW order) is simple</text:p>
      <text:p text:style-name="P9"><text:span text:style-name="T6">bool</text:span> <text:span text:style-name="T2">IsSimple</text:span>(<text:span text:style-name="T6">const</text:span> vector&lt;PT&gt; &amp;p) {</text:p>
      <text:p text:style-name="P9"><text:s text:c="2"/><text:span text:style-name="T1">for</text:span> (<text:span text:style-name="T6">int</text:span> i = <text:span text:style-name="T10">0</text:span>; i &lt; p.size(); i++) {</text:p>
      <text:p text:style-name="P9"><text:s text:c="4"/><text:span text:style-name="T1">for</text:span> (<text:span text:style-name="T6">int</text:span> k = i+<text:span text:style-name="T10">1</text:span>; k &lt; p.size(); k++) {</text:p>
      <text:p text:style-name="P9"><text:s text:c="6"/><text:span text:style-name="T6">int</text:span> j = (i+<text:span text:style-name="T10">1</text:span>) % p.size();</text:p>
      <text:p text:style-name="P9"><text:s text:c="6"/><text:span text:style-name="T6">int</text:span> l = (k+<text:span text:style-name="T10">1</text:span>) % p.size();</text:p>
      <text:p text:style-name="P9"><text:s text:c="6"/><text:span text:style-name="T1">if</text:span> (i == l || j == k) <text:span text:style-name="T1">continue</text:span>;</text:p>
      <text:p text:style-name="P9"><text:s text:c="6"/><text:span text:style-name="T1">if</text:span> (SegmentsIntersect(p[i], p[j], p[k], p[l])) </text:p>
      <text:p text:style-name="P9"><text:s text:c="8"/><text:span text:style-name="T1">return</text:span> <text:span text:style-name="T1">false</text:span>;</text:p>
      <text:p text:style-name="P9"><text:s text:c="4"/>}</text:p>
      <text:p text:style-name="P9"><text:s text:c="2"/>}</text:p>
      <text:p text:style-name="P9"><text:s text:c="2"/><text:span text:style-name="T1">return</text:span> <text:span text:style-name="T1">true</text:span>;</text:p>
      <text:p text:style-name="P9">}</text:p>
      <text:p text:style-name="P21"/>
      <text:p text:style-name="P9"><text:span text:style-name="T6">int</text:span> main() {</text:p>
      <text:p text:style-name="P9"><text:s text:c="2"/></text:p>
      <text:p text:style-name="P9"><text:s text:c="2"/><text:span text:style-name="T5">// expected: (-5,2)</text:span></text:p>
      <text:p text:style-name="P9"><text:s text:c="2"/>cerr &lt;&lt; RotateCCW90(PT(<text:span text:style-name="T10">2</text:span>,<text:span text:style-name="T10">5</text:span>)) &lt;&lt; endl;</text:p>
      <text:p text:style-name="P9"><text:s text:c="2"/></text:p>
      <text:p text:style-name="P9"><text:s text:c="2"/><text:span text:style-name="T5">// expected: (5,-2)</text:span></text:p>
      <text:p text:style-name="P9"><text:s text:c="2"/>cerr &lt;&lt; RotateCW90(PT(<text:span text:style-name="T10">2</text:span>,<text:span text:style-name="T10">5</text:span>)) &lt;&lt; endl;</text:p>
      <text:p text:style-name="P9"><text:s text:c="2"/></text:p>
      <text:p text:style-name="P9"><text:s text:c="2"/><text:span text:style-name="T5">// expected: (-5,2)</text:span></text:p>
      <text:p text:style-name="P9"><text:s text:c="2"/>cerr &lt;&lt; RotateCCW(PT(<text:span text:style-name="T10">2</text:span>,<text:span text:style-name="T10">5</text:span>),M_PI/<text:span text:style-name="T10">2</text:span>) &lt;&lt; endl;</text:p>
      <text:p text:style-name="P9"><text:s text:c="2"/></text:p>
      <text:p text:style-name="P9"><text:s text:c="2"/><text:span text:style-name="T5">// expected: (5,2)</text:span></text:p>
      <text:p text:style-name="P9"><text:s text:c="2"/>cerr &lt;&lt; ProjectPointLine(PT(-<text:span text:style-name="T10">5</text:span>,-<text:span text:style-name="T10">2</text:span>), PT(<text:span text:style-name="T10">10</text:span>,<text:span text:style-name="T10">4</text:span>), PT(<text:span text:style-name="T10">3</text:span>,<text:span text:style-name="T10">7</text:span>)) &lt;&lt; endl;</text:p>
      <text:p text:style-name="P9"><text:s text:c="2"/></text:p>
      <text:p text:style-name="P9"><text:s text:c="2"/><text:span text:style-name="T5">// expected: (5,2) (7.5,3) (2.5,1)</text:span></text:p>
      <text:p text:style-name="P9"><text:s text:c="2"/>cerr &lt;&lt; ProjectPointSegment(PT(-<text:span text:style-name="T10">5</text:span>,-<text:span text:style-name="T10">2</text:span>), PT(<text:span text:style-name="T10">10</text:span>,<text:span text:style-name="T10">4</text:span>), PT(<text:span text:style-name="T10">3</text:span>,<text:span text:style-name="T10">7</text:span>)) &lt;&lt; <text:span text:style-name="T12">" "</text:span></text:p>
      <text:p text:style-name="P9"><text:s text:c="7"/>&lt;&lt; ProjectPointSegment(PT(<text:span text:style-name="T10">7.5</text:span>,<text:span text:style-name="T10">3</text:span>), PT(<text:span text:style-name="T10">10</text:span>,<text:span text:style-name="T10">4</text:span>), PT(<text:span text:style-name="T10">3</text:span>,<text:span text:style-name="T10">7</text:span>)) &lt;&lt; <text:span text:style-name="T12">" "</text:span></text:p>
      <text:p text:style-name="P9"><text:s text:c="7"/>&lt;&lt; ProjectPointSegment(PT(-<text:span text:style-name="T10">5</text:span>,-<text:span text:style-name="T10">2</text:span>), PT(<text:span text:style-name="T10">2.5</text:span>,<text:span text:style-name="T10">1</text:span>), PT(<text:span text:style-name="T10">3</text:span>,<text:span text:style-name="T10">7</text:span>)) &lt;&lt; endl;</text:p>
      <text:p text:style-name="P9"><text:s text:c="2"/></text:p>
      <text:p text:style-name="P9"><text:s text:c="2"/><text:span text:style-name="T5">// expected: 6.78903</text:span></text:p>
      <text:p text:style-name="P9"><text:s text:c="2"/>cerr &lt;&lt; DistancePointPlane(<text:span text:style-name="T10">4</text:span>,-<text:span text:style-name="T10">4</text:span>,<text:span text:style-name="T10">3</text:span>,<text:span text:style-name="T10">2</text:span>,-<text:span text:style-name="T10">2</text:span>,<text:span text:style-name="T10">5</text:span>,-<text:span text:style-name="T10">8</text:span>) &lt;&lt; endl;</text:p>
      <text:p text:style-name="P9"><text:s text:c="2"/></text:p>
      <text:p text:style-name="P9"><text:s text:c="2"/><text:span text:style-name="T5">// expected: 1 0 1</text:span></text:p>
      <text:p text:style-name="P9"><text:s text:c="2"/>cerr &lt;&lt; LinesParallel(PT(<text:span text:style-name="T10">1</text:span>,<text:span text:style-name="T10">1</text:span>), PT(<text:span text:style-name="T10">3</text:span>,<text:span text:style-name="T10">5</text:span>), PT(<text:span text:style-name="T10">2</text:span>,<text:span text:style-name="T10">1</text:span>), PT(<text:span text:style-name="T10">4</text:span>,<text:span text:style-name="T10">5</text:span>)) &lt;&lt; <text:span text:style-name="T12">" "</text:span></text:p>
      <text:p text:style-name="P9"><text:s text:c="7"/>&lt;&lt; LinesParallel(PT(<text:span text:style-name="T10">1</text:span>,<text:span text:style-name="T10">1</text:span>), PT(<text:span text:style-name="T10">3</text:span>,<text:span text:style-name="T10">5</text:span>), PT(<text:span text:style-name="T10">2</text:span>,<text:span text:style-name="T10">0</text:span>), PT(<text:span text:style-name="T10">4</text:span>,<text:span text:style-name="T10">5</text:span>)) &lt;&lt; <text:span text:style-name="T12">" "</text:span></text:p>
      <text:p text:style-name="P9"><text:s text:c="7"/>&lt;&lt; LinesParallel(PT(<text:span text:style-name="T10">1</text:span>,<text:span text:style-name="T10">1</text:span>), PT(<text:span text:style-name="T10">3</text:span>,<text:span text:style-name="T10">5</text:span>), PT(<text:span text:style-name="T10">5</text:span>,<text:span text:style-name="T10">9</text:span>), PT(<text:span text:style-name="T10">7</text:span>,<text:span text:style-name="T10">13</text:span>)) &lt;&lt; endl;</text:p>
      <text:p text:style-name="P9"><text:s text:c="2"/></text:p>
      <text:p text:style-name="P9"><text:s text:c="2"/><text:span text:style-name="T5">// expected: 0 0 1</text:span></text:p>
      <text:p text:style-name="P9"><text:s text:c="2"/>cerr &lt;&lt; LinesCollinear(PT(<text:span text:style-name="T10">1</text:span>,<text:span text:style-name="T10">1</text:span>), PT(<text:span text:style-name="T10">3</text:span>,<text:span text:style-name="T10">5</text:span>), PT(<text:span text:style-name="T10">2</text:span>,<text:span text:style-name="T10">1</text:span>), PT(<text:span text:style-name="T10">4</text:span>,<text:span text:style-name="T10">5</text:span>)) &lt;&lt; <text:span text:style-name="T12">" "</text:span></text:p>
      <text:p text:style-name="P9"><text:s text:c="7"/>&lt;&lt; LinesCollinear(PT(<text:span text:style-name="T10">1</text:span>,<text:span text:style-name="T10">1</text:span>), PT(<text:span text:style-name="T10">3</text:span>,<text:span text:style-name="T10">5</text:span>), PT(<text:span text:style-name="T10">2</text:span>,<text:span text:style-name="T10">0</text:span>), PT(<text:span text:style-name="T10">4</text:span>,<text:span text:style-name="T10">5</text:span>)) &lt;&lt; <text:span text:style-name="T12">" "</text:span></text:p>
      <text:p text:style-name="P9"><text:s text:c="7"/>&lt;&lt; LinesCollinear(PT(<text:span text:style-name="T10">1</text:span>,<text:span text:style-name="T10">1</text:span>), PT(<text:span text:style-name="T10">3</text:span>,<text:span text:style-name="T10">5</text:span>), PT(<text:span text:style-name="T10">5</text:span>,<text:span text:style-name="T10">9</text:span>), PT(<text:span text:style-name="T10">7</text:span>,<text:span text:style-name="T10">13</text:span>)) &lt;&lt; endl;</text:p>
      <text:p text:style-name="P9"><text:s text:c="2"/></text:p>
      <text:p text:style-name="P9"><text:s text:c="2"/><text:span text:style-name="T5">// expected: 1 1 1 0</text:span></text:p>
      <text:p text:style-name="P9"><text:s text:c="2"/>cerr &lt;&lt; SegmentsIntersect(PT(<text:span text:style-name="T10">0</text:span>,<text:span text:style-name="T10">0</text:span>), PT(<text:span text:style-name="T10">2</text:span>,<text:span text:style-name="T10">4</text:span>), PT(<text:span text:style-name="T10">3</text:span>,<text:span text:style-name="T10">1</text:span>), PT(-<text:span text:style-name="T10">1</text:span>,<text:span text:style-name="T10">3</text:span>)) &lt;&lt; <text:span text:style-name="T12">" "</text:span></text:p>
      <text:p text:style-name="P9"><text:s text:c="7"/>&lt;&lt; SegmentsIntersect(PT(<text:span text:style-name="T10">0</text:span>,<text:span text:style-name="T10">0</text:span>), PT(<text:span text:style-name="T10">2</text:span>,<text:span text:style-name="T10">4</text:span>), PT(<text:span text:style-name="T10">4</text:span>,<text:span text:style-name="T10">3</text:span>), PT(<text:span text:style-name="T10">0</text:span>,<text:span text:style-name="T10">5</text:span>)) &lt;&lt; <text:span text:style-name="T12">" "</text:span></text:p>
      <text:p text:style-name="P9"><text:s text:c="7"/>&lt;&lt; SegmentsIntersect(PT(<text:span text:style-name="T10">0</text:span>,<text:span text:style-name="T10">0</text:span>), PT(<text:span text:style-name="T10">2</text:span>,<text:span text:style-name="T10">4</text:span>), PT(<text:span text:style-name="T10">2</text:span>,-<text:span text:style-name="T10">1</text:span>), PT(-<text:span text:style-name="T10">2</text:span>,<text:span text:style-name="T10">1</text:span>)) &lt;&lt; <text:span text:style-name="T12">" "</text:span></text:p>
      <text:p text:style-name="P9"><text:s text:c="7"/>&lt;&lt; SegmentsIntersect(PT(<text:span text:style-name="T10">0</text:span>,<text:span text:style-name="T10">0</text:span>), PT(<text:span text:style-name="T10">2</text:span>,<text:span text:style-name="T10">4</text:span>), PT(<text:span text:style-name="T10">5</text:span>,<text:span text:style-name="T10">5</text:span>), PT(<text:span text:style-name="T10">1</text:span>,<text:span text:style-name="T10">7</text:span>)) &lt;&lt; endl;</text:p>
      <text:p text:style-name="P9"><text:s text:c="2"/></text:p>
      <text:p text:style-name="P9"><text:s text:c="2"/><text:span text:style-name="T5">// expected: (1,2)</text:span></text:p>
      <text:p text:style-name="P9"><text:s text:c="2"/>cerr &lt;&lt; ComputeLineIntersection(PT(<text:span text:style-name="T10">0</text:span>,<text:span text:style-name="T10">0</text:span>), PT(<text:span text:style-name="T10">2</text:span>,<text:span text:style-name="T10">4</text:span>), PT(<text:span text:style-name="T10">3</text:span>,<text:span text:style-name="T10">1</text:span>), PT(-<text:span text:style-name="T10">1</text:span>,<text:span text:style-name="T10">3</text:span>)) &lt;&lt; endl;</text:p>
      <text:p text:style-name="P9"><text:s text:c="2"/></text:p>
      <text:p text:style-name="P9"><text:s text:c="2"/><text:span text:style-name="T5">// expected: (1,1)</text:span></text:p>
      <text:p text:style-name="P9"><text:s text:c="2"/>cerr &lt;&lt; ComputeCircleCenter(PT(-<text:span text:style-name="T10">3</text:span>,<text:span text:style-name="T10">4</text:span>), PT(<text:span text:style-name="T10">6</text:span>,<text:span text:style-name="T10">1</text:span>), PT(<text:span text:style-name="T10">4</text:span>,<text:span text:style-name="T10">5</text:span>)) &lt;&lt; endl;</text:p>
      <text:p text:style-name="P9"><text:s text:c="2"/></text:p>
      <text:p text:style-name="P9"><text:s text:c="2"/>vector&lt;PT&gt; v; </text:p>
      <text:p text:style-name="P9"><text:s text:c="2"/>v.push_back(PT(<text:span text:style-name="T10">0</text:span>,<text:span text:style-name="T10">0</text:span>));</text:p>
      <text:p text:style-name="P9"><text:s text:c="2"/>v.push_back(PT(<text:span text:style-name="T10">5</text:span>,<text:span text:style-name="T10">0</text:span>));</text:p>
      <text:p text:style-name="P9"><text:s text:c="2"/>v.push_back(PT(<text:span text:style-name="T10">5</text:span>,<text:span text:style-name="T10">5</text:span>));</text:p>
      <text:p text:style-name="P9"><text:s text:c="2"/>v.push_back(PT(<text:span text:style-name="T10">0</text:span>,<text:span text:style-name="T10">5</text:span>));</text:p>
      <text:p text:style-name="P9"><text:s text:c="2"/></text:p>
      <text:p text:style-name="P9"><text:s text:c="2"/><text:span text:style-name="T5">// expected: 1 1 1 0 0</text:span></text:p>
      <text:p text:style-name="P9"><text:s text:c="2"/>cerr &lt;&lt; PointInPolygon(v, PT(<text:span text:style-name="T10">2</text:span>,<text:span text:style-name="T10">2</text:span>)) &lt;&lt; <text:span text:style-name="T12">" "</text:span></text:p>
      <text:p text:style-name="P9"><text:s text:c="7"/>&lt;&lt; PointInPolygon(v, PT(<text:span text:style-name="T10">2</text:span>,<text:span text:style-name="T10">0</text:span>)) &lt;&lt; <text:span text:style-name="T12">" "</text:span></text:p>
      <text:p text:style-name="P9"><text:s text:c="7"/>&lt;&lt; PointInPolygon(v, PT(<text:span text:style-name="T10">0</text:span>,<text:span text:style-name="T10">2</text:span>)) &lt;&lt; <text:span text:style-name="T12">" "</text:span></text:p>
      <text:p text:style-name="P9"><text:s text:c="7"/>&lt;&lt; PointInPolygon(v, PT(<text:span text:style-name="T10">5</text:span>,<text:span text:style-name="T10">2</text:span>)) &lt;&lt; <text:span text:style-name="T12">" "</text:span></text:p>
      <text:p text:style-name="P9"><text:s text:c="7"/>&lt;&lt; PointInPolygon(v, PT(<text:span text:style-name="T10">2</text:span>,<text:span text:style-name="T10">5</text:span>)) &lt;&lt; endl;</text:p>
      <text:p text:style-name="P9"><text:s text:c="2"/></text:p>
      <text:p text:style-name="P9"><text:s text:c="2"/><text:span text:style-name="T5">// expected: 0 1 1 1 1</text:span></text:p>
      <text:p text:style-name="P9"><text:s text:c="2"/>cerr &lt;&lt; PointOnPolygon(v, PT(<text:span text:style-name="T10">2</text:span>,<text:span text:style-name="T10">2</text:span>)) &lt;&lt; <text:span text:style-name="T12">" "</text:span></text:p>
      <text:p text:style-name="P9"><text:s text:c="7"/>&lt;&lt; PointOnPolygon(v, PT(<text:span text:style-name="T10">2</text:span>,<text:span text:style-name="T10">0</text:span>)) &lt;&lt; <text:span text:style-name="T12">" "</text:span></text:p>
      <text:p text:style-name="P9"><text:s text:c="7"/>&lt;&lt; PointOnPolygon(v, PT(<text:span text:style-name="T10">0</text:span>,<text:span text:style-name="T10">2</text:span>)) &lt;&lt; <text:span text:style-name="T12">" "</text:span></text:p>
      <text:p text:style-name="P9"><text:s text:c="7"/>&lt;&lt; PointOnPolygon(v, PT(<text:span text:style-name="T10">5</text:span>,<text:span text:style-name="T10">2</text:span>)) &lt;&lt; <text:span text:style-name="T12">" "</text:span></text:p>
      <text:p text:style-name="P9"><text:s text:c="7"/>&lt;&lt; PointOnPolygon(v, PT(<text:span text:style-name="T10">2</text:span>,<text:span text:style-name="T10">5</text:span>)) &lt;&lt; endl;</text:p>
      <text:p text:style-name="P9"><text:s text:c="2"/></text:p>
      <text:p text:style-name="P9"><text:s text:c="2"/><text:span text:style-name="T5">// expected: (1,6)</text:span></text:p>
      <text:p text:style-name="P9"><text:s text:c="2"/><text:span text:style-name="T5">// <text:s text:c="10"/>(5,4) (4,5)</text:span></text:p>
      <text:p text:style-name="P9"><text:s text:c="2"/><text:span text:style-name="T5">// <text:s text:c="10"/>blank line</text:span></text:p>
      <text:p text:style-name="P9"><text:s text:c="2"/><text:span text:style-name="T5">// <text:s text:c="10"/>(4,5) (5,4)</text:span></text:p>
      <text:p text:style-name="P9"><text:s text:c="2"/><text:span text:style-name="T5">// <text:s text:c="10"/>blank line</text:span></text:p>
      <text:p text:style-name="P9"><text:s text:c="2"/><text:span text:style-name="T5">// <text:s text:c="10"/>(4,5) (5,4)</text:span></text:p>
      <text:p text:style-name="P9"><text:s text:c="2"/>vector&lt;PT&gt; u = CircleLineIntersection(PT(<text:span text:style-name="T10">0</text:span>,<text:span text:style-name="T10">6</text:span>), PT(<text:span text:style-name="T10">2</text:span>,<text:span text:style-name="T10">6</text:span>), PT(<text:span text:style-name="T10">1</text:span>,<text:span text:style-name="T10">1</text:span>), <text:span text:style-name="T10">5</text:span>);</text:p>
      <text:p text:style-name="P9"><text:s text:c="2"/><text:span text:style-name="T1">for</text:span> (<text:span text:style-name="T6">int</text:span> i = <text:span text:style-name="T10">0</text:span>; i &lt; u.size(); i++) cerr &lt;&lt; u[i] &lt;&lt; <text:span text:style-name="T12">" "</text:span>; cerr &lt;&lt; endl;</text:p>
      <text:p text:style-name="P9"><text:s text:c="2"/>u = CircleLineIntersection(PT(<text:span text:style-name="T10">0</text:span>,<text:span text:style-name="T10">9</text:span>), PT(<text:span text:style-name="T10">9</text:span>,<text:span text:style-name="T10">0</text:span>), PT(<text:span text:style-name="T10">1</text:span>,<text:span text:style-name="T10">1</text:span>), <text:span text:style-name="T10">5</text:span>);</text:p>
      <text:p text:style-name="P9"><text:s text:c="2"/><text:span text:style-name="T1">for</text:span> (<text:span text:style-name="T6">int</text:span> i = <text:span text:style-name="T10">0</text:span>; i &lt; u.size(); i++) cerr &lt;&lt; u[i] &lt;&lt; <text:span text:style-name="T12">" "</text:span>; cerr &lt;&lt; endl;</text:p>
      <text:p text:style-name="P9"><text:s text:c="2"/>u = CircleCircleIntersection(PT(<text:span text:style-name="T10">1</text:span>,<text:span text:style-name="T10">1</text:span>), PT(<text:span text:style-name="T10">10</text:span>,<text:span text:style-name="T10">10</text:span>), <text:span text:style-name="T10">5</text:span>, <text:span text:style-name="T10">5</text:span>);</text:p>
      <text:p text:style-name="P9"><text:s text:c="2"/><text:span text:style-name="T1">for</text:span> (<text:span text:style-name="T6">int</text:span> i = <text:span text:style-name="T10">0</text:span>; i &lt; u.size(); i++) cerr &lt;&lt; u[i] &lt;&lt; <text:span text:style-name="T12">" "</text:span>; cerr &lt;&lt; endl;</text:p>
      <text:p text:style-name="P9"><text:s text:c="2"/>u = CircleCircleIntersection(PT(<text:span text:style-name="T10">1</text:span>,<text:span text:style-name="T10">1</text:span>), PT(<text:span text:style-name="T10">8</text:span>,<text:span text:style-name="T10">8</text:span>), <text:span text:style-name="T10">5</text:span>, <text:span text:style-name="T10">5</text:span>);</text:p>
      <text:p text:style-name="P9"><text:s text:c="2"/><text:span text:style-name="T1">for</text:span> (<text:span text:style-name="T6">int</text:span> i = <text:span text:style-name="T10">0</text:span>; i &lt; u.size(); i++) cerr &lt;&lt; u[i] &lt;&lt; <text:span text:style-name="T12">" "</text:span>; cerr &lt;&lt; endl;</text:p>
      <text:p text:style-name="P9"><text:s text:c="2"/>u = CircleCircleIntersection(PT(<text:span text:style-name="T10">1</text:span>,<text:span text:style-name="T10">1</text:span>), PT(<text:span text:style-name="T10">4.5</text:span>,<text:span text:style-name="T10">4.5</text:span>), <text:span text:style-name="T10">10</text:span>, sqrt(<text:span text:style-name="T10">2.0</text:span>)/<text:span text:style-name="T10">2.0</text:span>);</text:p>
      <text:p text:style-name="P9"><text:s text:c="2"/><text:span text:style-name="T1">for</text:span> (<text:span text:style-name="T6">int</text:span> i = <text:span text:style-name="T10">0</text:span>; i &lt; u.size(); i++) cerr &lt;&lt; u[i] &lt;&lt; <text:span text:style-name="T12">" "</text:span>; cerr &lt;&lt; endl;</text:p>
      <text:p text:style-name="P9"><text:s text:c="2"/>u = CircleCircleIntersection(PT(<text:span text:style-name="T10">1</text:span>,<text:span text:style-name="T10">1</text:span>), PT(<text:span text:style-name="T10">4.5</text:span>,<text:span text:style-name="T10">4.5</text:span>), <text:span text:style-name="T10">5</text:span>, sqrt(<text:span text:style-name="T10">2.0</text:span>)/<text:span text:style-name="T10">2.0</text:span>);</text:p>
      <text:p text:style-name="P9"><text:s text:c="2"/><text:span text:style-name="T1">for</text:span> (<text:span text:style-name="T6">int</text:span> i = <text:span text:style-name="T10">0</text:span>; i &lt; u.size(); i++) cerr &lt;&lt; u[i] &lt;&lt; <text:span text:style-name="T12">" "</text:span>; cerr &lt;&lt; endl;</text:p>
      <text:p text:style-name="P9"><text:s text:c="2"/></text:p>
      <text:p text:style-name="P9"><text:s text:c="2"/><text:span text:style-name="T5">// area should be 5.0</text:span></text:p>
      <text:p text:style-name="P9"><text:s text:c="2"/><text:span text:style-name="T5">// centroid should be (1.1666666, 1.166666)</text:span></text:p>
      <text:p text:style-name="P9"><text:s text:c="2"/>PT pa[] = { PT(<text:span text:style-name="T10">0</text:span>,<text:span text:style-name="T10">0</text:span>), PT(<text:span text:style-name="T10">5</text:span>,<text:span text:style-name="T10">0</text:span>), PT(<text:span text:style-name="T10">1</text:span>,<text:span text:style-name="T10">1</text:span>), PT(<text:span text:style-name="T10">0</text:span>,<text:span text:style-name="T10">5</text:span>) };</text:p>
      <text:p text:style-name="P9"><text:s text:c="2"/>vector&lt;PT&gt; p(pa, pa+<text:span text:style-name="T10">4</text:span>);</text:p>
      <text:p text:style-name="P9"><text:s text:c="2"/>PT c = ComputeCentroid(p);</text:p>
      <text:p text:style-name="P9"><text:s text:c="2"/>cerr &lt;&lt; <text:span text:style-name="T12">"Area: "</text:span> &lt;&lt; ComputeArea(p) &lt;&lt; endl;</text:p>
      <text:p text:style-name="P9"><text:s text:c="2"/>cerr &lt;&lt; <text:span text:style-name="T12">"Centroid: "</text:span> &lt;&lt; c &lt;&lt; endl;</text:p>
      <text:p text:style-name="P9"><text:s text:c="2"/></text:p>
      <text:p text:style-name="P9"><text:s text:c="2"/><text:span text:style-name="T1">return</text:span> <text:span text:style-name="T10">0</text:span>;</text:p>
      <text:p text:style-name="P1">}</text:p>
      <text:p text:style-name="P2"><text:soft-page-break/>- Convex Hull</text:p>
      <text:p text:style-name="P6"><text:span text:style-name="T7">const</text:span><text:span text:style-name="T16"> </text:span><text:span text:style-name="T7">int</text:span><text:span text:style-name="T16"> MAXPOLY = </text:span><text:span text:style-name="T11">600</text:span><text:span text:style-name="T16">;</text:span></text:p>
      <text:p text:style-name="P9"><text:span text:style-name="T1">struct</text:span> polygon {</text:p>
      <text:p text:style-name="P9"><text:s text:c="4"/><text:span text:style-name="T6">int</text:span> n;</text:p>
      <text:p text:style-name="P9"><text:s text:c="4"/>point p[MAXPOLY];</text:p>
      <text:p text:style-name="P9">};</text:p>
      <text:p text:style-name="P21"/>
      <text:p text:style-name="P21"/>
      <text:p text:style-name="P9"><text:span text:style-name="T6">double</text:span> signed_triangle_area(<text:span text:style-name="T6">const</text:span> point&amp; a, <text:span text:style-name="T6">const</text:span> point&amp; b, <text:span text:style-name="T6">const</text:span> point&amp; c) {</text:p>
      <text:p text:style-name="P9"><text:s text:c="4"/><text:span text:style-name="T1">return</text:span> ( (a.x * b.y - a.y * b.x + a.y * c.x</text:p>
      <text:p text:style-name="P9"><text:s text:c="14"/>- a.x * c.y + b.x * c.y - c.x * b.y ) / <text:span text:style-name="T10">2.0</text:span> );</text:p>
      <text:p text:style-name="P9">}</text:p>
      <text:p text:style-name="P21"/>
      <text:p text:style-name="P9"><text:span text:style-name="T6">bool</text:span> ccw(<text:span text:style-name="T6">const</text:span> point&amp; a, <text:span text:style-name="T6">const</text:span> point&amp; b, <text:span text:style-name="T6">const</text:span> point&amp; c) {</text:p>
      <text:p text:style-name="P9"><text:s text:c="4"/><text:span text:style-name="T1">return</text:span> (signed_triangle_area(a, b, c) &gt; EPS);</text:p>
      <text:p text:style-name="P9">}</text:p>
      <text:p text:style-name="P21"/>
      <text:p text:style-name="P9"><text:span text:style-name="T6">bool</text:span> cw(<text:span text:style-name="T6">const</text:span> point&amp; a, <text:span text:style-name="T6">const</text:span> point&amp; b, <text:span text:style-name="T6">const</text:span> point&amp; c) {</text:p>
      <text:p text:style-name="P9"><text:s text:c="4"/><text:span text:style-name="T1">return</text:span> (signed_triangle_area(a, b, c) &lt; EPS);</text:p>
      <text:p text:style-name="P9">}</text:p>
      <text:p text:style-name="P21"/>
      <text:p text:style-name="P9"><text:span text:style-name="T6">bool</text:span> collinear(<text:span text:style-name="T6">const</text:span> point&amp; a, <text:span text:style-name="T6">const</text:span> point&amp; b, <text:span text:style-name="T6">const</text:span> point&amp; c) {</text:p>
      <text:p text:style-name="P9"><text:s text:c="4"/><text:span text:style-name="T1">return</text:span> (fabs(signed_triangle_area(a, b, c)) &lt;= EPS);</text:p>
      <text:p text:style-name="P9">}</text:p>
      <text:p text:style-name="P21"/>
      <text:p text:style-name="P9"><text:span text:style-name="T6">double</text:span> dist(<text:span text:style-name="T6">const</text:span> point&amp; a, <text:span text:style-name="T6">const</text:span> point&amp; b) {</text:p>
      <text:p text:style-name="P9"><text:s text:c="4"/><text:span text:style-name="T6">double</text:span> xx, yy, cc;</text:p>
      <text:p text:style-name="P9"><text:s text:c="4"/>xx = (a.x - b.x);</text:p>
      <text:p text:style-name="P9"><text:s text:c="4"/>yy = (a.y - b.y);</text:p>
      <text:p text:style-name="P9"><text:s text:c="4"/>xx *= xx;</text:p>
      <text:p text:style-name="P9"><text:s text:c="4"/>yy *= yy;</text:p>
      <text:p text:style-name="P9"><text:s text:c="4"/>cc = xx + yy;</text:p>
      <text:p text:style-name="P9"><text:s text:c="4"/><text:span text:style-name="T1">return</text:span> sqrt(cc);</text:p>
      <text:p text:style-name="P9">}</text:p>
      <text:p text:style-name="P21"/>
      <text:p text:style-name="P9"><text:span text:style-name="T6">bool</text:span> leftlower(<text:span text:style-name="T6">const</text:span> point&amp; p1, <text:span text:style-name="T6">const</text:span> point&amp; p2) {</text:p>
      <text:p text:style-name="P21"/>
      <text:p text:style-name="P9"><text:s text:c="4"/><text:span text:style-name="T1">if</text:span> ( p1.y &lt; p2.y ) <text:span text:style-name="T1">return</text:span> <text:span text:style-name="T1">true</text:span>;</text:p>
      <text:p text:style-name="P9"><text:s text:c="4"/><text:span text:style-name="T1">if</text:span> ( p1.y &gt; p2.y ) <text:span text:style-name="T1">return</text:span> <text:span text:style-name="T1">false</text:span>;</text:p>
      <text:p text:style-name="P21"/>
      <text:p text:style-name="P9"><text:s text:c="4"/><text:span text:style-name="T1">if</text:span> ( p1.x &lt; p2.x ) <text:span text:style-name="T1">return</text:span> <text:span text:style-name="T1">true</text:span>;</text:p>
      <text:p text:style-name="P9"><text:s text:c="4"/><text:span text:style-name="T1">if</text:span> ( p1.x &gt; p2.x ) <text:span text:style-name="T1">return</text:span> <text:span text:style-name="T1">false</text:span>;</text:p>
      <text:p text:style-name="P21"/>
      <text:p text:style-name="P9"><text:s text:c="4"/><text:span text:style-name="T1">return</text:span> <text:span text:style-name="T1">true</text:span>;</text:p>
      <text:p text:style-name="P9">}</text:p>
      <text:p text:style-name="P21"/>
      <text:p text:style-name="P9"><text:span text:style-name="T6">void</text:span> sort_and_remove_duplicates(point in[], <text:span text:style-name="T6">int</text:span>&amp; n) {</text:p>
      <text:p text:style-name="P9"><text:s text:c="4"/><text:span text:style-name="T6">int</text:span> i, oldn, hole;</text:p>
      <text:p text:style-name="P21"/>
      <text:p text:style-name="P9"><text:s text:c="4"/>sort(in, in + n, leftlower);</text:p>
      <text:p text:style-name="P21"/>
      <text:p text:style-name="P9"><text:s text:c="4"/>oldn = n;</text:p>
      <text:p text:style-name="P9"><text:s text:c="4"/>hole = <text:span text:style-name="T10">1</text:span>;</text:p>
      <text:p text:style-name="P21"/>
      <text:p text:style-name="P9"><text:s text:c="4"/><text:span text:style-name="T1">for</text:span> (i = <text:span text:style-name="T10">1</text:span>; i &lt; (oldn - <text:span text:style-name="T10">1</text:span>); i++) {</text:p>
      <text:p text:style-name="P9"><text:s text:c="8"/><text:span text:style-name="T1">if</text:span> ((in[hole-<text:span text:style-name="T10">1</text:span>].x == in[i].x) &amp;&amp; (in[hole-<text:span text:style-name="T10">1</text:span>].y == in[i].y))</text:p>
      <text:p text:style-name="P9"><text:s text:c="12"/>n--;</text:p>
      <text:p text:style-name="P9"><text:s text:c="8"/><text:span text:style-name="T1">else</text:span> {</text:p>
      <text:p text:style-name="P9"><text:s text:c="12"/>in[hole] = in[i];</text:p>
      <text:p text:style-name="P9"><text:s text:c="12"/>hole++;</text:p>
      <text:p text:style-name="P9"><text:s text:c="8"/>}</text:p>
      <text:p text:style-name="P9"><text:s text:c="4"/>}</text:p>
      <text:p text:style-name="P9"><text:s text:c="4"/>in[hole] = in[oldn-<text:span text:style-name="T10">1</text:span>];</text:p>
      <text:p text:style-name="P9">}</text:p>
      <text:p text:style-name="P21"/>
      <text:p text:style-name="P9"><text:span text:style-name="T6">bool</text:span> smaller_angle(<text:span text:style-name="T6">const</text:span> point&amp; p1, <text:span text:style-name="T6">const</text:span> point&amp; p2) {</text:p>
      <text:p text:style-name="P21"/>
      <text:p text:style-name="P9"><text:s text:c="4"/><text:span text:style-name="T1">if</text:span> (collinear(first_point, p1, p2)) {</text:p>
      <text:p text:style-name="P9"><text:s text:c="8"/><text:span text:style-name="T1">if</text:span> (dist(first_point, p1) &lt;= dist(first_point, p2))</text:p>
      <text:p text:style-name="P9"><text:s text:c="12"/><text:span text:style-name="T1">return</text:span> <text:span text:style-name="T1">true</text:span>;</text:p>
      <text:p text:style-name="P9"><text:s text:c="8"/><text:span text:style-name="T1">else</text:span></text:p>
      <text:p text:style-name="P9"><text:s text:c="12"/><text:span text:style-name="T1">return</text:span> <text:span text:style-name="T1">false</text:span>;</text:p>
      <text:p text:style-name="P9"><text:s text:c="4"/>}</text:p>
      <text:p text:style-name="P21"/>
      <text:p text:style-name="P9"><text:s text:c="4"/><text:span text:style-name="T1">if</text:span>(ccw(first_point, p1, p2))</text:p>
      <text:p text:style-name="P9"><text:s text:c="8"/><text:span text:style-name="T1">return</text:span> <text:span text:style-name="T1">true</text:span>;</text:p>
      <text:p text:style-name="P21"/>
      <text:p text:style-name="P9"><text:s text:c="4"/><text:span text:style-name="T1">return</text:span> <text:span text:style-name="T1">false</text:span>; <text:span text:style-name="T5">// &gt;</text:span></text:p>
      <text:p text:style-name="P9">}</text:p>
      <text:p text:style-name="P21"/>
      <text:p text:style-name="P40"/>
      <text:p text:style-name="P40"/>
      <text:p text:style-name="P40"/>
      <text:p text:style-name="P40"/>
      <text:p text:style-name="P40"/>
      <text:p text:style-name="P40"/>
      <text:p text:style-name="P9"><text:span text:style-name="T6">void</text:span> convex_hull(point in[], <text:span text:style-name="T6">int</text:span> n, polygon&amp; hull) {</text:p>
      <text:p text:style-name="P9"><text:s text:c="4"/><text:span text:style-name="T6">int</text:span> i, top;</text:p>
      <text:p text:style-name="P21"/>
      <text:p text:style-name="P9"><text:s text:c="4"/><text:span text:style-name="T1">if</text:span>(n &lt;= <text:span text:style-name="T10">3</text:span>) {</text:p>
      <text:p text:style-name="P9"><text:s text:c="8"/><text:span text:style-name="T1">for</text:span> (i = <text:span text:style-name="T10">0</text:span>; i &lt; n; i++) {</text:p>
      <text:p text:style-name="P9"><text:s text:c="12"/>hull.p[i] = in[i];</text:p>
      <text:p text:style-name="P9"><text:s text:c="8"/>}</text:p>
      <text:p text:style-name="P9"><text:s text:c="8"/>hull.n = n;</text:p>
      <text:p text:style-name="P9"><text:s text:c="8"/><text:span text:style-name="T1">return</text:span>;</text:p>
      <text:p text:style-name="P9"><text:s text:c="4"/>}</text:p>
      <text:p text:style-name="P21"/>
      <text:p text:style-name="P9"><text:s text:c="4"/>sort_and_remove_duplicates(in, n);</text:p>
      <text:p text:style-name="P9"><text:s text:c="4"/>first_point = in[<text:span text:style-name="T10">0</text:span>];</text:p>
      <text:p text:style-name="P21"/>
      <text:p text:style-name="P9"><text:s text:c="4"/>sort(&amp;in[<text:span text:style-name="T10">1</text:span>], &amp;in[n], smaller_angle);</text:p>
      <text:p text:style-name="P21"/>
      <text:p text:style-name="P9"><text:s text:c="4"/>hull.p[<text:span text:style-name="T10">0</text:span>] = first_point;</text:p>
      <text:p text:style-name="P9"><text:s text:c="4"/>hull.p[<text:span text:style-name="T10">1</text:span>] = in[<text:span text:style-name="T10">1</text:span>];</text:p>
      <text:p text:style-name="P21"/>
      <text:p text:style-name="P9"><text:s text:c="4"/>in[n] = first_point;</text:p>
      <text:p text:style-name="P9"><text:s text:c="4"/>top = <text:span text:style-name="T10">1</text:span>;</text:p>
      <text:p text:style-name="P9"><text:s text:c="4"/>i = <text:span text:style-name="T10">2</text:span>;</text:p>
      <text:p text:style-name="P21"/>
      <text:p text:style-name="P9"><text:s text:c="4"/><text:span text:style-name="T1">while</text:span>(i &lt;= n) {</text:p>
      <text:p text:style-name="P9"><text:s text:c="8"/><text:span text:style-name="T1">while</text:span> (top &gt; <text:span text:style-name="T10">0</text:span> &amp;&amp; !ccw(hull.p[top-<text:span text:style-name="T10">1</text:span>], hull.p[top], in[i]) )</text:p>
      <text:p text:style-name="P9"><text:soft-page-break/><text:s text:c="12"/>top = top-<text:span text:style-name="T10">1</text:span>;</text:p>
      <text:p text:style-name="P9"><text:s text:c="8"/>top++;</text:p>
      <text:p text:style-name="P9"><text:s text:c="8"/>hull.p[top] = in[i];</text:p>
      <text:p text:style-name="P9"><text:s text:c="8"/>i++;</text:p>
      <text:p text:style-name="P9"><text:s text:c="4"/>}</text:p>
      <text:p text:style-name="P21"/>
      <text:p text:style-name="P9"><text:s text:c="4"/>hull.n = top;</text:p>
      <text:p text:style-name="P1">}</text:p>
      <text:p text:style-name="P2">- Convex hull collinear points</text:p>
      <text:p text:style-name="P4"><text:span text:style-name="T18">struct</text:span><text:span text:style-name="T18"> </text:span><text:span text:style-name="T20">Point</text:span><text:span text:style-name="T18"> </text:span><text:span text:style-name="T20">{</text:span></text:p>
      <text:p text:style-name="P9"><text:s text:c="4"/><text:span text:style-name="T6">double</text:span> x, y;</text:p>
      <text:p text:style-name="P21"/>
      <text:p text:style-name="P9"><text:s text:c="4"/>Point(<text:span text:style-name="T6">double</text:span> a = <text:span text:style-name="T10">0</text:span>, <text:span text:style-name="T6">double</text:span> b = <text:span text:style-name="T10">0</text:span>) : x(a), y(b) {}</text:p>
      <text:p text:style-name="P9"><text:s text:c="4"/>~Point() {}</text:p>
      <text:p text:style-name="P21"/>
      <text:p text:style-name="P9"><text:s text:c="4"/><text:span text:style-name="T6">bool</text:span> <text:span text:style-name="T1">operator</text:span>=(<text:span text:style-name="T6">const</text:span> Point&amp; a) {</text:p>
      <text:p text:style-name="P9"><text:s text:c="8"/>x = a.x;</text:p>
      <text:p text:style-name="P9"><text:s text:c="8"/>y = a.y;</text:p>
      <text:p text:style-name="P9"><text:s text:c="4"/>}</text:p>
      <text:p text:style-name="P9"><text:s text:c="4"/><text:span text:style-name="T6">bool</text:span> <text:span text:style-name="T1">operator</text:span>==(<text:span text:style-name="T6">const</text:span> Point&amp; a) <text:span text:style-name="T6">const</text:span> {</text:p>
      <text:p text:style-name="P9"><text:s text:c="8"/><text:span text:style-name="T1">return</text:span> (x == a.x) &amp;&amp; (y == a.y);</text:p>
      <text:p text:style-name="P9"><text:s text:c="4"/>}</text:p>
      <text:p text:style-name="P9"><text:s text:c="4"/>Point <text:span text:style-name="T1">operator</text:span>-(<text:span text:style-name="T6">const</text:span> Point&amp; a) <text:span text:style-name="T6">const</text:span> {</text:p>
      <text:p text:style-name="P9"><text:s text:c="8"/><text:span text:style-name="T1">return</text:span> Point(x - a.x, y - a.y);</text:p>
      <text:p text:style-name="P9"><text:s text:c="4"/>}</text:p>
      <text:p text:style-name="P21"/>
      <text:p text:style-name="P9"><text:s text:c="4"/><text:span text:style-name="T6">double</text:span> <text:span text:style-name="T1">operator</text:span>*(Point B) <text:span text:style-name="T6">const</text:span> {</text:p>
      <text:p text:style-name="P9"><text:s text:c="8"/><text:span text:style-name="T6">double</text:span> dot = x * B.x + y * B.y;</text:p>
      <text:p text:style-name="P9"><text:s text:c="8"/><text:span text:style-name="T1">return</text:span> dot;</text:p>
      <text:p text:style-name="P9"><text:s text:c="4"/>}</text:p>
      <text:p text:style-name="P21"/>
      <text:p text:style-name="P9"><text:s text:c="4"/><text:span text:style-name="T6">double</text:span> <text:span text:style-name="T1">operator</text:span>^(Point B) <text:span text:style-name="T6">const</text:span> { <text:span text:style-name="T5">// cross</text:span></text:p>
      <text:p text:style-name="P9"><text:s text:c="8"/><text:span text:style-name="T6">double</text:span> cross = x * B.y - y * B.x;</text:p>
      <text:p text:style-name="P9"><text:s text:c="8"/><text:span text:style-name="T1">return</text:span> cross;</text:p>
      <text:p text:style-name="P9"><text:s text:c="4"/>}</text:p>
      <text:p text:style-name="P21"/>
      <text:p text:style-name="P9"><text:s text:c="4"/><text:span text:style-name="T6">bool</text:span> <text:span text:style-name="T1">operator</text:span>&lt;(<text:span text:style-name="T6">const</text:span> Point&amp; a) <text:span text:style-name="T6">const</text:span> {</text:p>
      <text:p text:style-name="P9"><text:s text:c="8"/><text:span text:style-name="T6">int</text:span> t = compareTo(x, a.x, <text:span text:style-name="T10">0</text:span>);</text:p>
      <text:p text:style-name="P9"><text:s text:c="8"/><text:span text:style-name="T1">if</text:span>(t == <text:span text:style-name="T10">0</text:span>) {</text:p>
      <text:p text:style-name="P9"><text:s text:c="12"/>t = compareTo(y, a.y, <text:span text:style-name="T10">0</text:span>);</text:p>
      <text:p text:style-name="P9"><text:s text:c="12"/><text:span text:style-name="T1">return</text:span> t &lt; <text:span text:style-name="T10">0</text:span>;</text:p>
      <text:p text:style-name="P9"><text:s text:c="8"/>}</text:p>
      <text:p text:style-name="P9"><text:s text:c="8"/><text:span text:style-name="T1">return</text:span> t &lt; <text:span text:style-name="T10">0</text:span>;</text:p>
      <text:p text:style-name="P9"><text:s text:c="4"/>}</text:p>
      <text:p text:style-name="P21"/>
      <text:p text:style-name="P9"><text:s text:c="4"/><text:span text:style-name="T6">double</text:span> dist(<text:span text:style-name="T6">const</text:span> Point&amp; p) <text:span text:style-name="T6">const</text:span> {</text:p>
      <text:p text:style-name="P9"><text:s text:c="8"/><text:span text:style-name="T6">double</text:span> cc = sqr(p.x - x) + sqr(p.y - y);</text:p>
      <text:p text:style-name="P9"><text:s text:c="8"/><text:span text:style-name="T1">return</text:span> sqrt(cc);</text:p>
      <text:p text:style-name="P9"><text:s text:c="4"/>}</text:p>
      <text:p text:style-name="P9">} start;</text:p>
      <text:p text:style-name="P21"/>
      <text:p text:style-name="P9"><text:span text:style-name="T1">enum</text:span> {CCW, CW, CNEITHER};</text:p>
      <text:p text:style-name="P21"/>
      <text:p text:style-name="P9"><text:span text:style-name="T6">int</text:span> ccw(<text:span text:style-name="T6">const</text:span> Point&amp; a, <text:span text:style-name="T6">const</text:span> Point&amp; b, <text:span text:style-name="T6">const</text:span> Point&amp; c) {</text:p>
      <text:p text:style-name="P9"><text:s text:c="4"/><text:span text:style-name="T5">// if counter-clockwise left turn</text:span></text:p>
      <text:p text:style-name="P9"><text:s text:c="4"/><text:span text:style-name="T5">// if clockwise returns right turn (ignore)</text:span></text:p>
      <text:p text:style-name="P9"><text:s text:c="4"/><text:span text:style-name="T5">// if collinear returns CNEITHER</text:span></text:p>
      <text:p text:style-name="P9"><text:s text:c="4"/><text:span text:style-name="T6">int</text:span> x = compareTo((a - c) ^ (b - c), <text:span text:style-name="T10">0.0</text:span>, EPS);</text:p>
      <text:p text:style-name="P9"><text:s text:c="4"/><text:span text:style-name="T1">if</text:span>(x == <text:span text:style-name="T10">0</text:span>) <text:span text:style-name="T1">return</text:span> CNEITHER;</text:p>
      <text:p text:style-name="P9"><text:s text:c="4"/><text:span text:style-name="T1">if</text:span>(x &lt; <text:span text:style-name="T10">0</text:span>) <text:span text:style-name="T1">return</text:span> CCW;</text:p>
      <text:p text:style-name="P9"><text:s text:c="4"/><text:span text:style-name="T1">return</text:span> CW;</text:p>
      <text:p text:style-name="P9">}</text:p>
      <text:p text:style-name="P21"/>
      <text:p text:style-name="P9"><text:span text:style-name="T6">bool</text:span> cmp(<text:span text:style-name="T6">const</text:span> Point&amp; p1, <text:span text:style-name="T6">const</text:span> Point&amp; p2) {</text:p>
      <text:p text:style-name="P9"><text:s text:c="4"/>Point p = p1 - start;</text:p>
      <text:p text:style-name="P9"><text:s text:c="4"/>Point q = p2 - start;</text:p>
      <text:p text:style-name="P21"/>
      <text:p text:style-name="P9"><text:s text:c="4"/><text:span text:style-name="T6">double</text:span> r = p ^ q;</text:p>
      <text:p text:style-name="P9"><text:s text:c="4"/><text:span text:style-name="T6">int</text:span> comp = compareTo(r, <text:span text:style-name="T10">0.0</text:span>, EPS);</text:p>
      <text:p text:style-name="P9"><text:s text:c="4"/><text:span text:style-name="T1">if</text:span>(comp != <text:span text:style-name="T10">0</text:span>) <text:span text:style-name="T1">return</text:span> (comp &gt; <text:span text:style-name="T10">0</text:span>);</text:p>
      <text:p text:style-name="P9"><text:s text:c="4"/><text:span text:style-name="T1">return</text:span> compareTo(p * p, q * q, EPS) &lt; <text:span text:style-name="T10">0</text:span>;</text:p>
      <text:p text:style-name="P9">}</text:p>
      <text:p text:style-name="P21"/>
      <text:p text:style-name="P9"><text:span text:style-name="T1">struct</text:span> ConvexHull {</text:p>
      <text:p text:style-name="P9"><text:s text:c="4"/>vector&lt;Point&gt; hull;</text:p>
      <text:p text:style-name="P9"><text:s text:c="4"/><text:span text:style-name="T6">int</text:span> count;</text:p>
      <text:p text:style-name="P21"/>
      <text:p text:style-name="P9"><text:s text:c="4"/>ConvexHull() {</text:p>
      <text:p text:style-name="P9"><text:s text:c="8"/>count = <text:span text:style-name="T10">0</text:span>;</text:p>
      <text:p text:style-name="P9"><text:s text:c="8"/>hull.clear();</text:p>
      <text:p text:style-name="P9"><text:s text:c="4"/>}</text:p>
      <text:p text:style-name="P21"/>
      <text:p text:style-name="P9"><text:s text:c="4"/>Point <text:span text:style-name="T1">operator</text:span>[](<text:span text:style-name="T6">int</text:span> i) <text:span text:style-name="T6">const</text:span> {</text:p>
      <text:p text:style-name="P9"><text:s text:c="8"/><text:span text:style-name="T1">return</text:span> hull[i];</text:p>
      <text:p text:style-name="P9"><text:s text:c="4"/>}</text:p>
      <text:p text:style-name="P21"/>
      <text:p text:style-name="P9"><text:s text:c="4"/><text:span text:style-name="T6">int</text:span> size() <text:span text:style-name="T6">const</text:span> {</text:p>
      <text:p text:style-name="P9"><text:s text:c="8"/><text:span text:style-name="T1">return</text:span> count;</text:p>
      <text:p text:style-name="P9"><text:s text:c="4"/>}</text:p>
      <text:p text:style-name="P21"/>
      <text:p text:style-name="P21"/>
      <text:p text:style-name="P9"><text:s text:c="4"/><text:span text:style-name="T6">void</text:span> calculate(vector&lt;Point&gt;&amp; polygon) {</text:p>
      <text:p text:style-name="P9"><text:s text:c="8"/><text:span text:style-name="T6">int</text:span> n = polygon.size();</text:p>
      <text:p text:style-name="P9"><text:s text:c="8"/>hull.clear();</text:p>
      <text:p text:style-name="P9"><text:s text:c="8"/>hull.resize(n);</text:p>
      <text:p text:style-name="P21"/>
      <text:p text:style-name="P9"><text:s text:c="8"/><text:span text:style-name="T1">if</text:span>(n == <text:span text:style-name="T10">1</text:span>) {</text:p>
      <text:p text:style-name="P9"><text:s text:c="12"/>hull[<text:span text:style-name="T10">0</text:span>] = polygon[<text:span text:style-name="T10">0</text:span>];</text:p>
      <text:p text:style-name="P9"><text:s text:c="12"/>count = <text:span text:style-name="T10">1</text:span>;</text:p>
      <text:p text:style-name="P9"><text:s text:c="12"/><text:span text:style-name="T1">return</text:span>;</text:p>
      <text:p text:style-name="P9"><text:s text:c="8"/>}</text:p>
      <text:p text:style-name="P21"/>
      <text:p text:style-name="P9"><text:s text:c="8"/><text:span text:style-name="T5">// Find start: min y and then min x</text:span></text:p>
      <text:p text:style-name="P9"><text:s text:c="8"/>start = polygon[<text:span text:style-name="T10">0</text:span>];</text:p>
      <text:p text:style-name="P9"><text:s text:c="8"/><text:span text:style-name="T6">int</text:span> best_i = <text:span text:style-name="T10">0</text:span>;</text:p>
      <text:p text:style-name="P21"/>
      <text:p text:style-name="P9"><text:s text:c="8"/><text:span text:style-name="T1">for</text:span>(<text:span text:style-name="T6">int</text:span> i = <text:span text:style-name="T10">1</text:span>; i &lt; n; i++) {</text:p>
      <text:p text:style-name="P9"><text:s text:c="12"/><text:span text:style-name="T1">if</text:span>(polygon[i].y &lt; start.y || (polygon[i].y == start.y &amp;&amp; polygon[i].x &lt; start.x)) {</text:p>
      <text:p text:style-name="P9"><text:soft-page-break/><text:s text:c="16"/>start = polygon[i];</text:p>
      <text:p text:style-name="P9"><text:s text:c="16"/>best_i = i;</text:p>
      <text:p text:style-name="P9"><text:s text:c="12"/>}</text:p>
      <text:p text:style-name="P9"><text:s text:c="8"/>}</text:p>
      <text:p text:style-name="P21"/>
      <text:p text:style-name="P9"><text:s text:c="8"/>swap(polygon[best_i], polygon[<text:span text:style-name="T10">0</text:span>]);</text:p>
      <text:p text:style-name="P21"/>
      <text:p text:style-name="P9"><text:s text:c="8"/><text:span text:style-name="T5">// sort points according to ccw</text:span></text:p>
      <text:p text:style-name="P9"><text:s text:c="8"/>sort(polygon.begin(), polygon.end(), cmp);</text:p>
      <text:p text:style-name="P21"/>
      <text:p text:style-name="P9"><text:s text:c="8"/><text:span text:style-name="T5">// Calculate convex hull</text:span></text:p>
      <text:p text:style-name="P9"><text:s text:c="8"/>count = <text:span text:style-name="T10">0</text:span>;</text:p>
      <text:p text:style-name="P21"/>
      <text:p text:style-name="P9"><text:s text:c="8"/><text:span text:style-name="T6">int</text:span> k;</text:p>
      <text:p text:style-name="P21"/>
      <text:p text:style-name="P9"><text:s text:c="8"/><text:span text:style-name="T1">for</text:span> (k = n - <text:span text:style-name="T10">2</text:span>; k &gt;= <text:span text:style-name="T10">0</text:span> &amp;&amp; ccw(polygon[<text:span text:style-name="T10">0</text:span>], polygon[n - <text:span text:style-name="T10">1</text:span>], polygon[k]) == CNEITHER; k--);</text:p>
      <text:p text:style-name="P9"><text:s text:c="8"/><text:span text:style-name="T6">int</text:span> mid = (n + k + <text:span text:style-name="T10">1</text:span>) / <text:span text:style-name="T10">2</text:span>;</text:p>
      <text:p text:style-name="P9"><text:s text:c="8"/><text:span text:style-name="T1">for</text:span> (<text:span text:style-name="T6">int</text:span> h = k + <text:span text:style-name="T10">1</text:span>; h &lt; mid; h++) {</text:p>
      <text:p text:style-name="P9"><text:s text:c="12"/>swap(polygon[n - h + k], polygon[h]);</text:p>
      <text:p text:style-name="P9"><text:s text:c="8"/>}</text:p>
      <text:p text:style-name="P21"/>
      <text:p text:style-name="P9"><text:s text:c="8"/><text:span text:style-name="T1">for</text:span>(<text:span text:style-name="T6">int</text:span> i = <text:span text:style-name="T10">0</text:span>; i &lt;= n; i++) {</text:p>
      <text:p text:style-name="P9"><text:s text:c="12"/><text:span text:style-name="T1">if</text:span>(i == n &amp;&amp; count == <text:span text:style-name="T10">2</text:span>) <text:span text:style-name="T1">break</text:span>;</text:p>
      <text:p text:style-name="P9"><text:s text:c="12"/><text:span text:style-name="T1">while</text:span>(count &gt; <text:span text:style-name="T10">1</text:span> &amp;&amp; ccw(hull[count-<text:span text:style-name="T10">1</text:span>], hull[count-<text:span text:style-name="T10">2</text:span>], polygon[i % n]) == CW) {</text:p>
      <text:p text:style-name="P9"><text:s text:c="16"/>count--;</text:p>
      <text:p text:style-name="P9"><text:s text:c="12"/>}</text:p>
      <text:p text:style-name="P9"><text:s text:c="12"/><text:span text:style-name="T1">if</text:span>(i == n) <text:span text:style-name="T1">break</text:span>;</text:p>
      <text:p text:style-name="P9"><text:s text:c="12"/>hull[count++] = polygon[i];</text:p>
      <text:p text:style-name="P9"><text:s text:c="8"/>}</text:p>
      <text:p text:style-name="P9"><text:s text:c="4"/>}</text:p>
      <text:p text:style-name="P1">};</text:p>
      <text:p text:style-name="P2">- CompareTo</text:p>
      <text:p text:style-name="P2"><text:span text:style-name="T6">int</text:span> compareTo(<text:span text:style-name="T6">double</text:span> x, <text:span text:style-name="T6">double</text:span> y, <text:span text:style-name="T6">double</text:span> tol = EPS) {</text:p>
      <text:p text:style-name="P9"><text:s text:c="4"/><text:span text:style-name="T1">return</text:span> (x &lt;= y + tol) ? (x + tol &lt; y) ? -<text:span text:style-name="T10">1</text:span> : <text:span text:style-name="T10">0</text:span> : <text:span text:style-name="T10">1</text:span>;</text:p>
      <text:p text:style-name="P1">}</text:p>
      <text:p text:style-name="P5">Segment Tree</text:p>
      <text:p text:style-name="P31"><text:span text:style-name="T24">const</text:span><text:span text:style-name="T28"> </text:span><text:span text:style-name="T24">int</text:span><text:span text:style-name="T28"> </text:span><text:span text:style-name="T33">maxn</text:span><text:span text:style-name="T28"> </text:span><text:span text:style-name="T34">=</text:span><text:span text:style-name="T29"> </text:span><text:span text:style-name="T34">(</text:span><text:span text:style-name="T25">int</text:span><text:span text:style-name="T34">)</text:span><text:span text:style-name="T37">1e5</text:span><text:span text:style-name="T34">;</text:span></text:p>
      <text:p text:style-name="P27"/>
      <text:p text:style-name="P31"><text:span text:style-name="T25">int</text:span><text:span text:style-name="T29"> </text:span><text:span text:style-name="T35">L</text:span><text:span text:style-name="T34">,</text:span><text:span text:style-name="T29"> </text:span><text:span text:style-name="T35">P</text:span><text:span text:style-name="T34">,</text:span><text:span text:style-name="T29"> </text:span><text:span text:style-name="T35">B</text:span><text:span text:style-name="T34">;</text:span></text:p>
      <text:p text:style-name="P31"><text:span text:style-name="T35">int64</text:span><text:span text:style-name="T29"> </text:span><text:span text:style-name="T35">t</text:span><text:span text:style-name="T34">[</text:span><text:span text:style-name="T37">4</text:span><text:span text:style-name="T34">*</text:span><text:span text:style-name="T35">maxn</text:span><text:span text:style-name="T34">],</text:span><text:span text:style-name="T29"> </text:span><text:span text:style-name="T35">powers</text:span><text:span text:style-name="T34">[</text:span><text:span text:style-name="T35">maxn</text:span><text:span text:style-name="T34">];</text:span></text:p>
      <text:p text:style-name="P27"/>
      <text:p text:style-name="P28">// RMQ Build</text:p>
      <text:p text:style-name="P31"><text:span text:style-name="T25">void</text:span><text:span text:style-name="T29"> </text:span><text:span text:style-name="T35">build</text:span><text:span text:style-name="T29"> </text:span><text:span text:style-name="T34">(</text:span><text:span text:style-name="T25">int</text:span><text:span text:style-name="T29"> </text:span><text:span text:style-name="T35">a</text:span><text:span text:style-name="T34">[],</text:span><text:span text:style-name="T29"> </text:span><text:span text:style-name="T25">int</text:span><text:span text:style-name="T29"> </text:span><text:span text:style-name="T35">v</text:span><text:span text:style-name="T34">,</text:span><text:span text:style-name="T29"> </text:span><text:span text:style-name="T25">int</text:span><text:span text:style-name="T29"> </text:span><text:span text:style-name="T35">tl</text:span><text:span text:style-name="T34">,</text:span><text:span text:style-name="T29"> </text:span><text:span text:style-name="T25">int</text:span><text:span text:style-name="T29"> </text:span><text:span text:style-name="T35">tr</text:span><text:span text:style-name="T34">)</text:span><text:span text:style-name="T29"> </text:span><text:span text:style-name="T34">{</text:span></text:p>
      <text:p text:style-name="P31"><text:span text:style-name="T29"><text:tab/></text:span><text:span text:style-name="T25">if</text:span><text:span text:style-name="T29"> </text:span><text:span text:style-name="T34">(</text:span><text:span text:style-name="T35">tl</text:span><text:span text:style-name="T29"> </text:span><text:span text:style-name="T34">==</text:span><text:span text:style-name="T29"> </text:span><text:span text:style-name="T35">tr</text:span><text:span text:style-name="T34">)</text:span></text:p>
      <text:p text:style-name="P31"><text:span text:style-name="T29"><text:tab/><text:tab/></text:span><text:span text:style-name="T35">t</text:span><text:span text:style-name="T34">[</text:span><text:span text:style-name="T35">v</text:span><text:span text:style-name="T34">]</text:span><text:span text:style-name="T29"> </text:span><text:span text:style-name="T34">=</text:span><text:span text:style-name="T29"> </text:span><text:span text:style-name="T35">a</text:span><text:span text:style-name="T34">[</text:span><text:span text:style-name="T35">tl</text:span><text:span text:style-name="T34">];</text:span></text:p>
      <text:p text:style-name="P31"><text:span text:style-name="T29"><text:tab/></text:span><text:span text:style-name="T25">else</text:span><text:span text:style-name="T29"> </text:span><text:span text:style-name="T34">{</text:span></text:p>
      <text:p text:style-name="P31"><text:span text:style-name="T29"><text:tab/><text:tab/></text:span><text:span text:style-name="T25">int</text:span><text:span text:style-name="T29"> </text:span><text:span text:style-name="T35">tm</text:span><text:span text:style-name="T29"> </text:span><text:span text:style-name="T34">=</text:span><text:span text:style-name="T29"> </text:span><text:span text:style-name="T34">(</text:span><text:span text:style-name="T35">tl</text:span><text:span text:style-name="T29"> </text:span><text:span text:style-name="T34">+</text:span><text:span text:style-name="T29"> </text:span><text:span text:style-name="T35">tr</text:span><text:span text:style-name="T34">)</text:span><text:span text:style-name="T29"> </text:span><text:span text:style-name="T34">/</text:span><text:span text:style-name="T29"> </text:span><text:span text:style-name="T37">2</text:span><text:span text:style-name="T34">;</text:span></text:p>
      <text:p text:style-name="P31"><text:span text:style-name="T29"><text:tab/><text:tab/></text:span><text:span text:style-name="T35">build</text:span><text:span text:style-name="T29"> </text:span><text:span text:style-name="T34">(</text:span><text:span text:style-name="T35">a</text:span><text:span text:style-name="T34">,</text:span><text:span text:style-name="T29"> </text:span><text:span text:style-name="T35">v</text:span><text:span text:style-name="T34">*</text:span><text:span text:style-name="T37">2</text:span><text:span text:style-name="T34">,</text:span><text:span text:style-name="T29"> </text:span><text:span text:style-name="T35">tl</text:span><text:span text:style-name="T34">,</text:span><text:span text:style-name="T29"> </text:span><text:span text:style-name="T35">tm</text:span><text:span text:style-name="T34">);</text:span></text:p>
      <text:p text:style-name="P31"><text:span text:style-name="T29"><text:tab/><text:tab/></text:span><text:span text:style-name="T35">build</text:span><text:span text:style-name="T29"> </text:span><text:span text:style-name="T34">(</text:span><text:span text:style-name="T35">a</text:span><text:span text:style-name="T34">,</text:span><text:span text:style-name="T29"> </text:span><text:span text:style-name="T35">v</text:span><text:span text:style-name="T34">*</text:span><text:span text:style-name="T37">2</text:span><text:span text:style-name="T34">+</text:span><text:span text:style-name="T37">1</text:span><text:span text:style-name="T34">,</text:span><text:span text:style-name="T29"> </text:span><text:span text:style-name="T35">tm</text:span><text:span text:style-name="T34">+</text:span><text:span text:style-name="T37">1</text:span><text:span text:style-name="T34">,</text:span><text:span text:style-name="T29"> </text:span><text:span text:style-name="T35">tr</text:span><text:span text:style-name="T34">);</text:span></text:p>
      <text:p text:style-name="P31"><text:span text:style-name="T29"><text:tab/><text:tab/></text:span><text:span text:style-name="T35">t</text:span><text:span text:style-name="T34">[</text:span><text:span text:style-name="T35">v</text:span><text:span text:style-name="T34">]</text:span><text:span text:style-name="T29"> </text:span><text:span text:style-name="T34">=</text:span><text:span text:style-name="T29"> </text:span><text:span text:style-name="T35">t</text:span><text:span text:style-name="T34">[</text:span><text:span text:style-name="T35">v</text:span><text:span text:style-name="T34">*</text:span><text:span text:style-name="T37">2</text:span><text:span text:style-name="T34">]</text:span><text:span text:style-name="T29"> </text:span><text:span text:style-name="T34">+</text:span><text:span text:style-name="T29"> </text:span><text:span text:style-name="T35">t</text:span><text:span text:style-name="T34">[</text:span><text:span text:style-name="T35">v</text:span><text:span text:style-name="T34">*</text:span><text:span text:style-name="T37">2</text:span><text:span text:style-name="T34">+</text:span><text:span text:style-name="T37">1</text:span><text:span text:style-name="T34">];</text:span></text:p>
      <text:p text:style-name="P31"><text:span text:style-name="T29"><text:tab/></text:span><text:span text:style-name="T34">}</text:span></text:p>
      <text:p text:style-name="P29">}</text:p>
      <text:p text:style-name="P27"/>
      <text:p text:style-name="P31"><text:span text:style-name="T25">void</text:span><text:span text:style-name="T29"> </text:span><text:span text:style-name="T35">calculate_powers</text:span><text:span text:style-name="T34">()</text:span><text:span text:style-name="T29"> </text:span><text:span text:style-name="T34">{</text:span></text:p>
      <text:p text:style-name="P31"><text:span text:style-name="T29"><text:s text:c="4"/></text:span><text:span text:style-name="T35">powers</text:span><text:span text:style-name="T34">[</text:span><text:span text:style-name="T37">0</text:span><text:span text:style-name="T34">]</text:span><text:span text:style-name="T29"> </text:span><text:span text:style-name="T34">=</text:span><text:span text:style-name="T29"> </text:span><text:span text:style-name="T37">1LL</text:span><text:span text:style-name="T34">;</text:span></text:p>
      <text:p text:style-name="P31"><text:span text:style-name="T29"><text:s text:c="4"/></text:span><text:span text:style-name="T25">for</text:span><text:span text:style-name="T34">(</text:span><text:span text:style-name="T25">int</text:span><text:span text:style-name="T29"> </text:span><text:span text:style-name="T35">i</text:span><text:span text:style-name="T29"> </text:span><text:span text:style-name="T34">=</text:span><text:span text:style-name="T29"> </text:span><text:span text:style-name="T37">1</text:span><text:span text:style-name="T34">;</text:span><text:span text:style-name="T29"> </text:span><text:span text:style-name="T35">i</text:span><text:span text:style-name="T29"> </text:span><text:span text:style-name="T34">&lt;=</text:span><text:span text:style-name="T29"> </text:span><text:span text:style-name="T35">L</text:span><text:span text:style-name="T34">;</text:span><text:span text:style-name="T29"> </text:span><text:span text:style-name="T35">i</text:span><text:span text:style-name="T34">++)</text:span><text:span text:style-name="T29"> </text:span><text:span text:style-name="T34">{</text:span></text:p>
      <text:p text:style-name="P31"><text:span text:style-name="T29"><text:s text:c="8"/></text:span><text:span text:style-name="T35">powers</text:span><text:span text:style-name="T34">[</text:span><text:span text:style-name="T35">i</text:span><text:span text:style-name="T34">]</text:span><text:span text:style-name="T29"> </text:span><text:span text:style-name="T34">=</text:span><text:span text:style-name="T29"> </text:span><text:span text:style-name="T34">(</text:span><text:span text:style-name="T35">powers</text:span><text:span text:style-name="T34">[</text:span><text:span text:style-name="T35">i</text:span><text:span text:style-name="T34">-</text:span><text:span text:style-name="T37">1</text:span><text:span text:style-name="T34">]</text:span><text:span text:style-name="T29"> </text:span><text:span text:style-name="T34">*</text:span><text:span text:style-name="T29"> </text:span><text:span text:style-name="T35">B</text:span><text:span text:style-name="T34">)</text:span><text:span text:style-name="T29"> </text:span><text:span text:style-name="T34">%</text:span><text:span text:style-name="T29"> </text:span><text:span text:style-name="T35">P</text:span><text:span text:style-name="T34">;</text:span></text:p>
      <text:p text:style-name="P31"><text:span text:style-name="T29"><text:s text:c="4"/></text:span><text:span text:style-name="T34">}</text:span></text:p>
      <text:p text:style-name="P29">}</text:p>
      <text:p text:style-name="P27"/>
      <text:p text:style-name="P31"><text:span text:style-name="T25">void</text:span><text:span text:style-name="T29"> </text:span><text:span text:style-name="T35">edit</text:span><text:span text:style-name="T34">(</text:span><text:span text:style-name="T25">int</text:span><text:span text:style-name="T29"> </text:span><text:span text:style-name="T35">v</text:span><text:span text:style-name="T34">,</text:span><text:span text:style-name="T29"> </text:span><text:span text:style-name="T25">int</text:span><text:span text:style-name="T29"> </text:span><text:span text:style-name="T35">tl</text:span><text:span text:style-name="T34">,</text:span><text:span text:style-name="T29"> </text:span><text:span text:style-name="T25">int</text:span><text:span text:style-name="T29"> </text:span><text:span text:style-name="T35">tr</text:span><text:span text:style-name="T34">,</text:span><text:span text:style-name="T29"> </text:span><text:span text:style-name="T25">int</text:span><text:span text:style-name="T29"> </text:span><text:span text:style-name="T35">pos</text:span><text:span text:style-name="T34">,</text:span><text:span text:style-name="T29"> </text:span><text:span text:style-name="T25">int</text:span><text:span text:style-name="T29"> </text:span><text:span text:style-name="T35">new_val</text:span><text:span text:style-name="T34">)</text:span><text:span text:style-name="T29"> </text:span><text:span text:style-name="T34">{</text:span><text:span text:style-name="T29"> </text:span><text:span text:style-name="T38">// Update</text:span></text:p>
      <text:p text:style-name="P31"><text:span text:style-name="T29"><text:s text:c="4"/></text:span><text:span text:style-name="T25">if</text:span><text:span text:style-name="T34">(</text:span><text:span text:style-name="T35">tl</text:span><text:span text:style-name="T29"> </text:span><text:span text:style-name="T34">==</text:span><text:span text:style-name="T29"> </text:span><text:span text:style-name="T35">tr</text:span><text:span text:style-name="T34">)</text:span><text:span text:style-name="T29"> </text:span><text:span text:style-name="T34">{</text:span></text:p>
      <text:p text:style-name="P31"><text:span text:style-name="T29"><text:s text:c="8"/></text:span><text:span text:style-name="T35">t</text:span><text:span text:style-name="T34">[</text:span><text:span text:style-name="T35">v</text:span><text:span text:style-name="T34">]</text:span><text:span text:style-name="T29"> </text:span><text:span text:style-name="T34">=</text:span><text:span text:style-name="T29"> </text:span><text:span text:style-name="T35">new_val</text:span><text:span text:style-name="T34">;</text:span></text:p>
      <text:p text:style-name="P31"><text:span text:style-name="T29"><text:s text:c="4"/></text:span><text:span text:style-name="T34">}</text:span></text:p>
      <text:p text:style-name="P31"><text:span text:style-name="T29"><text:s text:c="4"/></text:span><text:span text:style-name="T25">else</text:span><text:span text:style-name="T29"> </text:span><text:span text:style-name="T34">{</text:span></text:p>
      <text:p text:style-name="P31"><text:span text:style-name="T29"><text:s text:c="8"/></text:span><text:span text:style-name="T25">int</text:span><text:span text:style-name="T29"> </text:span><text:span text:style-name="T35">tm</text:span><text:span text:style-name="T29"> </text:span><text:span text:style-name="T34">=</text:span><text:span text:style-name="T29"> </text:span><text:span text:style-name="T34">(</text:span><text:span text:style-name="T35">tl</text:span><text:span text:style-name="T29"> </text:span><text:span text:style-name="T34">+</text:span><text:span text:style-name="T29"> </text:span><text:span text:style-name="T35">tr</text:span><text:span text:style-name="T34">)</text:span><text:span text:style-name="T29"> </text:span><text:span text:style-name="T34">&gt;&gt;</text:span><text:span text:style-name="T29"> </text:span><text:span text:style-name="T37">1</text:span><text:span text:style-name="T34">;</text:span><text:span text:style-name="T29"> </text:span><text:span text:style-name="T38">// divided by 2</text:span></text:p>
      <text:p text:style-name="P27"/>
      <text:p text:style-name="P31"><text:span text:style-name="T29"><text:s text:c="8"/></text:span><text:span text:style-name="T25">if</text:span><text:span text:style-name="T34">(</text:span><text:span text:style-name="T35">pos</text:span><text:span text:style-name="T29"> </text:span><text:span text:style-name="T34">&lt;=</text:span><text:span text:style-name="T29"> </text:span><text:span text:style-name="T35">tm</text:span><text:span text:style-name="T34">)</text:span></text:p>
      <text:p text:style-name="P31"><text:span text:style-name="T29"><text:s text:c="12"/></text:span><text:span text:style-name="T35">edit</text:span><text:span text:style-name="T34">(</text:span><text:span text:style-name="T37">2</text:span><text:span text:style-name="T34">*</text:span><text:span text:style-name="T35">v</text:span><text:span text:style-name="T34">,</text:span><text:span text:style-name="T29"> </text:span><text:span text:style-name="T35">tl</text:span><text:span text:style-name="T34">,</text:span><text:span text:style-name="T29"> </text:span><text:span text:style-name="T35">tm</text:span><text:span text:style-name="T34">,</text:span><text:span text:style-name="T29"> </text:span><text:span text:style-name="T35">pos</text:span><text:span text:style-name="T34">,</text:span><text:span text:style-name="T29"> </text:span><text:span text:style-name="T35">new_val</text:span><text:span text:style-name="T34">);</text:span></text:p>
      <text:p text:style-name="P31"><text:span text:style-name="T29"><text:s text:c="8"/></text:span><text:span text:style-name="T25">else</text:span></text:p>
      <text:p text:style-name="P31"><text:span text:style-name="T29"><text:s text:c="12"/></text:span><text:span text:style-name="T35">edit</text:span><text:span text:style-name="T34">(</text:span><text:span text:style-name="T37">2</text:span><text:span text:style-name="T34">*</text:span><text:span text:style-name="T35">v</text:span><text:span text:style-name="T29"> </text:span><text:span text:style-name="T34">+</text:span><text:span text:style-name="T29"> </text:span><text:span text:style-name="T37">1</text:span><text:span text:style-name="T34">,</text:span><text:span text:style-name="T29"> </text:span><text:span text:style-name="T35">tm</text:span><text:span text:style-name="T29"> </text:span><text:span text:style-name="T34">+</text:span><text:span text:style-name="T29"> </text:span><text:span text:style-name="T37">1</text:span><text:span text:style-name="T34">,</text:span><text:span text:style-name="T29"> </text:span><text:span text:style-name="T35">tr</text:span><text:span text:style-name="T34">,</text:span><text:span text:style-name="T29"> </text:span><text:span text:style-name="T35">pos</text:span><text:span text:style-name="T34">,</text:span><text:span text:style-name="T29"> </text:span><text:span text:style-name="T35">new_val</text:span><text:span text:style-name="T34">);</text:span></text:p>
      <text:p text:style-name="P27"><text:s text:c="8"/></text:p>
      <text:p text:style-name="P31"><text:span text:style-name="T29"><text:s text:c="8"/></text:span><text:span text:style-name="T35">t</text:span><text:span text:style-name="T34">[</text:span><text:span text:style-name="T35">v</text:span><text:span text:style-name="T34">]</text:span><text:span text:style-name="T29"> </text:span><text:span text:style-name="T34">=</text:span><text:span text:style-name="T29"> </text:span><text:span text:style-name="T34">((</text:span><text:span text:style-name="T35">t</text:span><text:span text:style-name="T34">[</text:span><text:span text:style-name="T37">2</text:span><text:span text:style-name="T34">*</text:span><text:span text:style-name="T35">v</text:span><text:span text:style-name="T34">]</text:span><text:span text:style-name="T29"> </text:span><text:span text:style-name="T34">*</text:span><text:span text:style-name="T29"> </text:span><text:span text:style-name="T35">powers</text:span><text:span text:style-name="T34">[</text:span><text:span text:style-name="T35">tr</text:span><text:span text:style-name="T34">-</text:span><text:span text:style-name="T35">tm</text:span><text:span text:style-name="T34">])</text:span><text:span text:style-name="T29"> </text:span><text:span text:style-name="T34">%</text:span><text:span text:style-name="T29"> </text:span><text:span text:style-name="T35">P</text:span><text:span text:style-name="T34">);</text:span></text:p>
      <text:p text:style-name="P31"><text:span text:style-name="T29"><text:s text:c="8"/></text:span><text:span text:style-name="T35">t</text:span><text:span text:style-name="T34">[</text:span><text:span text:style-name="T35">v</text:span><text:span text:style-name="T34">]</text:span><text:span text:style-name="T29"> </text:span><text:span text:style-name="T34">+=</text:span><text:span text:style-name="T29"> </text:span><text:span text:style-name="T35">t</text:span><text:span text:style-name="T34">[</text:span><text:span text:style-name="T37">2</text:span><text:span text:style-name="T34">*</text:span><text:span text:style-name="T35">v</text:span><text:span text:style-name="T29"> </text:span><text:span text:style-name="T34">+</text:span><text:span text:style-name="T29"> </text:span><text:span text:style-name="T37">1</text:span><text:span text:style-name="T34">];</text:span></text:p>
      <text:p text:style-name="P31"><text:span text:style-name="T29"><text:s text:c="8"/></text:span><text:span text:style-name="T35">t</text:span><text:span text:style-name="T34">[</text:span><text:span text:style-name="T35">v</text:span><text:span text:style-name="T34">]</text:span><text:span text:style-name="T29"> </text:span><text:span text:style-name="T34">%=</text:span><text:span text:style-name="T29"> </text:span><text:span text:style-name="T35">P</text:span><text:span text:style-name="T34">;</text:span></text:p>
      <text:p text:style-name="P31"><text:span text:style-name="T29"><text:s text:c="4"/></text:span><text:span text:style-name="T34">}</text:span></text:p>
      <text:p text:style-name="P29">}</text:p>
      <text:p text:style-name="P27"/>
      <text:p text:style-name="P31"><text:span text:style-name="T35">int64</text:span><text:span text:style-name="T29"> </text:span><text:span text:style-name="T35">hash</text:span><text:span text:style-name="T34">(</text:span><text:span text:style-name="T25">int</text:span><text:span text:style-name="T29"> </text:span><text:span text:style-name="T35">v</text:span><text:span text:style-name="T34">,</text:span><text:span text:style-name="T29"> </text:span><text:span text:style-name="T25">int</text:span><text:span text:style-name="T29"> </text:span><text:span text:style-name="T35">tl</text:span><text:span text:style-name="T34">,</text:span><text:span text:style-name="T29"> </text:span><text:span text:style-name="T25">int</text:span><text:span text:style-name="T29"> </text:span><text:span text:style-name="T35">tr</text:span><text:span text:style-name="T34">,</text:span><text:span text:style-name="T29"> </text:span><text:span text:style-name="T25">int</text:span><text:span text:style-name="T29"> </text:span><text:span text:style-name="T35">l</text:span><text:span text:style-name="T34">,</text:span><text:span text:style-name="T29"> </text:span><text:span text:style-name="T25">int</text:span><text:span text:style-name="T29"> </text:span><text:span text:style-name="T35">r</text:span><text:span text:style-name="T34">,</text:span><text:span text:style-name="T29"> </text:span><text:span text:style-name="T25">int</text:span><text:span text:style-name="T29"> </text:span><text:span text:style-name="T35">offset</text:span><text:span text:style-name="T34">)</text:span><text:span text:style-name="T29"> </text:span><text:span text:style-name="T34">{</text:span></text:p>
      <text:p text:style-name="P31"><text:span text:style-name="T29"><text:s text:c="4"/></text:span><text:span text:style-name="T25">if</text:span><text:span text:style-name="T34">(</text:span><text:span text:style-name="T35">l</text:span><text:span text:style-name="T29"> </text:span><text:span text:style-name="T34">&gt;</text:span><text:span text:style-name="T29"> </text:span><text:span text:style-name="T35">tr</text:span><text:span text:style-name="T29"> </text:span><text:span text:style-name="T34">||</text:span><text:span text:style-name="T29"> </text:span><text:span text:style-name="T35">r</text:span><text:span text:style-name="T29"> </text:span><text:span text:style-name="T34">&lt;</text:span><text:span text:style-name="T29"> </text:span><text:span text:style-name="T35">tl</text:span><text:span text:style-name="T34">)</text:span></text:p>
      <text:p text:style-name="P31"><text:span text:style-name="T29"><text:s text:c="8"/></text:span><text:span text:style-name="T25">return</text:span><text:span text:style-name="T29"> </text:span><text:span text:style-name="T37">0</text:span><text:span text:style-name="T34">;</text:span></text:p>
      <text:p text:style-name="P27"><text:s text:c="4"/></text:p>
      <text:p text:style-name="P31"><text:span text:style-name="T29"><text:s text:c="4"/></text:span><text:span text:style-name="T25">if</text:span><text:span text:style-name="T34">(</text:span><text:span text:style-name="T35">tl</text:span><text:span text:style-name="T29"> </text:span><text:span text:style-name="T34">&gt;=</text:span><text:span text:style-name="T29"> </text:span><text:span text:style-name="T35">l</text:span><text:span text:style-name="T29"> </text:span><text:span text:style-name="T34">&amp;&amp;</text:span><text:span text:style-name="T29"> </text:span><text:span text:style-name="T35">tr</text:span><text:span text:style-name="T29"> </text:span><text:span text:style-name="T34">&lt;=</text:span><text:span text:style-name="T29"> </text:span><text:span text:style-name="T35">r</text:span><text:span text:style-name="T34">)</text:span></text:p>
      <text:p text:style-name="P31"><text:span text:style-name="T29"><text:s text:c="8"/></text:span><text:span text:style-name="T25">return</text:span><text:span text:style-name="T29"> </text:span><text:span text:style-name="T34">(</text:span><text:span text:style-name="T35">t</text:span><text:span text:style-name="T34">[</text:span><text:span text:style-name="T35">v</text:span><text:span text:style-name="T34">]</text:span><text:span text:style-name="T29"> </text:span><text:span text:style-name="T34">*</text:span><text:span text:style-name="T29"> </text:span><text:span text:style-name="T35">powers</text:span><text:span text:style-name="T34">[</text:span><text:span text:style-name="T35">offset</text:span><text:span text:style-name="T34">])</text:span><text:span text:style-name="T29"> </text:span><text:span text:style-name="T34">%</text:span><text:span text:style-name="T29"> </text:span><text:span text:style-name="T35">P</text:span><text:span text:style-name="T34">;</text:span></text:p>
      <text:p text:style-name="P27"><text:s text:c="8"/></text:p>
      <text:p text:style-name="P31"><text:span text:style-name="T29"><text:s text:c="4"/></text:span><text:span text:style-name="T25">int</text:span><text:span text:style-name="T29"> </text:span><text:span text:style-name="T35">tm</text:span><text:span text:style-name="T29"> </text:span><text:span text:style-name="T34">=</text:span><text:span text:style-name="T29"> </text:span><text:span text:style-name="T34">(</text:span><text:span text:style-name="T35">tl</text:span><text:span text:style-name="T29"> </text:span><text:span text:style-name="T34">+</text:span><text:span text:style-name="T29"> </text:span><text:span text:style-name="T35">tr</text:span><text:span text:style-name="T34">)</text:span><text:span text:style-name="T29"> </text:span><text:span text:style-name="T34">&gt;&gt;</text:span><text:span text:style-name="T29"> </text:span><text:span text:style-name="T37">1</text:span><text:span text:style-name="T34">;</text:span></text:p>
      <text:p text:style-name="P27"><text:s text:c="4"/></text:p>
      <text:p text:style-name="P31"><text:span text:style-name="T29"><text:s text:c="4"/></text:span><text:span text:style-name="T35">int64</text:span><text:span text:style-name="T29"> </text:span><text:span text:style-name="T35">left_hash</text:span><text:span text:style-name="T29"> </text:span><text:span text:style-name="T34">=</text:span><text:span text:style-name="T29"> </text:span><text:span text:style-name="T35">hash</text:span><text:span text:style-name="T34">(</text:span><text:span text:style-name="T37">2</text:span><text:span text:style-name="T34">*</text:span><text:span text:style-name="T35">v</text:span><text:span text:style-name="T34">,</text:span><text:span text:style-name="T29"> </text:span><text:span text:style-name="T35">tl</text:span><text:span text:style-name="T34">,</text:span><text:span text:style-name="T29"> </text:span><text:span text:style-name="T35">tm</text:span><text:span text:style-name="T34">,</text:span><text:span text:style-name="T29"> </text:span><text:span text:style-name="T35">l</text:span><text:span text:style-name="T34">,</text:span><text:span text:style-name="T29"> </text:span><text:span text:style-name="T35">r</text:span><text:span text:style-name="T34">,</text:span><text:span text:style-name="T29"> </text:span><text:span text:style-name="T35">r</text:span><text:span text:style-name="T29"> </text:span><text:span text:style-name="T34">-</text:span><text:span text:style-name="T29"> </text:span><text:span text:style-name="T35">tm</text:span><text:span text:style-name="T34">);</text:span></text:p>
      <text:p text:style-name="P31"><text:span text:style-name="T29"><text:s text:c="4"/></text:span><text:span text:style-name="T35">int64</text:span><text:span text:style-name="T29"> </text:span><text:span text:style-name="T35">right_hash</text:span><text:span text:style-name="T29"> </text:span><text:span text:style-name="T34">=</text:span><text:span text:style-name="T29"> </text:span><text:span text:style-name="T35">hash</text:span><text:span text:style-name="T34">(</text:span><text:span text:style-name="T37">2</text:span><text:span text:style-name="T34">*</text:span><text:span text:style-name="T35">v</text:span><text:span text:style-name="T29"> </text:span><text:span text:style-name="T34">+</text:span><text:span text:style-name="T29"> </text:span><text:span text:style-name="T37">1</text:span><text:span text:style-name="T34">,</text:span><text:span text:style-name="T29"> </text:span><text:span text:style-name="T35">tm</text:span><text:span text:style-name="T34">+</text:span><text:span text:style-name="T37">1</text:span><text:span text:style-name="T34">,</text:span><text:span text:style-name="T29"> </text:span><text:span text:style-name="T35">tr</text:span><text:span text:style-name="T34">,</text:span><text:span text:style-name="T29"> </text:span><text:span text:style-name="T35">l</text:span><text:span text:style-name="T34">,</text:span><text:span text:style-name="T29"> </text:span><text:span text:style-name="T35">r</text:span><text:span text:style-name="T34">,</text:span><text:span text:style-name="T29"> </text:span><text:span text:style-name="T35">r</text:span><text:span text:style-name="T29"> </text:span><text:span text:style-name="T34">-</text:span><text:span text:style-name="T29"> </text:span><text:span text:style-name="T35">tr</text:span><text:span text:style-name="T34">);</text:span></text:p>
      <text:p text:style-name="P27"><text:s text:c="4"/></text:p>
      <text:p text:style-name="P31"><text:span text:style-name="T29"><text:s text:c="4"/></text:span><text:span text:style-name="T25">return</text:span><text:span text:style-name="T29"> </text:span><text:span text:style-name="T34">(</text:span><text:span text:style-name="T35">left_hash</text:span><text:span text:style-name="T29"> </text:span><text:span text:style-name="T34">+</text:span><text:span text:style-name="T29"> </text:span><text:span text:style-name="T35">right_hash</text:span><text:span text:style-name="T34">)</text:span><text:span text:style-name="T29"> </text:span><text:span text:style-name="T34">%</text:span><text:span text:style-name="T29"> </text:span><text:span text:style-name="T35">P</text:span><text:span text:style-name="T34">;</text:span></text:p>
      <text:p text:style-name="P29">}</text:p>
      <text:p text:style-name="P27"/>
      <text:p text:style-name="P31"><text:span text:style-name="T25">char</text:span><text:span text:style-name="T29"> </text:span><text:span text:style-name="T35">cmd</text:span><text:span text:style-name="T34">[</text:span><text:span text:style-name="T37">5</text:span><text:span text:style-name="T34">];</text:span></text:p>
      <text:p text:style-name="P27"/>
      <text:p text:style-name="P31"><text:span text:style-name="T25">int</text:span><text:span text:style-name="T29"> </text:span><text:span text:style-name="T35">main</text:span><text:span text:style-name="T34">()</text:span><text:span text:style-name="T29"> </text:span><text:span text:style-name="T34">{</text:span></text:p>
      <text:p text:style-name="P30">#ifdef LOCAL</text:p>
      <text:p text:style-name="P31"><text:span text:style-name="T29"><text:s text:c="4"/></text:span><text:span text:style-name="T35">freopen</text:span><text:span text:style-name="T34">(</text:span><text:span text:style-name="T39">"j.in"</text:span><text:span text:style-name="T34">,</text:span><text:span text:style-name="T29"> </text:span><text:span text:style-name="T39">"r"</text:span><text:span text:style-name="T34">,</text:span><text:span text:style-name="T29"> </text:span><text:span text:style-name="T35">stdin</text:span><text:span text:style-name="T34">);</text:span></text:p>
      <text:p text:style-name="P31"><text:span text:style-name="T29"><text:s text:c="4"/></text:span><text:span text:style-name="T35">freopen</text:span><text:span text:style-name="T34">(</text:span><text:span text:style-name="T39">"output.txt"</text:span><text:span text:style-name="T34">,</text:span><text:span text:style-name="T29"> </text:span><text:span text:style-name="T39">"w"</text:span><text:span text:style-name="T34">,</text:span><text:span text:style-name="T29"> </text:span><text:span text:style-name="T35">stdout</text:span><text:span text:style-name="T34">);</text:span></text:p>
      <text:p text:style-name="P30">#endif</text:p>
      <text:p text:style-name="P27"/>
      <text:p text:style-name="P31"><text:span text:style-name="T29"><text:s text:c="4"/></text:span><text:span text:style-name="T25">int</text:span><text:span text:style-name="T29"> </text:span><text:span text:style-name="T35">n</text:span><text:span text:style-name="T34">;</text:span></text:p>
      <text:p text:style-name="P31"><text:span text:style-name="T29"><text:s text:c="4"/></text:span><text:span text:style-name="T25">while</text:span><text:span text:style-name="T34">(</text:span><text:span text:style-name="T35">scanf</text:span><text:span text:style-name="T34">(</text:span><text:span text:style-name="T39">"%d%d%d%d"</text:span><text:span text:style-name="T34">,</text:span><text:span text:style-name="T29"> </text:span><text:span text:style-name="T34">&amp;</text:span><text:span text:style-name="T35">B</text:span><text:span text:style-name="T34">,</text:span><text:span text:style-name="T29"> </text:span><text:span text:style-name="T34">&amp;</text:span><text:span text:style-name="T35">P</text:span><text:span text:style-name="T34">,</text:span><text:span text:style-name="T29"> </text:span><text:span text:style-name="T34">&amp;</text:span><text:span text:style-name="T35">L</text:span><text:span text:style-name="T34">,</text:span><text:span text:style-name="T29"> </text:span><text:span text:style-name="T34">&amp;</text:span><text:span text:style-name="T35">n</text:span><text:span text:style-name="T34">))</text:span><text:span text:style-name="T29"> </text:span><text:span text:style-name="T34">{</text:span></text:p>
      <text:p text:style-name="P31"><text:soft-page-break/><text:span text:style-name="T29"><text:s text:c="8"/></text:span><text:span text:style-name="T25">if</text:span><text:span text:style-name="T34">((</text:span><text:span text:style-name="T35">B</text:span><text:span text:style-name="T34">|</text:span><text:span text:style-name="T35">P</text:span><text:span text:style-name="T34">|</text:span><text:span text:style-name="T35">L</text:span><text:span text:style-name="T34">|</text:span><text:span text:style-name="T35">n</text:span><text:span text:style-name="T34">)</text:span><text:span text:style-name="T29"> </text:span><text:span text:style-name="T34">==</text:span><text:span text:style-name="T29"> </text:span><text:span text:style-name="T37">0</text:span><text:span text:style-name="T34">)</text:span></text:p>
      <text:p text:style-name="P31"><text:span text:style-name="T29"><text:s text:c="12"/></text:span><text:span text:style-name="T25">break</text:span><text:span text:style-name="T34">;</text:span></text:p>
      <text:p text:style-name="P27"><text:s text:c="8"/></text:p>
      <text:p text:style-name="P31"><text:span text:style-name="T29"><text:s text:c="8"/></text:span><text:span text:style-name="T35">memset</text:span><text:span text:style-name="T34">(</text:span><text:span text:style-name="T35">t</text:span><text:span text:style-name="T34">,</text:span><text:span text:style-name="T29"> </text:span><text:span text:style-name="T37">0</text:span><text:span text:style-name="T34">,</text:span><text:span text:style-name="T29"> </text:span><text:span text:style-name="T25">sizeof</text:span><text:span text:style-name="T34">(</text:span><text:span text:style-name="T35">t</text:span><text:span text:style-name="T34">));</text:span></text:p>
      <text:p text:style-name="P31"><text:span text:style-name="T29"><text:s text:c="8"/></text:span><text:span text:style-name="T35">calculate_powers</text:span><text:span text:style-name="T34">();</text:span></text:p>
      <text:p text:style-name="P27"/>
      <text:p text:style-name="P31"><text:span text:style-name="T29"><text:s text:c="8"/></text:span><text:span text:style-name="T35">REP</text:span><text:span text:style-name="T34">(</text:span><text:span text:style-name="T35">i</text:span><text:span text:style-name="T34">,</text:span><text:span text:style-name="T29"> </text:span><text:span text:style-name="T37">0</text:span><text:span text:style-name="T34">,</text:span><text:span text:style-name="T29"> </text:span><text:span text:style-name="T35">n</text:span><text:span text:style-name="T34">)</text:span><text:span text:style-name="T29"> </text:span><text:span text:style-name="T34">{</text:span></text:p>
      <text:p text:style-name="P31"><text:span text:style-name="T29"><text:s text:c="12"/></text:span><text:span text:style-name="T35">scanf</text:span><text:span text:style-name="T34">(</text:span><text:span text:style-name="T39">"%s"</text:span><text:span text:style-name="T34">,</text:span><text:span text:style-name="T29"> </text:span><text:span text:style-name="T35">cmd</text:span><text:span text:style-name="T34">);</text:span></text:p>
      <text:p text:style-name="P27"><text:s text:c="12"/></text:p>
      <text:p text:style-name="P31"><text:span text:style-name="T29"><text:s text:c="12"/></text:span><text:span text:style-name="T25">if</text:span><text:span text:style-name="T34">(</text:span><text:span text:style-name="T35">cmd</text:span><text:span text:style-name="T34">[</text:span><text:span text:style-name="T37">0</text:span><text:span text:style-name="T34">]</text:span><text:span text:style-name="T29"> </text:span><text:span text:style-name="T34">==</text:span><text:span text:style-name="T29"> </text:span><text:span text:style-name="T39">'E'</text:span><text:span text:style-name="T34">)</text:span><text:span text:style-name="T29"> </text:span><text:span text:style-name="T34">{</text:span></text:p>
      <text:p text:style-name="P31"><text:span text:style-name="T29"><text:s text:c="16"/></text:span><text:span text:style-name="T25">int</text:span><text:span text:style-name="T29"> </text:span><text:span text:style-name="T35">pos</text:span><text:span text:style-name="T34">,</text:span><text:span text:style-name="T29"> </text:span><text:span text:style-name="T35">val</text:span><text:span text:style-name="T34">;</text:span></text:p>
      <text:p text:style-name="P31"><text:span text:style-name="T29"><text:s text:c="16"/></text:span><text:span text:style-name="T35">scanf</text:span><text:span text:style-name="T34">(</text:span><text:span text:style-name="T39">"%d%d"</text:span><text:span text:style-name="T34">,</text:span><text:span text:style-name="T29"> </text:span><text:span text:style-name="T34">&amp;</text:span><text:span text:style-name="T35">pos</text:span><text:span text:style-name="T34">,</text:span><text:span text:style-name="T29"> </text:span><text:span text:style-name="T34">&amp;</text:span><text:span text:style-name="T35">val</text:span><text:span text:style-name="T34">);</text:span></text:p>
      <text:p text:style-name="P27"><text:s text:c="16"/></text:p>
      <text:p text:style-name="P31"><text:span text:style-name="T29"><text:s text:c="16"/></text:span><text:span text:style-name="T35">edit</text:span><text:span text:style-name="T34">(</text:span><text:span text:style-name="T37">1</text:span><text:span text:style-name="T34">,</text:span><text:span text:style-name="T29"> </text:span><text:span text:style-name="T37">1</text:span><text:span text:style-name="T34">,</text:span><text:span text:style-name="T29"> </text:span><text:span text:style-name="T35">L</text:span><text:span text:style-name="T34">,</text:span><text:span text:style-name="T29"> </text:span><text:span text:style-name="T35">pos</text:span><text:span text:style-name="T34">,</text:span><text:span text:style-name="T29"> </text:span><text:span text:style-name="T35">val</text:span><text:span text:style-name="T34">);</text:span></text:p>
      <text:p text:style-name="P31"><text:span text:style-name="T29"><text:s text:c="12"/></text:span><text:span text:style-name="T34">}</text:span></text:p>
      <text:p text:style-name="P31"><text:span text:style-name="T29"><text:s text:c="12"/></text:span><text:span text:style-name="T25">else</text:span><text:span text:style-name="T29"> </text:span><text:span text:style-name="T34">{</text:span></text:p>
      <text:p text:style-name="P31"><text:span text:style-name="T29"><text:s text:c="16"/></text:span><text:span text:style-name="T25">int</text:span><text:span text:style-name="T29"> </text:span><text:span text:style-name="T35">r</text:span><text:span text:style-name="T34">,</text:span><text:span text:style-name="T29"> </text:span><text:span text:style-name="T35">l</text:span><text:span text:style-name="T34">;</text:span></text:p>
      <text:p text:style-name="P31"><text:span text:style-name="T29"><text:s text:c="16"/></text:span><text:span text:style-name="T35">scanf</text:span><text:span text:style-name="T34">(</text:span><text:span text:style-name="T39">"%d%d"</text:span><text:span text:style-name="T34">,</text:span><text:span text:style-name="T29"> </text:span><text:span text:style-name="T34">&amp;</text:span><text:span text:style-name="T35">l</text:span><text:span text:style-name="T34">,</text:span><text:span text:style-name="T29"> </text:span><text:span text:style-name="T34">&amp;</text:span><text:span text:style-name="T35">r</text:span><text:span text:style-name="T34">);</text:span></text:p>
      <text:p text:style-name="P27"><text:s text:c="16"/></text:p>
      <text:p text:style-name="P31"><text:span text:style-name="T29"><text:s text:c="16"/></text:span><text:span text:style-name="T35">printf</text:span><text:span text:style-name="T34">(</text:span><text:span text:style-name="T39">"%lld\n"</text:span><text:span text:style-name="T34">,</text:span><text:span text:style-name="T29"> </text:span><text:span text:style-name="T35">hash</text:span><text:span text:style-name="T34">(</text:span><text:span text:style-name="T37">1</text:span><text:span text:style-name="T34">,</text:span><text:span text:style-name="T29"> </text:span><text:span text:style-name="T37">1</text:span><text:span text:style-name="T34">,</text:span><text:span text:style-name="T29"> </text:span><text:span text:style-name="T35">L</text:span><text:span text:style-name="T34">,</text:span><text:span text:style-name="T29"> </text:span><text:span text:style-name="T35">l</text:span><text:span text:style-name="T34">,</text:span><text:span text:style-name="T29"> </text:span><text:span text:style-name="T35">r</text:span><text:span text:style-name="T34">,</text:span><text:span text:style-name="T29"> </text:span><text:span text:style-name="T37">0</text:span><text:span text:style-name="T34">));</text:span></text:p>
      <text:p text:style-name="P31"><text:span text:style-name="T29"><text:s text:c="12"/></text:span><text:span text:style-name="T34">}</text:span></text:p>
      <text:p text:style-name="P31"><text:span text:style-name="T29"><text:s text:c="8"/></text:span><text:span text:style-name="T34">}</text:span></text:p>
      <text:p text:style-name="P31"><text:span text:style-name="T29"><text:s text:c="8"/></text:span><text:span text:style-name="T35">puts</text:span><text:span text:style-name="T34">(</text:span><text:span text:style-name="T39">"-"</text:span><text:span text:style-name="T34">);</text:span></text:p>
      <text:p text:style-name="P31"><text:span text:style-name="T29"><text:s text:c="4"/></text:span><text:span text:style-name="T34">}</text:span></text:p>
      <text:p text:style-name="P29">}</text:p>
      <text:p text:style-name="P2"/>
      <text:p text:style-name="P2"/>
      <text:p text:style-name="P2"/>
      <text:p text:style-name="P5">Lowest Commong Ancestor</text:p>
      <text:p text:style-name="P32"><text:span text:style-name="T24">const</text:span><text:span text:style-name="T28"> </text:span><text:span text:style-name="T24">int</text:span><text:span text:style-name="T28"> </text:span><text:span text:style-name="T33">maxn</text:span><text:span text:style-name="T28"> </text:span><text:span text:style-name="T33">=</text:span><text:span text:style-name="T29"> </text:span><text:span text:style-name="T37">100010</text:span><text:span text:style-name="T33">;</text:span></text:p>
      <text:p text:style-name="P31"><text:span text:style-name="T25">const</text:span><text:span text:style-name="T29"> </text:span><text:span text:style-name="T25">int</text:span><text:span text:style-name="T29"> </text:span><text:span text:style-name="T35">maxlgn</text:span><text:span text:style-name="T29"> </text:span><text:span text:style-name="T34">=</text:span><text:span text:style-name="T29"> </text:span><text:span text:style-name="T37">20</text:span><text:span text:style-name="T34">;</text:span></text:p>
      <text:p text:style-name="P27"/>
      <text:p text:style-name="P31"><text:span text:style-name="T25">int</text:span><text:span text:style-name="T29"> </text:span><text:span text:style-name="T35">n</text:span><text:span text:style-name="T34">,</text:span><text:span text:style-name="T29"> </text:span><text:span text:style-name="T35">P</text:span><text:span text:style-name="T34">[</text:span><text:span text:style-name="T35">maxn</text:span><text:span text:style-name="T34">][</text:span><text:span text:style-name="T35">maxlgn</text:span><text:span text:style-name="T34">],</text:span><text:span text:style-name="T29"> </text:span><text:span text:style-name="T35">L</text:span><text:span text:style-name="T34">[</text:span><text:span text:style-name="T35">maxn</text:span><text:span text:style-name="T34">],</text:span><text:span text:style-name="T29"> </text:span><text:span text:style-name="T35">T</text:span><text:span text:style-name="T34">[</text:span><text:span text:style-name="T35">maxn</text:span><text:span text:style-name="T34">],</text:span><text:span text:style-name="T29"> </text:span><text:span text:style-name="T35">cost</text:span><text:span text:style-name="T34">[</text:span><text:span text:style-name="T35">maxn</text:span><text:span text:style-name="T34">];</text:span></text:p>
      <text:p text:style-name="P31"><text:span text:style-name="T35">int64</text:span><text:span text:style-name="T29"> </text:span><text:span text:style-name="T35">sumRoot</text:span><text:span text:style-name="T34">[</text:span><text:span text:style-name="T35">maxn</text:span><text:span text:style-name="T34">];</text:span></text:p>
      <text:p text:style-name="P27"/>
      <text:p text:style-name="P31"><text:span text:style-name="T25">int</text:span><text:span text:style-name="T29"> </text:span><text:span text:style-name="T35">calc_level</text:span><text:span text:style-name="T34">(</text:span><text:span text:style-name="T25">int</text:span><text:span text:style-name="T29"> </text:span><text:span text:style-name="T35">u</text:span><text:span text:style-name="T34">)</text:span><text:span text:style-name="T29"> </text:span><text:span text:style-name="T34">{</text:span></text:p>
      <text:p text:style-name="P31"><text:span text:style-name="T29"><text:s text:c="4"/></text:span><text:span text:style-name="T25">if</text:span><text:span text:style-name="T34">(</text:span><text:span text:style-name="T35">L</text:span><text:span text:style-name="T34">[</text:span><text:span text:style-name="T35">u</text:span><text:span text:style-name="T34">]</text:span><text:span text:style-name="T29"> </text:span><text:span text:style-name="T34">&gt;</text:span><text:span text:style-name="T29"> </text:span><text:span text:style-name="T34">-</text:span><text:span text:style-name="T37">1</text:span><text:span text:style-name="T34">)</text:span><text:span text:style-name="T29"> </text:span><text:span text:style-name="T25">return</text:span><text:span text:style-name="T29"> </text:span><text:span text:style-name="T35">L</text:span><text:span text:style-name="T34">[</text:span><text:span text:style-name="T35">u</text:span><text:span text:style-name="T34">];</text:span></text:p>
      <text:p text:style-name="P27"/>
      <text:p text:style-name="P31"><text:span text:style-name="T29"><text:s text:c="4"/></text:span><text:span text:style-name="T25">return</text:span><text:span text:style-name="T29"> </text:span><text:span text:style-name="T35">L</text:span><text:span text:style-name="T34">[</text:span><text:span text:style-name="T35">u</text:span><text:span text:style-name="T34">]</text:span><text:span text:style-name="T29"> </text:span><text:span text:style-name="T34">=</text:span><text:span text:style-name="T29"> </text:span><text:span text:style-name="T35">calc_level</text:span><text:span text:style-name="T34">(</text:span><text:span text:style-name="T35">T</text:span><text:span text:style-name="T34">[</text:span><text:span text:style-name="T35">u</text:span><text:span text:style-name="T34">])</text:span><text:span text:style-name="T29"> </text:span><text:span text:style-name="T34">+</text:span><text:span text:style-name="T29"> </text:span><text:span text:style-name="T37">1</text:span><text:span text:style-name="T34">;</text:span></text:p>
      <text:p text:style-name="P29">}</text:p>
      <text:p text:style-name="P27"/>
      <text:p text:style-name="P31"><text:span text:style-name="T35">int64</text:span><text:span text:style-name="T29"> </text:span><text:span text:style-name="T35">calc_sum</text:span><text:span text:style-name="T34">(</text:span><text:span text:style-name="T25">int</text:span><text:span text:style-name="T29"> </text:span><text:span text:style-name="T35">u</text:span><text:span text:style-name="T34">)</text:span><text:span text:style-name="T29"> </text:span><text:span text:style-name="T34">{</text:span></text:p>
      <text:p text:style-name="P31"><text:span text:style-name="T29"><text:s text:c="4"/></text:span><text:span text:style-name="T25">if</text:span><text:span text:style-name="T34">(</text:span><text:span text:style-name="T35">sumRoot</text:span><text:span text:style-name="T34">[</text:span><text:span text:style-name="T35">u</text:span><text:span text:style-name="T34">]</text:span><text:span text:style-name="T29"> </text:span><text:span text:style-name="T34">&gt;</text:span><text:span text:style-name="T29"> </text:span><text:span text:style-name="T34">-</text:span><text:span text:style-name="T37">1</text:span><text:span text:style-name="T34">)</text:span><text:span text:style-name="T29"> </text:span><text:span text:style-name="T25">return</text:span><text:span text:style-name="T29"> </text:span><text:span text:style-name="T35">sumRoot</text:span><text:span text:style-name="T34">[</text:span><text:span text:style-name="T35">u</text:span><text:span text:style-name="T34">];</text:span></text:p>
      <text:p text:style-name="P27"/>
      <text:p text:style-name="P31"><text:span text:style-name="T29"><text:s text:c="4"/></text:span><text:span text:style-name="T25">return</text:span><text:span text:style-name="T29"> </text:span><text:span text:style-name="T35">sumRoot</text:span><text:span text:style-name="T34">[</text:span><text:span text:style-name="T35">u</text:span><text:span text:style-name="T34">]</text:span><text:span text:style-name="T29"> </text:span><text:span text:style-name="T34">=</text:span><text:span text:style-name="T29"> </text:span><text:span text:style-name="T35">cost</text:span><text:span text:style-name="T34">[</text:span><text:span text:style-name="T35">u</text:span><text:span text:style-name="T34">]</text:span><text:span text:style-name="T29"> </text:span><text:span text:style-name="T34">+</text:span><text:span text:style-name="T29"> </text:span><text:span text:style-name="T35">calc_sum</text:span><text:span text:style-name="T34">(</text:span><text:span text:style-name="T35">T</text:span><text:span text:style-name="T34">[</text:span><text:span text:style-name="T35">u</text:span><text:span text:style-name="T34">]);</text:span></text:p>
      <text:p text:style-name="P29">}</text:p>
      <text:p text:style-name="P27"/>
      <text:p text:style-name="P31"><text:span text:style-name="T25">void</text:span><text:span text:style-name="T29"> </text:span><text:span text:style-name="T35">preprocess</text:span><text:span text:style-name="T34">()</text:span><text:span text:style-name="T29"> </text:span><text:span text:style-name="T34">{</text:span></text:p>
      <text:p text:style-name="P31"><text:span text:style-name="T29"><text:s text:c="4"/></text:span><text:span text:style-name="T25">for</text:span><text:span text:style-name="T34">(</text:span><text:span text:style-name="T25">int</text:span><text:span text:style-name="T29"> </text:span><text:span text:style-name="T35">i</text:span><text:span text:style-name="T29"> </text:span><text:span text:style-name="T34">=</text:span><text:span text:style-name="T29"> </text:span><text:span text:style-name="T37">0</text:span><text:span text:style-name="T34">;</text:span><text:span text:style-name="T29"> </text:span><text:span text:style-name="T35">i</text:span><text:span text:style-name="T29"> </text:span><text:span text:style-name="T34">&lt;</text:span><text:span text:style-name="T29"> </text:span><text:span text:style-name="T35">n</text:span><text:span text:style-name="T34">;</text:span><text:span text:style-name="T29"> </text:span><text:span text:style-name="T35">i</text:span><text:span text:style-name="T34">++)</text:span></text:p>
      <text:p text:style-name="P31"><text:span text:style-name="T29"><text:s text:c="8"/></text:span><text:span text:style-name="T25">for</text:span><text:span text:style-name="T34">(</text:span><text:span text:style-name="T25">int</text:span><text:span text:style-name="T29"> </text:span><text:span text:style-name="T35">j</text:span><text:span text:style-name="T29"> </text:span><text:span text:style-name="T34">=</text:span><text:span text:style-name="T29"> </text:span><text:span text:style-name="T37">0</text:span><text:span text:style-name="T34">;</text:span><text:span text:style-name="T29"> </text:span><text:span text:style-name="T34">(</text:span><text:span text:style-name="T37">1</text:span><text:span text:style-name="T29"> </text:span><text:span text:style-name="T34">&lt;&lt;</text:span><text:span text:style-name="T29"> </text:span><text:span text:style-name="T35">j</text:span><text:span text:style-name="T34">)</text:span><text:span text:style-name="T29"> </text:span><text:span text:style-name="T34">&lt;</text:span><text:span text:style-name="T29"> </text:span><text:span text:style-name="T35">n</text:span><text:span text:style-name="T34">;</text:span><text:span text:style-name="T29"> </text:span><text:span text:style-name="T35">j</text:span><text:span text:style-name="T34">++)</text:span></text:p>
      <text:p text:style-name="P31"><text:span text:style-name="T29"><text:s text:c="12"/></text:span><text:span text:style-name="T35">P</text:span><text:span text:style-name="T34">[</text:span><text:span text:style-name="T35">i</text:span><text:span text:style-name="T34">][</text:span><text:span text:style-name="T35">j</text:span><text:span text:style-name="T34">]</text:span><text:span text:style-name="T29"> </text:span><text:span text:style-name="T34">=</text:span><text:span text:style-name="T29"> </text:span><text:span text:style-name="T34">-</text:span><text:span text:style-name="T37">1</text:span><text:span text:style-name="T34">;</text:span></text:p>
      <text:p text:style-name="P27"/>
      <text:p text:style-name="P31"><text:span text:style-name="T29"><text:s text:c="4"/></text:span><text:span text:style-name="T38">//the first ancestor of every node i is T[i]</text:span></text:p>
      <text:p text:style-name="P31"><text:span text:style-name="T29"><text:s text:c="4"/></text:span><text:span text:style-name="T25">for</text:span><text:span text:style-name="T34">(</text:span><text:span text:style-name="T25">int</text:span><text:span text:style-name="T29"> </text:span><text:span text:style-name="T35">i</text:span><text:span text:style-name="T29"> </text:span><text:span text:style-name="T34">=</text:span><text:span text:style-name="T29"> </text:span><text:span text:style-name="T37">0</text:span><text:span text:style-name="T34">;</text:span><text:span text:style-name="T29"> </text:span><text:span text:style-name="T35">i</text:span><text:span text:style-name="T29"> </text:span><text:span text:style-name="T34">&lt;</text:span><text:span text:style-name="T29"> </text:span><text:span text:style-name="T35">n</text:span><text:span text:style-name="T34">;</text:span><text:span text:style-name="T29"> </text:span><text:span text:style-name="T35">i</text:span><text:span text:style-name="T34">++)</text:span></text:p>
      <text:p text:style-name="P31"><text:span text:style-name="T29"><text:s text:c="8"/></text:span><text:span text:style-name="T35">P</text:span><text:span text:style-name="T34">[</text:span><text:span text:style-name="T35">i</text:span><text:span text:style-name="T34">][</text:span><text:span text:style-name="T37">0</text:span><text:span text:style-name="T34">]</text:span><text:span text:style-name="T29"> </text:span><text:span text:style-name="T34">=</text:span><text:span text:style-name="T29"> </text:span><text:span text:style-name="T35">T</text:span><text:span text:style-name="T34">[</text:span><text:span text:style-name="T35">i</text:span><text:span text:style-name="T34">];</text:span></text:p>
      <text:p text:style-name="P27"/>
      <text:p text:style-name="P31"><text:span text:style-name="T29"><text:s text:c="4"/></text:span><text:span text:style-name="T25">for</text:span><text:span text:style-name="T34">(</text:span><text:span text:style-name="T25">int</text:span><text:span text:style-name="T29"> </text:span><text:span text:style-name="T35">j</text:span><text:span text:style-name="T29"> </text:span><text:span text:style-name="T34">=</text:span><text:span text:style-name="T29"> </text:span><text:span text:style-name="T37">1</text:span><text:span text:style-name="T34">;</text:span><text:span text:style-name="T29"> </text:span><text:span text:style-name="T34">(</text:span><text:span text:style-name="T37">1</text:span><text:span text:style-name="T29"> </text:span><text:span text:style-name="T34">&lt;&lt;</text:span><text:span text:style-name="T29"> </text:span><text:span text:style-name="T35">j</text:span><text:span text:style-name="T34">)</text:span><text:span text:style-name="T29"> </text:span><text:span text:style-name="T34">&lt;</text:span><text:span text:style-name="T29"> </text:span><text:span text:style-name="T35">n</text:span><text:span text:style-name="T34">;</text:span><text:span text:style-name="T29"> </text:span><text:span text:style-name="T35">j</text:span><text:span text:style-name="T34">++)</text:span></text:p>
      <text:p text:style-name="P31"><text:span text:style-name="T29"><text:s text:c="8"/></text:span><text:span text:style-name="T25">for</text:span><text:span text:style-name="T34">(</text:span><text:span text:style-name="T25">int</text:span><text:span text:style-name="T29"> </text:span><text:span text:style-name="T35">i</text:span><text:span text:style-name="T29"> </text:span><text:span text:style-name="T34">=</text:span><text:span text:style-name="T29"> </text:span><text:span text:style-name="T37">0</text:span><text:span text:style-name="T34">;</text:span><text:span text:style-name="T29"> </text:span><text:span text:style-name="T35">i</text:span><text:span text:style-name="T29"> </text:span><text:span text:style-name="T34">&lt;</text:span><text:span text:style-name="T29"> </text:span><text:span text:style-name="T35">n</text:span><text:span text:style-name="T34">;</text:span><text:span text:style-name="T29"> </text:span><text:span text:style-name="T35">i</text:span><text:span text:style-name="T34">++)</text:span></text:p>
      <text:p text:style-name="P31"><text:span text:style-name="T29"><text:s text:c="12"/></text:span><text:span text:style-name="T25">if</text:span><text:span text:style-name="T34">(</text:span><text:span text:style-name="T35">P</text:span><text:span text:style-name="T34">[</text:span><text:span text:style-name="T35">i</text:span><text:span text:style-name="T34">][</text:span><text:span text:style-name="T35">j</text:span><text:span text:style-name="T34">-</text:span><text:span text:style-name="T37">1</text:span><text:span text:style-name="T34">]</text:span><text:span text:style-name="T29"> </text:span><text:span text:style-name="T34">!=</text:span><text:span text:style-name="T29"> </text:span><text:span text:style-name="T34">-</text:span><text:span text:style-name="T37">1</text:span><text:span text:style-name="T34">)</text:span></text:p>
      <text:p text:style-name="P31"><text:span text:style-name="T29"><text:s text:c="16"/></text:span><text:span text:style-name="T35">P</text:span><text:span text:style-name="T34">[</text:span><text:span text:style-name="T35">i</text:span><text:span text:style-name="T34">][</text:span><text:span text:style-name="T35">j</text:span><text:span text:style-name="T34">]</text:span><text:span text:style-name="T29"> </text:span><text:span text:style-name="T34">=</text:span><text:span text:style-name="T29"> </text:span><text:span text:style-name="T35">P</text:span><text:span text:style-name="T34">[</text:span><text:span text:style-name="T35">P</text:span><text:span text:style-name="T34">[</text:span><text:span text:style-name="T35">i</text:span><text:span text:style-name="T34">][</text:span><text:span text:style-name="T35">j</text:span><text:span text:style-name="T34">-</text:span><text:span text:style-name="T37">1</text:span><text:span text:style-name="T34">]][</text:span><text:span text:style-name="T35">j</text:span><text:span text:style-name="T34">-</text:span><text:span text:style-name="T37">1</text:span><text:span text:style-name="T34">];</text:span></text:p>
      <text:p text:style-name="P29">}</text:p>
      <text:p text:style-name="P27"/>
      <text:p text:style-name="P31"><text:span text:style-name="T25">int</text:span><text:span text:style-name="T29"> </text:span><text:span text:style-name="T35">query</text:span><text:span text:style-name="T34">(</text:span><text:span text:style-name="T25">int</text:span><text:span text:style-name="T29"> </text:span><text:span text:style-name="T35">p</text:span><text:span text:style-name="T34">,</text:span><text:span text:style-name="T29"> </text:span><text:span text:style-name="T25">int</text:span><text:span text:style-name="T29"> </text:span><text:span text:style-name="T35">q</text:span><text:span text:style-name="T34">)</text:span><text:span text:style-name="T29"> </text:span><text:span text:style-name="T34">{</text:span></text:p>
      <text:p text:style-name="P31"><text:span text:style-name="T29"><text:s text:c="4"/></text:span><text:span text:style-name="T25">int</text:span><text:span text:style-name="T29"> </text:span><text:span text:style-name="T35">lg</text:span><text:span text:style-name="T34">,</text:span><text:span text:style-name="T29"> </text:span><text:span text:style-name="T35">i</text:span><text:span text:style-name="T34">;</text:span></text:p>
      <text:p text:style-name="P27"/>
      <text:p text:style-name="P31"><text:span text:style-name="T29"><text:s text:c="4"/></text:span><text:span text:style-name="T38">//if p is situated on a higher level than q then we swap them</text:span></text:p>
      <text:p text:style-name="P31"><text:span text:style-name="T29"><text:s text:c="4"/></text:span><text:span text:style-name="T25">if</text:span><text:span text:style-name="T34">(</text:span><text:span text:style-name="T35">L</text:span><text:span text:style-name="T34">[</text:span><text:span text:style-name="T35">p</text:span><text:span text:style-name="T34">]</text:span><text:span text:style-name="T29"> </text:span><text:span text:style-name="T34">&lt;</text:span><text:span text:style-name="T29"> </text:span><text:span text:style-name="T35">L</text:span><text:span text:style-name="T34">[</text:span><text:span text:style-name="T35">q</text:span><text:span text:style-name="T34">])</text:span></text:p>
      <text:p text:style-name="P31"><text:span text:style-name="T29"><text:s text:c="8"/></text:span><text:span text:style-name="T35">swap</text:span><text:span text:style-name="T34">(</text:span><text:span text:style-name="T35">p</text:span><text:span text:style-name="T34">,</text:span><text:span text:style-name="T29"> </text:span><text:span text:style-name="T35">q</text:span><text:span text:style-name="T34">);</text:span></text:p>
      <text:p text:style-name="P27"/>
      <text:p text:style-name="P31"><text:span text:style-name="T29"><text:s text:c="4"/></text:span><text:span text:style-name="T38">//we compute the value of [log(L[p)]</text:span></text:p>
      <text:p text:style-name="P31"><text:span text:style-name="T29"><text:s text:c="4"/></text:span><text:span text:style-name="T25">for</text:span><text:span text:style-name="T34">(</text:span><text:span text:style-name="T35">lg</text:span><text:span text:style-name="T29"> </text:span><text:span text:style-name="T34">=</text:span><text:span text:style-name="T29"> </text:span><text:span text:style-name="T37">1</text:span><text:span text:style-name="T34">;</text:span><text:span text:style-name="T29"> </text:span><text:span text:style-name="T34">(</text:span><text:span text:style-name="T37">1</text:span><text:span text:style-name="T29"> </text:span><text:span text:style-name="T34">&lt;&lt;</text:span><text:span text:style-name="T29"> </text:span><text:span text:style-name="T35">lg</text:span><text:span text:style-name="T34">)</text:span><text:span text:style-name="T29"> </text:span><text:span text:style-name="T34">&lt;=</text:span><text:span text:style-name="T29"> </text:span><text:span text:style-name="T35">L</text:span><text:span text:style-name="T34">[</text:span><text:span text:style-name="T35">p</text:span><text:span text:style-name="T34">];</text:span><text:span text:style-name="T29"> </text:span><text:span text:style-name="T35">lg</text:span><text:span text:style-name="T34">++);</text:span></text:p>
      <text:p text:style-name="P31"><text:span text:style-name="T29"><text:s text:c="4"/></text:span><text:span text:style-name="T35">lg</text:span><text:span text:style-name="T34">--;</text:span></text:p>
      <text:p text:style-name="P27"/>
      <text:p text:style-name="P31"><text:span text:style-name="T29"><text:s text:c="4"/></text:span><text:span text:style-name="T38">//we find the ancestor of node p situated on the same level</text:span></text:p>
      <text:p text:style-name="P31"><text:span text:style-name="T29"><text:s text:c="4"/></text:span><text:span text:style-name="T38">//with q using the values in P</text:span></text:p>
      <text:p text:style-name="P31"><text:span text:style-name="T29"><text:s text:c="4"/></text:span><text:span text:style-name="T25">for</text:span><text:span text:style-name="T34">(</text:span><text:span text:style-name="T25">int</text:span><text:span text:style-name="T29"> </text:span><text:span text:style-name="T35">i</text:span><text:span text:style-name="T29"> </text:span><text:span text:style-name="T34">=</text:span><text:span text:style-name="T29"> </text:span><text:span text:style-name="T35">lg</text:span><text:span text:style-name="T34">;</text:span><text:span text:style-name="T29"> </text:span><text:span text:style-name="T35">i</text:span><text:span text:style-name="T29"> </text:span><text:span text:style-name="T34">&gt;=</text:span><text:span text:style-name="T29"> </text:span><text:span text:style-name="T37">0</text:span><text:span text:style-name="T34">;</text:span><text:span text:style-name="T29"> </text:span><text:span text:style-name="T35">i</text:span><text:span text:style-name="T34">--)</text:span><text:span text:style-name="T29"> </text:span><text:span text:style-name="T34">{</text:span></text:p>
      <text:p text:style-name="P31"><text:span text:style-name="T29"><text:s text:c="8"/></text:span><text:span text:style-name="T25">if</text:span><text:span text:style-name="T34">(</text:span><text:span text:style-name="T35">L</text:span><text:span text:style-name="T34">[</text:span><text:span text:style-name="T35">p</text:span><text:span text:style-name="T34">]</text:span><text:span text:style-name="T29"> </text:span><text:span text:style-name="T34">-</text:span><text:span text:style-name="T29"> </text:span><text:span text:style-name="T34">(</text:span><text:span text:style-name="T37">1</text:span><text:span text:style-name="T29"> </text:span><text:span text:style-name="T34">&lt;&lt;</text:span><text:span text:style-name="T29"> </text:span><text:span text:style-name="T35">i</text:span><text:span text:style-name="T34">)</text:span><text:span text:style-name="T29"> </text:span><text:span text:style-name="T34">&gt;=</text:span><text:span text:style-name="T29"> </text:span><text:span text:style-name="T35">L</text:span><text:span text:style-name="T34">[</text:span><text:span text:style-name="T35">q</text:span><text:span text:style-name="T34">])</text:span><text:span text:style-name="T29"> </text:span><text:span text:style-name="T34">{</text:span></text:p>
      <text:p text:style-name="P31"><text:span text:style-name="T29"><text:s text:c="12"/></text:span><text:span text:style-name="T35">p</text:span><text:span text:style-name="T29"> </text:span><text:span text:style-name="T34">=</text:span><text:span text:style-name="T29"> </text:span><text:span text:style-name="T35">P</text:span><text:span text:style-name="T34">[</text:span><text:span text:style-name="T35">p</text:span><text:span text:style-name="T34">][</text:span><text:span text:style-name="T35">i</text:span><text:span text:style-name="T34">];</text:span></text:p>
      <text:p text:style-name="P31"><text:span text:style-name="T29"><text:s text:c="8"/></text:span><text:span text:style-name="T34">}</text:span></text:p>
      <text:p text:style-name="P31"><text:span text:style-name="T29"><text:s text:c="4"/></text:span><text:span text:style-name="T34">}</text:span></text:p>
      <text:p text:style-name="P27"/>
      <text:p text:style-name="P31"><text:span text:style-name="T29"><text:s text:c="4"/></text:span><text:span text:style-name="T25">if</text:span><text:span text:style-name="T34">(</text:span><text:span text:style-name="T35">p</text:span><text:span text:style-name="T29"> </text:span><text:span text:style-name="T34">==</text:span><text:span text:style-name="T29"> </text:span><text:span text:style-name="T35">q</text:span><text:span text:style-name="T34">)</text:span><text:span text:style-name="T29"> </text:span><text:span text:style-name="T34">{</text:span></text:p>
      <text:p text:style-name="P31"><text:span text:style-name="T29"><text:s text:c="8"/></text:span><text:span text:style-name="T25">return</text:span><text:span text:style-name="T29"> </text:span><text:span text:style-name="T35">p</text:span><text:span text:style-name="T34">;</text:span></text:p>
      <text:p text:style-name="P31"><text:span text:style-name="T29"><text:s text:c="4"/></text:span><text:span text:style-name="T34">}</text:span></text:p>
      <text:p text:style-name="P27"/>
      <text:p text:style-name="P31"><text:span text:style-name="T29"><text:s text:c="4"/></text:span><text:span text:style-name="T38">//we compute LCA(p, q) using the values in P</text:span></text:p>
      <text:p text:style-name="P31"><text:span text:style-name="T29"><text:s text:c="4"/></text:span><text:span text:style-name="T25">for</text:span><text:span text:style-name="T34">(</text:span><text:span text:style-name="T25">int</text:span><text:span text:style-name="T29"> </text:span><text:span text:style-name="T35">i</text:span><text:span text:style-name="T29"> </text:span><text:span text:style-name="T34">=</text:span><text:span text:style-name="T29"> </text:span><text:span text:style-name="T35">lg</text:span><text:span text:style-name="T34">;</text:span><text:span text:style-name="T29"> </text:span><text:span text:style-name="T35">i</text:span><text:span text:style-name="T29"> </text:span><text:span text:style-name="T34">&gt;=</text:span><text:span text:style-name="T29"> </text:span><text:span text:style-name="T37">0</text:span><text:span text:style-name="T34">;</text:span><text:span text:style-name="T29"> </text:span><text:span text:style-name="T35">i</text:span><text:span text:style-name="T34">--)</text:span><text:span text:style-name="T29"> </text:span><text:span text:style-name="T34">{</text:span></text:p>
      <text:p text:style-name="P31"><text:span text:style-name="T29"><text:s text:c="8"/></text:span><text:span text:style-name="T25">if</text:span><text:span text:style-name="T34">(</text:span><text:span text:style-name="T35">P</text:span><text:span text:style-name="T34">[</text:span><text:span text:style-name="T35">p</text:span><text:span text:style-name="T34">][</text:span><text:span text:style-name="T35">i</text:span><text:span text:style-name="T34">]</text:span><text:span text:style-name="T29"> </text:span><text:span text:style-name="T34">!=</text:span><text:span text:style-name="T29"> </text:span><text:span text:style-name="T34">-</text:span><text:span text:style-name="T37">1</text:span><text:span text:style-name="T29"> </text:span><text:span text:style-name="T34">&amp;&amp;</text:span><text:span text:style-name="T29"> </text:span><text:span text:style-name="T35">P</text:span><text:span text:style-name="T34">[</text:span><text:span text:style-name="T35">p</text:span><text:span text:style-name="T34">][</text:span><text:span text:style-name="T35">i</text:span><text:span text:style-name="T34">]</text:span><text:span text:style-name="T29"> </text:span><text:span text:style-name="T34">!=</text:span><text:span text:style-name="T29"> </text:span><text:span text:style-name="T35">P</text:span><text:span text:style-name="T34">[</text:span><text:span text:style-name="T35">q</text:span><text:span text:style-name="T34">][</text:span><text:span text:style-name="T35">i</text:span><text:span text:style-name="T34">])</text:span><text:span text:style-name="T29"> </text:span><text:span text:style-name="T34">{</text:span></text:p>
      <text:p text:style-name="P31"><text:span text:style-name="T29"><text:s text:c="12"/></text:span><text:span text:style-name="T35">p</text:span><text:span text:style-name="T29"> </text:span><text:span text:style-name="T34">=</text:span><text:span text:style-name="T29"> </text:span><text:span text:style-name="T35">P</text:span><text:span text:style-name="T34">[</text:span><text:span text:style-name="T35">p</text:span><text:span text:style-name="T34">][</text:span><text:span text:style-name="T35">i</text:span><text:span text:style-name="T34">];</text:span></text:p>
      <text:p text:style-name="P31"><text:span text:style-name="T29"><text:s text:c="12"/></text:span><text:span text:style-name="T35">q</text:span><text:span text:style-name="T29"> </text:span><text:span text:style-name="T34">=</text:span><text:span text:style-name="T29"> </text:span><text:span text:style-name="T35">P</text:span><text:span text:style-name="T34">[</text:span><text:span text:style-name="T35">q</text:span><text:span text:style-name="T34">][</text:span><text:span text:style-name="T35">i</text:span><text:span text:style-name="T34">];</text:span></text:p>
      <text:p text:style-name="P31"><text:span text:style-name="T29"><text:s text:c="8"/></text:span><text:span text:style-name="T34">}</text:span></text:p>
      <text:p text:style-name="P31"><text:span text:style-name="T29"><text:s text:c="4"/></text:span><text:span text:style-name="T34">}</text:span></text:p>
      <text:p text:style-name="P27"/>
      <text:p text:style-name="P31"><text:span text:style-name="T29"><text:s text:c="4"/></text:span><text:span text:style-name="T25">return</text:span><text:span text:style-name="T29"> </text:span><text:span text:style-name="T35">T</text:span><text:span text:style-name="T34">[</text:span><text:span text:style-name="T35">p</text:span><text:span text:style-name="T34">];</text:span></text:p>
      <text:p text:style-name="P29">}</text:p>
      <text:p text:style-name="P27"/>
      <text:p text:style-name="P31"><text:span text:style-name="T25">int</text:span><text:span text:style-name="T29"> </text:span><text:span text:style-name="T35">main</text:span><text:span text:style-name="T34">()</text:span><text:span text:style-name="T29"> </text:span><text:span text:style-name="T34">{</text:span></text:p>
      <text:p text:style-name="P31"><text:span text:style-name="T29"><text:s text:c="4"/></text:span><text:span text:style-name="T25">while</text:span><text:span text:style-name="T34">(~</text:span><text:span text:style-name="T35">scanf</text:span><text:span text:style-name="T34">(</text:span><text:span text:style-name="T39">"%d"</text:span><text:span text:style-name="T34">,</text:span><text:span text:style-name="T29"> </text:span><text:span text:style-name="T34">&amp;</text:span><text:span text:style-name="T35">n</text:span><text:span text:style-name="T34">)</text:span><text:span text:style-name="T29"> </text:span><text:span text:style-name="T34">&amp;&amp;</text:span><text:span text:style-name="T29"> </text:span><text:span text:style-name="T35">n</text:span><text:span text:style-name="T34">)</text:span><text:span text:style-name="T29"> </text:span><text:span text:style-name="T34">{</text:span></text:p>
      <text:p text:style-name="P31"><text:span text:style-name="T29"><text:s text:c="8"/></text:span><text:span text:style-name="T35">cost</text:span><text:span text:style-name="T34">[</text:span><text:span text:style-name="T37">0</text:span><text:span text:style-name="T34">]</text:span><text:span text:style-name="T29"> </text:span><text:span text:style-name="T34">=</text:span><text:span text:style-name="T29"> </text:span><text:span text:style-name="T37">0</text:span><text:span text:style-name="T34">;</text:span></text:p>
      <text:p text:style-name="P31"><text:span text:style-name="T29"><text:s text:c="8"/></text:span><text:span text:style-name="T35">REP</text:span><text:span text:style-name="T34">(</text:span><text:span text:style-name="T35">i</text:span><text:span text:style-name="T34">,</text:span><text:span text:style-name="T29"> </text:span><text:span text:style-name="T37">1</text:span><text:span text:style-name="T34">,</text:span><text:span text:style-name="T29"> </text:span><text:span text:style-name="T35">n</text:span><text:span text:style-name="T34">)</text:span><text:span text:style-name="T29"> </text:span><text:span text:style-name="T34">{</text:span></text:p>
      <text:p text:style-name="P31"><text:span text:style-name="T29"><text:s text:c="12"/></text:span><text:span text:style-name="T25">int</text:span><text:span text:style-name="T29"> </text:span><text:span text:style-name="T35">a</text:span><text:span text:style-name="T34">,</text:span><text:span text:style-name="T29"> </text:span><text:span text:style-name="T35">c</text:span><text:span text:style-name="T34">;</text:span><text:span text:style-name="T29"> </text:span><text:span text:style-name="T35">scanf</text:span><text:span text:style-name="T34">(</text:span><text:span text:style-name="T39">"%d%d"</text:span><text:span text:style-name="T34">,</text:span><text:span text:style-name="T29"> </text:span><text:span text:style-name="T34">&amp;</text:span><text:span text:style-name="T35">a</text:span><text:span text:style-name="T34">,</text:span><text:span text:style-name="T29"> </text:span><text:span text:style-name="T34">&amp;</text:span><text:span text:style-name="T35">c</text:span><text:span text:style-name="T34">);</text:span></text:p>
      <text:p text:style-name="P31"><text:span text:style-name="T29"><text:s text:c="12"/></text:span><text:span text:style-name="T35">T</text:span><text:span text:style-name="T34">[</text:span><text:span text:style-name="T35">i</text:span><text:span text:style-name="T34">]</text:span><text:span text:style-name="T29"> </text:span><text:span text:style-name="T34">=</text:span><text:span text:style-name="T29"> </text:span><text:span text:style-name="T35">a</text:span><text:span text:style-name="T34">;</text:span></text:p>
      <text:p text:style-name="P31"><text:span text:style-name="T29"><text:s text:c="12"/></text:span><text:span text:style-name="T35">cost</text:span><text:span text:style-name="T34">[</text:span><text:span text:style-name="T35">i</text:span><text:span text:style-name="T34">]</text:span><text:span text:style-name="T29"> </text:span><text:span text:style-name="T34">=</text:span><text:span text:style-name="T29"> </text:span><text:span text:style-name="T35">c</text:span><text:span text:style-name="T34">;</text:span></text:p>
      <text:p text:style-name="P31"><text:span text:style-name="T29"><text:s text:c="8"/></text:span><text:span text:style-name="T34">}</text:span></text:p>
      <text:p text:style-name="P27"/>
      <text:p text:style-name="P31"><text:soft-page-break/><text:span text:style-name="T29"><text:s text:c="8"/></text:span><text:span text:style-name="T35">memset</text:span><text:span text:style-name="T34">(</text:span><text:span text:style-name="T35">L</text:span><text:span text:style-name="T34">,</text:span><text:span text:style-name="T29"> </text:span><text:span text:style-name="T34">-</text:span><text:span text:style-name="T37">1</text:span><text:span text:style-name="T34">,</text:span><text:span text:style-name="T29"> </text:span><text:span text:style-name="T35">n</text:span><text:span text:style-name="T29"> </text:span><text:span text:style-name="T34">*</text:span><text:span text:style-name="T29"> </text:span><text:span text:style-name="T25">sizeof</text:span><text:span text:style-name="T34">(</text:span><text:span text:style-name="T25">int</text:span><text:span text:style-name="T34">));</text:span></text:p>
      <text:p text:style-name="P31"><text:span text:style-name="T29"><text:s text:c="8"/></text:span><text:span text:style-name="T35">memset</text:span><text:span text:style-name="T34">(</text:span><text:span text:style-name="T35">sumRoot</text:span><text:span text:style-name="T34">,</text:span><text:span text:style-name="T29"> </text:span><text:span text:style-name="T34">-</text:span><text:span text:style-name="T37">1</text:span><text:span text:style-name="T34">,</text:span><text:span text:style-name="T29"> </text:span><text:span text:style-name="T35">n</text:span><text:span text:style-name="T29"> </text:span><text:span text:style-name="T34">*</text:span><text:span text:style-name="T29"> </text:span><text:span text:style-name="T25">sizeof</text:span><text:span text:style-name="T34">(</text:span><text:span text:style-name="T35">int64</text:span><text:span text:style-name="T34">));</text:span></text:p>
      <text:p text:style-name="P27"/>
      <text:p text:style-name="P31"><text:span text:style-name="T29"><text:s text:c="8"/></text:span><text:span text:style-name="T35">L</text:span><text:span text:style-name="T34">[</text:span><text:span text:style-name="T37">0</text:span><text:span text:style-name="T34">]</text:span><text:span text:style-name="T29"> </text:span><text:span text:style-name="T34">=</text:span><text:span text:style-name="T29"> </text:span><text:span text:style-name="T37">0</text:span><text:span text:style-name="T34">;</text:span></text:p>
      <text:p text:style-name="P31"><text:span text:style-name="T29"><text:s text:c="8"/></text:span><text:span text:style-name="T35">sumRoot</text:span><text:span text:style-name="T34">[</text:span><text:span text:style-name="T37">0</text:span><text:span text:style-name="T34">]</text:span><text:span text:style-name="T29"> </text:span><text:span text:style-name="T34">=</text:span><text:span text:style-name="T29"> </text:span><text:span text:style-name="T37">0</text:span><text:span text:style-name="T34">;</text:span></text:p>
      <text:p text:style-name="P31"><text:span text:style-name="T29"><text:s text:c="8"/></text:span><text:span text:style-name="T35">REP</text:span><text:span text:style-name="T34">(</text:span><text:span text:style-name="T35">u</text:span><text:span text:style-name="T34">,</text:span><text:span text:style-name="T29"> </text:span><text:span text:style-name="T37">1</text:span><text:span text:style-name="T34">,</text:span><text:span text:style-name="T29"> </text:span><text:span text:style-name="T35">n</text:span><text:span text:style-name="T34">)</text:span><text:span text:style-name="T29"> </text:span><text:span text:style-name="T34">{</text:span></text:p>
      <text:p text:style-name="P31"><text:span text:style-name="T29"><text:s text:c="12"/></text:span><text:span text:style-name="T35">calc_level</text:span><text:span text:style-name="T34">(</text:span><text:span text:style-name="T35">u</text:span><text:span text:style-name="T34">);</text:span></text:p>
      <text:p text:style-name="P31"><text:span text:style-name="T29"><text:s text:c="12"/></text:span><text:span text:style-name="T35">calc_sum</text:span><text:span text:style-name="T34">(</text:span><text:span text:style-name="T35">u</text:span><text:span text:style-name="T34">);</text:span></text:p>
      <text:p text:style-name="P31"><text:span text:style-name="T29"><text:s text:c="8"/></text:span><text:span text:style-name="T34">}</text:span></text:p>
      <text:p text:style-name="P27"/>
      <text:p text:style-name="P31"><text:span text:style-name="T29"><text:s text:c="8"/></text:span><text:span text:style-name="T35">preprocess</text:span><text:span text:style-name="T34">();</text:span></text:p>
      <text:p text:style-name="P27"/>
      <text:p text:style-name="P31"><text:span text:style-name="T29"><text:s text:c="8"/></text:span><text:span text:style-name="T25">int</text:span><text:span text:style-name="T29"> </text:span><text:span text:style-name="T35">Q</text:span><text:span text:style-name="T34">;</text:span><text:span text:style-name="T29"> </text:span><text:span text:style-name="T35">scanf</text:span><text:span text:style-name="T34">(</text:span><text:span text:style-name="T39">"%d"</text:span><text:span text:style-name="T34">,</text:span><text:span text:style-name="T29"> </text:span><text:span text:style-name="T34">&amp;</text:span><text:span text:style-name="T35">Q</text:span><text:span text:style-name="T34">);</text:span></text:p>
      <text:p text:style-name="P27"/>
      <text:p text:style-name="P31"><text:span text:style-name="T29"><text:s text:c="8"/></text:span><text:span text:style-name="T35">REP</text:span><text:span text:style-name="T34">(</text:span><text:span text:style-name="T35">i</text:span><text:span text:style-name="T34">,</text:span><text:span text:style-name="T29"> </text:span><text:span text:style-name="T37">0</text:span><text:span text:style-name="T34">,</text:span><text:span text:style-name="T29"> </text:span><text:span text:style-name="T35">Q</text:span><text:span text:style-name="T34">)</text:span><text:span text:style-name="T29"> </text:span><text:span text:style-name="T34">{</text:span></text:p>
      <text:p text:style-name="P31"><text:span text:style-name="T29"><text:s text:c="12"/></text:span><text:span text:style-name="T25">int</text:span><text:span text:style-name="T29"> </text:span><text:span text:style-name="T35">s</text:span><text:span text:style-name="T34">,</text:span><text:span text:style-name="T29"> </text:span><text:span text:style-name="T35">t</text:span><text:span text:style-name="T34">;</text:span><text:span text:style-name="T29"> </text:span><text:span text:style-name="T35">scanf</text:span><text:span text:style-name="T34">(</text:span><text:span text:style-name="T39">"%d%d"</text:span><text:span text:style-name="T34">,</text:span><text:span text:style-name="T29"> </text:span><text:span text:style-name="T34">&amp;</text:span><text:span text:style-name="T35">s</text:span><text:span text:style-name="T34">,</text:span><text:span text:style-name="T29"> </text:span><text:span text:style-name="T34">&amp;</text:span><text:span text:style-name="T35">t</text:span><text:span text:style-name="T34">);</text:span></text:p>
      <text:p text:style-name="P27"/>
      <text:p text:style-name="P31"><text:span text:style-name="T29"><text:s text:c="12"/></text:span><text:span text:style-name="T25">int</text:span><text:span text:style-name="T29"> </text:span><text:span text:style-name="T35">lca</text:span><text:span text:style-name="T29"> </text:span><text:span text:style-name="T34">=</text:span><text:span text:style-name="T29"> </text:span><text:span text:style-name="T35">query</text:span><text:span text:style-name="T34">(</text:span><text:span text:style-name="T35">s</text:span><text:span text:style-name="T34">,</text:span><text:span text:style-name="T29"> </text:span><text:span text:style-name="T35">t</text:span><text:span text:style-name="T34">);</text:span></text:p>
      <text:p text:style-name="P31"><text:span text:style-name="T29"><text:s text:c="12"/></text:span><text:span text:style-name="T35">int64</text:span><text:span text:style-name="T29"> </text:span><text:span text:style-name="T35">sum</text:span><text:span text:style-name="T29"> </text:span><text:span text:style-name="T34">=</text:span><text:span text:style-name="T29"> </text:span><text:span text:style-name="T35">sumRoot</text:span><text:span text:style-name="T34">[</text:span><text:span text:style-name="T35">s</text:span><text:span text:style-name="T34">]</text:span><text:span text:style-name="T29"> </text:span><text:span text:style-name="T34">+</text:span><text:span text:style-name="T29"> </text:span><text:span text:style-name="T35">sumRoot</text:span><text:span text:style-name="T34">[</text:span><text:span text:style-name="T35">t</text:span><text:span text:style-name="T34">]</text:span><text:span text:style-name="T29"> </text:span><text:span text:style-name="T34">-</text:span><text:span text:style-name="T29"> </text:span><text:span text:style-name="T35">sumRoot</text:span><text:span text:style-name="T34">[</text:span><text:span text:style-name="T35">lca</text:span><text:span text:style-name="T34">]</text:span><text:span text:style-name="T29"> </text:span><text:span text:style-name="T34">-</text:span><text:span text:style-name="T29"> </text:span><text:span text:style-name="T35">sumRoot</text:span><text:span text:style-name="T34">[</text:span><text:span text:style-name="T35">lca</text:span><text:span text:style-name="T34">];</text:span></text:p>
      <text:p text:style-name="P27"/>
      <text:p text:style-name="P31"><text:span text:style-name="T29"><text:s text:c="12"/></text:span><text:span text:style-name="T25">if</text:span><text:span text:style-name="T34">(</text:span><text:span text:style-name="T35">i</text:span><text:span text:style-name="T34">)</text:span><text:span text:style-name="T29"> </text:span><text:span text:style-name="T35">printf</text:span><text:span text:style-name="T34">(</text:span><text:span text:style-name="T39">" "</text:span><text:span text:style-name="T34">);</text:span></text:p>
      <text:p text:style-name="P31"><text:span text:style-name="T29"><text:s text:c="12"/></text:span><text:span text:style-name="T35">printf</text:span><text:span text:style-name="T34">(</text:span><text:span text:style-name="T39">"%lld"</text:span><text:span text:style-name="T34">,</text:span><text:span text:style-name="T29"> </text:span><text:span text:style-name="T35">sum</text:span><text:span text:style-name="T34">);</text:span></text:p>
      <text:p text:style-name="P31"><text:span text:style-name="T29"><text:s text:c="8"/></text:span><text:span text:style-name="T34">}</text:span></text:p>
      <text:p text:style-name="P31"><text:span text:style-name="T29"><text:s text:c="8"/></text:span><text:span text:style-name="T35">printf</text:span><text:span text:style-name="T34">(</text:span><text:span text:style-name="T39">"\n"</text:span><text:span text:style-name="T34">);</text:span></text:p>
      <text:p text:style-name="P31"><text:span text:style-name="T29"><text:s text:c="4"/></text:span><text:span text:style-name="T34">}</text:span></text:p>
      <text:p text:style-name="P29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Longest Increasing Subsequence (nlogk)</text:p>
      <text:p text:style-name="P31"><text:span text:style-name="T24">typedef</text:span><text:span text:style-name="T28"> </text:span><text:span text:style-name="T33">pair</text:span><text:span text:style-name="T28"> </text:span><text:span text:style-name="T34">&lt;</text:span><text:span text:style-name="T29"> </text:span><text:span text:style-name="T25">int</text:span><text:span text:style-name="T29"> </text:span><text:span text:style-name="T34">,</text:span><text:span text:style-name="T29"> </text:span><text:span text:style-name="T25">int</text:span><text:span text:style-name="T29"> </text:span><text:span text:style-name="T34">&gt;</text:span><text:span text:style-name="T29"> </text:span><text:span text:style-name="T35">PI</text:span><text:span text:style-name="T34">;</text:span></text:p>
      <text:p text:style-name="P27"/>
      <text:p text:style-name="P31"><text:span text:style-name="T35">vector</text:span><text:span text:style-name="T34">&lt;</text:span><text:span text:style-name="T25">int</text:span><text:span text:style-name="T34">&gt;</text:span><text:span text:style-name="T29"> </text:span><text:span text:style-name="T35">solvenlogk</text:span><text:span text:style-name="T34">(</text:span><text:span text:style-name="T25">const</text:span><text:span text:style-name="T29"> </text:span><text:span text:style-name="T35">vector</text:span><text:span text:style-name="T34">&lt;</text:span><text:span text:style-name="T25">int</text:span><text:span text:style-name="T34">&gt;&amp;</text:span><text:span text:style-name="T29"> </text:span><text:span text:style-name="T35">A</text:span><text:span text:style-name="T34">)</text:span><text:span text:style-name="T29"> </text:span><text:span text:style-name="T34">{</text:span></text:p>
      <text:p text:style-name="P31"><text:span text:style-name="T29"><text:s text:c="2"/></text:span><text:span text:style-name="T25">int</text:span><text:span text:style-name="T29"> </text:span><text:span text:style-name="T35">N</text:span><text:span text:style-name="T29"> </text:span><text:span text:style-name="T34">=</text:span><text:span text:style-name="T29"> </text:span><text:span text:style-name="T35">A</text:span><text:span text:style-name="T34">.</text:span><text:span text:style-name="T35">size</text:span><text:span text:style-name="T34">(),</text:span><text:span text:style-name="T29"> </text:span><text:span text:style-name="T35">j</text:span><text:span text:style-name="T34">=-</text:span><text:span text:style-name="T37">1</text:span><text:span text:style-name="T34">,</text:span><text:span text:style-name="T29"> </text:span><text:span text:style-name="T35">t</text:span><text:span text:style-name="T34">;</text:span></text:p>
      <text:p text:style-name="P31"><text:span text:style-name="T29"><text:s text:c="2"/></text:span><text:span text:style-name="T35">vector</text:span><text:span text:style-name="T34">&lt;</text:span><text:span text:style-name="T25">int</text:span><text:span text:style-name="T34">&gt;</text:span><text:span text:style-name="T29"> </text:span><text:span text:style-name="T35">pre</text:span><text:span text:style-name="T34">(</text:span><text:span text:style-name="T35">N</text:span><text:span text:style-name="T34">,-</text:span><text:span text:style-name="T37">1</text:span><text:span text:style-name="T34">),</text:span><text:span text:style-name="T29"> </text:span><text:span text:style-name="T35">res</text:span><text:span text:style-name="T34">;</text:span></text:p>
      <text:p text:style-name="P31"><text:span text:style-name="T29"><text:s text:c="2"/></text:span><text:span text:style-name="T35">map</text:span><text:span text:style-name="T34">&lt;</text:span><text:span text:style-name="T25">int</text:span><text:span text:style-name="T34">,</text:span><text:span text:style-name="T25">int</text:span><text:span text:style-name="T34">&gt;</text:span><text:span text:style-name="T29"> </text:span><text:span text:style-name="T35">m</text:span><text:span text:style-name="T34">;</text:span></text:p>
      <text:p text:style-name="P31"><text:span text:style-name="T29"><text:s text:c="2"/></text:span><text:span text:style-name="T35">map</text:span><text:span text:style-name="T34">&lt;</text:span><text:span text:style-name="T25">int</text:span><text:span text:style-name="T34">,</text:span><text:span text:style-name="T25">int</text:span><text:span text:style-name="T34">&gt;::</text:span><text:span text:style-name="T35">iterator</text:span><text:span text:style-name="T29"> </text:span><text:span text:style-name="T35">k</text:span><text:span text:style-name="T34">,</text:span><text:span text:style-name="T29"> </text:span><text:span text:style-name="T35">l</text:span><text:span text:style-name="T34">;</text:span></text:p>
      <text:p text:style-name="P31"><text:span text:style-name="T29"><text:s text:c="2"/></text:span><text:span text:style-name="T35">REP</text:span><text:span text:style-name="T34">(</text:span><text:span text:style-name="T35">i</text:span><text:span text:style-name="T34">,</text:span><text:span text:style-name="T29"> </text:span><text:span text:style-name="T37">0</text:span><text:span text:style-name="T34">,</text:span><text:span text:style-name="T29"> </text:span><text:span text:style-name="T35">N</text:span><text:span text:style-name="T34">)</text:span><text:span text:style-name="T29"> </text:span><text:span text:style-name="T34">{</text:span></text:p>
      <text:p text:style-name="P31"><text:span text:style-name="T29"><text:s text:c="4"/></text:span><text:span text:style-name="T25">if</text:span><text:span text:style-name="T34">(</text:span><text:span text:style-name="T35">m</text:span><text:span text:style-name="T34">.</text:span><text:span text:style-name="T35">insert</text:span><text:span text:style-name="T34">(</text:span><text:span text:style-name="T35">PI</text:span><text:span text:style-name="T34">(</text:span><text:span text:style-name="T35">A</text:span><text:span text:style-name="T34">[</text:span><text:span text:style-name="T35">i</text:span><text:span text:style-name="T34">],</text:span><text:span text:style-name="T29"> </text:span><text:span text:style-name="T35">i</text:span><text:span text:style-name="T34">)).</text:span><text:span text:style-name="T35">second</text:span><text:span text:style-name="T34">)</text:span><text:span text:style-name="T29"> </text:span><text:span text:style-name="T34">{</text:span></text:p>
      <text:p text:style-name="P31"><text:span text:style-name="T29"><text:s text:c="6"/></text:span><text:span text:style-name="T35">k</text:span><text:span text:style-name="T29"> </text:span><text:span text:style-name="T34">=</text:span><text:span text:style-name="T29"> </text:span><text:span text:style-name="T35">m</text:span><text:span text:style-name="T34">.</text:span><text:span text:style-name="T35">find</text:span><text:span text:style-name="T34">(</text:span><text:span text:style-name="T35">A</text:span><text:span text:style-name="T34">[</text:span><text:span text:style-name="T35">i</text:span><text:span text:style-name="T34">]);</text:span></text:p>
      <text:p text:style-name="P31"><text:span text:style-name="T29"><text:s text:c="6"/></text:span><text:span text:style-name="T35">l</text:span><text:span text:style-name="T29"> </text:span><text:span text:style-name="T34">=</text:span><text:span text:style-name="T29"> </text:span><text:span text:style-name="T35">k</text:span><text:span text:style-name="T34">;</text:span></text:p>
      <text:p text:style-name="P31"><text:span text:style-name="T29"><text:s text:c="6"/></text:span><text:span text:style-name="T35">k</text:span><text:span text:style-name="T34">++;</text:span></text:p>
      <text:p text:style-name="P31"><text:span text:style-name="T29"><text:s text:c="6"/></text:span><text:span text:style-name="T25">if</text:span><text:span text:style-name="T34">(</text:span><text:span text:style-name="T35">l</text:span><text:span text:style-name="T29"> </text:span><text:span text:style-name="T34">==</text:span><text:span text:style-name="T29"> </text:span><text:span text:style-name="T35">m</text:span><text:span text:style-name="T34">.</text:span><text:span text:style-name="T35">begin</text:span><text:span text:style-name="T34">())</text:span></text:p>
      <text:p text:style-name="P31"><text:span text:style-name="T29"><text:s text:c="8"/></text:span><text:span text:style-name="T35">pre</text:span><text:span text:style-name="T34">[</text:span><text:span text:style-name="T35">i</text:span><text:span text:style-name="T34">]=-</text:span><text:span text:style-name="T37">1</text:span><text:span text:style-name="T34">;</text:span></text:p>
      <text:p text:style-name="P31"><text:span text:style-name="T29"><text:s text:c="6"/></text:span><text:span text:style-name="T25">else</text:span><text:span text:style-name="T29"> </text:span><text:span text:style-name="T34">{</text:span></text:p>
      <text:p text:style-name="P31"><text:span text:style-name="T29"><text:s text:c="8"/></text:span><text:span text:style-name="T35">l</text:span><text:span text:style-name="T34">--;</text:span></text:p>
      <text:p text:style-name="P31"><text:span text:style-name="T29"><text:s text:c="8"/></text:span><text:span text:style-name="T35">pre</text:span><text:span text:style-name="T34">[</text:span><text:span text:style-name="T35">i</text:span><text:span text:style-name="T34">]=</text:span><text:span text:style-name="T35">l</text:span><text:span text:style-name="T34">-&gt;</text:span><text:span text:style-name="T35">second</text:span><text:span text:style-name="T34">;</text:span></text:p>
      <text:p text:style-name="P31"><text:span text:style-name="T29"><text:s text:c="6"/></text:span><text:span text:style-name="T34">}</text:span></text:p>
      <text:p text:style-name="P31"><text:span text:style-name="T29"><text:s text:c="6"/></text:span><text:span text:style-name="T25">if</text:span><text:span text:style-name="T34">(</text:span><text:span text:style-name="T35">k</text:span><text:span text:style-name="T29"> </text:span><text:span text:style-name="T34">!=</text:span><text:span text:style-name="T29"> </text:span><text:span text:style-name="T35">m</text:span><text:span text:style-name="T34">.</text:span><text:span text:style-name="T35">end</text:span><text:span text:style-name="T34">())</text:span></text:p>
      <text:p text:style-name="P31"><text:span text:style-name="T29"><text:s text:c="8"/></text:span><text:span text:style-name="T35">m</text:span><text:span text:style-name="T34">.</text:span><text:span text:style-name="T35">erase</text:span><text:span text:style-name="T34">(</text:span><text:span text:style-name="T35">k</text:span><text:span text:style-name="T34">);</text:span></text:p>
      <text:p text:style-name="P31"><text:span text:style-name="T29"><text:s text:c="4"/></text:span><text:span text:style-name="T34">}</text:span></text:p>
      <text:p text:style-name="P31"><text:span text:style-name="T29"><text:s text:c="2"/></text:span><text:span text:style-name="T34">}</text:span></text:p>
      <text:p text:style-name="P31"><text:span text:style-name="T29"><text:s text:c="2"/></text:span><text:span text:style-name="T35">k</text:span><text:span text:style-name="T29"> </text:span><text:span text:style-name="T34">=</text:span><text:span text:style-name="T29"> </text:span><text:span text:style-name="T35">m</text:span><text:span text:style-name="T34">.</text:span><text:span text:style-name="T35">end</text:span><text:span text:style-name="T34">();</text:span></text:p>
      <text:p text:style-name="P31"><text:span text:style-name="T29"><text:s text:c="2"/></text:span><text:span text:style-name="T35">k</text:span><text:span text:style-name="T34">--;</text:span></text:p>
      <text:p text:style-name="P31"><text:span text:style-name="T29"><text:s text:c="2"/></text:span><text:span text:style-name="T35">j</text:span><text:span text:style-name="T29"> </text:span><text:span text:style-name="T34">=</text:span><text:span text:style-name="T29"> </text:span><text:span text:style-name="T35">k</text:span><text:span text:style-name="T34">-&gt;</text:span><text:span text:style-name="T35">second</text:span><text:span text:style-name="T34">;</text:span></text:p>
      <text:p text:style-name="P31"><text:span text:style-name="T29"><text:s text:c="2"/></text:span><text:span text:style-name="T25">while</text:span><text:span text:style-name="T29"> </text:span><text:span text:style-name="T34">(</text:span><text:span text:style-name="T35">j</text:span><text:span text:style-name="T29"> </text:span><text:span text:style-name="T34">!=</text:span><text:span text:style-name="T29"> </text:span><text:span text:style-name="T34">-</text:span><text:span text:style-name="T37">1</text:span><text:span text:style-name="T34">)</text:span><text:span text:style-name="T29"> </text:span><text:span text:style-name="T34">{</text:span></text:p>
      <text:p text:style-name="P31"><text:span text:style-name="T29"><text:s text:c="4"/></text:span><text:span text:style-name="T35">res</text:span><text:span text:style-name="T34">.</text:span><text:span text:style-name="T35">push_back</text:span><text:span text:style-name="T34">(</text:span><text:span text:style-name="T35">A</text:span><text:span text:style-name="T34">[</text:span><text:span text:style-name="T35">j</text:span><text:span text:style-name="T34">]);</text:span></text:p>
      <text:p text:style-name="P31"><text:span text:style-name="T29"><text:s text:c="4"/></text:span><text:span text:style-name="T35">j</text:span><text:span text:style-name="T29"> </text:span><text:span text:style-name="T34">=</text:span><text:span text:style-name="T29"> </text:span><text:span text:style-name="T35">pre</text:span><text:span text:style-name="T34">[</text:span><text:span text:style-name="T35">j</text:span><text:span text:style-name="T34">];</text:span></text:p>
      <text:p text:style-name="P31"><text:span text:style-name="T29"><text:s text:c="2"/></text:span><text:span text:style-name="T34">}</text:span></text:p>
      <text:p text:style-name="P31"><text:span text:style-name="T29"><text:s text:c="2"/></text:span><text:span text:style-name="T35">reverse</text:span><text:span text:style-name="T34">(</text:span><text:span text:style-name="T35">ALL</text:span><text:span text:style-name="T34">(</text:span><text:span text:style-name="T35">res</text:span><text:span text:style-name="T34">));</text:span></text:p>
      <text:p text:style-name="P31"><text:span text:style-name="T29"><text:s text:c="2"/></text:span><text:span text:style-name="T25">return</text:span><text:span text:style-name="T29"> </text:span><text:span text:style-name="T35">res</text:span><text:span text:style-name="T34">;</text:span></text:p>
      <text:p text:style-name="P29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onsolas1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onsolas1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2" fo:column-gap="0.801cm">
          <style:column-sep style:width="0.009cm" style:color="#000000" style:height="100%"/>
          <style:column style:rel-width="32767*" fo:start-indent="0cm" fo:end-indent="0.4cm"/>
          <style:column style:rel-width="32768*" fo:start-indent="0.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UV - RTFP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camargo </meta:initial-creator>
    <meta:creation-date>2012-11-08T08:48:38</meta:creation-date>
    <dc:date>2012-11-10T07:37:27.65</dc:date>
    <dc:creator>Oscar Chamat</dc:creator>
    <meta:editing-duration>PT8H2M53S</meta:editing-duration>
    <meta:editing-cycles>30</meta:editing-cycles>
    <meta:generator>OpenOffice.org/3.3$Win32 OpenOffice.org_project/330m20$Build-9567</meta:generator>
    <meta:document-statistic meta:table-count="0" meta:image-count="0" meta:object-count="0" meta:page-count="28" meta:paragraph-count="2467" meta:word-count="10842" meta:character-count="79691"/>
  </office:meta>
</office:document-meta>
</file>